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imSun" svg:font-family="SimSun"/>
    <style:font-face style:name="Courier New" svg:font-family="'Courier New'" style:font-family-generic="modern"/>
    <style:font-face style:name="細明體" svg:font-family="細明體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25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2.68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60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3.5028in" fo:break-before="auto" style:use-optimal-row-height="true"/>
    </style:style>
    <style:style style:name="ro5" style:family="table-row">
      <style:table-row-properties style:row-height="4.0008in" fo:break-before="auto" style:use-optimal-row-height="true"/>
    </style:style>
    <style:style style:name="ro6" style:family="table-row">
      <style:table-row-properties style:row-height="2.1764in" fo:break-before="auto" style:use-optimal-row-height="true"/>
    </style:style>
    <style:style style:name="ro7" style:family="table-row">
      <style:table-row-properties style:row-height="1.5134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1.347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11" style:family="table-row">
      <style:table-row-properties style:row-height="2.8398in" fo:break-before="auto" style:use-optimal-row-height="true"/>
    </style:style>
    <style:style style:name="ro12" style:family="table-row">
      <style:table-row-properties style:row-height="1.8445in" fo:break-before="auto" style:use-optimal-row-height="true"/>
    </style:style>
    <style:style style:name="ro13" style:family="table-row">
      <style:table-row-properties style:row-height="2.5075in" fo:break-before="auto" style:use-optimal-row-height="true"/>
    </style:style>
    <style:style style:name="ro14" style:family="table-row">
      <style:table-row-properties style:row-height="2.6736in" fo:break-before="auto" style:use-optimal-row-height="true"/>
    </style:style>
    <style:style style:name="ro15" style:family="table-row">
      <style:table-row-properties style:row-height="1.6783in" fo:break-before="auto" style:use-optimal-row-height="true"/>
    </style:style>
    <style:style style:name="ro16" style:family="table-row">
      <style:table-row-properties style:row-height="1.015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3.1717in" fo:break-before="auto" style:use-optimal-row-height="true"/>
    </style:style>
    <style:style style:name="ro19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fo:font-weight="normal" style:font-weight-asian="normal" style:font-name-complex="Tahoma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table table:name="ra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row table:style-name="ro1">
          <table:table-cell office:value-type="string">
            <text:p>Category</text:p>
          </table:table-cell>
          <table:table-cell office:value-type="string">
            <text:p>Sub-category</text:p>
          </table:table-cell>
          <table:table-cell table:style-name="ce4" office:value-type="string">
            <text:p>Search/Phrase</text:p>
          </table:table-cell>
        </table:table-row>
        <table:table-row table:style-name="ro2">
          <table:table-cell office:value-type="string">
            <text:p>Entertainment</text:p>
          </table:table-cell>
          <table:table-cell office:value-type="string">
            <text:p>Celebrity</text:p>
          </table:table-cell>
          <table:table-cell table:style-name="ce5" office:value-type="string">
            <text:p><text:span text:style-name="T1">Actors</text:span></text:p>
            <text:p><text:span text:style-name="T1">pictures</text:span></text:p>
          </table:table-cell>
        </table:table-row>
        <table:table-row table:style-name="ro3">
          <table:table-cell table:style-name="Default"/>
          <table:table-cell office:value-type="string">
            <text:p>Gossip</text:p>
          </table:table-cell>
          <table:table-cell office:value-type="string">
            <text:p>gossip</text:p>
            <text:p>hairstyles</text:p>
            <text:p>photo</text:p>
            <text:p>picture</text:p>
          </table:table-cell>
        </table:table-row>
        <table:table-row table:style-name="ro4">
          <table:table-cell/>
          <table:table-cell office:value-type="string">
            <text:p>Gaming</text:p>
          </table:table-cell>
          <table:table-cell office:value-type="string">
            <text:p>3d games</text:p>
            <text:p>action games</text:p>
            <text:p>adventure games</text:p>
            <text:p>arcade games</text:p>
            <text:p>armor games</text:p>
            <text:p>baseball games</text:p>
            <text:p>basketball games</text:p>
            <text:p>bike games</text:p>
            <text:p>board games</text:p>
            <text:p>car games</text:p>
            <text:p>card games</text:p>
            <text:p>computer games</text:p>
            <text:p>cooking games</text:p>
            <text:p>download games</text:p>
            <text:p>educational games</text:p>
            <text:p>football games</text:p>
            <text:p>free games</text:p>
            <text:p>online games</text:p>
            <text:p>game downloads</text:p>
            <text:p>game reviews</text:p>
            <text:p>game sites</text:p>
          </table:table-cell>
        </table:table-row>
        <table:table-row table:style-name="ro5">
          <table:table-cell/>
          <table:table-cell office:value-type="string">
            <text:p>Movies</text:p>
          </table:table-cell>
          <table:table-cell office:value-type="string">
            <text:p>best movies</text:p>
            <text:p>buy movies</text:p>
            <text:p>celebrity movie</text:p>
            <text:p>celebrity movie archive</text:p>
            <text:p>classic movies</text:p>
            <text:p>disney movies</text:p>
            <text:p>download movies</text:p>
            <text:p>dvd movies</text:p>
            <text:p>film</text:p>
            <text:p>film festival</text:p>
            <text:p>free movies</text:p>
            <text:p>free movies</text:p>
            <text:p>free videos</text:p>
            <text:p>funny videos</text:p>
            <text:p>great clips</text:p>
            <text:p>home movies</text:p>
            <text:p>horror movies</text:p>
            <text:p>hot movies</text:p>
            <text:p>movie archive</text:p>
            <text:p>movie clips</text:p>
            <text:p>movie downloads</text:p>
            <text:p>online movies</text:p>
            <text:p>watch movies online</text:p>
            <text:p>youtube videos</text:p>
          </table:table-cell>
        </table:table-row>
        <table:table-row table:style-name="ro6">
          <table:table-cell/>
          <table:table-cell office:value-type="string">
            <text:p>Music</text:p>
          </table:table-cell>
          <table:table-cell office:value-type="string">
            <text:p>buy music</text:p>
            <text:p>classical music</text:p>
            <text:p>club music</text:p>
            <text:p>country music</text:p>
            <text:p>dance music</text:p>
            <text:p>download music</text:p>
            <text:p>free music</text:p>
            <text:p>jazz music</text:p>
            <text:p>Latin music</text:p>
            <text:p>listen to free music</text:p>
            <text:p>listen to music</text:p>
            <text:p>live music</text:p>
            <text:p>mp3 music</text:p>
          </table:table-cell>
        </table:table-row>
        <table:table-row table:style-name="ro7">
          <table:table-cell/>
          <table:table-cell office:value-type="string">
            <text:p>Television</text:p>
          </table:table-cell>
          <table:table-cell office:value-type="string">
            <text:p>cable tv</text:p>
            <text:p>digital tv</text:p>
            <text:p>flat panel tv</text:p>
            <text:p>flat screen tv</text:p>
            <text:p>food network</text:p>
            <text:p>hd tv</text:p>
            <text:p>lcd tv</text:p>
            <text:p>plasma tv</text:p>
            <text:p>satellite tv</text:p>
          </table:table-cell>
        </table:table-row>
        <table:table-row table:style-name="ro5">
          <table:table-cell office:value-type="string">
            <text:p>Business</text:p>
          </table:table-cell>
          <table:table-cell office:value-type="string">
            <text:p>Business Finance</text:p>
          </table:table-cell>
          <table:table-cell office:value-type="string">
            <text:p>auto finance</text:p>
            <text:p>business bookkeeping</text:p>
            <text:p>business consulting</text:p>
            <text:p>business finance</text:p>
            <text:p>business for sale</text:p>
            <text:p>business plan</text:p>
            <text:p>business planning</text:p>
            <text:p>business start up</text:p>
            <text:p>business strategy</text:p>
            <text:p>buying a business</text:p>
            <text:p>car finance</text:p>
            <text:p>car financing</text:p>
            <text:p>home based business</text:p>
            <text:p>home mortgage</text:p>
            <text:p>mortgage</text:p>
            <text:p>mortgage calculator</text:p>
            <text:p>mortgage loan</text:p>
            <text:p>mortgage loans</text:p>
            <text:p>mortgage rate</text:p>
            <text:p>mortgage rates</text:p>
            <text:p>online banking</text:p>
            <text:p>personal finance</text:p>
            <text:p>small business</text:p>
            <text:p>small business marketing</text:p>
          </table:table-cell>
        </table:table-row>
        <table:table-row table:style-name="ro8">
          <table:table-cell/>
          <table:table-cell office:value-type="string">
            <text:p>Economy</text:p>
          </table:table-cell>
          <table:table-cell office:value-type="string">
            <text:p>economic analysis</text:p>
            <text:p>economic development</text:p>
            <text:p>economic growth</text:p>
            <text:p>economic policy</text:p>
            <text:p>economic system</text:p>
            <text:p>economics</text:p>
            <text:p>online community</text:p>
          </table:table-cell>
        </table:table-row>
        <table:table-row table:style-name="ro9">
          <table:table-cell/>
          <table:table-cell office:value-type="string">
            <text:p>Entrepreneurs</text:p>
          </table:table-cell>
          <table:table-cell office:value-type="string">
            <text:p>become an entrepreneur</text:p>
            <text:p>business entrepreneur</text:p>
            <text:p>entrepreneur center</text:p>
            <text:p>entrepreneur jobs</text:p>
            <text:p>entrepreneur magazine</text:p>
            <text:p>entrepreneur network</text:p>
            <text:p>entrepreneur opportunities</text:p>
            <text:p>entrepreneur organization</text:p>
          </table:table-cell>
        </table:table-row>
        <table:table-row table:style-name="ro3">
          <table:table-cell/>
          <table:table-cell office:value-type="string">
            <text:p>Investing</text:p>
          </table:table-cell>
          <table:table-cell office:value-type="string">
            <text:p>asset management</text:p>
            <text:p>financial advisor</text:p>
            <text:p>financial analyst</text:p>
            <text:p>stock market</text:p>
          </table:table-cell>
        </table:table-row>
        <table:table-row table:style-name="ro6">
          <table:table-cell/>
          <table:table-cell office:value-type="string">
            <text:p>Real Estate</text:p>
          </table:table-cell>
          <table:table-cell office:value-type="string">
            <text:p>american real estate</text:p>
            <text:p>find real estate</text:p>
            <text:p>real estate agent</text:p>
            <text:p>real estate broker</text:p>
            <text:p>real estate for sale</text:p>
            <text:p>real estate investment</text:p>
            <text:p>real estate license</text:p>
            <text:p>real estate listing</text:p>
            <text:p>real estate market</text:p>
            <text:p>real estate property</text:p>
            <text:p>real estate rentals</text:p>
            <text:p>real estate sale</text:p>
            <text:p>real estate search</text:p>
          </table:table-cell>
        </table:table-row>
        <table:table-row table:style-name="ro8">
          <table:table-cell/>
          <table:table-cell office:value-type="string">
            <text:p>Stocks and Bonds</text:p>
          </table:table-cell>
          <table:table-cell office:value-type="string">
            <text:p>buy stocks and bonds</text:p>
            <text:p>how to invest</text:p>
            <text:p>learn stocks and bonds</text:p>
            <text:p>stock and bond brokers</text:p>
            <text:p>stock and bond markets</text:p>
            <text:p>stock and bond prices</text:p>
            <text:p>stock and bond returns</text:p>
          </table:table-cell>
        </table:table-row>
        <table:table-row table:style-name="ro7">
          <table:table-cell table:style-name="ce2" office:value-type="string">
            <text:p/>
            <text:p>Lifestyle</text:p>
          </table:table-cell>
          <table:table-cell office:value-type="string">
            <text:p>Architecture</text:p>
          </table:table-cell>
          <table:table-cell office:value-type="string">
            <text:p>architect</text:p>
            <text:p>architectural design</text:p>
            <text:p>design jobs</text:p>
            <text:p>design studio</text:p>
            <text:p>house design</text:p>
            <text:p>in design</text:p>
            <text:p>interior design</text:p>
            <text:p>kitchen design</text:p>
            <text:p>landscape design</text:p>
          </table:table-cell>
        </table:table-row>
        <table:table-row table:style-name="ro10">
          <table:table-cell/>
          <table:table-cell office:value-type="string">
            <text:p>Art</text:p>
          </table:table-cell>
          <table:table-cell office:value-type="string">
            <text:p>art for sale</text:p>
            <text:p>art gallery</text:p>
            <text:p>art online</text:p>
          </table:table-cell>
        </table:table-row>
        <table:table-row table:style-name="ro11">
          <table:table-cell/>
          <table:table-cell office:value-type="string">
            <text:p>Autos</text:p>
          </table:table-cell>
          <table:table-cell office:value-type="string">
            <text:p>auto accessories</text:p>
            <text:p>auto auction</text:p>
            <text:p>auto dealers</text:p>
            <text:p>auto insurance</text:p>
            <text:p>auto loan</text:p>
            <text:p>auto parts</text:p>
            <text:p>auto rental</text:p>
            <text:p>auto repair</text:p>
            <text:p>auto sales</text:p>
            <text:p>auto show</text:p>
            <text:p>autos for sale</text:p>
            <text:p>classic cars</text:p>
            <text:p>hybrid cars</text:p>
            <text:p>new cars</text:p>
            <text:p>old cars</text:p>
            <text:p>rent a car</text:p>
            <text:p>used cars</text:p>
          </table:table-cell>
        </table:table-row>
        <table:table-row table:style-name="ro12">
          <table:table-cell/>
          <table:table-cell office:value-type="string">
            <text:p>Fashion</text:p>
          </table:table-cell>
          <table:table-cell office:value-type="string">
            <text:p>baby clothing</text:p>
            <text:p>children's clothing</text:p>
            <text:p>clothing stores</text:p>
            <text:p>designer clothing</text:p>
            <text:p>fashion design</text:p>
            <text:p>fashion designer</text:p>
            <text:p>fashion show</text:p>
            <text:p>girls clothing</text:p>
            <text:p>maternity clothes</text:p>
            <text:p>men's clothing</text:p>
            <text:p>women's clothing</text:p>
          </table:table-cell>
        </table:table-row>
        <table:table-row table:style-name="ro13">
          <table:table-cell/>
          <table:table-cell office:value-type="string">
            <text:p>Food and Wine</text:p>
          </table:table-cell>
          <table:table-cell office:value-type="string">
            <text:p>baby food</text:p>
            <text:p>cake recipes</text:p>
            <text:p>chicken recipes</text:p>
            <text:p>chinese food</text:p>
            <text:p>diet food</text:p>
            <text:p>fast food</text:p>
            <text:p>food</text:p>
            <text:p>health food</text:p>
            <text:p>indian food</text:p>
            <text:p>italian food</text:p>
            <text:p>junk food</text:p>
            <text:p>mexican food</text:p>
            <text:p>organic food</text:p>
            <text:p>recipes</text:p>
            <text:p>wine</text:p>
          </table:table-cell>
        </table:table-row>
        <table:table-row table:style-name="ro6">
          <table:table-cell/>
          <table:table-cell office:value-type="string">
            <text:p>Health and Fitness</text:p>
          </table:table-cell>
          <table:table-cell office:value-type="string">
            <text:p>dental health</text:p>
            <text:p>diet pills</text:p>
            <text:p>exercise</text:p>
            <text:p>exercise equipment</text:p>
            <text:p>fitness</text:p>
            <text:p>health</text:p>
            <text:p>health care</text:p>
            <text:p>health clubs</text:p>
            <text:p>health food</text:p>
            <text:p>health insurance</text:p>
            <text:p>health magazine</text:p>
            <text:p>sports</text:p>
            <text:p>workout</text:p>
          </table:table-cell>
        </table:table-row>
        <table:table-row table:style-name="ro14">
          <table:table-cell/>
          <table:table-cell office:value-type="string">
            <text:p>Literature</text:p>
          </table:table-cell>
          <table:table-cell office:value-type="string">
            <text:p>antique books</text:p>
            <text:p>audio books</text:p>
            <text:p>baby books</text:p>
            <text:p>best selling books</text:p>
            <text:p>book club</text:p>
            <text:p>book reviews</text:p>
            <text:p>book search</text:p>
            <text:p>book stores</text:p>
            <text:p>children's books</text:p>
            <text:p>comic books</text:p>
            <text:p>fiction books</text:p>
            <text:p>literature</text:p>
            <text:p>poetry</text:p>
            <text:p>school books</text:p>
            <text:p>text books</text:p>
            <text:p>used books</text:p>
          </table:table-cell>
        </table:table-row>
        <table:table-row table:style-name="ro12">
          <table:table-cell/>
          <table:table-cell office:value-type="string">
            <text:p>Travel</text:p>
          </table:table-cell>
          <table:table-cell office:value-type="string">
            <text:p>adventure travel</text:p>
            <text:p>air travel</text:p>
            <text:p>budget travel</text:p>
            <text:p>cheap flights</text:p>
            <text:p>cheap hotels</text:p>
            <text:p>cheap travel</text:p>
            <text:p>extended stay hotels</text:p>
            <text:p>family vacation</text:p>
            <text:p>flights</text:p>
            <text:p>hotels</text:p>
            <text:p>travel</text:p>
          </table:table-cell>
        </table:table-row>
        <table:table-row table:style-name="ro3">
          <table:table-cell office:value-type="string">
            <text:p>Sports</text:p>
          </table:table-cell>
          <table:table-cell office:value-type="string">
            <text:p>Baseball</text:p>
          </table:table-cell>
          <table:table-cell office:value-type="string">
            <text:p>college baseball</text:p>
            <text:p>high school baseball</text:p>
            <text:p>little league</text:p>
            <text:p>youth baseball</text:p>
          </table:table-cell>
        </table:table-row>
        <table:table-row table:style-name="ro10">
          <table:table-cell/>
          <table:table-cell office:value-type="string">
            <text:p>Basketball</text:p>
          </table:table-cell>
          <table:table-cell office:value-type="string">
            <text:p>college basketball</text:p>
            <text:p>high school basketball</text:p>
            <text:p>NBA</text:p>
          </table:table-cell>
        </table:table-row>
        <table:table-row table:style-name="ro3">
          <table:table-cell/>
          <table:table-cell office:value-type="string">
            <text:p>Cycling</text:p>
          </table:table-cell>
          <table:table-cell office:value-type="string">
            <text:p>bike gear</text:p>
            <text:p>bike racing</text:p>
            <text:p>bike riding</text:p>
            <text:p>bike shops</text:p>
          </table:table-cell>
        </table:table-row>
        <table:table-row table:style-name="ro10">
          <table:table-cell/>
          <table:table-cell office:value-type="string">
            <text:p>Football</text:p>
          </table:table-cell>
          <table:table-cell office:value-type="string">
            <text:p>football equipment</text:p>
            <text:p>football field</text:p>
            <text:p>football games</text:p>
          </table:table-cell>
        </table:table-row>
        <table:table-row table:style-name="ro15">
          <table:table-cell/>
          <table:table-cell office:value-type="string">
            <text:p>Golf</text:p>
          </table:table-cell>
          <table:table-cell office:value-type="string">
            <text:p>cheap golf</text:p>
            <text:p>free golf</text:p>
            <text:p>golf bags</text:p>
            <text:p>golf balls</text:p>
            <text:p>golf carts</text:p>
            <text:p>golf clubs</text:p>
            <text:p>golf courses</text:p>
            <text:p>golf equipment</text:p>
            <text:p>golf vacations</text:p>
            <text:p>pro golf</text:p>
          </table:table-cell>
        </table:table-row>
        <table:table-row table:style-name="ro16">
          <table:table-cell/>
          <table:table-cell office:value-type="string">
            <text:p>Hockey</text:p>
          </table:table-cell>
          <table:table-cell office:value-type="string">
            <text:p>hockey camp</text:p>
            <text:p>hockey equipment</text:p>
            <text:p>hockey games</text:p>
            <text:p>hockey gear</text:p>
            <text:p>hockey players</text:p>
            <text:p>ice hockey</text:p>
          </table:table-cell>
        </table:table-row>
        <table:table-row table:style-name="ro17">
          <table:table-cell/>
          <table:table-cell office:value-type="string">
            <text:p>Soccer</text:p>
          </table:table-cell>
          <table:table-cell office:value-type="string">
            <text:p>america soccer</text:p>
            <text:p>brazil soccer</text:p>
            <text:p>soccer equipment</text:p>
            <text:p>soccer games</text:p>
            <text:p>soccer shoes</text:p>
          </table:table-cell>
        </table:table-row>
        <table:table-row table:style-name="ro17">
          <table:table-cell/>
          <table:table-cell office:value-type="string">
            <text:p>Tennis</text:p>
          </table:table-cell>
          <table:table-cell office:value-type="string">
            <text:p>tennis ball</text:p>
            <text:p>tennis clothing</text:p>
            <text:p>tennis equipment</text:p>
            <text:p>tennis racquet</text:p>
            <text:p>tennis shoes</text:p>
          </table:table-cell>
        </table:table-row>
        <table:table-row table:style-name="ro18">
          <table:table-cell office:value-type="string">
            <text:p>Technology</text:p>
          </table:table-cell>
          <table:table-cell office:value-type="string">
            <text:p>Computers</text:p>
          </table:table-cell>
          <table:table-cell office:value-type="string">
            <text:p>antivirus software</text:p>
            <text:p>build a computer</text:p>
            <text:p>buy computers</text:p>
            <text:p>cheap computers</text:p>
            <text:p>computer accessories</text:p>
            <text:p>computer cases</text:p>
            <text:p>computer games</text:p>
            <text:p>graphics</text:p>
            <text:p>hardware</text:p>
            <text:p>keyboard</text:p>
            <text:p>computer memory</text:p>
            <text:p>monitors</text:p>
            <text:p>computer software</text:p>
            <text:p>computer stores</text:p>
            <text:p>desktop computers</text:p>
            <text:p>laptop</text:p>
            <text:p>laptop computer</text:p>
            <text:p>pocket pc</text:p>
            <text:p>tablet pc</text:p>
          </table:table-cell>
        </table:table-row>
        <table:table-row table:style-name="ro7">
          <table:table-cell/>
          <table:table-cell office:value-type="string">
            <text:p>Gadgets</text:p>
          </table:table-cell>
          <table:table-cell office:value-type="string">
            <text:p>desktop gadgets</text:p>
            <text:p>electronic gadgets</text:p>
            <text:p>electronic toys</text:p>
            <text:p>hi tech gadgets</text:p>
            <text:p>kitchen gadgets</text:p>
            <text:p>latest gadgets</text:p>
            <text:p>new gadgets</text:p>
            <text:p>spy gadgets</text:p>
            <text:p>tech gadgets</text:p>
          </table:table-cell>
        </table:table-row>
        <table:table-row table:style-name="ro15">
          <table:table-cell/>
          <table:table-cell office:value-type="string">
            <text:p>Internet</text:p>
          </table:table-cell>
          <table:table-cell office:value-type="string">
            <text:p>broadband internet</text:p>
            <text:p>cable internet</text:p>
            <text:p>cheap internet</text:p>
            <text:p>fast internet</text:p>
            <text:p>free internet</text:p>
            <text:p>internet advertising</text:p>
            <text:p>internet tv</text:p>
            <text:p>mobile internet</text:p>
            <text:p>satellite internet</text:p>
            <text:p>wireless internet</text:p>
          </table:table-cell>
        </table:table-row>
        <table:table-row table:style-name="ro8">
          <table:table-cell/>
          <table:table-cell office:value-type="string">
            <text:p>Science</text:p>
          </table:table-cell>
          <table:table-cell office:value-type="string">
            <text:p>science books</text:p>
            <text:p>science center</text:p>
            <text:p>science experiments</text:p>
            <text:p>science fair</text:p>
            <text:p>science fiction</text:p>
            <text:p>science museum</text:p>
            <text:p>science news</text:p>
          </table:table-cell>
        </table:table-row>
      </table:table>
      <table:table table:name="English" table:style-name="ta1" table:print="false">
        <office:forms form:automatic-focus="false" form:apply-design-mode="false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  <table:table-cell table:style-name="ce7" table:number-columns-repeated="253"/>
        </table:table-row>
        <table:table-row table:style-name="ro19">
          <table:table-cell office:value-type="float" office:value="1">
            <text:p>1</text:p>
          </table:table-cell>
          <table:table-cell/>
          <table:table-cell office:value-type="string">
            <text:p>Entertainment</text:p>
          </table:table-cell>
          <table:table-cell table:number-columns-repeated="253"/>
        </table:table-row>
        <table:table-row table:style-name="ro19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elebrity</text:p>
          </table:table-cell>
          <table:table-cell table:number-columns-repeated="253"/>
        </table:table-row>
        <table:table-row table:style-name="ro19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ossip</text:p>
          </table:table-cell>
          <table:table-cell table:number-columns-repeated="253"/>
        </table:table-row>
        <table:table-row table:style-name="ro19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ming</text:p>
          </table:table-cell>
          <table:table-cell table:number-columns-repeated="253"/>
        </table:table-row>
        <table:table-row table:style-name="ro19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ovies</text:p>
          </table:table-cell>
          <table:table-cell table:number-columns-repeated="253"/>
        </table:table-row>
        <table:table-row table:style-name="ro19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usic</text:p>
          </table:table-cell>
          <table:table-cell table:number-columns-repeated="253"/>
        </table:table-row>
        <table:table-row table:style-name="ro19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elevision</text:p>
          </table:table-cell>
          <table:table-cell table:number-columns-repeated="253"/>
        </table:table-row>
        <table:table-row table:style-name="ro19">
          <table:table-cell table:formula="oooc:=[.A8]+1" office:value-type="float" office:value="8">
            <text:p>8</text:p>
          </table:table-cell>
          <table:table-cell/>
          <table:table-cell office:value-type="string">
            <text:p>Business</text:p>
          </table:table-cell>
          <table:table-cell table:number-columns-repeated="253"/>
        </table:table-row>
        <table:table-row table:style-name="ro19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Business Finance</text:p>
          </table:table-cell>
          <table:table-cell table:number-columns-repeated="253"/>
        </table:table-row>
        <table:table-row table:style-name="ro19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Economy</text:p>
          </table:table-cell>
          <table:table-cell table:number-columns-repeated="253"/>
        </table:table-row>
        <table:table-row table:style-name="ro19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Entrepreneurs</text:p>
          </table:table-cell>
          <table:table-cell table:number-columns-repeated="253"/>
        </table:table-row>
        <table:table-row table:style-name="ro19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Investing</text:p>
          </table:table-cell>
          <table:table-cell table:number-columns-repeated="253"/>
        </table:table-row>
        <table:table-row table:style-name="ro19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Real Estate</text:p>
          </table:table-cell>
          <table:table-cell table:number-columns-repeated="253"/>
        </table:table-row>
        <table:table-row table:style-name="ro19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Stocks and Bonds</text:p>
          </table:table-cell>
          <table:table-cell table:number-columns-repeated="253"/>
        </table:table-row>
        <table:table-row table:style-name="ro19">
          <table:table-cell table:formula="oooc:=[.A15]+1" office:value-type="float" office:value="15">
            <text:p>15</text:p>
          </table:table-cell>
          <table:table-cell/>
          <table:table-cell office:value-type="string">
            <text:p>Lifestyle</text:p>
          </table:table-cell>
          <table:table-cell table:number-columns-repeated="253"/>
        </table:table-row>
        <table:table-row table:style-name="ro19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Architecture</text:p>
          </table:table-cell>
          <table:table-cell table:number-columns-repeated="253"/>
        </table:table-row>
        <table:table-row table:style-name="ro19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Art</text:p>
          </table:table-cell>
          <table:table-cell table:number-columns-repeated="253"/>
        </table:table-row>
        <table:table-row table:style-name="ro19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Autos</text:p>
          </table:table-cell>
          <table:table-cell table:number-columns-repeated="253"/>
        </table:table-row>
        <table:table-row table:style-name="ro19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Fashion</text:p>
          </table:table-cell>
          <table:table-cell table:number-columns-repeated="253"/>
        </table:table-row>
        <table:table-row table:style-name="ro19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Food and Wine</text:p>
          </table:table-cell>
          <table:table-cell table:number-columns-repeated="253"/>
        </table:table-row>
        <table:table-row table:style-name="ro19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Health and Fitness</text:p>
          </table:table-cell>
          <table:table-cell table:number-columns-repeated="253"/>
        </table:table-row>
        <table:table-row table:style-name="ro19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Literature</text:p>
          </table:table-cell>
          <table:table-cell table:number-columns-repeated="253"/>
        </table:table-row>
        <table:table-row table:style-name="ro19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string">
            <text:p>Travel</text:p>
          </table:table-cell>
          <table:table-cell table:number-columns-repeated="253"/>
        </table:table-row>
        <table:table-row table:style-name="ro19">
          <table:table-cell table:formula="oooc:=[.A24]+1" office:value-type="float" office:value="24">
            <text:p>24</text:p>
          </table:table-cell>
          <table:table-cell/>
          <table:table-cell office:value-type="string">
            <text:p>Sports</text:p>
          </table:table-cell>
          <table:table-cell table:number-columns-repeated="253"/>
        </table:table-row>
        <table:table-row table:style-name="ro19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Baseball</text:p>
          </table:table-cell>
          <table:table-cell table:number-columns-repeated="253"/>
        </table:table-row>
        <table:table-row table:style-name="ro19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Basketball</text:p>
          </table:table-cell>
          <table:table-cell table:number-columns-repeated="253"/>
        </table:table-row>
        <table:table-row table:style-name="ro19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Cycling</text:p>
          </table:table-cell>
          <table:table-cell table:number-columns-repeated="253"/>
        </table:table-row>
        <table:table-row table:style-name="ro19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string">
            <text:p>Football</text:p>
          </table:table-cell>
          <table:table-cell table:number-columns-repeated="253"/>
        </table:table-row>
        <table:table-row table:style-name="ro19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>Golf</text:p>
          </table:table-cell>
          <table:table-cell table:number-columns-repeated="253"/>
        </table:table-row>
        <table:table-row table:style-name="ro19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Hockey</text:p>
          </table:table-cell>
          <table:table-cell table:number-columns-repeated="253"/>
        </table:table-row>
        <table:table-row table:style-name="ro19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Soccer</text:p>
          </table:table-cell>
          <table:table-cell table:number-columns-repeated="253"/>
        </table:table-row>
        <table:table-row table:style-name="ro19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string">
            <text:p>Tennis</text:p>
          </table:table-cell>
          <table:table-cell table:number-columns-repeated="253"/>
        </table:table-row>
        <table:table-row table:style-name="ro19">
          <table:table-cell table:formula="oooc:=[.A33]+1" office:value-type="float" office:value="33">
            <text:p>33</text:p>
          </table:table-cell>
          <table:table-cell/>
          <table:table-cell office:value-type="string">
            <text:p>Technology</text:p>
          </table:table-cell>
          <table:table-cell table:number-columns-repeated="253"/>
        </table:table-row>
        <table:table-row table:style-name="ro19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Computers</text:p>
          </table:table-cell>
          <table:table-cell table:number-columns-repeated="253"/>
        </table:table-row>
        <table:table-row table:style-name="ro19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Consumer Electronics</text:p>
          </table:table-cell>
          <table:table-cell table:number-columns-repeated="253"/>
        </table:table-row>
        <table:table-row table:style-name="ro19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Gadgets</text:p>
          </table:table-cell>
          <table:table-cell table:number-columns-repeated="253"/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Internet</text:p>
          </table:table-cell>
          <table:table-cell table:number-columns-repeated="253"/>
        </table:table-row>
        <table:table-row table:style-name="ro19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Science</text:p>
          </table:table-cell>
          <table:table-cell table:number-columns-repeated="253"/>
        </table:table-row>
        <table:table-row table:style-name="ro19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Actors</text:p>
          </table:table-cell>
          <table:table-cell table:number-columns-repeated="253"/>
        </table:table-row>
        <table:table-row table:style-name="ro19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pictures</text:p>
          </table:table-cell>
          <table:table-cell table:number-columns-repeated="253"/>
        </table:table-row>
        <table:table-row table:style-name="ro19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hairstyles</text:p>
          </table:table-cell>
          <table:table-cell table:number-columns-repeated="253"/>
        </table:table-row>
        <table:table-row table:style-name="ro19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3d games</text:p>
          </table:table-cell>
          <table:table-cell table:number-columns-repeated="253"/>
        </table:table-row>
        <table:table-row table:style-name="ro19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action games</text:p>
          </table:table-cell>
          <table:table-cell table:number-columns-repeated="253"/>
        </table:table-row>
        <table:table-row table:style-name="ro19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adventure games</text:p>
          </table:table-cell>
          <table:table-cell table:number-columns-repeated="253"/>
        </table:table-row>
        <table:table-row table:style-name="ro19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arcade games</text:p>
          </table:table-cell>
          <table:table-cell table:number-columns-repeated="253"/>
        </table:table-row>
        <table:table-row table:style-name="ro19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armor games</text:p>
          </table:table-cell>
          <table:table-cell table:number-columns-repeated="253"/>
        </table:table-row>
        <table:table-row table:style-name="ro19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baseball games</text:p>
          </table:table-cell>
          <table:table-cell table:number-columns-repeated="253"/>
        </table:table-row>
        <table:table-row table:style-name="ro19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basketball games</text:p>
          </table:table-cell>
          <table:table-cell table:number-columns-repeated="253"/>
        </table:table-row>
        <table:table-row table:style-name="ro19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bike games</text:p>
          </table:table-cell>
          <table:table-cell table:number-columns-repeated="253"/>
        </table:table-row>
        <table:table-row table:style-name="ro19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board games</text:p>
          </table:table-cell>
          <table:table-cell table:number-columns-repeated="253"/>
        </table:table-row>
        <table:table-row table:style-name="ro19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car games</text:p>
          </table:table-cell>
          <table:table-cell table:number-columns-repeated="253"/>
        </table:table-row>
        <table:table-row table:style-name="ro19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card games</text:p>
          </table:table-cell>
          <table:table-cell table:number-columns-repeated="253"/>
        </table:table-row>
        <table:table-row table:style-name="ro19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computer games</text:p>
          </table:table-cell>
          <table:table-cell table:number-columns-repeated="253"/>
        </table:table-row>
        <table:table-row table:style-name="ro19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cooking games</text:p>
          </table:table-cell>
          <table:table-cell table:number-columns-repeated="253"/>
        </table:table-row>
        <table:table-row table:style-name="ro19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download games</text:p>
          </table:table-cell>
          <table:table-cell table:number-columns-repeated="253"/>
        </table:table-row>
        <table:table-row table:style-name="ro19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educational games</text:p>
          </table:table-cell>
          <table:table-cell table:number-columns-repeated="253"/>
        </table:table-row>
        <table:table-row table:style-name="ro19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football games</text:p>
          </table:table-cell>
          <table:table-cell table:number-columns-repeated="253"/>
        </table:table-row>
        <table:table-row table:style-name="ro19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free games</text:p>
          </table:table-cell>
          <table:table-cell table:number-columns-repeated="253"/>
        </table:table-row>
        <table:table-row table:style-name="ro19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online games</text:p>
          </table:table-cell>
          <table:table-cell table:number-columns-repeated="253"/>
        </table:table-row>
        <table:table-row table:style-name="ro19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game downloads</text:p>
          </table:table-cell>
          <table:table-cell table:number-columns-repeated="253"/>
        </table:table-row>
        <table:table-row table:style-name="ro19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game reviews</text:p>
          </table:table-cell>
          <table:table-cell table:number-columns-repeated="253"/>
        </table:table-row>
        <table:table-row table:style-name="ro19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game sites</text:p>
          </table:table-cell>
          <table:table-cell table:number-columns-repeated="253"/>
        </table:table-row>
        <table:table-row table:style-name="ro19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best movies</text:p>
          </table:table-cell>
          <table:table-cell table:number-columns-repeated="253"/>
        </table:table-row>
        <table:table-row table:style-name="ro19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buy movies</text:p>
          </table:table-cell>
          <table:table-cell table:number-columns-repeated="253"/>
        </table:table-row>
        <table:table-row table:style-name="ro19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celebrity movie</text:p>
          </table:table-cell>
          <table:table-cell table:number-columns-repeated="253"/>
        </table:table-row>
        <table:table-row table:style-name="ro19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celebrity movie archive</text:p>
          </table:table-cell>
          <table:table-cell table:number-columns-repeated="253"/>
        </table:table-row>
        <table:table-row table:style-name="ro19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classic movies</text:p>
          </table:table-cell>
          <table:table-cell table:number-columns-repeated="253"/>
        </table:table-row>
        <table:table-row table:style-name="ro19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Disney movies</text:p>
          </table:table-cell>
          <table:table-cell table:number-columns-repeated="253"/>
        </table:table-row>
        <table:table-row table:style-name="ro19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download movies</text:p>
          </table:table-cell>
          <table:table-cell table:number-columns-repeated="253"/>
        </table:table-row>
        <table:table-row table:style-name="ro19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DVD movies</text:p>
          </table:table-cell>
          <table:table-cell table:number-columns-repeated="253"/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film</text:p>
          </table:table-cell>
          <table:table-cell table:number-columns-repeated="253"/>
        </table:table-row>
        <table:table-row table:style-name="ro19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film festival</text:p>
          </table:table-cell>
          <table:table-cell table:number-columns-repeated="253"/>
        </table:table-row>
        <table:table-row table:style-name="ro19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free movies</text:p>
          </table:table-cell>
          <table:table-cell table:number-columns-repeated="253"/>
        </table:table-row>
        <table:table-row table:style-name="ro19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free movies</text:p>
          </table:table-cell>
          <table:table-cell table:number-columns-repeated="253"/>
        </table:table-row>
        <table:table-row table:style-name="ro19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free videos</text:p>
          </table:table-cell>
          <table:table-cell table:number-columns-repeated="253"/>
        </table:table-row>
        <table:table-row table:style-name="ro19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funny videos</text:p>
          </table:table-cell>
          <table:table-cell table:number-columns-repeated="253"/>
        </table:table-row>
        <table:table-row table:style-name="ro19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great clips</text:p>
          </table:table-cell>
          <table:table-cell table:number-columns-repeated="253"/>
        </table:table-row>
        <table:table-row table:style-name="ro19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home movies</text:p>
          </table:table-cell>
          <table:table-cell table:number-columns-repeated="253"/>
        </table:table-row>
        <table:table-row table:style-name="ro19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horror movies</text:p>
          </table:table-cell>
          <table:table-cell table:number-columns-repeated="253"/>
        </table:table-row>
        <table:table-row table:style-name="ro19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hot movies</text:p>
          </table:table-cell>
          <table:table-cell table:number-columns-repeated="253"/>
        </table:table-row>
        <table:table-row table:style-name="ro19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movie archive</text:p>
          </table:table-cell>
          <table:table-cell table:number-columns-repeated="253"/>
        </table:table-row>
        <table:table-row table:style-name="ro19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movie clips</text:p>
          </table:table-cell>
          <table:table-cell table:number-columns-repeated="253"/>
        </table:table-row>
        <table:table-row table:style-name="ro19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movie downloads</text:p>
          </table:table-cell>
          <table:table-cell table:number-columns-repeated="253"/>
        </table:table-row>
        <table:table-row table:style-name="ro19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online movies</text:p>
          </table:table-cell>
          <table:table-cell table:number-columns-repeated="253"/>
        </table:table-row>
        <table:table-row table:style-name="ro19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watch movies online</text:p>
          </table:table-cell>
          <table:table-cell table:number-columns-repeated="253"/>
        </table:table-row>
        <table:table-row table:style-name="ro19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youtube videos</text:p>
          </table:table-cell>
          <table:table-cell table:number-columns-repeated="253"/>
        </table:table-row>
        <table:table-row table:style-name="ro19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string">
            <text:p>buy music</text:p>
          </table:table-cell>
          <table:table-cell table:number-columns-repeated="253"/>
        </table:table-row>
        <table:table-row table:style-name="ro19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classical music</text:p>
          </table:table-cell>
          <table:table-cell table:number-columns-repeated="253"/>
        </table:table-row>
        <table:table-row table:style-name="ro19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club music</text:p>
          </table:table-cell>
          <table:table-cell table:number-columns-repeated="253"/>
        </table:table-row>
        <table:table-row table:style-name="ro19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country music</text:p>
          </table:table-cell>
          <table:table-cell table:number-columns-repeated="253"/>
        </table:table-row>
        <table:table-row table:style-name="ro19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dance music</text:p>
          </table:table-cell>
          <table:table-cell table:number-columns-repeated="253"/>
        </table:table-row>
        <table:table-row table:style-name="ro19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string">
            <text:p>download music</text:p>
          </table:table-cell>
          <table:table-cell table:number-columns-repeated="253"/>
        </table:table-row>
        <table:table-row table:style-name="ro19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string">
            <text:p>free music</text:p>
          </table:table-cell>
          <table:table-cell table:number-columns-repeated="253"/>
        </table:table-row>
        <table:table-row table:style-name="ro19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jazz music</text:p>
          </table:table-cell>
          <table:table-cell table:number-columns-repeated="253"/>
        </table:table-row>
        <table:table-row table:style-name="ro19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Latin music</text:p>
          </table:table-cell>
          <table:table-cell table:number-columns-repeated="253"/>
        </table:table-row>
        <table:table-row table:style-name="ro19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listen to free music</text:p>
          </table:table-cell>
          <table:table-cell table:number-columns-repeated="253"/>
        </table:table-row>
        <table:table-row table:style-name="ro19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listen to music</text:p>
          </table:table-cell>
          <table:table-cell table:number-columns-repeated="253"/>
        </table:table-row>
        <table:table-row table:style-name="ro19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live music</text:p>
          </table:table-cell>
          <table:table-cell table:number-columns-repeated="253"/>
        </table:table-row>
        <table:table-row table:style-name="ro19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mp3 music</text:p>
          </table:table-cell>
          <table:table-cell table:number-columns-repeated="253"/>
        </table:table-row>
        <table:table-row table:style-name="ro19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cable TV</text:p>
          </table:table-cell>
          <table:table-cell table:number-columns-repeated="253"/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string">
            <text:p>digital TV</text:p>
          </table:table-cell>
          <table:table-cell table:number-columns-repeated="253"/>
        </table:table-row>
        <table:table-row table:style-name="ro19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string">
            <text:p>flat panel TV</text:p>
          </table:table-cell>
          <table:table-cell table:number-columns-repeated="253"/>
        </table:table-row>
        <table:table-row table:style-name="ro19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string">
            <text:p>flat screen TV</text:p>
          </table:table-cell>
          <table:table-cell table:number-columns-repeated="253"/>
        </table:table-row>
        <table:table-row table:style-name="ro19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string">
            <text:p>food network</text:p>
          </table:table-cell>
          <table:table-cell table:number-columns-repeated="253"/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HD TV</text:p>
          </table:table-cell>
          <table:table-cell table:number-columns-repeated="253"/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string">
            <text:p>LCD TV</text:p>
          </table:table-cell>
          <table:table-cell table:number-columns-repeated="253"/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string">
            <text:p>plasma TV</text:p>
          </table:table-cell>
          <table:table-cell table:number-columns-repeated="253"/>
        </table:table-row>
        <table:table-row table:style-name="ro19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string">
            <text:p>satellite TV</text:p>
          </table:table-cell>
          <table:table-cell table:number-columns-repeated="253"/>
        </table:table-row>
        <table:table-row table:style-name="ro19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auto finance</text:p>
          </table:table-cell>
          <table:table-cell table:number-columns-repeated="253"/>
        </table:table-row>
        <table:table-row table:style-name="ro19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business bookkeeping</text:p>
          </table:table-cell>
          <table:table-cell table:number-columns-repeated="253"/>
        </table:table-row>
        <table:table-row table:style-name="ro19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business consulting</text:p>
          </table:table-cell>
          <table:table-cell table:number-columns-repeated="253"/>
        </table:table-row>
        <table:table-row table:style-name="ro19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business finance</text:p>
          </table:table-cell>
          <table:table-cell table:number-columns-repeated="253"/>
        </table:table-row>
        <table:table-row table:style-name="ro19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string">
            <text:p>business for sale</text:p>
          </table:table-cell>
          <table:table-cell table:number-columns-repeated="253"/>
        </table:table-row>
        <table:table-row table:style-name="ro19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string">
            <text:p>business plan</text:p>
          </table:table-cell>
          <table:table-cell table:number-columns-repeated="253"/>
        </table:table-row>
        <table:table-row table:style-name="ro19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business planning</text:p>
          </table:table-cell>
          <table:table-cell table:number-columns-repeated="253"/>
        </table:table-row>
        <table:table-row table:style-name="ro19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string">
            <text:p>business start up</text:p>
          </table:table-cell>
          <table:table-cell table:number-columns-repeated="253"/>
        </table:table-row>
        <table:table-row table:style-name="ro19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string">
            <text:p>business strategy</text:p>
          </table:table-cell>
          <table:table-cell table:number-columns-repeated="253"/>
        </table:table-row>
        <table:table-row table:style-name="ro19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string">
            <text:p>buying a business</text:p>
          </table:table-cell>
          <table:table-cell table:number-columns-repeated="253"/>
        </table:table-row>
        <table:table-row table:style-name="ro19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string">
            <text:p>car finance</text:p>
          </table:table-cell>
          <table:table-cell table:number-columns-repeated="253"/>
        </table:table-row>
        <table:table-row table:style-name="ro19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car financing</text:p>
          </table:table-cell>
          <table:table-cell table:number-columns-repeated="253"/>
        </table:table-row>
        <table:table-row table:style-name="ro19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string">
            <text:p>home based business</text:p>
          </table:table-cell>
          <table:table-cell table:number-columns-repeated="253"/>
        </table:table-row>
        <table:table-row table:style-name="ro19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string">
            <text:p>home mortgage</text:p>
          </table:table-cell>
          <table:table-cell table:number-columns-repeated="253"/>
        </table:table-row>
        <table:table-row table:style-name="ro19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string">
            <text:p>mortgage</text:p>
          </table:table-cell>
          <table:table-cell table:number-columns-repeated="253"/>
        </table:table-row>
        <table:table-row table:style-name="ro19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mortgage calculator</text:p>
          </table:table-cell>
          <table:table-cell table:number-columns-repeated="253"/>
        </table:table-row>
        <table:table-row table:style-name="ro19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mortgage loan</text:p>
          </table:table-cell>
          <table:table-cell table:number-columns-repeated="253"/>
        </table:table-row>
        <table:table-row table:style-name="ro19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string">
            <text:p>mortgage loans</text:p>
          </table:table-cell>
          <table:table-cell table:number-columns-repeated="253"/>
        </table:table-row>
        <table:table-row table:style-name="ro19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mortgage rate</text:p>
          </table:table-cell>
          <table:table-cell table:number-columns-repeated="253"/>
        </table:table-row>
        <table:table-row table:style-name="ro19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string">
            <text:p>mortgage rates</text:p>
          </table:table-cell>
          <table:table-cell table:number-columns-repeated="253"/>
        </table:table-row>
        <table:table-row table:style-name="ro19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string">
            <text:p>online banking</text:p>
          </table:table-cell>
          <table:table-cell table:number-columns-repeated="253"/>
        </table:table-row>
        <table:table-row table:style-name="ro19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string">
            <text:p>personal finance</text:p>
          </table:table-cell>
          <table:table-cell table:number-columns-repeated="253"/>
        </table:table-row>
        <table:table-row table:style-name="ro19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string">
            <text:p>small business</text:p>
          </table:table-cell>
          <table:table-cell table:number-columns-repeated="253"/>
        </table:table-row>
        <table:table-row table:style-name="ro19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string">
            <text:p>small business marketing</text:p>
          </table:table-cell>
          <table:table-cell table:number-columns-repeated="253"/>
        </table:table-row>
        <table:table-row table:style-name="ro19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string">
            <text:p>economic analysis</text:p>
          </table:table-cell>
          <table:table-cell table:number-columns-repeated="253"/>
        </table:table-row>
        <table:table-row table:style-name="ro19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string">
            <text:p>economic development</text:p>
          </table:table-cell>
          <table:table-cell table:number-columns-repeated="253"/>
        </table:table-row>
        <table:table-row table:style-name="ro19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string">
            <text:p>economic growth</text:p>
          </table:table-cell>
          <table:table-cell table:number-columns-repeated="253"/>
        </table:table-row>
        <table:table-row table:style-name="ro19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string">
            <text:p>economic policy</text:p>
          </table:table-cell>
          <table:table-cell table:number-columns-repeated="253"/>
        </table:table-row>
        <table:table-row table:style-name="ro19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string">
            <text:p>economic system</text:p>
          </table:table-cell>
          <table:table-cell table:number-columns-repeated="253"/>
        </table:table-row>
        <table:table-row table:style-name="ro19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string">
            <text:p>economics</text:p>
          </table:table-cell>
          <table:table-cell table:number-columns-repeated="253"/>
        </table:table-row>
        <table:table-row table:style-name="ro19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string">
            <text:p>online community</text:p>
          </table:table-cell>
          <table:table-cell table:number-columns-repeated="253"/>
        </table:table-row>
        <table:table-row table:style-name="ro19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string">
            <text:p>become an entrepreneur</text:p>
          </table:table-cell>
          <table:table-cell table:number-columns-repeated="253"/>
        </table:table-row>
        <table:table-row table:style-name="ro19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string">
            <text:p>business entrepreneur</text:p>
          </table:table-cell>
          <table:table-cell table:number-columns-repeated="253"/>
        </table:table-row>
        <table:table-row table:style-name="ro19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string">
            <text:p>entrepreneur center</text:p>
          </table:table-cell>
          <table:table-cell table:number-columns-repeated="253"/>
        </table:table-row>
        <table:table-row table:style-name="ro19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string">
            <text:p>entrepreneur jobs</text:p>
          </table:table-cell>
          <table:table-cell table:number-columns-repeated="253"/>
        </table:table-row>
        <table:table-row table:style-name="ro19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string">
            <text:p>entrepreneur magazine</text:p>
          </table:table-cell>
          <table:table-cell table:number-columns-repeated="253"/>
        </table:table-row>
        <table:table-row table:style-name="ro19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string">
            <text:p>entrepreneur network</text:p>
          </table:table-cell>
          <table:table-cell table:number-columns-repeated="253"/>
        </table:table-row>
        <table:table-row table:style-name="ro19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string">
            <text:p>entrepreneur opportunities</text:p>
          </table:table-cell>
          <table:table-cell table:number-columns-repeated="253"/>
        </table:table-row>
        <table:table-row table:style-name="ro19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string">
            <text:p>entrepreneur organization</text:p>
          </table:table-cell>
          <table:table-cell table:number-columns-repeated="253"/>
        </table:table-row>
        <table:table-row table:style-name="ro19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string">
            <text:p>asset management</text:p>
          </table:table-cell>
          <table:table-cell table:number-columns-repeated="253"/>
        </table:table-row>
        <table:table-row table:style-name="ro19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string">
            <text:p>financial advisor</text:p>
          </table:table-cell>
          <table:table-cell table:number-columns-repeated="253"/>
        </table:table-row>
        <table:table-row table:style-name="ro19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string">
            <text:p>financial analyst</text:p>
          </table:table-cell>
          <table:table-cell table:number-columns-repeated="253"/>
        </table:table-row>
        <table:table-row table:style-name="ro19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string">
            <text:p>stock market</text:p>
          </table:table-cell>
          <table:table-cell table:number-columns-repeated="253"/>
        </table:table-row>
        <table:table-row table:style-name="ro19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office:value-type="string">
            <text:p>American real estate</text:p>
          </table:table-cell>
          <table:table-cell table:number-columns-repeated="253"/>
        </table:table-row>
        <table:table-row table:style-name="ro19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string">
            <text:p>find real estate</text:p>
          </table:table-cell>
          <table:table-cell table:number-columns-repeated="253"/>
        </table:table-row>
        <table:table-row table:style-name="ro19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office:value-type="string">
            <text:p>real estate agent</text:p>
          </table:table-cell>
          <table:table-cell table:number-columns-repeated="253"/>
        </table:table-row>
        <table:table-row table:style-name="ro19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string">
            <text:p>real estate broker</text:p>
          </table:table-cell>
          <table:table-cell table:number-columns-repeated="253"/>
        </table:table-row>
        <table:table-row table:style-name="ro19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office:value-type="string">
            <text:p>real estate for sale</text:p>
          </table:table-cell>
          <table:table-cell table:number-columns-repeated="253"/>
        </table:table-row>
        <table:table-row table:style-name="ro19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string">
            <text:p>real estate investment</text:p>
          </table:table-cell>
          <table:table-cell table:number-columns-repeated="253"/>
        </table:table-row>
        <table:table-row table:style-name="ro19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string">
            <text:p>real estate license</text:p>
          </table:table-cell>
          <table:table-cell table:number-columns-repeated="253"/>
        </table:table-row>
        <table:table-row table:style-name="ro19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string">
            <text:p>real estate listing</text:p>
          </table:table-cell>
          <table:table-cell table:number-columns-repeated="253"/>
        </table:table-row>
        <table:table-row table:style-name="ro19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string">
            <text:p>real estate market</text:p>
          </table:table-cell>
          <table:table-cell table:number-columns-repeated="253"/>
        </table:table-row>
        <table:table-row table:style-name="ro19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string">
            <text:p>real estate property</text:p>
          </table:table-cell>
          <table:table-cell table:number-columns-repeated="253"/>
        </table:table-row>
        <table:table-row table:style-name="ro19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string">
            <text:p>real estate rentals</text:p>
          </table:table-cell>
          <table:table-cell table:number-columns-repeated="253"/>
        </table:table-row>
        <table:table-row table:style-name="ro19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string">
            <text:p>real estate sale</text:p>
          </table:table-cell>
          <table:table-cell table:number-columns-repeated="253"/>
        </table:table-row>
        <table:table-row table:style-name="ro19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office:value-type="string">
            <text:p>real estate search</text:p>
          </table:table-cell>
          <table:table-cell table:number-columns-repeated="253"/>
        </table:table-row>
        <table:table-row table:style-name="ro19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string">
            <text:p>buy stocks and bonds</text:p>
          </table:table-cell>
          <table:table-cell table:number-columns-repeated="253"/>
        </table:table-row>
        <table:table-row table:style-name="ro19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string">
            <text:p>how to invest</text:p>
          </table:table-cell>
          <table:table-cell table:number-columns-repeated="253"/>
        </table:table-row>
        <table:table-row table:style-name="ro19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office:value-type="string">
            <text:p>learn stocks and bonds</text:p>
          </table:table-cell>
          <table:table-cell table:number-columns-repeated="253"/>
        </table:table-row>
        <table:table-row table:style-name="ro19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string">
            <text:p>stock and bond brokers</text:p>
          </table:table-cell>
          <table:table-cell table:number-columns-repeated="253"/>
        </table:table-row>
        <table:table-row table:style-name="ro19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office:value-type="string">
            <text:p>stock and bond markets</text:p>
          </table:table-cell>
          <table:table-cell table:number-columns-repeated="253"/>
        </table:table-row>
        <table:table-row table:style-name="ro19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string">
            <text:p>stock and bond prices</text:p>
          </table:table-cell>
          <table:table-cell table:number-columns-repeated="253"/>
        </table:table-row>
        <table:table-row table:style-name="ro19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office:value-type="string">
            <text:p>stock and bond returns</text:p>
          </table:table-cell>
          <table:table-cell table:number-columns-repeated="253"/>
        </table:table-row>
        <table:table-row table:style-name="ro19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string">
            <text:p>architect</text:p>
          </table:table-cell>
          <table:table-cell table:number-columns-repeated="253"/>
        </table:table-row>
        <table:table-row table:style-name="ro19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office:value-type="string">
            <text:p>architectural design</text:p>
          </table:table-cell>
          <table:table-cell table:number-columns-repeated="253"/>
        </table:table-row>
        <table:table-row table:style-name="ro19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string">
            <text:p>design jobs</text:p>
          </table:table-cell>
          <table:table-cell table:number-columns-repeated="253"/>
        </table:table-row>
        <table:table-row table:style-name="ro19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string">
            <text:p>design studio</text:p>
          </table:table-cell>
          <table:table-cell table:number-columns-repeated="253"/>
        </table:table-row>
        <table:table-row table:style-name="ro19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string">
            <text:p>house design</text:p>
          </table:table-cell>
          <table:table-cell table:number-columns-repeated="253"/>
        </table:table-row>
        <table:table-row table:style-name="ro19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string">
            <text:p>in design</text:p>
          </table:table-cell>
          <table:table-cell table:number-columns-repeated="253"/>
        </table:table-row>
        <table:table-row table:style-name="ro19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string">
            <text:p>interior design</text:p>
          </table:table-cell>
          <table:table-cell table:number-columns-repeated="253"/>
        </table:table-row>
        <table:table-row table:style-name="ro19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string">
            <text:p>kitchen design</text:p>
          </table:table-cell>
          <table:table-cell table:number-columns-repeated="253"/>
        </table:table-row>
        <table:table-row table:style-name="ro19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string">
            <text:p>landscape design</text:p>
          </table:table-cell>
          <table:table-cell table:number-columns-repeated="253"/>
        </table:table-row>
        <table:table-row table:style-name="ro19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office:value-type="string">
            <text:p>art for sale</text:p>
          </table:table-cell>
          <table:table-cell table:number-columns-repeated="253"/>
        </table:table-row>
        <table:table-row table:style-name="ro19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office:value-type="string">
            <text:p>art gallery</text:p>
          </table:table-cell>
          <table:table-cell table:number-columns-repeated="253"/>
        </table:table-row>
        <table:table-row table:style-name="ro19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office:value-type="string">
            <text:p>art online</text:p>
          </table:table-cell>
          <table:table-cell table:number-columns-repeated="253"/>
        </table:table-row>
        <table:table-row table:style-name="ro19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office:value-type="string">
            <text:p>auto accessories</text:p>
          </table:table-cell>
          <table:table-cell table:number-columns-repeated="253"/>
        </table:table-row>
        <table:table-row table:style-name="ro19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string">
            <text:p>auto auction</text:p>
          </table:table-cell>
          <table:table-cell table:number-columns-repeated="253"/>
        </table:table-row>
        <table:table-row table:style-name="ro19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office:value-type="string">
            <text:p>auto dealers</text:p>
          </table:table-cell>
          <table:table-cell table:number-columns-repeated="253"/>
        </table:table-row>
        <table:table-row table:style-name="ro19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office:value-type="string">
            <text:p>auto insurance</text:p>
          </table:table-cell>
          <table:table-cell table:number-columns-repeated="253"/>
        </table:table-row>
        <table:table-row table:style-name="ro19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office:value-type="string">
            <text:p>auto loan</text:p>
          </table:table-cell>
          <table:table-cell table:number-columns-repeated="253"/>
        </table:table-row>
        <table:table-row table:style-name="ro19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string">
            <text:p>auto parts</text:p>
          </table:table-cell>
          <table:table-cell table:number-columns-repeated="253"/>
        </table:table-row>
        <table:table-row table:style-name="ro19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office:value-type="string">
            <text:p>auto rental</text:p>
          </table:table-cell>
          <table:table-cell table:number-columns-repeated="253"/>
        </table:table-row>
        <table:table-row table:style-name="ro19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office:value-type="string">
            <text:p>auto repair</text:p>
          </table:table-cell>
          <table:table-cell table:number-columns-repeated="253"/>
        </table:table-row>
        <table:table-row table:style-name="ro19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office:value-type="string">
            <text:p>auto sales</text:p>
          </table:table-cell>
          <table:table-cell table:number-columns-repeated="253"/>
        </table:table-row>
        <table:table-row table:style-name="ro19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string">
            <text:p>auto show</text:p>
          </table:table-cell>
          <table:table-cell table:number-columns-repeated="253"/>
        </table:table-row>
        <table:table-row table:style-name="ro19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string">
            <text:p>autos for sale</text:p>
          </table:table-cell>
          <table:table-cell table:number-columns-repeated="253"/>
        </table:table-row>
        <table:table-row table:style-name="ro19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string">
            <text:p>classic cars</text:p>
          </table:table-cell>
          <table:table-cell table:number-columns-repeated="253"/>
        </table:table-row>
        <table:table-row table:style-name="ro19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string">
            <text:p>hybrid cars</text:p>
          </table:table-cell>
          <table:table-cell table:number-columns-repeated="253"/>
        </table:table-row>
        <table:table-row table:style-name="ro19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office:value-type="string">
            <text:p>new cars</text:p>
          </table:table-cell>
          <table:table-cell table:number-columns-repeated="253"/>
        </table:table-row>
        <table:table-row table:style-name="ro19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office:value-type="string">
            <text:p>old cars</text:p>
          </table:table-cell>
          <table:table-cell table:number-columns-repeated="253"/>
        </table:table-row>
        <table:table-row table:style-name="ro19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office:value-type="string">
            <text:p>rent a car</text:p>
          </table:table-cell>
          <table:table-cell table:number-columns-repeated="253"/>
        </table:table-row>
        <table:table-row table:style-name="ro19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string">
            <text:p>used cars</text:p>
          </table:table-cell>
          <table:table-cell table:number-columns-repeated="253"/>
        </table:table-row>
        <table:table-row table:style-name="ro19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office:value-type="string">
            <text:p>baby clothing</text:p>
          </table:table-cell>
          <table:table-cell table:number-columns-repeated="253"/>
        </table:table-row>
        <table:table-row table:style-name="ro19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office:value-type="string">
            <text:p>children's clothing</text:p>
          </table:table-cell>
          <table:table-cell table:number-columns-repeated="253"/>
        </table:table-row>
        <table:table-row table:style-name="ro19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office:value-type="string">
            <text:p>clothing stores</text:p>
          </table:table-cell>
          <table:table-cell table:number-columns-repeated="253"/>
        </table:table-row>
        <table:table-row table:style-name="ro19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office:value-type="string">
            <text:p>designer clothing</text:p>
          </table:table-cell>
          <table:table-cell table:number-columns-repeated="253"/>
        </table:table-row>
        <table:table-row table:style-name="ro19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office:value-type="string">
            <text:p>fashion design</text:p>
          </table:table-cell>
          <table:table-cell table:number-columns-repeated="253"/>
        </table:table-row>
        <table:table-row table:style-name="ro19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office:value-type="string">
            <text:p>fashion designer</text:p>
          </table:table-cell>
          <table:table-cell table:number-columns-repeated="253"/>
        </table:table-row>
        <table:table-row table:style-name="ro19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office:value-type="string">
            <text:p>fashion show</text:p>
          </table:table-cell>
          <table:table-cell table:number-columns-repeated="253"/>
        </table:table-row>
        <table:table-row table:style-name="ro19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office:value-type="string">
            <text:p>girls clothing</text:p>
          </table:table-cell>
          <table:table-cell table:number-columns-repeated="253"/>
        </table:table-row>
        <table:table-row table:style-name="ro19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office:value-type="string">
            <text:p>maternity clothes</text:p>
          </table:table-cell>
          <table:table-cell table:number-columns-repeated="253"/>
        </table:table-row>
        <table:table-row table:style-name="ro19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office:value-type="string">
            <text:p>men's clothing</text:p>
          </table:table-cell>
          <table:table-cell table:number-columns-repeated="253"/>
        </table:table-row>
        <table:table-row table:style-name="ro19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office:value-type="string">
            <text:p>women's clothing</text:p>
          </table:table-cell>
          <table:table-cell table:number-columns-repeated="253"/>
        </table:table-row>
        <table:table-row table:style-name="ro19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office:value-type="string">
            <text:p>baby food</text:p>
          </table:table-cell>
          <table:table-cell table:number-columns-repeated="253"/>
        </table:table-row>
        <table:table-row table:style-name="ro19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office:value-type="string">
            <text:p>cake recipes</text:p>
          </table:table-cell>
          <table:table-cell table:number-columns-repeated="253"/>
        </table:table-row>
        <table:table-row table:style-name="ro19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office:value-type="string">
            <text:p>chicken recipes</text:p>
          </table:table-cell>
          <table:table-cell table:number-columns-repeated="253"/>
        </table:table-row>
        <table:table-row table:style-name="ro19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office:value-type="string">
            <text:p>Chinese food</text:p>
          </table:table-cell>
          <table:table-cell table:number-columns-repeated="253"/>
        </table:table-row>
        <table:table-row table:style-name="ro19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string">
            <text:p>diet food</text:p>
          </table:table-cell>
          <table:table-cell table:number-columns-repeated="253"/>
        </table:table-row>
        <table:table-row table:style-name="ro19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office:value-type="string">
            <text:p>fast food</text:p>
          </table:table-cell>
          <table:table-cell table:number-columns-repeated="253"/>
        </table:table-row>
        <table:table-row table:style-name="ro19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string">
            <text:p>food</text:p>
          </table:table-cell>
          <table:table-cell table:number-columns-repeated="253"/>
        </table:table-row>
        <table:table-row table:style-name="ro19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string">
            <text:p>health food</text:p>
          </table:table-cell>
          <table:table-cell table:number-columns-repeated="253"/>
        </table:table-row>
        <table:table-row table:style-name="ro19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string">
            <text:p>Indian food</text:p>
          </table:table-cell>
          <table:table-cell table:number-columns-repeated="253"/>
        </table:table-row>
        <table:table-row table:style-name="ro19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string">
            <text:p>Italian food</text:p>
          </table:table-cell>
          <table:table-cell table:number-columns-repeated="253"/>
        </table:table-row>
        <table:table-row table:style-name="ro19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office:value-type="string">
            <text:p>junk food</text:p>
          </table:table-cell>
          <table:table-cell table:number-columns-repeated="253"/>
        </table:table-row>
        <table:table-row table:style-name="ro19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office:value-type="string">
            <text:p>Mexican food</text:p>
          </table:table-cell>
          <table:table-cell table:number-columns-repeated="253"/>
        </table:table-row>
        <table:table-row table:style-name="ro19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office:value-type="string">
            <text:p>organic food</text:p>
          </table:table-cell>
          <table:table-cell table:number-columns-repeated="253"/>
        </table:table-row>
        <table:table-row table:style-name="ro19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string">
            <text:p>recipes</text:p>
          </table:table-cell>
          <table:table-cell table:number-columns-repeated="253"/>
        </table:table-row>
        <table:table-row table:style-name="ro19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string">
            <text:p>wine</text:p>
          </table:table-cell>
          <table:table-cell table:number-columns-repeated="253"/>
        </table:table-row>
        <table:table-row table:style-name="ro19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string">
            <text:p>dental health</text:p>
          </table:table-cell>
          <table:table-cell table:number-columns-repeated="253"/>
        </table:table-row>
        <table:table-row table:style-name="ro19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string">
            <text:p>diet pills</text:p>
          </table:table-cell>
          <table:table-cell table:number-columns-repeated="253"/>
        </table:table-row>
        <table:table-row table:style-name="ro19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office:value-type="string">
            <text:p>exercise</text:p>
          </table:table-cell>
          <table:table-cell table:number-columns-repeated="253"/>
        </table:table-row>
        <table:table-row table:style-name="ro19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office:value-type="string">
            <text:p>exercise equipment</text:p>
          </table:table-cell>
          <table:table-cell table:number-columns-repeated="253"/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string">
            <text:p>fitness</text:p>
          </table:table-cell>
          <table:table-cell table:number-columns-repeated="253"/>
        </table:table-row>
        <table:table-row table:style-name="ro19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office:value-type="string">
            <text:p>health</text:p>
          </table:table-cell>
          <table:table-cell table:number-columns-repeated="253"/>
        </table:table-row>
        <table:table-row table:style-name="ro19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string">
            <text:p>health care</text:p>
          </table:table-cell>
          <table:table-cell table:number-columns-repeated="253"/>
        </table:table-row>
        <table:table-row table:style-name="ro19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office:value-type="string">
            <text:p>health clubs</text:p>
          </table:table-cell>
          <table:table-cell table:number-columns-repeated="253"/>
        </table:table-row>
        <table:table-row table:style-name="ro19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string">
            <text:p>health food</text:p>
          </table:table-cell>
          <table:table-cell table:number-columns-repeated="253"/>
        </table:table-row>
        <table:table-row table:style-name="ro19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office:value-type="string">
            <text:p>health insurance</text:p>
          </table:table-cell>
          <table:table-cell table:number-columns-repeated="253"/>
        </table:table-row>
        <table:table-row table:style-name="ro19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office:value-type="string">
            <text:p>health magazine</text:p>
          </table:table-cell>
          <table:table-cell table:number-columns-repeated="253"/>
        </table:table-row>
        <table:table-row table:style-name="ro19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office:value-type="string">
            <text:p>sports</text:p>
          </table:table-cell>
          <table:table-cell table:number-columns-repeated="253"/>
        </table:table-row>
        <table:table-row table:style-name="ro19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string">
            <text:p>workout</text:p>
          </table:table-cell>
          <table:table-cell table:number-columns-repeated="253"/>
        </table:table-row>
        <table:table-row table:style-name="ro19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string">
            <text:p>antique books</text:p>
          </table:table-cell>
          <table:table-cell table:number-columns-repeated="253"/>
        </table:table-row>
        <table:table-row table:style-name="ro19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office:value-type="string">
            <text:p>audio books</text:p>
          </table:table-cell>
          <table:table-cell table:number-columns-repeated="253"/>
        </table:table-row>
        <table:table-row table:style-name="ro19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office:value-type="string">
            <text:p>baby books</text:p>
          </table:table-cell>
          <table:table-cell table:number-columns-repeated="253"/>
        </table:table-row>
        <table:table-row table:style-name="ro19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string">
            <text:p>best selling books</text:p>
          </table:table-cell>
          <table:table-cell table:number-columns-repeated="253"/>
        </table:table-row>
        <table:table-row table:style-name="ro19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office:value-type="string">
            <text:p>book club</text:p>
          </table:table-cell>
          <table:table-cell table:number-columns-repeated="253"/>
        </table:table-row>
        <table:table-row table:style-name="ro19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office:value-type="string">
            <text:p>book reviews</text:p>
          </table:table-cell>
          <table:table-cell table:number-columns-repeated="253"/>
        </table:table-row>
        <table:table-row table:style-name="ro19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string">
            <text:p>book search</text:p>
          </table:table-cell>
          <table:table-cell table:number-columns-repeated="253"/>
        </table:table-row>
        <table:table-row table:style-name="ro19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string">
            <text:p>book stores</text:p>
          </table:table-cell>
          <table:table-cell table:number-columns-repeated="253"/>
        </table:table-row>
        <table:table-row table:style-name="ro19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office:value-type="string">
            <text:p>children's books</text:p>
          </table:table-cell>
          <table:table-cell table:number-columns-repeated="253"/>
        </table:table-row>
        <table:table-row table:style-name="ro19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string">
            <text:p>comic books</text:p>
          </table:table-cell>
          <table:table-cell table:number-columns-repeated="253"/>
        </table:table-row>
        <table:table-row table:style-name="ro19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office:value-type="string">
            <text:p>fiction books</text:p>
          </table:table-cell>
          <table:table-cell table:number-columns-repeated="253"/>
        </table:table-row>
        <table:table-row table:style-name="ro19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string">
            <text:p>literature</text:p>
          </table:table-cell>
          <table:table-cell table:number-columns-repeated="253"/>
        </table:table-row>
        <table:table-row table:style-name="ro19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office:value-type="string">
            <text:p>poetry</text:p>
          </table:table-cell>
          <table:table-cell table:number-columns-repeated="253"/>
        </table:table-row>
        <table:table-row table:style-name="ro19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office:value-type="string">
            <text:p>school books</text:p>
          </table:table-cell>
          <table:table-cell table:number-columns-repeated="253"/>
        </table:table-row>
        <table:table-row table:style-name="ro19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office:value-type="string">
            <text:p>text books</text:p>
          </table:table-cell>
          <table:table-cell table:number-columns-repeated="253"/>
        </table:table-row>
        <table:table-row table:style-name="ro19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string">
            <text:p>used books</text:p>
          </table:table-cell>
          <table:table-cell table:number-columns-repeated="253"/>
        </table:table-row>
        <table:table-row table:style-name="ro19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string">
            <text:p>adventure travel</text:p>
          </table:table-cell>
          <table:table-cell table:number-columns-repeated="253"/>
        </table:table-row>
        <table:table-row table:style-name="ro19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office:value-type="string">
            <text:p>air travel</text:p>
          </table:table-cell>
          <table:table-cell table:number-columns-repeated="253"/>
        </table:table-row>
        <table:table-row table:style-name="ro19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office:value-type="string">
            <text:p>budget travel</text:p>
          </table:table-cell>
          <table:table-cell table:number-columns-repeated="253"/>
        </table:table-row>
        <table:table-row table:style-name="ro19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string">
            <text:p>cheap flights</text:p>
          </table:table-cell>
          <table:table-cell table:number-columns-repeated="253"/>
        </table:table-row>
        <table:table-row table:style-name="ro19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office:value-type="string">
            <text:p>cheap hotels</text:p>
          </table:table-cell>
          <table:table-cell table:number-columns-repeated="253"/>
        </table:table-row>
        <table:table-row table:style-name="ro19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office:value-type="string">
            <text:p>cheap travel</text:p>
          </table:table-cell>
          <table:table-cell table:number-columns-repeated="253"/>
        </table:table-row>
        <table:table-row table:style-name="ro19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office:value-type="string">
            <text:p>extended stay hotels</text:p>
          </table:table-cell>
          <table:table-cell table:number-columns-repeated="253"/>
        </table:table-row>
        <table:table-row table:style-name="ro19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office:value-type="string">
            <text:p>family vacation</text:p>
          </table:table-cell>
          <table:table-cell table:number-columns-repeated="253"/>
        </table:table-row>
        <table:table-row table:style-name="ro19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office:value-type="string">
            <text:p>flights</text:p>
          </table:table-cell>
          <table:table-cell table:number-columns-repeated="253"/>
        </table:table-row>
        <table:table-row table:style-name="ro19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office:value-type="string">
            <text:p>hotels</text:p>
          </table:table-cell>
          <table:table-cell table:number-columns-repeated="253"/>
        </table:table-row>
        <table:table-row table:style-name="ro19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office:value-type="string">
            <text:p>travel</text:p>
          </table:table-cell>
          <table:table-cell table:number-columns-repeated="253"/>
        </table:table-row>
        <table:table-row table:style-name="ro19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office:value-type="string">
            <text:p>college baseball</text:p>
          </table:table-cell>
          <table:table-cell table:number-columns-repeated="253"/>
        </table:table-row>
        <table:table-row table:style-name="ro19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string">
            <text:p>high school baseball</text:p>
          </table:table-cell>
          <table:table-cell table:number-columns-repeated="253"/>
        </table:table-row>
        <table:table-row table:style-name="ro19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office:value-type="string">
            <text:p>little league</text:p>
          </table:table-cell>
          <table:table-cell table:number-columns-repeated="253"/>
        </table:table-row>
        <table:table-row table:style-name="ro19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string">
            <text:p>youth baseball</text:p>
          </table:table-cell>
          <table:table-cell table:number-columns-repeated="253"/>
        </table:table-row>
        <table:table-row table:style-name="ro19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office:value-type="string">
            <text:p>college basketball</text:p>
          </table:table-cell>
          <table:table-cell table:number-columns-repeated="253"/>
        </table:table-row>
        <table:table-row table:style-name="ro19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office:value-type="string">
            <text:p>high school basketball</text:p>
          </table:table-cell>
          <table:table-cell table:number-columns-repeated="253"/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string">
            <text:p>NBA</text:p>
          </table:table-cell>
          <table:table-cell table:number-columns-repeated="253"/>
        </table:table-row>
        <table:table-row table:style-name="ro19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office:value-type="string">
            <text:p>bike gear</text:p>
          </table:table-cell>
          <table:table-cell table:number-columns-repeated="253"/>
        </table:table-row>
        <table:table-row table:style-name="ro19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office:value-type="string">
            <text:p>bike racing</text:p>
          </table:table-cell>
          <table:table-cell table:number-columns-repeated="253"/>
        </table:table-row>
        <table:table-row table:style-name="ro19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string">
            <text:p>bike riding</text:p>
          </table:table-cell>
          <table:table-cell table:number-columns-repeated="253"/>
        </table:table-row>
        <table:table-row table:style-name="ro19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string">
            <text:p>bike shops</text:p>
          </table:table-cell>
          <table:table-cell table:number-columns-repeated="253"/>
        </table:table-row>
        <table:table-row table:style-name="ro19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string">
            <text:p>football equipment</text:p>
          </table:table-cell>
          <table:table-cell table:number-columns-repeated="253"/>
        </table:table-row>
        <table:table-row table:style-name="ro19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string">
            <text:p>football field</text:p>
          </table:table-cell>
          <table:table-cell table:number-columns-repeated="253"/>
        </table:table-row>
        <table:table-row table:style-name="ro19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string">
            <text:p>football games</text:p>
          </table:table-cell>
          <table:table-cell table:number-columns-repeated="253"/>
        </table:table-row>
        <table:table-row table:style-name="ro19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string">
            <text:p>cheap golf</text:p>
          </table:table-cell>
          <table:table-cell table:number-columns-repeated="253"/>
        </table:table-row>
        <table:table-row table:style-name="ro19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office:value-type="string">
            <text:p>free golf</text:p>
          </table:table-cell>
          <table:table-cell table:number-columns-repeated="253"/>
        </table:table-row>
        <table:table-row table:style-name="ro19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string">
            <text:p>golf bags</text:p>
          </table:table-cell>
          <table:table-cell table:number-columns-repeated="253"/>
        </table:table-row>
        <table:table-row table:style-name="ro19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office:value-type="string">
            <text:p>golf balls</text:p>
          </table:table-cell>
          <table:table-cell table:number-columns-repeated="253"/>
        </table:table-row>
        <table:table-row table:style-name="ro19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office:value-type="string">
            <text:p>golf carts</text:p>
          </table:table-cell>
          <table:table-cell table:number-columns-repeated="253"/>
        </table:table-row>
        <table:table-row table:style-name="ro19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office:value-type="string">
            <text:p>golf clubs</text:p>
          </table:table-cell>
          <table:table-cell table:number-columns-repeated="253"/>
        </table:table-row>
        <table:table-row table:style-name="ro19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office:value-type="string">
            <text:p>golf courses</text:p>
          </table:table-cell>
          <table:table-cell table:number-columns-repeated="253"/>
        </table:table-row>
        <table:table-row table:style-name="ro19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office:value-type="string">
            <text:p>golf equipment</text:p>
          </table:table-cell>
          <table:table-cell table:number-columns-repeated="253"/>
        </table:table-row>
        <table:table-row table:style-name="ro19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office:value-type="string">
            <text:p>golf vacations</text:p>
          </table:table-cell>
          <table:table-cell table:number-columns-repeated="253"/>
        </table:table-row>
        <table:table-row table:style-name="ro19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string">
            <text:p>pro golf</text:p>
          </table:table-cell>
          <table:table-cell table:number-columns-repeated="253"/>
        </table:table-row>
        <table:table-row table:style-name="ro19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string">
            <text:p>hockey camp</text:p>
          </table:table-cell>
          <table:table-cell table:number-columns-repeated="253"/>
        </table:table-row>
        <table:table-row table:style-name="ro19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office:value-type="string">
            <text:p>hockey equipment</text:p>
          </table:table-cell>
          <table:table-cell table:number-columns-repeated="253"/>
        </table:table-row>
        <table:table-row table:style-name="ro19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string">
            <text:p>hockey games</text:p>
          </table:table-cell>
          <table:table-cell table:number-columns-repeated="253"/>
        </table:table-row>
        <table:table-row table:style-name="ro19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office:value-type="string">
            <text:p>hockey gear</text:p>
          </table:table-cell>
          <table:table-cell table:number-columns-repeated="253"/>
        </table:table-row>
        <table:table-row table:style-name="ro19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string">
            <text:p>hockey players</text:p>
          </table:table-cell>
          <table:table-cell table:number-columns-repeated="253"/>
        </table:table-row>
        <table:table-row table:style-name="ro19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office:value-type="string">
            <text:p>ice hockey</text:p>
          </table:table-cell>
          <table:table-cell table:number-columns-repeated="253"/>
        </table:table-row>
        <table:table-row table:style-name="ro19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string">
            <text:p>America soccer</text:p>
          </table:table-cell>
          <table:table-cell table:number-columns-repeated="253"/>
        </table:table-row>
        <table:table-row table:style-name="ro19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string">
            <text:p>Brazil soccer</text:p>
          </table:table-cell>
          <table:table-cell table:number-columns-repeated="253"/>
        </table:table-row>
        <table:table-row table:style-name="ro19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string">
            <text:p>soccer equipment</text:p>
          </table:table-cell>
          <table:table-cell table:number-columns-repeated="253"/>
        </table:table-row>
        <table:table-row table:style-name="ro19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string">
            <text:p>soccer games</text:p>
          </table:table-cell>
          <table:table-cell table:number-columns-repeated="253"/>
        </table:table-row>
        <table:table-row table:style-name="ro19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string">
            <text:p>soccer shoes</text:p>
          </table:table-cell>
          <table:table-cell table:number-columns-repeated="253"/>
        </table:table-row>
        <table:table-row table:style-name="ro19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office:value-type="string">
            <text:p>tennis ball</text:p>
          </table:table-cell>
          <table:table-cell table:number-columns-repeated="253"/>
        </table:table-row>
        <table:table-row table:style-name="ro19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string">
            <text:p>tennis clothing</text:p>
          </table:table-cell>
          <table:table-cell table:number-columns-repeated="253"/>
        </table:table-row>
        <table:table-row table:style-name="ro19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string">
            <text:p>tennis equipment</text:p>
          </table:table-cell>
          <table:table-cell table:number-columns-repeated="253"/>
        </table:table-row>
        <table:table-row table:style-name="ro19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office:value-type="string">
            <text:p>tennis racket</text:p>
          </table:table-cell>
          <table:table-cell table:number-columns-repeated="253"/>
        </table:table-row>
        <table:table-row table:style-name="ro19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office:value-type="string">
            <text:p>tennis shoes</text:p>
          </table:table-cell>
          <table:table-cell table:number-columns-repeated="253"/>
        </table:table-row>
        <table:table-row table:style-name="ro19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office:value-type="string">
            <text:p>antivirus software</text:p>
          </table:table-cell>
          <table:table-cell table:number-columns-repeated="253"/>
        </table:table-row>
        <table:table-row table:style-name="ro19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office:value-type="string">
            <text:p>build a computer</text:p>
          </table:table-cell>
          <table:table-cell table:number-columns-repeated="253"/>
        </table:table-row>
        <table:table-row table:style-name="ro19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office:value-type="string">
            <text:p>buy computers</text:p>
          </table:table-cell>
          <table:table-cell table:number-columns-repeated="253"/>
        </table:table-row>
        <table:table-row table:style-name="ro19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office:value-type="string">
            <text:p>cheap computers</text:p>
          </table:table-cell>
          <table:table-cell table:number-columns-repeated="253"/>
        </table:table-row>
        <table:table-row table:style-name="ro19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string">
            <text:p>computer accessories</text:p>
          </table:table-cell>
          <table:table-cell table:number-columns-repeated="253"/>
        </table:table-row>
        <table:table-row table:style-name="ro19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office:value-type="string">
            <text:p>computer cases</text:p>
          </table:table-cell>
          <table:table-cell table:number-columns-repeated="253"/>
        </table:table-row>
        <table:table-row table:style-name="ro19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string">
            <text:p>computer games</text:p>
          </table:table-cell>
          <table:table-cell table:number-columns-repeated="253"/>
        </table:table-row>
        <table:table-row table:style-name="ro19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office:value-type="string">
            <text:p>graphics</text:p>
          </table:table-cell>
          <table:table-cell table:number-columns-repeated="253"/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office:value-type="string">
            <text:p>hardware</text:p>
          </table:table-cell>
          <table:table-cell table:number-columns-repeated="253"/>
        </table:table-row>
        <table:table-row table:style-name="ro19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office:value-type="string">
            <text:p>keyboard</text:p>
          </table:table-cell>
          <table:table-cell table:number-columns-repeated="253"/>
        </table:table-row>
        <table:table-row table:style-name="ro19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office:value-type="string">
            <text:p>computer memory</text:p>
          </table:table-cell>
          <table:table-cell table:number-columns-repeated="253"/>
        </table:table-row>
        <table:table-row table:style-name="ro19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string">
            <text:p>monitors</text:p>
          </table:table-cell>
          <table:table-cell table:number-columns-repeated="253"/>
        </table:table-row>
        <table:table-row table:style-name="ro19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string">
            <text:p>computer software</text:p>
          </table:table-cell>
          <table:table-cell table:number-columns-repeated="253"/>
        </table:table-row>
        <table:table-row table:style-name="ro19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string">
            <text:p>computer stores</text:p>
          </table:table-cell>
          <table:table-cell table:number-columns-repeated="253"/>
        </table:table-row>
        <table:table-row table:style-name="ro19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office:value-type="string">
            <text:p>desktop computers</text:p>
          </table:table-cell>
          <table:table-cell table:number-columns-repeated="253"/>
        </table:table-row>
        <table:table-row table:style-name="ro19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string">
            <text:p>laptop</text:p>
          </table:table-cell>
          <table:table-cell table:number-columns-repeated="253"/>
        </table:table-row>
        <table:table-row table:style-name="ro19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office:value-type="string">
            <text:p>laptop computer</text:p>
          </table:table-cell>
          <table:table-cell table:number-columns-repeated="253"/>
        </table:table-row>
        <table:table-row table:style-name="ro19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office:value-type="string">
            <text:p>pocket PC</text:p>
          </table:table-cell>
          <table:table-cell table:number-columns-repeated="253"/>
        </table:table-row>
        <table:table-row table:style-name="ro19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office:value-type="string">
            <text:p>tablet PC</text:p>
          </table:table-cell>
          <table:table-cell table:number-columns-repeated="253"/>
        </table:table-row>
        <table:table-row table:style-name="ro19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office:value-type="string">
            <text:p>desktop gadgets</text:p>
          </table:table-cell>
          <table:table-cell table:number-columns-repeated="253"/>
        </table:table-row>
        <table:table-row table:style-name="ro19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office:value-type="string">
            <text:p>electronic gadgets</text:p>
          </table:table-cell>
          <table:table-cell table:number-columns-repeated="253"/>
        </table:table-row>
        <table:table-row table:style-name="ro19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office:value-type="string">
            <text:p>electronic toys</text:p>
          </table:table-cell>
          <table:table-cell table:number-columns-repeated="253"/>
        </table:table-row>
        <table:table-row table:style-name="ro19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office:value-type="string">
            <text:p>hi tech gadgets</text:p>
          </table:table-cell>
          <table:table-cell table:number-columns-repeated="253"/>
        </table:table-row>
        <table:table-row table:style-name="ro19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office:value-type="string">
            <text:p>kitchen gadgets</text:p>
          </table:table-cell>
          <table:table-cell table:number-columns-repeated="253"/>
        </table:table-row>
        <table:table-row table:style-name="ro19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string">
            <text:p>latest gadgets</text:p>
          </table:table-cell>
          <table:table-cell table:number-columns-repeated="253"/>
        </table:table-row>
        <table:table-row table:style-name="ro19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office:value-type="string">
            <text:p>new gadgets</text:p>
          </table:table-cell>
          <table:table-cell table:number-columns-repeated="253"/>
        </table:table-row>
        <table:table-row table:style-name="ro19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office:value-type="string">
            <text:p>spy gadgets</text:p>
          </table:table-cell>
          <table:table-cell table:number-columns-repeated="253"/>
        </table:table-row>
        <table:table-row table:style-name="ro19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string">
            <text:p>tech gadgets</text:p>
          </table:table-cell>
          <table:table-cell table:number-columns-repeated="253"/>
        </table:table-row>
        <table:table-row table:style-name="ro19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office:value-type="string">
            <text:p>broadband Internet</text:p>
          </table:table-cell>
          <table:table-cell table:number-columns-repeated="253"/>
        </table:table-row>
        <table:table-row table:style-name="ro19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office:value-type="string">
            <text:p>cable Internet</text:p>
          </table:table-cell>
          <table:table-cell table:number-columns-repeated="253"/>
        </table:table-row>
        <table:table-row table:style-name="ro19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string">
            <text:p>cheap Internet</text:p>
          </table:table-cell>
          <table:table-cell table:number-columns-repeated="253"/>
        </table:table-row>
        <table:table-row table:style-name="ro19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string">
            <text:p>fast Internet</text:p>
          </table:table-cell>
          <table:table-cell table:number-columns-repeated="253"/>
        </table:table-row>
        <table:table-row table:style-name="ro19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string">
            <text:p>free Internet</text:p>
          </table:table-cell>
          <table:table-cell table:number-columns-repeated="253"/>
        </table:table-row>
        <table:table-row table:style-name="ro19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office:value-type="string">
            <text:p>Internet advertising</text:p>
          </table:table-cell>
          <table:table-cell table:number-columns-repeated="253"/>
        </table:table-row>
        <table:table-row table:style-name="ro19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office:value-type="string">
            <text:p>Internet tv</text:p>
          </table:table-cell>
          <table:table-cell table:number-columns-repeated="253"/>
        </table:table-row>
        <table:table-row table:style-name="ro19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office:value-type="string">
            <text:p>mobile Internet</text:p>
          </table:table-cell>
          <table:table-cell table:number-columns-repeated="253"/>
        </table:table-row>
        <table:table-row table:style-name="ro19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office:value-type="string">
            <text:p>satellite Internet</text:p>
          </table:table-cell>
          <table:table-cell table:number-columns-repeated="253"/>
        </table:table-row>
        <table:table-row table:style-name="ro19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string">
            <text:p>wireless Internet</text:p>
          </table:table-cell>
          <table:table-cell table:number-columns-repeated="253"/>
        </table:table-row>
        <table:table-row table:style-name="ro19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office:value-type="string">
            <text:p>science books</text:p>
          </table:table-cell>
          <table:table-cell table:number-columns-repeated="253"/>
        </table:table-row>
        <table:table-row table:style-name="ro19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office:value-type="string">
            <text:p>science center</text:p>
          </table:table-cell>
          <table:table-cell table:number-columns-repeated="253"/>
        </table:table-row>
        <table:table-row table:style-name="ro19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office:value-type="string">
            <text:p>science experiments</text:p>
          </table:table-cell>
          <table:table-cell table:number-columns-repeated="253"/>
        </table:table-row>
        <table:table-row table:style-name="ro19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office:value-type="string">
            <text:p>science fair</text:p>
          </table:table-cell>
          <table:table-cell table:number-columns-repeated="253"/>
        </table:table-row>
        <table:table-row table:style-name="ro19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office:value-type="string">
            <text:p>science fiction</text:p>
          </table:table-cell>
          <table:table-cell table:number-columns-repeated="253"/>
        </table:table-row>
        <table:table-row table:style-name="ro19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office:value-type="string">
            <text:p>science museum</text:p>
          </table:table-cell>
          <table:table-cell table:number-columns-repeated="253"/>
        </table:table-row>
        <table:table-row table:style-name="ro19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string">
            <text:p>science news</text:p>
          </table:table-cell>
          <table:table-cell table:number-columns-repeated="253"/>
        </table:table-row>
        <table:table-row table:style-name="ro19" table:number-rows-repeated="65183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Chinese Traditional" table:style-name="ta1" table:print="false"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</table:table-row>
        <table:table-row table:style-name="ro19">
          <table:table-cell office:value-type="float" office:value="1">
            <text:p>1</text:p>
          </table:table-cell>
          <table:table-cell/>
          <table:table-cell table:style-name="ce8" office:value-type="string">
            <text:p>娛樂</text:p>
          </table:table-cell>
        </table:table-row>
        <table:table-row table:style-name="ro19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string">
            <text:p>名人</text:p>
          </table:table-cell>
        </table:table-row>
        <table:table-row table:style-name="ro19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office:value-type="string">
            <text:p>閑聊</text:p>
          </table:table-cell>
        </table:table-row>
        <table:table-row table:style-name="ro19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string">
            <text:p>遊戲</text:p>
          </table:table-cell>
        </table:table-row>
        <table:table-row table:style-name="ro19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string">
            <text:p>電影</text:p>
          </table:table-cell>
        </table:table-row>
        <table:table-row table:style-name="ro19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string">
            <text:p>音樂</text:p>
          </table:table-cell>
        </table:table-row>
        <table:table-row table:style-name="ro19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8" office:value-type="string">
            <text:p>電視</text:p>
          </table:table-cell>
        </table:table-row>
        <table:table-row table:style-name="ro19">
          <table:table-cell table:formula="oooc:=[.A8]+1" office:value-type="float" office:value="8">
            <text:p>8</text:p>
          </table:table-cell>
          <table:table-cell/>
          <table:table-cell table:style-name="ce8" office:value-type="string">
            <text:p>商業</text:p>
          </table:table-cell>
        </table:table-row>
        <table:table-row table:style-name="ro19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8" office:value-type="string">
            <text:p>商業理財</text:p>
          </table:table-cell>
        </table:table-row>
        <table:table-row table:style-name="ro19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8" office:value-type="string">
            <text:p>經濟</text:p>
          </table:table-cell>
        </table:table-row>
        <table:table-row table:style-name="ro19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8" office:value-type="string">
            <text:p>企業家</text:p>
          </table:table-cell>
        </table:table-row>
        <table:table-row table:style-name="ro19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8" office:value-type="string">
            <text:p>投資</text:p>
          </table:table-cell>
        </table:table-row>
        <table:table-row table:style-name="ro19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office:value-type="string">
            <text:p>房地產</text:p>
          </table:table-cell>
        </table:table-row>
        <table:table-row table:style-name="ro19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8" office:value-type="string">
            <text:p>股票債卷</text:p>
          </table:table-cell>
        </table:table-row>
        <table:table-row table:style-name="ro19">
          <table:table-cell table:formula="oooc:=[.A15]+1" office:value-type="float" office:value="15">
            <text:p>15</text:p>
          </table:table-cell>
          <table:table-cell/>
          <table:table-cell table:style-name="ce8" office:value-type="string">
            <text:p>生活方式</text:p>
          </table:table-cell>
        </table:table-row>
        <table:table-row table:style-name="ro19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8" office:value-type="string">
            <text:p>建築</text:p>
          </table:table-cell>
        </table:table-row>
        <table:table-row table:style-name="ro19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8" office:value-type="string">
            <text:p>藝術</text:p>
          </table:table-cell>
        </table:table-row>
        <table:table-row table:style-name="ro19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8" office:value-type="string">
            <text:p>汽車</text:p>
          </table:table-cell>
        </table:table-row>
        <table:table-row table:style-name="ro19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table:style-name="ce8" office:value-type="string">
            <text:p>流行時尚</text:p>
          </table:table-cell>
        </table:table-row>
        <table:table-row table:style-name="ro19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8" office:value-type="string">
            <text:p>美酒佳餚</text:p>
          </table:table-cell>
        </table:table-row>
        <table:table-row table:style-name="ro19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8" office:value-type="string">
            <text:p>健康保健</text:p>
          </table:table-cell>
        </table:table-row>
        <table:table-row table:style-name="ro19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table:style-name="ce8" office:value-type="string">
            <text:p>文學</text:p>
          </table:table-cell>
        </table:table-row>
        <table:table-row table:style-name="ro19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8" office:value-type="string">
            <text:p>旅遊</text:p>
          </table:table-cell>
        </table:table-row>
        <table:table-row table:style-name="ro19">
          <table:table-cell table:formula="oooc:=[.A24]+1" office:value-type="float" office:value="24">
            <text:p>24</text:p>
          </table:table-cell>
          <table:table-cell/>
          <table:table-cell table:style-name="ce8" office:value-type="string">
            <text:p>運動</text:p>
          </table:table-cell>
        </table:table-row>
        <table:table-row table:style-name="ro19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table:style-name="ce8" office:value-type="string">
            <text:p>棒球</text:p>
          </table:table-cell>
        </table:table-row>
        <table:table-row table:style-name="ro19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table:style-name="ce8" office:value-type="string">
            <text:p>籃球</text:p>
          </table:table-cell>
        </table:table-row>
        <table:table-row table:style-name="ro19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table:style-name="ce8" office:value-type="string">
            <text:p>自行車運動</text:p>
          </table:table-cell>
        </table:table-row>
        <table:table-row table:style-name="ro19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table:style-name="ce8" office:value-type="string">
            <text:p>美式足球</text:p>
          </table:table-cell>
        </table:table-row>
        <table:table-row table:style-name="ro19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table:style-name="ce8" office:value-type="string">
            <text:p>高爾夫</text:p>
          </table:table-cell>
        </table:table-row>
        <table:table-row table:style-name="ro19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table:style-name="ce8" office:value-type="string">
            <text:p>曲棍球</text:p>
          </table:table-cell>
        </table:table-row>
        <table:table-row table:style-name="ro19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table:style-name="ce8" office:value-type="string">
            <text:p>足球</text:p>
          </table:table-cell>
        </table:table-row>
        <table:table-row table:style-name="ro19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table:style-name="ce8" office:value-type="string">
            <text:p>網球</text:p>
          </table:table-cell>
        </table:table-row>
        <table:table-row table:style-name="ro19">
          <table:table-cell table:formula="oooc:=[.A33]+1" office:value-type="float" office:value="33">
            <text:p>33</text:p>
          </table:table-cell>
          <table:table-cell/>
          <table:table-cell table:style-name="ce8" office:value-type="string">
            <text:p>科技</text:p>
          </table:table-cell>
        </table:table-row>
        <table:table-row table:style-name="ro19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table:style-name="ce8" office:value-type="string">
            <text:p>電腦</text:p>
          </table:table-cell>
        </table:table-row>
        <table:table-row table:style-name="ro19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table:style-name="ce8" office:value-type="string">
            <text:p>消費電子</text:p>
          </table:table-cell>
        </table:table-row>
        <table:table-row table:style-name="ro19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table:style-name="ce8" office:value-type="string">
            <text:p>小玩意</text:p>
          </table:table-cell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table:style-name="ce8" office:value-type="string">
            <text:p>網路</text:p>
          </table:table-cell>
        </table:table-row>
        <table:table-row table:style-name="ro19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8" office:value-type="string">
            <text:p>科學</text:p>
          </table:table-cell>
        </table:table-row>
        <table:table-row table:style-name="ro19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8" office:value-type="string">
            <text:p>男演員</text:p>
          </table:table-cell>
        </table:table-row>
        <table:table-row table:style-name="ro19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8" office:value-type="string">
            <text:p>相片</text:p>
          </table:table-cell>
        </table:table-row>
        <table:table-row table:style-name="ro19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8" office:value-type="string">
            <text:p>髮型</text:p>
          </table:table-cell>
        </table:table-row>
        <table:table-row table:style-name="ro20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8" office:value-type="string">
            <text:p>立體<text:span text:style-name="T2">3d</text:span><text:span text:style-name="T3">遊戲</text:span></text:p>
          </table:table-cell>
        </table:table-row>
        <table:table-row table:style-name="ro19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8" office:value-type="string">
            <text:p>動作類遊戲</text:p>
          </table:table-cell>
        </table:table-row>
        <table:table-row table:style-name="ro19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table:style-name="ce8" office:value-type="string">
            <text:p>冒險類遊戲</text:p>
          </table:table-cell>
        </table:table-row>
        <table:table-row table:style-name="ro19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8" office:value-type="string">
            <text:p>街機類遊戲</text:p>
          </table:table-cell>
        </table:table-row>
        <table:table-row table:style-name="ro19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8" office:value-type="string">
            <text:p>射擊類遊戲</text:p>
          </table:table-cell>
        </table:table-row>
        <table:table-row table:style-name="ro19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8" office:value-type="string">
            <text:p>棒球類遊戲</text:p>
          </table:table-cell>
        </table:table-row>
        <table:table-row table:style-name="ro19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ce8" office:value-type="string">
            <text:p>籃球類遊戲</text:p>
          </table:table-cell>
        </table:table-row>
        <table:table-row table:style-name="ro19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8" office:value-type="string">
            <text:p>雙輪車類遊戲</text:p>
          </table:table-cell>
        </table:table-row>
        <table:table-row table:style-name="ro19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8" office:value-type="string">
            <text:p>紙盤遊戲</text:p>
          </table:table-cell>
        </table:table-row>
        <table:table-row table:style-name="ro19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8" office:value-type="string">
            <text:p>競速遊戲</text:p>
          </table:table-cell>
        </table:table-row>
        <table:table-row table:style-name="ro19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table:style-name="ce8" office:value-type="string">
            <text:p>紙牌遊戲</text:p>
          </table:table-cell>
        </table:table-row>
        <table:table-row table:style-name="ro19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8" office:value-type="string">
            <text:p>電腦遊戲</text:p>
          </table:table-cell>
        </table:table-row>
        <table:table-row table:style-name="ro19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ce8" office:value-type="string">
            <text:p>烹飪遊戲</text:p>
          </table:table-cell>
        </table:table-row>
        <table:table-row table:style-name="ro19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8" office:value-type="string">
            <text:p>下載多種遊戲</text:p>
          </table:table-cell>
        </table:table-row>
        <table:table-row table:style-name="ro19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table:style-name="ce8" office:value-type="string">
            <text:p>教育類遊戲</text:p>
          </table:table-cell>
        </table:table-row>
        <table:table-row table:style-name="ro19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8" office:value-type="string">
            <text:p>足球類遊戲</text:p>
          </table:table-cell>
        </table:table-row>
        <table:table-row table:style-name="ro19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table:style-name="ce8" office:value-type="string">
            <text:p>免費遊戲</text:p>
          </table:table-cell>
        </table:table-row>
        <table:table-row table:style-name="ro19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table:style-name="ce8" office:value-type="string">
            <text:p>線上遊戲</text:p>
          </table:table-cell>
        </table:table-row>
        <table:table-row table:style-name="ro19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8" office:value-type="string">
            <text:p>遊戲下載</text:p>
          </table:table-cell>
        </table:table-row>
        <table:table-row table:style-name="ro19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table:style-name="ce8" office:value-type="string">
            <text:p>遊戲評論</text:p>
          </table:table-cell>
        </table:table-row>
        <table:table-row table:style-name="ro19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table:style-name="ce8" office:value-type="string">
            <text:p>遊戲網站</text:p>
          </table:table-cell>
        </table:table-row>
        <table:table-row table:style-name="ro19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8" office:value-type="string">
            <text:p>最佳影片</text:p>
          </table:table-cell>
        </table:table-row>
        <table:table-row table:style-name="ro19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table:style-name="ce8" office:value-type="string">
            <text:p>買影集</text:p>
          </table:table-cell>
        </table:table-row>
        <table:table-row table:style-name="ro19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table:style-name="ce8" office:value-type="string">
            <text:p>偶像電影</text:p>
          </table:table-cell>
        </table:table-row>
        <table:table-row table:style-name="ro19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table:style-name="ce8" office:value-type="string">
            <text:p>偶像電影集</text:p>
          </table:table-cell>
        </table:table-row>
        <table:table-row table:style-name="ro19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table:style-name="ce8" office:value-type="string">
            <text:p>舊片</text:p>
          </table:table-cell>
        </table:table-row>
        <table:table-row table:style-name="ro19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table:style-name="ce8" office:value-type="string">
            <text:p>迪士尼電影</text:p>
          </table:table-cell>
        </table:table-row>
        <table:table-row table:style-name="ro19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table:style-name="ce8" office:value-type="string">
            <text:p>下載影片</text:p>
          </table:table-cell>
        </table:table-row>
        <table:table-row table:style-name="ro20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table:style-name="ce8" office:value-type="string">
            <text:p>電影<text:span text:style-name="T2">DVD </text:span></text:p>
          </table:table-cell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table:style-name="ce8" office:value-type="string">
            <text:p>影片</text:p>
          </table:table-cell>
        </table:table-row>
        <table:table-row table:style-name="ro19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table:style-name="ce8" office:value-type="string">
            <text:p>電影節</text:p>
          </table:table-cell>
        </table:table-row>
        <table:table-row table:style-name="ro19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ce8" office:value-type="string">
            <text:p>免費電影</text:p>
          </table:table-cell>
        </table:table-row>
        <table:table-row table:style-name="ro19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ce8" office:value-type="string">
            <text:p>免費電影</text:p>
          </table:table-cell>
        </table:table-row>
        <table:table-row table:style-name="ro19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table:style-name="ce8" office:value-type="string">
            <text:p>免費影片</text:p>
          </table:table-cell>
        </table:table-row>
        <table:table-row table:style-name="ro19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8" office:value-type="string">
            <text:p>搞笑影片</text:p>
          </table:table-cell>
        </table:table-row>
        <table:table-row table:style-name="ro19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table:style-name="ce8" office:value-type="string">
            <text:p>精采片段</text:p>
          </table:table-cell>
        </table:table-row>
        <table:table-row table:style-name="ro19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table:style-name="ce8" office:value-type="string">
            <text:p>家庭電影</text:p>
          </table:table-cell>
        </table:table-row>
        <table:table-row table:style-name="ro19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table:style-name="ce8" office:value-type="string">
            <text:p>恐怖片</text:p>
          </table:table-cell>
        </table:table-row>
        <table:table-row table:style-name="ro19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table:style-name="ce8" office:value-type="string">
            <text:p>當紅電影</text:p>
          </table:table-cell>
        </table:table-row>
        <table:table-row table:style-name="ro19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table:style-name="ce8" office:value-type="string">
            <text:p>電影索引</text:p>
          </table:table-cell>
        </table:table-row>
        <table:table-row table:style-name="ro19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table:style-name="ce8" office:value-type="string">
            <text:p>電影片段</text:p>
          </table:table-cell>
        </table:table-row>
        <table:table-row table:style-name="ro19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ce8" office:value-type="string">
            <text:p>電影下載</text:p>
          </table:table-cell>
        </table:table-row>
        <table:table-row table:style-name="ro19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table:style-name="ce8" office:value-type="string">
            <text:p>線上電影</text:p>
          </table:table-cell>
        </table:table-row>
        <table:table-row table:style-name="ro19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table:style-name="ce8" office:value-type="string">
            <text:p>看線上電影</text:p>
          </table:table-cell>
        </table:table-row>
        <table:table-row table:style-name="ro21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ce8" office:value-type="string">
            <text:p>Youtube 影片</text:p>
          </table:table-cell>
        </table:table-row>
        <table:table-row table:style-name="ro19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table:style-name="ce8" office:value-type="string">
            <text:p>買音樂</text:p>
          </table:table-cell>
        </table:table-row>
        <table:table-row table:style-name="ro19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table:style-name="ce8" office:value-type="string">
            <text:p>古典樂</text:p>
          </table:table-cell>
        </table:table-row>
        <table:table-row table:style-name="ro19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table:style-name="ce8" office:value-type="string">
            <text:p>俱樂部音樂</text:p>
          </table:table-cell>
        </table:table-row>
        <table:table-row table:style-name="ro19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table:style-name="ce8" office:value-type="string">
            <text:p>鄉村樂</text:p>
          </table:table-cell>
        </table:table-row>
        <table:table-row table:style-name="ro19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table:style-name="ce8" office:value-type="string">
            <text:p>舞曲</text:p>
          </table:table-cell>
        </table:table-row>
        <table:table-row table:style-name="ro19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table:style-name="ce8" office:value-type="string">
            <text:p>下載音樂</text:p>
          </table:table-cell>
        </table:table-row>
        <table:table-row table:style-name="ro19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table:style-name="ce8" office:value-type="string">
            <text:p>免費音樂</text:p>
          </table:table-cell>
        </table:table-row>
        <table:table-row table:style-name="ro19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table:style-name="ce8" office:value-type="string">
            <text:p>爵士樂</text:p>
          </table:table-cell>
        </table:table-row>
        <table:table-row table:style-name="ro19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table:style-name="ce8" office:value-type="string">
            <text:p>拉丁樂曲</text:p>
          </table:table-cell>
        </table:table-row>
        <table:table-row table:style-name="ro19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table:style-name="ce8" office:value-type="string">
            <text:p>聽免費音樂</text:p>
          </table:table-cell>
        </table:table-row>
        <table:table-row table:style-name="ro19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table:style-name="ce8" office:value-type="string">
            <text:p>聽音樂</text:p>
          </table:table-cell>
        </table:table-row>
        <table:table-row table:style-name="ro19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table:style-name="ce8" office:value-type="string">
            <text:p>實況演奏音樂</text:p>
          </table:table-cell>
        </table:table-row>
        <table:table-row table:style-name="ro21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table:style-name="ce8" office:value-type="string">
            <text:p>MP3音樂</text:p>
          </table:table-cell>
        </table:table-row>
        <table:table-row table:style-name="ro19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table:style-name="ce8" office:value-type="string">
            <text:p>有線電視</text:p>
          </table:table-cell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table:style-name="ce8" office:value-type="string">
            <text:p>數位電視</text:p>
          </table:table-cell>
        </table:table-row>
        <table:table-row table:style-name="ro19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table:style-name="ce8" office:value-type="string">
            <text:p>平面電視</text:p>
          </table:table-cell>
        </table:table-row>
        <table:table-row table:style-name="ro19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table:style-name="ce8" office:value-type="string">
            <text:p>平面電視</text:p>
          </table:table-cell>
        </table:table-row>
        <table:table-row table:style-name="ro19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table:style-name="ce8" office:value-type="string">
            <text:p>美食聯播網</text:p>
          </table:table-cell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table:style-name="ce8" office:value-type="string">
            <text:p>高畫質電視</text:p>
          </table:table-cell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table:style-name="ce8" office:value-type="string">
            <text:p>液晶電視</text:p>
          </table:table-cell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table:style-name="ce8" office:value-type="string">
            <text:p>電漿電視</text:p>
          </table:table-cell>
        </table:table-row>
        <table:table-row table:style-name="ro19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table:style-name="ce8" office:value-type="string">
            <text:p>衛星電視</text:p>
          </table:table-cell>
        </table:table-row>
        <table:table-row table:style-name="ro19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table:style-name="ce8" office:value-type="string">
            <text:p>購車理財</text:p>
          </table:table-cell>
        </table:table-row>
        <table:table-row table:style-name="ro19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table:style-name="ce8" office:value-type="string">
            <text:p>商用簿記</text:p>
          </table:table-cell>
        </table:table-row>
        <table:table-row table:style-name="ro19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table:style-name="ce8" office:value-type="string">
            <text:p>商業諮詢</text:p>
          </table:table-cell>
        </table:table-row>
        <table:table-row table:style-name="ro19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table:style-name="ce8" office:value-type="string">
            <text:p>商業理財</text:p>
          </table:table-cell>
        </table:table-row>
        <table:table-row table:style-name="ro19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table:style-name="ce8" office:value-type="string">
            <text:p>公司出售</text:p>
          </table:table-cell>
        </table:table-row>
        <table:table-row table:style-name="ro19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table:style-name="ce8" office:value-type="string">
            <text:p>商業計畫</text:p>
          </table:table-cell>
        </table:table-row>
        <table:table-row table:style-name="ro19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table:style-name="ce8" office:value-type="string">
            <text:p>商業企劃</text:p>
          </table:table-cell>
        </table:table-row>
        <table:table-row table:style-name="ro19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table:style-name="ce8" office:value-type="string">
            <text:p>中小企業</text:p>
          </table:table-cell>
        </table:table-row>
        <table:table-row table:style-name="ro19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table:style-name="ce8" office:value-type="string">
            <text:p>商業策略</text:p>
          </table:table-cell>
        </table:table-row>
        <table:table-row table:style-name="ro19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table:style-name="ce8" office:value-type="string">
            <text:p>購買企業</text:p>
          </table:table-cell>
        </table:table-row>
        <table:table-row table:style-name="ro19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table:style-name="ce8" office:value-type="string">
            <text:p>車險</text:p>
          </table:table-cell>
        </table:table-row>
        <table:table-row table:style-name="ro19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table:style-name="ce8" office:value-type="string">
            <text:p>汽車理財</text:p>
          </table:table-cell>
        </table:table-row>
        <table:table-row table:style-name="ro19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table:style-name="ce8" office:value-type="string">
            <text:p>在家工作</text:p>
          </table:table-cell>
        </table:table-row>
        <table:table-row table:style-name="ro19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table:style-name="ce8" office:value-type="string">
            <text:p>房屋抵押借款</text:p>
          </table:table-cell>
        </table:table-row>
        <table:table-row table:style-name="ro19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8" office:value-type="string">
            <text:p>抵押借款</text:p>
          </table:table-cell>
        </table:table-row>
        <table:table-row table:style-name="ro19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table:style-name="ce8" office:value-type="string">
            <text:p>抵押試算表</text:p>
          </table:table-cell>
        </table:table-row>
        <table:table-row table:style-name="ro19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table:style-name="ce8" office:value-type="string">
            <text:p>抵押貸款</text:p>
          </table:table-cell>
        </table:table-row>
        <table:table-row table:style-name="ro19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table:style-name="ce8" office:value-type="string">
            <text:p>抵押貸款</text:p>
          </table:table-cell>
        </table:table-row>
        <table:table-row table:style-name="ro19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table:style-name="ce8" office:value-type="string">
            <text:p>抵押借款率</text:p>
          </table:table-cell>
        </table:table-row>
        <table:table-row table:style-name="ro19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table:style-name="ce8" office:value-type="string">
            <text:p>抵押借款率</text:p>
          </table:table-cell>
        </table:table-row>
        <table:table-row table:style-name="ro19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table:style-name="ce8" office:value-type="string">
            <text:p>網路銀行</text:p>
          </table:table-cell>
        </table:table-row>
        <table:table-row table:style-name="ro19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table:style-name="ce8" office:value-type="string">
            <text:p>個人理財</text:p>
          </table:table-cell>
        </table:table-row>
        <table:table-row table:style-name="ro19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table:style-name="ce8" office:value-type="string">
            <text:p>小型企業</text:p>
          </table:table-cell>
        </table:table-row>
        <table:table-row table:style-name="ro19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table:style-name="ce8" office:value-type="string">
            <text:p>小型企業促銷</text:p>
          </table:table-cell>
        </table:table-row>
        <table:table-row table:style-name="ro19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table:style-name="ce8" office:value-type="string">
            <text:p>經濟分析</text:p>
          </table:table-cell>
        </table:table-row>
        <table:table-row table:style-name="ro19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table:style-name="ce8" office:value-type="string">
            <text:p>經濟發展</text:p>
          </table:table-cell>
        </table:table-row>
        <table:table-row table:style-name="ro19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table:style-name="ce8" office:value-type="string">
            <text:p>經濟成長</text:p>
          </table:table-cell>
        </table:table-row>
        <table:table-row table:style-name="ro19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table:style-name="ce8" office:value-type="string">
            <text:p>經濟策略</text:p>
          </table:table-cell>
        </table:table-row>
        <table:table-row table:style-name="ro19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table:style-name="ce8" office:value-type="string">
            <text:p>經濟體系</text:p>
          </table:table-cell>
        </table:table-row>
        <table:table-row table:style-name="ro19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table:style-name="ce8" office:value-type="string">
            <text:p>經濟學</text:p>
          </table:table-cell>
        </table:table-row>
        <table:table-row table:style-name="ro19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table:style-name="ce8" office:value-type="string">
            <text:p>網路社群</text:p>
          </table:table-cell>
        </table:table-row>
        <table:table-row table:style-name="ro19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table:style-name="ce8" office:value-type="string">
            <text:p>創業</text:p>
          </table:table-cell>
        </table:table-row>
        <table:table-row table:style-name="ro19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table:style-name="ce8" office:value-type="string">
            <text:p>商業企業家</text:p>
          </table:table-cell>
        </table:table-row>
        <table:table-row table:style-name="ro19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table:style-name="ce8" office:value-type="string">
            <text:p>創業中心</text:p>
          </table:table-cell>
        </table:table-row>
        <table:table-row table:style-name="ro19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table:style-name="ce8" office:value-type="string">
            <text:p>企業家工作</text:p>
          </table:table-cell>
        </table:table-row>
        <table:table-row table:style-name="ro19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table:style-name="ce8" office:value-type="string">
            <text:p>創業雜誌</text:p>
          </table:table-cell>
        </table:table-row>
        <table:table-row table:style-name="ro19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table:style-name="ce8" office:value-type="string">
            <text:p>企業家戶聯網</text:p>
          </table:table-cell>
        </table:table-row>
        <table:table-row table:style-name="ro19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table:style-name="ce8" office:value-type="string">
            <text:p>創業機會</text:p>
          </table:table-cell>
        </table:table-row>
        <table:table-row table:style-name="ro19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table:style-name="ce8" office:value-type="string">
            <text:p>創業機關</text:p>
          </table:table-cell>
        </table:table-row>
        <table:table-row table:style-name="ro19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table:style-name="ce8" office:value-type="string">
            <text:p>資產管理</text:p>
          </table:table-cell>
        </table:table-row>
        <table:table-row table:style-name="ro19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table:style-name="ce8" office:value-type="string">
            <text:p>理財顧問</text:p>
          </table:table-cell>
        </table:table-row>
        <table:table-row table:style-name="ro19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table:style-name="ce8" office:value-type="string">
            <text:p>財務分析</text:p>
          </table:table-cell>
        </table:table-row>
        <table:table-row table:style-name="ro19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table:style-name="ce8" office:value-type="string">
            <text:p>股市</text:p>
          </table:table-cell>
        </table:table-row>
        <table:table-row table:style-name="ro19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table:style-name="ce8" office:value-type="string">
            <text:p>美國房地產</text:p>
          </table:table-cell>
        </table:table-row>
        <table:table-row table:style-name="ro19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table:style-name="ce8" office:value-type="string">
            <text:p>找土地</text:p>
          </table:table-cell>
        </table:table-row>
        <table:table-row table:style-name="ro19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table:style-name="ce8" office:value-type="string">
            <text:p>房地產仲介</text:p>
          </table:table-cell>
        </table:table-row>
        <table:table-row table:style-name="ro19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table:style-name="ce8" office:value-type="string">
            <text:p>房屋仲介</text:p>
          </table:table-cell>
        </table:table-row>
        <table:table-row table:style-name="ro19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table:style-name="ce8" office:value-type="string">
            <text:p>土地出售</text:p>
          </table:table-cell>
        </table:table-row>
        <table:table-row table:style-name="ro19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table:style-name="ce8" office:value-type="string">
            <text:p>投資房地產</text:p>
          </table:table-cell>
        </table:table-row>
        <table:table-row table:style-name="ro19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table:style-name="ce8" office:value-type="string">
            <text:p>地產經紀執照</text:p>
          </table:table-cell>
        </table:table-row>
        <table:table-row table:style-name="ro19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table:style-name="ce8" office:value-type="string">
            <text:p>房地產表列</text:p>
          </table:table-cell>
        </table:table-row>
        <table:table-row table:style-name="ro19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table:style-name="ce8" office:value-type="string">
            <text:p>房地產市場</text:p>
          </table:table-cell>
        </table:table-row>
        <table:table-row table:style-name="ro19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table:style-name="ce8" office:value-type="string">
            <text:p>房地產</text:p>
          </table:table-cell>
        </table:table-row>
        <table:table-row table:style-name="ro19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table:style-name="ce8" office:value-type="string">
            <text:p>土地出粗</text:p>
          </table:table-cell>
        </table:table-row>
        <table:table-row table:style-name="ro19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table:style-name="ce8" office:value-type="string">
            <text:p>土地出售</text:p>
          </table:table-cell>
        </table:table-row>
        <table:table-row table:style-name="ro19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table:style-name="ce8" office:value-type="string">
            <text:p>找土地</text:p>
          </table:table-cell>
        </table:table-row>
        <table:table-row table:style-name="ro19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table:style-name="ce8" office:value-type="string">
            <text:p>購買股票</text:p>
          </table:table-cell>
        </table:table-row>
        <table:table-row table:style-name="ro19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table:style-name="ce8" office:value-type="string">
            <text:p>如何投資</text:p>
          </table:table-cell>
        </table:table-row>
        <table:table-row table:style-name="ro19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table:style-name="ce8" office:value-type="string">
            <text:p>學習股票投資</text:p>
          </table:table-cell>
        </table:table-row>
        <table:table-row table:style-name="ro19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table:style-name="ce8" office:value-type="string">
            <text:p>股票仲介</text:p>
          </table:table-cell>
        </table:table-row>
        <table:table-row table:style-name="ro19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table:style-name="ce8" office:value-type="string">
            <text:p>股市</text:p>
          </table:table-cell>
        </table:table-row>
        <table:table-row table:style-name="ro19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table:style-name="ce8" office:value-type="string">
            <text:p>股價</text:p>
          </table:table-cell>
        </table:table-row>
        <table:table-row table:style-name="ro19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table:style-name="ce8" office:value-type="string">
            <text:p>票卷回收報酬率</text:p>
          </table:table-cell>
        </table:table-row>
        <table:table-row table:style-name="ro19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table:style-name="ce8" office:value-type="string">
            <text:p>建築</text:p>
          </table:table-cell>
        </table:table-row>
        <table:table-row table:style-name="ro19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table:style-name="ce8" office:value-type="string">
            <text:p>建築設計</text:p>
          </table:table-cell>
        </table:table-row>
        <table:table-row table:style-name="ro19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table:style-name="ce8" office:value-type="string">
            <text:p>設計工作</text:p>
          </table:table-cell>
        </table:table-row>
        <table:table-row table:style-name="ro19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table:style-name="ce8" office:value-type="string">
            <text:p>設計工作室</text:p>
          </table:table-cell>
        </table:table-row>
        <table:table-row table:style-name="ro19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table:style-name="ce8" office:value-type="string">
            <text:p>房屋設計</text:p>
          </table:table-cell>
        </table:table-row>
        <table:table-row table:style-name="ro19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table:style-name="ce8" office:value-type="string">
            <text:p>設計中</text:p>
          </table:table-cell>
        </table:table-row>
        <table:table-row table:style-name="ro19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table:style-name="ce8" office:value-type="string">
            <text:p>房屋內部設計</text:p>
          </table:table-cell>
        </table:table-row>
        <table:table-row table:style-name="ro19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table:style-name="ce8" office:value-type="string">
            <text:p>廚房設計</text:p>
          </table:table-cell>
        </table:table-row>
        <table:table-row table:style-name="ro19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table:style-name="ce8" office:value-type="string">
            <text:p>景觀設計</text:p>
          </table:table-cell>
        </table:table-row>
        <table:table-row table:style-name="ro19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table:style-name="ce8" office:value-type="string">
            <text:p>藝術品出售</text:p>
          </table:table-cell>
        </table:table-row>
        <table:table-row table:style-name="ro19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table:style-name="ce8" office:value-type="string">
            <text:p>藝廊</text:p>
          </table:table-cell>
        </table:table-row>
        <table:table-row table:style-name="ro19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table:style-name="ce8" office:value-type="string">
            <text:p>線上藝術展</text:p>
          </table:table-cell>
        </table:table-row>
        <table:table-row table:style-name="ro19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table:style-name="ce8" office:value-type="string">
            <text:p>汽車配件</text:p>
          </table:table-cell>
        </table:table-row>
        <table:table-row table:style-name="ro19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table:style-name="ce8" office:value-type="string">
            <text:p>汽車拍賣場</text:p>
          </table:table-cell>
        </table:table-row>
        <table:table-row table:style-name="ro19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table:style-name="ce8" office:value-type="string">
            <text:p>汽車經銷商</text:p>
          </table:table-cell>
        </table:table-row>
        <table:table-row table:style-name="ro19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table:style-name="ce8" office:value-type="string">
            <text:p>車險</text:p>
          </table:table-cell>
        </table:table-row>
        <table:table-row table:style-name="ro19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table:style-name="ce8" office:value-type="string">
            <text:p>汽車貸款</text:p>
          </table:table-cell>
        </table:table-row>
        <table:table-row table:style-name="ro19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8" office:value-type="string">
            <text:p>汽車零件</text:p>
          </table:table-cell>
        </table:table-row>
        <table:table-row table:style-name="ro19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table:style-name="ce8" office:value-type="string">
            <text:p>租車</text:p>
          </table:table-cell>
        </table:table-row>
        <table:table-row table:style-name="ro19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table:style-name="ce8" office:value-type="string">
            <text:p>修車</text:p>
          </table:table-cell>
        </table:table-row>
        <table:table-row table:style-name="ro19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table:style-name="ce8" office:value-type="string">
            <text:p>賣車</text:p>
          </table:table-cell>
        </table:table-row>
        <table:table-row table:style-name="ro19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table:style-name="ce8" office:value-type="string">
            <text:p>車展</text:p>
          </table:table-cell>
        </table:table-row>
        <table:table-row table:style-name="ro19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table:style-name="ce8" office:value-type="string">
            <text:p>汽車出售</text:p>
          </table:table-cell>
        </table:table-row>
        <table:table-row table:style-name="ro19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table:style-name="ce8" office:value-type="string">
            <text:p>骨董車</text:p>
          </table:table-cell>
        </table:table-row>
        <table:table-row table:style-name="ro19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table:style-name="ce8" office:value-type="string">
            <text:p>混合動力車</text:p>
          </table:table-cell>
        </table:table-row>
        <table:table-row table:style-name="ro19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table:style-name="ce8" office:value-type="string">
            <text:p>新車</text:p>
          </table:table-cell>
        </table:table-row>
        <table:table-row table:style-name="ro19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table:style-name="ce8" office:value-type="string">
            <text:p>舊車</text:p>
          </table:table-cell>
        </table:table-row>
        <table:table-row table:style-name="ro19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table:style-name="ce8" office:value-type="string">
            <text:p>租車</text:p>
          </table:table-cell>
        </table:table-row>
        <table:table-row table:style-name="ro19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table:style-name="ce8" office:value-type="string">
            <text:p>二手車</text:p>
          </table:table-cell>
        </table:table-row>
        <table:table-row table:style-name="ro21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table:style-name="ce8" office:value-type="string">
            <text:p>嬰/幼兒裝</text:p>
          </table:table-cell>
        </table:table-row>
        <table:table-row table:style-name="ro19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table:style-name="ce8" office:value-type="string">
            <text:p>童裝</text:p>
          </table:table-cell>
        </table:table-row>
        <table:table-row table:style-name="ro19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table:style-name="ce8" office:value-type="string">
            <text:p>童裝店</text:p>
          </table:table-cell>
        </table:table-row>
        <table:table-row table:style-name="ro19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table:style-name="ce8" office:value-type="string">
            <text:p>名牌服飾</text:p>
          </table:table-cell>
        </table:table-row>
        <table:table-row table:style-name="ro19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table:style-name="ce8" office:value-type="string">
            <text:p>服裝設計</text:p>
          </table:table-cell>
        </table:table-row>
        <table:table-row table:style-name="ro19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table:style-name="ce8" office:value-type="string">
            <text:p>服裝設計師</text:p>
          </table:table-cell>
        </table:table-row>
        <table:table-row table:style-name="ro19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table:style-name="ce8" office:value-type="string">
            <text:p>服裝秀</text:p>
          </table:table-cell>
        </table:table-row>
        <table:table-row table:style-name="ro19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table:style-name="ce8" office:value-type="string">
            <text:p>少女裝</text:p>
          </table:table-cell>
        </table:table-row>
        <table:table-row table:style-name="ro19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table:style-name="ce8" office:value-type="string">
            <text:p>孕婦裝</text:p>
          </table:table-cell>
        </table:table-row>
        <table:table-row table:style-name="ro19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table:style-name="ce8" office:value-type="string">
            <text:p>男裝</text:p>
          </table:table-cell>
        </table:table-row>
        <table:table-row table:style-name="ro19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table:style-name="ce8" office:value-type="string">
            <text:p>女裝</text:p>
          </table:table-cell>
        </table:table-row>
        <table:table-row table:style-name="ro19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table:style-name="ce8" office:value-type="string">
            <text:p>嬰幼兒食品</text:p>
          </table:table-cell>
        </table:table-row>
        <table:table-row table:style-name="ro19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table:style-name="ce8" office:value-type="string">
            <text:p>蛋糕食譜</text:p>
          </table:table-cell>
        </table:table-row>
        <table:table-row table:style-name="ro19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table:style-name="ce8" office:value-type="string">
            <text:p>雞肉食譜</text:p>
          </table:table-cell>
        </table:table-row>
        <table:table-row table:style-name="ro19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table:style-name="ce8" office:value-type="string">
            <text:p>中餐</text:p>
          </table:table-cell>
        </table:table-row>
        <table:table-row table:style-name="ro19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table:style-name="ce8" office:value-type="string">
            <text:p>減肥餐</text:p>
          </table:table-cell>
        </table:table-row>
        <table:table-row table:style-name="ro19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table:style-name="ce8" office:value-type="string">
            <text:p>速食</text:p>
          </table:table-cell>
        </table:table-row>
        <table:table-row table:style-name="ro19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table:style-name="ce8" office:value-type="string">
            <text:p>食物</text:p>
          </table:table-cell>
        </table:table-row>
        <table:table-row table:style-name="ro19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table:style-name="ce8" office:value-type="string">
            <text:p>健康食品</text:p>
          </table:table-cell>
        </table:table-row>
        <table:table-row table:style-name="ro19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table:style-name="ce8" office:value-type="string">
            <text:p>印度餐</text:p>
          </table:table-cell>
        </table:table-row>
        <table:table-row table:style-name="ro19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table:style-name="ce8" office:value-type="string">
            <text:p>義大利餐</text:p>
          </table:table-cell>
        </table:table-row>
        <table:table-row table:style-name="ro19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table:style-name="ce8" office:value-type="string">
            <text:p>垃圾食品</text:p>
          </table:table-cell>
        </table:table-row>
        <table:table-row table:style-name="ro19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table:style-name="ce8" office:value-type="string">
            <text:p>墨西哥餐</text:p>
          </table:table-cell>
        </table:table-row>
        <table:table-row table:style-name="ro19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table:style-name="ce8" office:value-type="string">
            <text:p>有機食品</text:p>
          </table:table-cell>
        </table:table-row>
        <table:table-row table:style-name="ro19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table:style-name="ce8" office:value-type="string">
            <text:p>食譜</text:p>
          </table:table-cell>
        </table:table-row>
        <table:table-row table:style-name="ro19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table:style-name="ce8" office:value-type="string">
            <text:p>酒類</text:p>
          </table:table-cell>
        </table:table-row>
        <table:table-row table:style-name="ro19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table:style-name="ce8" office:value-type="string">
            <text:p>口腔衛生</text:p>
          </table:table-cell>
        </table:table-row>
        <table:table-row table:style-name="ro19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table:style-name="ce8" office:value-type="string">
            <text:p>減肥藥</text:p>
          </table:table-cell>
        </table:table-row>
        <table:table-row table:style-name="ro19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table:style-name="ce8" office:value-type="string">
            <text:p>練習</text:p>
          </table:table-cell>
        </table:table-row>
        <table:table-row table:style-name="ro19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table:style-name="ce8" office:value-type="string">
            <text:p>健身器材</text:p>
          </table:table-cell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table:style-name="ce8" office:value-type="string">
            <text:p>健身</text:p>
          </table:table-cell>
        </table:table-row>
        <table:table-row table:style-name="ro19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table:style-name="ce8" office:value-type="string">
            <text:p>健康</text:p>
          </table:table-cell>
        </table:table-row>
        <table:table-row table:style-name="ro19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table:style-name="ce8" office:value-type="string">
            <text:p>保健</text:p>
          </table:table-cell>
        </table:table-row>
        <table:table-row table:style-name="ro19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table:style-name="ce8" office:value-type="string">
            <text:p>健康俱樂部</text:p>
          </table:table-cell>
        </table:table-row>
        <table:table-row table:style-name="ro19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table:style-name="ce8" office:value-type="string">
            <text:p>健康食品</text:p>
          </table:table-cell>
        </table:table-row>
        <table:table-row table:style-name="ro19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table:style-name="ce8" office:value-type="string">
            <text:p>健保</text:p>
          </table:table-cell>
        </table:table-row>
        <table:table-row table:style-name="ro19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table:style-name="ce8" office:value-type="string">
            <text:p>健康雜誌</text:p>
          </table:table-cell>
        </table:table-row>
        <table:table-row table:style-name="ro19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table:style-name="ce8" office:value-type="string">
            <text:p>運動</text:p>
          </table:table-cell>
        </table:table-row>
        <table:table-row table:style-name="ro19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table:style-name="ce8" office:value-type="string">
            <text:p>健身運動</text:p>
          </table:table-cell>
        </table:table-row>
        <table:table-row table:style-name="ro19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table:style-name="ce8" office:value-type="string">
            <text:p>古書</text:p>
          </table:table-cell>
        </table:table-row>
        <table:table-row table:style-name="ro19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table:style-name="ce8" office:value-type="string">
            <text:p>有聲書</text:p>
          </table:table-cell>
        </table:table-row>
        <table:table-row table:style-name="ro19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table:style-name="ce8" office:value-type="string">
            <text:p>幼兒叢書</text:p>
          </table:table-cell>
        </table:table-row>
        <table:table-row table:style-name="ro19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table:style-name="ce8" office:value-type="string">
            <text:p>暢銷書</text:p>
          </table:table-cell>
        </table:table-row>
        <table:table-row table:style-name="ro21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table:style-name="ce8" office:value-type="string">
            <text:p>k書俱樂部</text:p>
          </table:table-cell>
        </table:table-row>
        <table:table-row table:style-name="ro19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table:style-name="ce8" office:value-type="string">
            <text:p>書評</text:p>
          </table:table-cell>
        </table:table-row>
        <table:table-row table:style-name="ro19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table:style-name="ce8" office:value-type="string">
            <text:p>書類搜尋</text:p>
          </table:table-cell>
        </table:table-row>
        <table:table-row table:style-name="ro19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table:style-name="ce8" office:value-type="string">
            <text:p>書店</text:p>
          </table:table-cell>
        </table:table-row>
        <table:table-row table:style-name="ro19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table:style-name="ce8" office:value-type="string">
            <text:p>兒童書類</text:p>
          </table:table-cell>
        </table:table-row>
        <table:table-row table:style-name="ro19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table:style-name="ce8" office:value-type="string">
            <text:p>漫畫書</text:p>
          </table:table-cell>
        </table:table-row>
        <table:table-row table:style-name="ro19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table:style-name="ce8" office:value-type="string">
            <text:p>小說</text:p>
          </table:table-cell>
        </table:table-row>
        <table:table-row table:style-name="ro19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table:style-name="ce8" office:value-type="string">
            <text:p>文學</text:p>
          </table:table-cell>
        </table:table-row>
        <table:table-row table:style-name="ro19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table:style-name="ce8" office:value-type="string">
            <text:p>詩</text:p>
          </table:table-cell>
        </table:table-row>
        <table:table-row table:style-name="ro19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table:style-name="ce8" office:value-type="string">
            <text:p>教科書</text:p>
          </table:table-cell>
        </table:table-row>
        <table:table-row table:style-name="ro19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table:style-name="ce8" office:value-type="string">
            <text:p>課本</text:p>
          </table:table-cell>
        </table:table-row>
        <table:table-row table:style-name="ro19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table:style-name="ce8" office:value-type="string">
            <text:p>二手書</text:p>
          </table:table-cell>
        </table:table-row>
        <table:table-row table:style-name="ro19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table:style-name="ce8" office:value-type="string">
            <text:p>冒險旅遊</text:p>
          </table:table-cell>
        </table:table-row>
        <table:table-row table:style-name="ro19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table:style-name="ce8" office:value-type="string">
            <text:p>航空旅遊</text:p>
          </table:table-cell>
        </table:table-row>
        <table:table-row table:style-name="ro19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table:style-name="ce8" office:value-type="string">
            <text:p>省錢旅行</text:p>
          </table:table-cell>
        </table:table-row>
        <table:table-row table:style-name="ro19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table:style-name="ce8" office:value-type="string">
            <text:p>便宜機票</text:p>
          </table:table-cell>
        </table:table-row>
        <table:table-row table:style-name="ro19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table:style-name="ce8" office:value-type="string">
            <text:p>廉價旅館</text:p>
          </table:table-cell>
        </table:table-row>
        <table:table-row table:style-name="ro19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table:style-name="ce8" office:value-type="string">
            <text:p>廉價旅遊</text:p>
          </table:table-cell>
        </table:table-row>
        <table:table-row table:style-name="ro19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table:style-name="ce8" office:value-type="string">
            <text:p>長期住宿旅館</text:p>
          </table:table-cell>
        </table:table-row>
        <table:table-row table:style-name="ro19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table:style-name="ce8" office:value-type="string">
            <text:p>家庭旅行</text:p>
          </table:table-cell>
        </table:table-row>
        <table:table-row table:style-name="ro19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table:style-name="ce8" office:value-type="string">
            <text:p>飛機班次</text:p>
          </table:table-cell>
        </table:table-row>
        <table:table-row table:style-name="ro19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table:style-name="ce8" office:value-type="string">
            <text:p>旅館</text:p>
          </table:table-cell>
        </table:table-row>
        <table:table-row table:style-name="ro19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table:style-name="ce8" office:value-type="string">
            <text:p>旅行</text:p>
          </table:table-cell>
        </table:table-row>
        <table:table-row table:style-name="ro19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table:style-name="ce8" office:value-type="string">
            <text:p>大專棒球</text:p>
          </table:table-cell>
        </table:table-row>
        <table:table-row table:style-name="ro19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table:style-name="ce8" office:value-type="string">
            <text:p>高中棒球</text:p>
          </table:table-cell>
        </table:table-row>
        <table:table-row table:style-name="ro19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table:style-name="ce8" office:value-type="string">
            <text:p>少棒</text:p>
          </table:table-cell>
        </table:table-row>
        <table:table-row table:style-name="ro19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table:style-name="ce8" office:value-type="string">
            <text:p>青棒</text:p>
          </table:table-cell>
        </table:table-row>
        <table:table-row table:style-name="ro19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table:style-name="ce8" office:value-type="string">
            <text:p>大專籃球</text:p>
          </table:table-cell>
        </table:table-row>
        <table:table-row table:style-name="ro19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table:style-name="ce8" office:value-type="string">
            <text:p>高中籃球</text:p>
          </table:table-cell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table:style-name="ce8" office:value-type="string">
            <text:p>美國職業籃球</text:p>
          </table:table-cell>
        </table:table-row>
        <table:table-row table:style-name="ro19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table:style-name="ce8" office:value-type="string">
            <text:p>摩托車裝備</text:p>
          </table:table-cell>
        </table:table-row>
        <table:table-row table:style-name="ro19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table:style-name="ce8" office:value-type="string">
            <text:p>摩托車賽</text:p>
          </table:table-cell>
        </table:table-row>
        <table:table-row table:style-name="ro19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table:style-name="ce8" office:value-type="string">
            <text:p>摩托車運動</text:p>
          </table:table-cell>
        </table:table-row>
        <table:table-row table:style-name="ro19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table:style-name="ce8" office:value-type="string">
            <text:p>摩托車店</text:p>
          </table:table-cell>
        </table:table-row>
        <table:table-row table:style-name="ro19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table:style-name="ce8" office:value-type="string">
            <text:p>美式足球裝</text:p>
          </table:table-cell>
        </table:table-row>
        <table:table-row table:style-name="ro19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table:style-name="ce8" office:value-type="string">
            <text:p>美式足球場</text:p>
          </table:table-cell>
        </table:table-row>
        <table:table-row table:style-name="ro19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table:style-name="ce8" office:value-type="string">
            <text:p>美式足球賽</text:p>
          </table:table-cell>
        </table:table-row>
        <table:table-row table:style-name="ro19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table:style-name="ce8" office:value-type="string">
            <text:p>廉價高爾夫</text:p>
          </table:table-cell>
        </table:table-row>
        <table:table-row table:style-name="ro19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table:style-name="ce8" office:value-type="string">
            <text:p>免費高爾夫</text:p>
          </table:table-cell>
        </table:table-row>
        <table:table-row table:style-name="ro19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球袋</text:p>
          </table:table-cell>
        </table:table-row>
        <table:table-row table:style-name="ro19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球</text:p>
          </table:table-cell>
        </table:table-row>
        <table:table-row table:style-name="ro19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球車</text:p>
          </table:table-cell>
        </table:table-row>
        <table:table-row table:style-name="ro19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球桿</text:p>
          </table:table-cell>
        </table:table-row>
        <table:table-row table:style-name="ro19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球場</text:p>
          </table:table-cell>
        </table:table-row>
        <table:table-row table:style-name="ro19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球裝備</text:p>
          </table:table-cell>
        </table:table-row>
        <table:table-row table:style-name="ro19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table:style-name="ce8" office:value-type="string">
            <text:p>高爾夫假期</text:p>
          </table:table-cell>
        </table:table-row>
        <table:table-row table:style-name="ro19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table:style-name="ce8" office:value-type="string">
            <text:p>職業高爾夫</text:p>
          </table:table-cell>
        </table:table-row>
        <table:table-row table:style-name="ro19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table:style-name="ce8" office:value-type="string">
            <text:p>曲棍球營</text:p>
          </table:table-cell>
        </table:table-row>
        <table:table-row table:style-name="ro19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table:style-name="ce8" office:value-type="string">
            <text:p>曲棍球裝備</text:p>
          </table:table-cell>
        </table:table-row>
        <table:table-row table:style-name="ro19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table:style-name="ce8" office:value-type="string">
            <text:p>曲棍球賽</text:p>
          </table:table-cell>
        </table:table-row>
        <table:table-row table:style-name="ro19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table:style-name="ce8" office:value-type="string">
            <text:p>曲棍球配備</text:p>
          </table:table-cell>
        </table:table-row>
        <table:table-row table:style-name="ro19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table:style-name="ce8" office:value-type="string">
            <text:p>曲棍球員</text:p>
          </table:table-cell>
        </table:table-row>
        <table:table-row table:style-name="ro19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table:style-name="ce8" office:value-type="string">
            <text:p>冰上曲棍球</text:p>
          </table:table-cell>
        </table:table-row>
        <table:table-row table:style-name="ro19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table:style-name="ce8" office:value-type="string">
            <text:p>美式足球</text:p>
          </table:table-cell>
        </table:table-row>
        <table:table-row table:style-name="ro19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table:style-name="ce8" office:value-type="string">
            <text:p>巴西足球</text:p>
          </table:table-cell>
        </table:table-row>
        <table:table-row table:style-name="ro19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table:style-name="ce8" office:value-type="string">
            <text:p>足球裝備</text:p>
          </table:table-cell>
        </table:table-row>
        <table:table-row table:style-name="ro19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table:style-name="ce8" office:value-type="string">
            <text:p>足球賽</text:p>
          </table:table-cell>
        </table:table-row>
        <table:table-row table:style-name="ro19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table:style-name="ce8" office:value-type="string">
            <text:p>足球鞋</text:p>
          </table:table-cell>
        </table:table-row>
        <table:table-row table:style-name="ro19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table:style-name="ce8" office:value-type="string">
            <text:p>網球</text:p>
          </table:table-cell>
        </table:table-row>
        <table:table-row table:style-name="ro19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table:style-name="ce8" office:value-type="string">
            <text:p>網球裝</text:p>
          </table:table-cell>
        </table:table-row>
        <table:table-row table:style-name="ro19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table:style-name="ce8" office:value-type="string">
            <text:p>網球裝備</text:p>
          </table:table-cell>
        </table:table-row>
        <table:table-row table:style-name="ro19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table:style-name="ce8" office:value-type="string">
            <text:p>網球拍</text:p>
          </table:table-cell>
        </table:table-row>
        <table:table-row table:style-name="ro19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table:style-name="ce8" office:value-type="string">
            <text:p>網球鞋</text:p>
          </table:table-cell>
        </table:table-row>
        <table:table-row table:style-name="ro19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table:style-name="ce8" office:value-type="string">
            <text:p>防毒軟體</text:p>
          </table:table-cell>
        </table:table-row>
        <table:table-row table:style-name="ro19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table:style-name="ce8" office:value-type="string">
            <text:p>組電腦</text:p>
          </table:table-cell>
        </table:table-row>
        <table:table-row table:style-name="ro19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table:style-name="ce8" office:value-type="string">
            <text:p>買電腦</text:p>
          </table:table-cell>
        </table:table-row>
        <table:table-row table:style-name="ro21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table:style-name="ce8" office:value-type="string">
            <text:p>廉價/便宜電腦</text:p>
          </table:table-cell>
        </table:table-row>
        <table:table-row table:style-name="ro19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table:style-name="ce8" office:value-type="string">
            <text:p>電腦配件</text:p>
          </table:table-cell>
        </table:table-row>
        <table:table-row table:style-name="ro19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table:style-name="ce8" office:value-type="string">
            <text:p>電腦外殼</text:p>
          </table:table-cell>
        </table:table-row>
        <table:table-row table:style-name="ro19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table:style-name="ce8" office:value-type="string">
            <text:p>電腦遊戲</text:p>
          </table:table-cell>
        </table:table-row>
        <table:table-row table:style-name="ro19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table:style-name="ce8" office:value-type="string">
            <text:p>圖形</text:p>
          </table:table-cell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table:style-name="ce8" office:value-type="string">
            <text:p>硬體</text:p>
          </table:table-cell>
        </table:table-row>
        <table:table-row table:style-name="ro19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table:style-name="ce8" office:value-type="string">
            <text:p>鍵盤</text:p>
          </table:table-cell>
        </table:table-row>
        <table:table-row table:style-name="ro19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table:style-name="ce8" office:value-type="string">
            <text:p>電腦記憶體</text:p>
          </table:table-cell>
        </table:table-row>
        <table:table-row table:style-name="ro19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table:style-name="ce8" office:value-type="string">
            <text:p>顯像器</text:p>
          </table:table-cell>
        </table:table-row>
        <table:table-row table:style-name="ro19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table:style-name="ce8" office:value-type="string">
            <text:p>電腦軟體</text:p>
          </table:table-cell>
        </table:table-row>
        <table:table-row table:style-name="ro19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table:style-name="ce8" office:value-type="string">
            <text:p>電腦專賣店</text:p>
          </table:table-cell>
        </table:table-row>
        <table:table-row table:style-name="ro19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table:style-name="ce8" office:value-type="string">
            <text:p>桌上型電腦</text:p>
          </table:table-cell>
        </table:table-row>
        <table:table-row table:style-name="ro19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table:style-name="ce8" office:value-type="string">
            <text:p>筆記型電腦</text:p>
          </table:table-cell>
        </table:table-row>
        <table:table-row table:style-name="ro19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table:style-name="ce8" office:value-type="string">
            <text:p>筆記型電腦</text:p>
          </table:table-cell>
        </table:table-row>
        <table:table-row table:style-name="ro19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table:style-name="ce8" office:value-type="string">
            <text:p>口袋型電腦</text:p>
          </table:table-cell>
        </table:table-row>
        <table:table-row table:style-name="ro19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table:style-name="ce8" office:value-type="string">
            <text:p>平板電腦</text:p>
          </table:table-cell>
        </table:table-row>
        <table:table-row table:style-name="ro19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table:style-name="ce8" office:value-type="string">
            <text:p>桌面小配件</text:p>
          </table:table-cell>
        </table:table-row>
        <table:table-row table:style-name="ro19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table:style-name="ce8" office:value-type="string">
            <text:p>電子小玩意兒</text:p>
          </table:table-cell>
        </table:table-row>
        <table:table-row table:style-name="ro19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table:style-name="ce8" office:value-type="string">
            <text:p>電子玩具</text:p>
          </table:table-cell>
        </table:table-row>
        <table:table-row table:style-name="ro19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table:style-name="ce8" office:value-type="string">
            <text:p>高科技小玩意兒</text:p>
          </table:table-cell>
        </table:table-row>
        <table:table-row table:style-name="ro19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table:style-name="ce8" office:value-type="string">
            <text:p>廚房小工具</text:p>
          </table:table-cell>
        </table:table-row>
        <table:table-row table:style-name="ro19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table:style-name="ce8" office:value-type="string">
            <text:p>最新小玩意兒</text:p>
          </table:table-cell>
        </table:table-row>
        <table:table-row table:style-name="ro19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table:style-name="ce8" office:value-type="string">
            <text:p>新的小玩意兒</text:p>
          </table:table-cell>
        </table:table-row>
        <table:table-row table:style-name="ro19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table:style-name="ce8" office:value-type="string">
            <text:p>監視用小玩意兒</text:p>
          </table:table-cell>
        </table:table-row>
        <table:table-row table:style-name="ro19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table:style-name="ce8" office:value-type="string">
            <text:p>科技玩意兒</text:p>
          </table:table-cell>
        </table:table-row>
        <table:table-row table:style-name="ro19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table:style-name="ce8" office:value-type="string">
            <text:p>寬頻網路</text:p>
          </table:table-cell>
        </table:table-row>
        <table:table-row table:style-name="ro19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table:style-name="ce8" office:value-type="string">
            <text:p>有線電視網路</text:p>
          </table:table-cell>
        </table:table-row>
        <table:table-row table:style-name="ro19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table:style-name="ce8" office:value-type="string">
            <text:p>廉價網路</text:p>
          </table:table-cell>
        </table:table-row>
        <table:table-row table:style-name="ro19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table:style-name="ce8" office:value-type="string">
            <text:p>高速網路</text:p>
          </table:table-cell>
        </table:table-row>
        <table:table-row table:style-name="ro19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table:style-name="ce8" office:value-type="string">
            <text:p>免費網路</text:p>
          </table:table-cell>
        </table:table-row>
        <table:table-row table:style-name="ro19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table:style-name="ce8" office:value-type="string">
            <text:p>網路廣告</text:p>
          </table:table-cell>
        </table:table-row>
        <table:table-row table:style-name="ro19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table:style-name="ce8" office:value-type="string">
            <text:p>網路電視</text:p>
          </table:table-cell>
        </table:table-row>
        <table:table-row table:style-name="ro19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table:style-name="ce8" office:value-type="string">
            <text:p>手機電視</text:p>
          </table:table-cell>
        </table:table-row>
        <table:table-row table:style-name="ro19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table:style-name="ce8" office:value-type="string">
            <text:p>衛星電視</text:p>
          </table:table-cell>
        </table:table-row>
        <table:table-row table:style-name="ro19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table:style-name="ce8" office:value-type="string">
            <text:p>無線上網</text:p>
          </table:table-cell>
        </table:table-row>
        <table:table-row table:style-name="ro19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table:style-name="ce8" office:value-type="string">
            <text:p>科學叢書</text:p>
          </table:table-cell>
        </table:table-row>
        <table:table-row table:style-name="ro19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table:style-name="ce8" office:value-type="string">
            <text:p>科技中心</text:p>
          </table:table-cell>
        </table:table-row>
        <table:table-row table:style-name="ro19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table:style-name="ce8" office:value-type="string">
            <text:p>科學實驗</text:p>
          </table:table-cell>
        </table:table-row>
        <table:table-row table:style-name="ro19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table:style-name="ce8" office:value-type="string">
            <text:p>科學展</text:p>
          </table:table-cell>
        </table:table-row>
        <table:table-row table:style-name="ro19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table:style-name="ce8" office:value-type="string">
            <text:p>科幻小說</text:p>
          </table:table-cell>
        </table:table-row>
        <table:table-row table:style-name="ro19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table:style-name="ce8" office:value-type="string">
            <text:p>科學博物館</text:p>
          </table:table-cell>
        </table:table-row>
        <table:table-row table:style-name="ro19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table:style-name="ce8" office:value-type="string">
            <text:p>科學新聞</text:p>
          </table:table-cell>
        </table:table-row>
        <table:table-row table:style-name="ro19" table:number-rows-repeated="65183">
          <table:table-cell table:number-columns-repeated="3"/>
        </table:table-row>
        <table:table-row table:style-name="ro19">
          <table:table-cell table:number-columns-repeated="3"/>
        </table:table-row>
      </table:table>
      <table:table table:name="Chinese Simplified" table:style-name="ta1" table:print="false"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</table:table-row>
        <table:table-row table:style-name="ro19">
          <table:table-cell office:value-type="float" office:value="1">
            <text:p>1</text:p>
          </table:table-cell>
          <table:table-cell/>
          <table:table-cell table:style-name="ce9" office:value-type="string">
            <text:p>娱乐</text:p>
          </table:table-cell>
        </table:table-row>
        <table:table-row table:style-name="ro19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string">
            <text:p>名人</text:p>
          </table:table-cell>
        </table:table-row>
        <table:table-row table:style-name="ro19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string">
            <text:p>闲聊</text:p>
          </table:table-cell>
        </table:table-row>
        <table:table-row table:style-name="ro19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string">
            <text:p>游戏</text:p>
          </table:table-cell>
        </table:table-row>
        <table:table-row table:style-name="ro19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9" office:value-type="string">
            <text:p>电影</text:p>
          </table:table-cell>
        </table:table-row>
        <table:table-row table:style-name="ro19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9" office:value-type="string">
            <text:p>音乐</text:p>
          </table:table-cell>
        </table:table-row>
        <table:table-row table:style-name="ro19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9" office:value-type="string">
            <text:p>电视</text:p>
          </table:table-cell>
        </table:table-row>
        <table:table-row table:style-name="ro19">
          <table:table-cell table:formula="oooc:=[.A8]+1" office:value-type="float" office:value="8">
            <text:p>8</text:p>
          </table:table-cell>
          <table:table-cell/>
          <table:table-cell table:style-name="ce9" office:value-type="string">
            <text:p>商业</text:p>
          </table:table-cell>
        </table:table-row>
        <table:table-row table:style-name="ro19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9" office:value-type="string">
            <text:p>商业理财</text:p>
          </table:table-cell>
        </table:table-row>
        <table:table-row table:style-name="ro19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9" office:value-type="string">
            <text:p>经济</text:p>
          </table:table-cell>
        </table:table-row>
        <table:table-row table:style-name="ro19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9" office:value-type="string">
            <text:p>企业家</text:p>
          </table:table-cell>
        </table:table-row>
        <table:table-row table:style-name="ro19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9" office:value-type="string">
            <text:p>投资</text:p>
          </table:table-cell>
        </table:table-row>
        <table:table-row table:style-name="ro19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9" office:value-type="string">
            <text:p>房地产</text:p>
          </table:table-cell>
        </table:table-row>
        <table:table-row table:style-name="ro19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9" office:value-type="string">
            <text:p>股票债卷</text:p>
          </table:table-cell>
        </table:table-row>
        <table:table-row table:style-name="ro19">
          <table:table-cell table:formula="oooc:=[.A15]+1" office:value-type="float" office:value="15">
            <text:p>15</text:p>
          </table:table-cell>
          <table:table-cell/>
          <table:table-cell table:style-name="ce9" office:value-type="string">
            <text:p>生活方式</text:p>
          </table:table-cell>
        </table:table-row>
        <table:table-row table:style-name="ro19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9" office:value-type="string">
            <text:p>建筑</text:p>
          </table:table-cell>
        </table:table-row>
        <table:table-row table:style-name="ro19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9" office:value-type="string">
            <text:p>艺术</text:p>
          </table:table-cell>
        </table:table-row>
        <table:table-row table:style-name="ro19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9" office:value-type="string">
            <text:p>汽车</text:p>
          </table:table-cell>
        </table:table-row>
        <table:table-row table:style-name="ro19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table:style-name="ce9" office:value-type="string">
            <text:p>流行时尚</text:p>
          </table:table-cell>
        </table:table-row>
        <table:table-row table:style-name="ro19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9" office:value-type="string">
            <text:p>美酒佳肴</text:p>
          </table:table-cell>
        </table:table-row>
        <table:table-row table:style-name="ro19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9" office:value-type="string">
            <text:p>健康保健</text:p>
          </table:table-cell>
        </table:table-row>
        <table:table-row table:style-name="ro19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table:style-name="ce9" office:value-type="string">
            <text:p>文学</text:p>
          </table:table-cell>
        </table:table-row>
        <table:table-row table:style-name="ro19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9" office:value-type="string">
            <text:p>旅游</text:p>
          </table:table-cell>
        </table:table-row>
        <table:table-row table:style-name="ro19">
          <table:table-cell table:formula="oooc:=[.A24]+1" office:value-type="float" office:value="24">
            <text:p>24</text:p>
          </table:table-cell>
          <table:table-cell/>
          <table:table-cell table:style-name="ce9" office:value-type="string">
            <text:p>运动</text:p>
          </table:table-cell>
        </table:table-row>
        <table:table-row table:style-name="ro19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table:style-name="ce9" office:value-type="string">
            <text:p>棒球</text:p>
          </table:table-cell>
        </table:table-row>
        <table:table-row table:style-name="ro19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table:style-name="ce9" office:value-type="string">
            <text:p>篮球</text:p>
          </table:table-cell>
        </table:table-row>
        <table:table-row table:style-name="ro19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table:style-name="ce9" office:value-type="string">
            <text:p>自行车运动</text:p>
          </table:table-cell>
        </table:table-row>
        <table:table-row table:style-name="ro19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table:style-name="ce9" office:value-type="string">
            <text:p>美式足球</text:p>
          </table:table-cell>
        </table:table-row>
        <table:table-row table:style-name="ro19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table:style-name="ce9" office:value-type="string">
            <text:p>高尔夫</text:p>
          </table:table-cell>
        </table:table-row>
        <table:table-row table:style-name="ro19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table:style-name="ce9" office:value-type="string">
            <text:p>曲棍球</text:p>
          </table:table-cell>
        </table:table-row>
        <table:table-row table:style-name="ro19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table:style-name="ce9" office:value-type="string">
            <text:p>足球</text:p>
          </table:table-cell>
        </table:table-row>
        <table:table-row table:style-name="ro19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table:style-name="ce9" office:value-type="string">
            <text:p>网球</text:p>
          </table:table-cell>
        </table:table-row>
        <table:table-row table:style-name="ro19">
          <table:table-cell table:formula="oooc:=[.A33]+1" office:value-type="float" office:value="33">
            <text:p>33</text:p>
          </table:table-cell>
          <table:table-cell/>
          <table:table-cell table:style-name="ce9" office:value-type="string">
            <text:p>科技</text:p>
          </table:table-cell>
        </table:table-row>
        <table:table-row table:style-name="ro19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table:style-name="ce9" office:value-type="string">
            <text:p>计算机</text:p>
          </table:table-cell>
        </table:table-row>
        <table:table-row table:style-name="ro19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table:style-name="ce9" office:value-type="string">
            <text:p>消费电子</text:p>
          </table:table-cell>
        </table:table-row>
        <table:table-row table:style-name="ro19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table:style-name="ce9" office:value-type="string">
            <text:p>小玩意</text:p>
          </table:table-cell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table:style-name="ce9" office:value-type="string">
            <text:p>网络</text:p>
          </table:table-cell>
        </table:table-row>
        <table:table-row table:style-name="ro19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9" office:value-type="string">
            <text:p>科学</text:p>
          </table:table-cell>
        </table:table-row>
        <table:table-row table:style-name="ro19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9" office:value-type="string">
            <text:p>男演员</text:p>
          </table:table-cell>
        </table:table-row>
        <table:table-row table:style-name="ro19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9" office:value-type="string">
            <text:p>相片</text:p>
          </table:table-cell>
        </table:table-row>
        <table:table-row table:style-name="ro19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9" office:value-type="string">
            <text:p>发型</text:p>
          </table:table-cell>
        </table:table-row>
        <table:table-row table:style-name="ro21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9" office:value-type="string">
            <text:p>立体<text:span text:style-name="T2">3d</text:span><text:span text:style-name="T4">游戏</text:span></text:p>
          </table:table-cell>
        </table:table-row>
        <table:table-row table:style-name="ro19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9" office:value-type="string">
            <text:p>动作游戏</text:p>
          </table:table-cell>
        </table:table-row>
        <table:table-row table:style-name="ro19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table:style-name="ce9" office:value-type="string">
            <text:p>冒险游戏</text:p>
          </table:table-cell>
        </table:table-row>
        <table:table-row table:style-name="ro19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9" office:value-type="string">
            <text:p>街机游戏</text:p>
          </table:table-cell>
        </table:table-row>
        <table:table-row table:style-name="ro19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9" office:value-type="string">
            <text:p>射击类游戏</text:p>
          </table:table-cell>
        </table:table-row>
        <table:table-row table:style-name="ro19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9" office:value-type="string">
            <text:p>棒球类游戏</text:p>
          </table:table-cell>
        </table:table-row>
        <table:table-row table:style-name="ro19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ce9" office:value-type="string">
            <text:p>篮球游戏</text:p>
          </table:table-cell>
        </table:table-row>
        <table:table-row table:style-name="ro19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9" office:value-type="string">
            <text:p>机车游戏</text:p>
          </table:table-cell>
        </table:table-row>
        <table:table-row table:style-name="ro19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9" office:value-type="string">
            <text:p>纸盘游戏</text:p>
          </table:table-cell>
        </table:table-row>
        <table:table-row table:style-name="ro19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9" office:value-type="string">
            <text:p>竞速游戏</text:p>
          </table:table-cell>
        </table:table-row>
        <table:table-row table:style-name="ro19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table:style-name="ce9" office:value-type="string">
            <text:p>纸牌游戏</text:p>
          </table:table-cell>
        </table:table-row>
        <table:table-row table:style-name="ro19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9" office:value-type="string">
            <text:p>计算机游戏</text:p>
          </table:table-cell>
        </table:table-row>
        <table:table-row table:style-name="ro19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ce9" office:value-type="string">
            <text:p>烹饪游戏</text:p>
          </table:table-cell>
        </table:table-row>
        <table:table-row table:style-name="ro19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9" office:value-type="string">
            <text:p>下载游戏</text:p>
          </table:table-cell>
        </table:table-row>
        <table:table-row table:style-name="ro19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table:style-name="ce9" office:value-type="string">
            <text:p>教育游戏</text:p>
          </table:table-cell>
        </table:table-row>
        <table:table-row table:style-name="ro19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9" office:value-type="string">
            <text:p>足球类游戏</text:p>
          </table:table-cell>
        </table:table-row>
        <table:table-row table:style-name="ro19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table:style-name="ce9" office:value-type="string">
            <text:p>免费游戏</text:p>
          </table:table-cell>
        </table:table-row>
        <table:table-row table:style-name="ro19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table:style-name="ce9" office:value-type="string">
            <text:p>在线游戏</text:p>
          </table:table-cell>
        </table:table-row>
        <table:table-row table:style-name="ro19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9" office:value-type="string">
            <text:p>游戏下载</text:p>
          </table:table-cell>
        </table:table-row>
        <table:table-row table:style-name="ro19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table:style-name="ce9" office:value-type="string">
            <text:p>游戏评论</text:p>
          </table:table-cell>
        </table:table-row>
        <table:table-row table:style-name="ro19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table:style-name="ce9" office:value-type="string">
            <text:p>游戏网站</text:p>
          </table:table-cell>
        </table:table-row>
        <table:table-row table:style-name="ro19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9" office:value-type="string">
            <text:p>最佳影片</text:p>
          </table:table-cell>
        </table:table-row>
        <table:table-row table:style-name="ro19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table:style-name="ce9" office:value-type="string">
            <text:p>买影集</text:p>
          </table:table-cell>
        </table:table-row>
        <table:table-row table:style-name="ro19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table:style-name="ce9" office:value-type="string">
            <text:p>偶像片</text:p>
          </table:table-cell>
        </table:table-row>
        <table:table-row table:style-name="ro19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table:style-name="ce9" office:value-type="string">
            <text:p>偶像电影集</text:p>
          </table:table-cell>
        </table:table-row>
        <table:table-row table:style-name="ro19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table:style-name="ce9" office:value-type="string">
            <text:p>老电影</text:p>
          </table:table-cell>
        </table:table-row>
        <table:table-row table:style-name="ro19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table:style-name="ce9" office:value-type="string">
            <text:p>迪斯尼电影</text:p>
          </table:table-cell>
        </table:table-row>
        <table:table-row table:style-name="ro19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table:style-name="ce9" office:value-type="string">
            <text:p>下载影片</text:p>
          </table:table-cell>
        </table:table-row>
        <table:table-row table:style-name="ro21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table:style-name="ce9" office:value-type="string">
            <text:p>电影<text:span text:style-name="T2">DVD </text:span></text:p>
          </table:table-cell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table:style-name="ce9" office:value-type="string">
            <text:p>影片</text:p>
          </table:table-cell>
        </table:table-row>
        <table:table-row table:style-name="ro19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table:style-name="ce9" office:value-type="string">
            <text:p>电影节</text:p>
          </table:table-cell>
        </table:table-row>
        <table:table-row table:style-name="ro19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ce9" office:value-type="string">
            <text:p>免费电影</text:p>
          </table:table-cell>
        </table:table-row>
        <table:table-row table:style-name="ro19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ce9" office:value-type="string">
            <text:p>免费电影</text:p>
          </table:table-cell>
        </table:table-row>
        <table:table-row table:style-name="ro19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table:style-name="ce9" office:value-type="string">
            <text:p>免费影片</text:p>
          </table:table-cell>
        </table:table-row>
        <table:table-row table:style-name="ro19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9" office:value-type="string">
            <text:p>搞笑影片</text:p>
          </table:table-cell>
        </table:table-row>
        <table:table-row table:style-name="ro19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table:style-name="ce9" office:value-type="string">
            <text:p>精采片段</text:p>
          </table:table-cell>
        </table:table-row>
        <table:table-row table:style-name="ro19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table:style-name="ce9" office:value-type="string">
            <text:p>家庭电影</text:p>
          </table:table-cell>
        </table:table-row>
        <table:table-row table:style-name="ro19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table:style-name="ce9" office:value-type="string">
            <text:p>恐怖片</text:p>
          </table:table-cell>
        </table:table-row>
        <table:table-row table:style-name="ro19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table:style-name="ce9" office:value-type="string">
            <text:p>热门电影</text:p>
          </table:table-cell>
        </table:table-row>
        <table:table-row table:style-name="ro19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table:style-name="ce9" office:value-type="string">
            <text:p>电影简介</text:p>
          </table:table-cell>
        </table:table-row>
        <table:table-row table:style-name="ro19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table:style-name="ce9" office:value-type="string">
            <text:p>电影片段</text:p>
          </table:table-cell>
        </table:table-row>
        <table:table-row table:style-name="ro19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ce9" office:value-type="string">
            <text:p>影片下载</text:p>
          </table:table-cell>
        </table:table-row>
        <table:table-row table:style-name="ro19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table:style-name="ce9" office:value-type="string">
            <text:p>在线电影</text:p>
          </table:table-cell>
        </table:table-row>
        <table:table-row table:style-name="ro19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table:style-name="ce9" office:value-type="string">
            <text:p>看在线电影</text:p>
          </table:table-cell>
        </table:table-row>
        <table:table-row table:style-name="ro21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ce10" office:value-type="string">
            <text:p>Youtube <text:span text:style-name="T4">影片</text:span></text:p>
          </table:table-cell>
        </table:table-row>
        <table:table-row table:style-name="ro19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table:style-name="ce9" office:value-type="string">
            <text:p>买音乐</text:p>
          </table:table-cell>
        </table:table-row>
        <table:table-row table:style-name="ro19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table:style-name="ce9" office:value-type="string">
            <text:p>古典乐</text:p>
          </table:table-cell>
        </table:table-row>
        <table:table-row table:style-name="ro19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table:style-name="ce9" office:value-type="string">
            <text:p>俱乐部音乐</text:p>
          </table:table-cell>
        </table:table-row>
        <table:table-row table:style-name="ro19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table:style-name="ce9" office:value-type="string">
            <text:p>乡村乐</text:p>
          </table:table-cell>
        </table:table-row>
        <table:table-row table:style-name="ro19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table:style-name="ce9" office:value-type="string">
            <text:p>舞曲</text:p>
          </table:table-cell>
        </table:table-row>
        <table:table-row table:style-name="ro19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table:style-name="ce9" office:value-type="string">
            <text:p>下载音乐</text:p>
          </table:table-cell>
        </table:table-row>
        <table:table-row table:style-name="ro19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table:style-name="ce9" office:value-type="string">
            <text:p>免费音乐</text:p>
          </table:table-cell>
        </table:table-row>
        <table:table-row table:style-name="ro19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table:style-name="ce9" office:value-type="string">
            <text:p>爵士乐</text:p>
          </table:table-cell>
        </table:table-row>
        <table:table-row table:style-name="ro19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table:style-name="ce9" office:value-type="string">
            <text:p>拉丁乐曲</text:p>
          </table:table-cell>
        </table:table-row>
        <table:table-row table:style-name="ro19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table:style-name="ce9" office:value-type="string">
            <text:p>听免费音乐</text:p>
          </table:table-cell>
        </table:table-row>
        <table:table-row table:style-name="ro19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table:style-name="ce9" office:value-type="string">
            <text:p>听音乐</text:p>
          </table:table-cell>
        </table:table-row>
        <table:table-row table:style-name="ro19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table:style-name="ce9" office:value-type="string">
            <text:p>实况音乐</text:p>
          </table:table-cell>
        </table:table-row>
        <table:table-row table:style-name="ro21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table:style-name="ce10" office:value-type="string">
            <text:p>MP3<text:span text:style-name="T4">音乐</text:span></text:p>
          </table:table-cell>
        </table:table-row>
        <table:table-row table:style-name="ro19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table:style-name="ce9" office:value-type="string">
            <text:p>有线电视</text:p>
          </table:table-cell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table:style-name="ce9" office:value-type="string">
            <text:p>数字电视</text:p>
          </table:table-cell>
        </table:table-row>
        <table:table-row table:style-name="ro19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table:style-name="ce9" office:value-type="string">
            <text:p>平面电视</text:p>
          </table:table-cell>
        </table:table-row>
        <table:table-row table:style-name="ro19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table:style-name="ce9" office:value-type="string">
            <text:p>平面电视</text:p>
          </table:table-cell>
        </table:table-row>
        <table:table-row table:style-name="ro19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table:style-name="ce9" office:value-type="string">
            <text:p>美食互联网</text:p>
          </table:table-cell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table:style-name="ce9" office:value-type="string">
            <text:p>高画质电视</text:p>
          </table:table-cell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table:style-name="ce9" office:value-type="string">
            <text:p>液晶电视</text:p>
          </table:table-cell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table:style-name="ce9" office:value-type="string">
            <text:p>电浆电视</text:p>
          </table:table-cell>
        </table:table-row>
        <table:table-row table:style-name="ro19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table:style-name="ce9" office:value-type="string">
            <text:p>卫星电视</text:p>
          </table:table-cell>
        </table:table-row>
        <table:table-row table:style-name="ro19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table:style-name="ce9" office:value-type="string">
            <text:p>购车理财</text:p>
          </table:table-cell>
        </table:table-row>
        <table:table-row table:style-name="ro19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table:style-name="ce9" office:value-type="string">
            <text:p>商用簿记</text:p>
          </table:table-cell>
        </table:table-row>
        <table:table-row table:style-name="ro19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table:style-name="ce9" office:value-type="string">
            <text:p>商业咨询</text:p>
          </table:table-cell>
        </table:table-row>
        <table:table-row table:style-name="ro19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table:style-name="ce9" office:value-type="string">
            <text:p>商业理财</text:p>
          </table:table-cell>
        </table:table-row>
        <table:table-row table:style-name="ro19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table:style-name="ce9" office:value-type="string">
            <text:p>公司出售</text:p>
          </table:table-cell>
        </table:table-row>
        <table:table-row table:style-name="ro19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table:style-name="ce9" office:value-type="string">
            <text:p>商业计划</text:p>
          </table:table-cell>
        </table:table-row>
        <table:table-row table:style-name="ro19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table:style-name="ce9" office:value-type="string">
            <text:p>商业企划</text:p>
          </table:table-cell>
        </table:table-row>
        <table:table-row table:style-name="ro19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table:style-name="ce9" office:value-type="string">
            <text:p>中小企业</text:p>
          </table:table-cell>
        </table:table-row>
        <table:table-row table:style-name="ro19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table:style-name="ce9" office:value-type="string">
            <text:p>商业策略</text:p>
          </table:table-cell>
        </table:table-row>
        <table:table-row table:style-name="ro19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table:style-name="ce9" office:value-type="string">
            <text:p>购买企业</text:p>
          </table:table-cell>
        </table:table-row>
        <table:table-row table:style-name="ro19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table:style-name="ce9" office:value-type="string">
            <text:p>车险</text:p>
          </table:table-cell>
        </table:table-row>
        <table:table-row table:style-name="ro19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table:style-name="ce9" office:value-type="string">
            <text:p>汽车理财</text:p>
          </table:table-cell>
        </table:table-row>
        <table:table-row table:style-name="ro19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table:style-name="ce9" office:value-type="string">
            <text:p>在家工作</text:p>
          </table:table-cell>
        </table:table-row>
        <table:table-row table:style-name="ro19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table:style-name="ce9" office:value-type="string">
            <text:p>房屋抵押借款</text:p>
          </table:table-cell>
        </table:table-row>
        <table:table-row table:style-name="ro19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9" office:value-type="string">
            <text:p>抵押借款</text:p>
          </table:table-cell>
        </table:table-row>
        <table:table-row table:style-name="ro19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table:style-name="ce9" office:value-type="string">
            <text:p>抵押电子表格</text:p>
          </table:table-cell>
        </table:table-row>
        <table:table-row table:style-name="ro19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table:style-name="ce9" office:value-type="string">
            <text:p>抵押贷款</text:p>
          </table:table-cell>
        </table:table-row>
        <table:table-row table:style-name="ro19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table:style-name="ce9" office:value-type="string">
            <text:p>抵押贷款</text:p>
          </table:table-cell>
        </table:table-row>
        <table:table-row table:style-name="ro19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table:style-name="ce9" office:value-type="string">
            <text:p>抵押借款率</text:p>
          </table:table-cell>
        </table:table-row>
        <table:table-row table:style-name="ro19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table:style-name="ce9" office:value-type="string">
            <text:p>抵押借款率</text:p>
          </table:table-cell>
        </table:table-row>
        <table:table-row table:style-name="ro19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table:style-name="ce9" office:value-type="string">
            <text:p>网络银行</text:p>
          </table:table-cell>
        </table:table-row>
        <table:table-row table:style-name="ro19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table:style-name="ce9" office:value-type="string">
            <text:p>个人理财</text:p>
          </table:table-cell>
        </table:table-row>
        <table:table-row table:style-name="ro19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table:style-name="ce9" office:value-type="string">
            <text:p>小型企业</text:p>
          </table:table-cell>
        </table:table-row>
        <table:table-row table:style-name="ro19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table:style-name="ce9" office:value-type="string">
            <text:p>小型企业促销</text:p>
          </table:table-cell>
        </table:table-row>
        <table:table-row table:style-name="ro19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table:style-name="ce9" office:value-type="string">
            <text:p>经济分析</text:p>
          </table:table-cell>
        </table:table-row>
        <table:table-row table:style-name="ro19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table:style-name="ce9" office:value-type="string">
            <text:p>经济发展</text:p>
          </table:table-cell>
        </table:table-row>
        <table:table-row table:style-name="ro19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table:style-name="ce9" office:value-type="string">
            <text:p>经济成长</text:p>
          </table:table-cell>
        </table:table-row>
        <table:table-row table:style-name="ro19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table:style-name="ce9" office:value-type="string">
            <text:p>经济策略</text:p>
          </table:table-cell>
        </table:table-row>
        <table:table-row table:style-name="ro19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table:style-name="ce9" office:value-type="string">
            <text:p>经济体系</text:p>
          </table:table-cell>
        </table:table-row>
        <table:table-row table:style-name="ro19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table:style-name="ce9" office:value-type="string">
            <text:p>经济学</text:p>
          </table:table-cell>
        </table:table-row>
        <table:table-row table:style-name="ro19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table:style-name="ce9" office:value-type="string">
            <text:p>网络社群</text:p>
          </table:table-cell>
        </table:table-row>
        <table:table-row table:style-name="ro19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table:style-name="ce9" office:value-type="string">
            <text:p>创业</text:p>
          </table:table-cell>
        </table:table-row>
        <table:table-row table:style-name="ro19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table:style-name="ce9" office:value-type="string">
            <text:p>商业企业家</text:p>
          </table:table-cell>
        </table:table-row>
        <table:table-row table:style-name="ro19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table:style-name="ce9" office:value-type="string">
            <text:p>创业中心</text:p>
          </table:table-cell>
        </table:table-row>
        <table:table-row table:style-name="ro19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table:style-name="ce9" office:value-type="string">
            <text:p>企业家工作</text:p>
          </table:table-cell>
        </table:table-row>
        <table:table-row table:style-name="ro19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table:style-name="ce9" office:value-type="string">
            <text:p>创业杂志</text:p>
          </table:table-cell>
        </table:table-row>
        <table:table-row table:style-name="ro19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table:style-name="ce9" office:value-type="string">
            <text:p>企业家户联网</text:p>
          </table:table-cell>
        </table:table-row>
        <table:table-row table:style-name="ro19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table:style-name="ce9" office:value-type="string">
            <text:p>创业机会</text:p>
          </table:table-cell>
        </table:table-row>
        <table:table-row table:style-name="ro19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table:style-name="ce9" office:value-type="string">
            <text:p>创业机关</text:p>
          </table:table-cell>
        </table:table-row>
        <table:table-row table:style-name="ro19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table:style-name="ce9" office:value-type="string">
            <text:p>资产管理</text:p>
          </table:table-cell>
        </table:table-row>
        <table:table-row table:style-name="ro19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table:style-name="ce9" office:value-type="string">
            <text:p>理财顾问</text:p>
          </table:table-cell>
        </table:table-row>
        <table:table-row table:style-name="ro19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table:style-name="ce9" office:value-type="string">
            <text:p>财务分析</text:p>
          </table:table-cell>
        </table:table-row>
        <table:table-row table:style-name="ro19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table:style-name="ce9" office:value-type="string">
            <text:p>股市</text:p>
          </table:table-cell>
        </table:table-row>
        <table:table-row table:style-name="ro19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table:style-name="ce9" office:value-type="string">
            <text:p>美国房地产</text:p>
          </table:table-cell>
        </table:table-row>
        <table:table-row table:style-name="ro19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table:style-name="ce9" office:value-type="string">
            <text:p>找土地</text:p>
          </table:table-cell>
        </table:table-row>
        <table:table-row table:style-name="ro19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table:style-name="ce9" office:value-type="string">
            <text:p>房地产中介</text:p>
          </table:table-cell>
        </table:table-row>
        <table:table-row table:style-name="ro19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table:style-name="ce9" office:value-type="string">
            <text:p>房屋中介</text:p>
          </table:table-cell>
        </table:table-row>
        <table:table-row table:style-name="ro19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table:style-name="ce9" office:value-type="string">
            <text:p>土地出售</text:p>
          </table:table-cell>
        </table:table-row>
        <table:table-row table:style-name="ro19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table:style-name="ce9" office:value-type="string">
            <text:p>投资房地产</text:p>
          </table:table-cell>
        </table:table-row>
        <table:table-row table:style-name="ro19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table:style-name="ce9" office:value-type="string">
            <text:p>地产经纪执照</text:p>
          </table:table-cell>
        </table:table-row>
        <table:table-row table:style-name="ro19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table:style-name="ce9" office:value-type="string">
            <text:p>房地产表列</text:p>
          </table:table-cell>
        </table:table-row>
        <table:table-row table:style-name="ro19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table:style-name="ce9" office:value-type="string">
            <text:p>房地产市场</text:p>
          </table:table-cell>
        </table:table-row>
        <table:table-row table:style-name="ro19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table:style-name="ce9" office:value-type="string">
            <text:p>房地产</text:p>
          </table:table-cell>
        </table:table-row>
        <table:table-row table:style-name="ro19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table:style-name="ce9" office:value-type="string">
            <text:p>土地出粗</text:p>
          </table:table-cell>
        </table:table-row>
        <table:table-row table:style-name="ro19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table:style-name="ce9" office:value-type="string">
            <text:p>土地出售</text:p>
          </table:table-cell>
        </table:table-row>
        <table:table-row table:style-name="ro19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table:style-name="ce9" office:value-type="string">
            <text:p>找土地</text:p>
          </table:table-cell>
        </table:table-row>
        <table:table-row table:style-name="ro19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table:style-name="ce9" office:value-type="string">
            <text:p>购买股票</text:p>
          </table:table-cell>
        </table:table-row>
        <table:table-row table:style-name="ro19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table:style-name="ce9" office:value-type="string">
            <text:p>如何投资</text:p>
          </table:table-cell>
        </table:table-row>
        <table:table-row table:style-name="ro19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table:style-name="ce9" office:value-type="string">
            <text:p>学习股票投资</text:p>
          </table:table-cell>
        </table:table-row>
        <table:table-row table:style-name="ro19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table:style-name="ce9" office:value-type="string">
            <text:p>股票中介</text:p>
          </table:table-cell>
        </table:table-row>
        <table:table-row table:style-name="ro19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table:style-name="ce9" office:value-type="string">
            <text:p>股市</text:p>
          </table:table-cell>
        </table:table-row>
        <table:table-row table:style-name="ro19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table:style-name="ce9" office:value-type="string">
            <text:p>股价</text:p>
          </table:table-cell>
        </table:table-row>
        <table:table-row table:style-name="ro19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table:style-name="ce9" office:value-type="string">
            <text:p>票卷回收报酬率</text:p>
          </table:table-cell>
        </table:table-row>
        <table:table-row table:style-name="ro19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table:style-name="ce9" office:value-type="string">
            <text:p>建筑</text:p>
          </table:table-cell>
        </table:table-row>
        <table:table-row table:style-name="ro19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table:style-name="ce9" office:value-type="string">
            <text:p>建筑设计</text:p>
          </table:table-cell>
        </table:table-row>
        <table:table-row table:style-name="ro19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table:style-name="ce9" office:value-type="string">
            <text:p>设计工作</text:p>
          </table:table-cell>
        </table:table-row>
        <table:table-row table:style-name="ro19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table:style-name="ce9" office:value-type="string">
            <text:p>设计工作室</text:p>
          </table:table-cell>
        </table:table-row>
        <table:table-row table:style-name="ro19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table:style-name="ce9" office:value-type="string">
            <text:p>房屋设计</text:p>
          </table:table-cell>
        </table:table-row>
        <table:table-row table:style-name="ro19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table:style-name="ce9" office:value-type="string">
            <text:p>设计中</text:p>
          </table:table-cell>
        </table:table-row>
        <table:table-row table:style-name="ro19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table:style-name="ce9" office:value-type="string">
            <text:p>屋内设计</text:p>
          </table:table-cell>
        </table:table-row>
        <table:table-row table:style-name="ro19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table:style-name="ce9" office:value-type="string">
            <text:p>厨房设计</text:p>
          </table:table-cell>
        </table:table-row>
        <table:table-row table:style-name="ro19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table:style-name="ce9" office:value-type="string">
            <text:p>景观设计</text:p>
          </table:table-cell>
        </table:table-row>
        <table:table-row table:style-name="ro19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table:style-name="ce9" office:value-type="string">
            <text:p>艺术品出售</text:p>
          </table:table-cell>
        </table:table-row>
        <table:table-row table:style-name="ro19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table:style-name="ce9" office:value-type="string">
            <text:p>艺廊</text:p>
          </table:table-cell>
        </table:table-row>
        <table:table-row table:style-name="ro19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table:style-name="ce9" office:value-type="string">
            <text:p>在线艺术</text:p>
          </table:table-cell>
        </table:table-row>
        <table:table-row table:style-name="ro19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table:style-name="ce9" office:value-type="string">
            <text:p>汽车配件</text:p>
          </table:table-cell>
        </table:table-row>
        <table:table-row table:style-name="ro19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table:style-name="ce9" office:value-type="string">
            <text:p>汽车拍卖场</text:p>
          </table:table-cell>
        </table:table-row>
        <table:table-row table:style-name="ro19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table:style-name="ce9" office:value-type="string">
            <text:p>汽车经销商</text:p>
          </table:table-cell>
        </table:table-row>
        <table:table-row table:style-name="ro19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table:style-name="ce9" office:value-type="string">
            <text:p>车险</text:p>
          </table:table-cell>
        </table:table-row>
        <table:table-row table:style-name="ro19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table:style-name="ce9" office:value-type="string">
            <text:p>汽车贷款</text:p>
          </table:table-cell>
        </table:table-row>
        <table:table-row table:style-name="ro19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9" office:value-type="string">
            <text:p>汽车零件</text:p>
          </table:table-cell>
        </table:table-row>
        <table:table-row table:style-name="ro19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table:style-name="ce9" office:value-type="string">
            <text:p>租车</text:p>
          </table:table-cell>
        </table:table-row>
        <table:table-row table:style-name="ro19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table:style-name="ce9" office:value-type="string">
            <text:p>修车</text:p>
          </table:table-cell>
        </table:table-row>
        <table:table-row table:style-name="ro19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table:style-name="ce9" office:value-type="string">
            <text:p>卖车</text:p>
          </table:table-cell>
        </table:table-row>
        <table:table-row table:style-name="ro19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table:style-name="ce9" office:value-type="string">
            <text:p>车展</text:p>
          </table:table-cell>
        </table:table-row>
        <table:table-row table:style-name="ro19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table:style-name="ce9" office:value-type="string">
            <text:p>汽车出售</text:p>
          </table:table-cell>
        </table:table-row>
        <table:table-row table:style-name="ro19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table:style-name="ce9" office:value-type="string">
            <text:p>骨董车</text:p>
          </table:table-cell>
        </table:table-row>
        <table:table-row table:style-name="ro19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table:style-name="ce9" office:value-type="string">
            <text:p>混合动力车</text:p>
          </table:table-cell>
        </table:table-row>
        <table:table-row table:style-name="ro19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table:style-name="ce9" office:value-type="string">
            <text:p>新车</text:p>
          </table:table-cell>
        </table:table-row>
        <table:table-row table:style-name="ro19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table:style-name="ce9" office:value-type="string">
            <text:p>旧车</text:p>
          </table:table-cell>
        </table:table-row>
        <table:table-row table:style-name="ro19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table:style-name="ce9" office:value-type="string">
            <text:p>租车</text:p>
          </table:table-cell>
        </table:table-row>
        <table:table-row table:style-name="ro19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table:style-name="ce9" office:value-type="string">
            <text:p>二手车</text:p>
          </table:table-cell>
        </table:table-row>
        <table:table-row table:style-name="ro21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table:style-name="ce9" office:value-type="string">
            <text:p>婴<text:span text:style-name="T5">/</text:span><text:span text:style-name="T4">幼儿装</text:span></text:p>
          </table:table-cell>
        </table:table-row>
        <table:table-row table:style-name="ro19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table:style-name="ce9" office:value-type="string">
            <text:p>童装</text:p>
          </table:table-cell>
        </table:table-row>
        <table:table-row table:style-name="ro19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table:style-name="ce9" office:value-type="string">
            <text:p>童装店</text:p>
          </table:table-cell>
        </table:table-row>
        <table:table-row table:style-name="ro19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table:style-name="ce9" office:value-type="string">
            <text:p>名牌服饰</text:p>
          </table:table-cell>
        </table:table-row>
        <table:table-row table:style-name="ro19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table:style-name="ce9" office:value-type="string">
            <text:p>服装设计</text:p>
          </table:table-cell>
        </table:table-row>
        <table:table-row table:style-name="ro19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table:style-name="ce9" office:value-type="string">
            <text:p>服装设计师</text:p>
          </table:table-cell>
        </table:table-row>
        <table:table-row table:style-name="ro19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table:style-name="ce9" office:value-type="string">
            <text:p>服装秀</text:p>
          </table:table-cell>
        </table:table-row>
        <table:table-row table:style-name="ro19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table:style-name="ce9" office:value-type="string">
            <text:p>少女装</text:p>
          </table:table-cell>
        </table:table-row>
        <table:table-row table:style-name="ro19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table:style-name="ce9" office:value-type="string">
            <text:p>孕妇装</text:p>
          </table:table-cell>
        </table:table-row>
        <table:table-row table:style-name="ro19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table:style-name="ce9" office:value-type="string">
            <text:p>男装</text:p>
          </table:table-cell>
        </table:table-row>
        <table:table-row table:style-name="ro19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table:style-name="ce9" office:value-type="string">
            <text:p>女装</text:p>
          </table:table-cell>
        </table:table-row>
        <table:table-row table:style-name="ro19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table:style-name="ce9" office:value-type="string">
            <text:p>婴幼儿食品</text:p>
          </table:table-cell>
        </table:table-row>
        <table:table-row table:style-name="ro19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table:style-name="ce9" office:value-type="string">
            <text:p>蛋糕食谱</text:p>
          </table:table-cell>
        </table:table-row>
        <table:table-row table:style-name="ro19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table:style-name="ce9" office:value-type="string">
            <text:p>鸡肉食谱</text:p>
          </table:table-cell>
        </table:table-row>
        <table:table-row table:style-name="ro19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table:style-name="ce9" office:value-type="string">
            <text:p>中餐</text:p>
          </table:table-cell>
        </table:table-row>
        <table:table-row table:style-name="ro19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table:style-name="ce9" office:value-type="string">
            <text:p>减肥餐</text:p>
          </table:table-cell>
        </table:table-row>
        <table:table-row table:style-name="ro19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table:style-name="ce9" office:value-type="string">
            <text:p>快餐</text:p>
          </table:table-cell>
        </table:table-row>
        <table:table-row table:style-name="ro19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table:style-name="ce9" office:value-type="string">
            <text:p>食物</text:p>
          </table:table-cell>
        </table:table-row>
        <table:table-row table:style-name="ro19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table:style-name="ce9" office:value-type="string">
            <text:p>健康食品</text:p>
          </table:table-cell>
        </table:table-row>
        <table:table-row table:style-name="ro19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table:style-name="ce9" office:value-type="string">
            <text:p>印度餐</text:p>
          </table:table-cell>
        </table:table-row>
        <table:table-row table:style-name="ro19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table:style-name="ce9" office:value-type="string">
            <text:p>意大利餐</text:p>
          </table:table-cell>
        </table:table-row>
        <table:table-row table:style-name="ro19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table:style-name="ce9" office:value-type="string">
            <text:p>垃圾食品</text:p>
          </table:table-cell>
        </table:table-row>
        <table:table-row table:style-name="ro19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table:style-name="ce9" office:value-type="string">
            <text:p>墨西哥餐</text:p>
          </table:table-cell>
        </table:table-row>
        <table:table-row table:style-name="ro19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table:style-name="ce9" office:value-type="string">
            <text:p>有机食品</text:p>
          </table:table-cell>
        </table:table-row>
        <table:table-row table:style-name="ro19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table:style-name="ce9" office:value-type="string">
            <text:p>食谱</text:p>
          </table:table-cell>
        </table:table-row>
        <table:table-row table:style-name="ro19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table:style-name="ce9" office:value-type="string">
            <text:p>酒类</text:p>
          </table:table-cell>
        </table:table-row>
        <table:table-row table:style-name="ro19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table:style-name="ce9" office:value-type="string">
            <text:p>口腔卫生</text:p>
          </table:table-cell>
        </table:table-row>
        <table:table-row table:style-name="ro19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table:style-name="ce9" office:value-type="string">
            <text:p>减肥药</text:p>
          </table:table-cell>
        </table:table-row>
        <table:table-row table:style-name="ro19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table:style-name="ce9" office:value-type="string">
            <text:p>练习</text:p>
          </table:table-cell>
        </table:table-row>
        <table:table-row table:style-name="ro19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table:style-name="ce9" office:value-type="string">
            <text:p>健身器材</text:p>
          </table:table-cell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table:style-name="ce9" office:value-type="string">
            <text:p>健身</text:p>
          </table:table-cell>
        </table:table-row>
        <table:table-row table:style-name="ro19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table:style-name="ce9" office:value-type="string">
            <text:p>健康</text:p>
          </table:table-cell>
        </table:table-row>
        <table:table-row table:style-name="ro19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table:style-name="ce9" office:value-type="string">
            <text:p>保健</text:p>
          </table:table-cell>
        </table:table-row>
        <table:table-row table:style-name="ro19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table:style-name="ce9" office:value-type="string">
            <text:p>健康俱乐部</text:p>
          </table:table-cell>
        </table:table-row>
        <table:table-row table:style-name="ro19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table:style-name="ce9" office:value-type="string">
            <text:p>健康食品</text:p>
          </table:table-cell>
        </table:table-row>
        <table:table-row table:style-name="ro19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table:style-name="ce9" office:value-type="string">
            <text:p>健保</text:p>
          </table:table-cell>
        </table:table-row>
        <table:table-row table:style-name="ro19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table:style-name="ce9" office:value-type="string">
            <text:p>健康杂志</text:p>
          </table:table-cell>
        </table:table-row>
        <table:table-row table:style-name="ro19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table:style-name="ce9" office:value-type="string">
            <text:p>运动</text:p>
          </table:table-cell>
        </table:table-row>
        <table:table-row table:style-name="ro19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table:style-name="ce9" office:value-type="string">
            <text:p>健身运动</text:p>
          </table:table-cell>
        </table:table-row>
        <table:table-row table:style-name="ro19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table:style-name="ce9" office:value-type="string">
            <text:p>古书</text:p>
          </table:table-cell>
        </table:table-row>
        <table:table-row table:style-name="ro19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table:style-name="ce9" office:value-type="string">
            <text:p>有声书</text:p>
          </table:table-cell>
        </table:table-row>
        <table:table-row table:style-name="ro19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table:style-name="ce9" office:value-type="string">
            <text:p>幼儿丛书</text:p>
          </table:table-cell>
        </table:table-row>
        <table:table-row table:style-name="ro19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table:style-name="ce9" office:value-type="string">
            <text:p>畅销书</text:p>
          </table:table-cell>
        </table:table-row>
        <table:table-row table:style-name="ro21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table:style-name="ce10" office:value-type="string">
            <text:p>k<text:span text:style-name="T4">书俱乐部</text:span></text:p>
          </table:table-cell>
        </table:table-row>
        <table:table-row table:style-name="ro19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table:style-name="ce9" office:value-type="string">
            <text:p>书评</text:p>
          </table:table-cell>
        </table:table-row>
        <table:table-row table:style-name="ro19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table:style-name="ce9" office:value-type="string">
            <text:p>书类搜寻</text:p>
          </table:table-cell>
        </table:table-row>
        <table:table-row table:style-name="ro19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table:style-name="ce9" office:value-type="string">
            <text:p>书店</text:p>
          </table:table-cell>
        </table:table-row>
        <table:table-row table:style-name="ro19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table:style-name="ce9" office:value-type="string">
            <text:p>儿童书类</text:p>
          </table:table-cell>
        </table:table-row>
        <table:table-row table:style-name="ro19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table:style-name="ce9" office:value-type="string">
            <text:p>漫画书</text:p>
          </table:table-cell>
        </table:table-row>
        <table:table-row table:style-name="ro19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table:style-name="ce9" office:value-type="string">
            <text:p>小说</text:p>
          </table:table-cell>
        </table:table-row>
        <table:table-row table:style-name="ro19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table:style-name="ce9" office:value-type="string">
            <text:p>文学</text:p>
          </table:table-cell>
        </table:table-row>
        <table:table-row table:style-name="ro19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table:style-name="ce9" office:value-type="string">
            <text:p>诗</text:p>
          </table:table-cell>
        </table:table-row>
        <table:table-row table:style-name="ro19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table:style-name="ce9" office:value-type="string">
            <text:p>教科书</text:p>
          </table:table-cell>
        </table:table-row>
        <table:table-row table:style-name="ro19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table:style-name="ce9" office:value-type="string">
            <text:p>课本</text:p>
          </table:table-cell>
        </table:table-row>
        <table:table-row table:style-name="ro19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table:style-name="ce9" office:value-type="string">
            <text:p>二手书</text:p>
          </table:table-cell>
        </table:table-row>
        <table:table-row table:style-name="ro19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table:style-name="ce9" office:value-type="string">
            <text:p>冒险旅游</text:p>
          </table:table-cell>
        </table:table-row>
        <table:table-row table:style-name="ro19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table:style-name="ce9" office:value-type="string">
            <text:p>航空旅游</text:p>
          </table:table-cell>
        </table:table-row>
        <table:table-row table:style-name="ro19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table:style-name="ce9" office:value-type="string">
            <text:p>省钱旅行</text:p>
          </table:table-cell>
        </table:table-row>
        <table:table-row table:style-name="ro19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table:style-name="ce9" office:value-type="string">
            <text:p>便宜机票</text:p>
          </table:table-cell>
        </table:table-row>
        <table:table-row table:style-name="ro19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table:style-name="ce9" office:value-type="string">
            <text:p>廉价旅馆</text:p>
          </table:table-cell>
        </table:table-row>
        <table:table-row table:style-name="ro19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table:style-name="ce9" office:value-type="string">
            <text:p>廉价旅游</text:p>
          </table:table-cell>
        </table:table-row>
        <table:table-row table:style-name="ro19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table:style-name="ce9" office:value-type="string">
            <text:p>长期住宿旅馆</text:p>
          </table:table-cell>
        </table:table-row>
        <table:table-row table:style-name="ro19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table:style-name="ce9" office:value-type="string">
            <text:p>家庭旅行</text:p>
          </table:table-cell>
        </table:table-row>
        <table:table-row table:style-name="ro19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table:style-name="ce9" office:value-type="string">
            <text:p>飞机班次</text:p>
          </table:table-cell>
        </table:table-row>
        <table:table-row table:style-name="ro19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table:style-name="ce9" office:value-type="string">
            <text:p>旅馆</text:p>
          </table:table-cell>
        </table:table-row>
        <table:table-row table:style-name="ro19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table:style-name="ce9" office:value-type="string">
            <text:p>旅行</text:p>
          </table:table-cell>
        </table:table-row>
        <table:table-row table:style-name="ro19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table:style-name="ce9" office:value-type="string">
            <text:p>大专棒球</text:p>
          </table:table-cell>
        </table:table-row>
        <table:table-row table:style-name="ro19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table:style-name="ce9" office:value-type="string">
            <text:p>高中棒球</text:p>
          </table:table-cell>
        </table:table-row>
        <table:table-row table:style-name="ro19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table:style-name="ce9" office:value-type="string">
            <text:p>少棒</text:p>
          </table:table-cell>
        </table:table-row>
        <table:table-row table:style-name="ro19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table:style-name="ce9" office:value-type="string">
            <text:p>青棒</text:p>
          </table:table-cell>
        </table:table-row>
        <table:table-row table:style-name="ro19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table:style-name="ce9" office:value-type="string">
            <text:p>大专篮球</text:p>
          </table:table-cell>
        </table:table-row>
        <table:table-row table:style-name="ro19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table:style-name="ce9" office:value-type="string">
            <text:p>高中篮球</text:p>
          </table:table-cell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table:style-name="ce9" office:value-type="string">
            <text:p>美国职业篮球</text:p>
          </table:table-cell>
        </table:table-row>
        <table:table-row table:style-name="ro19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table:style-name="ce9" office:value-type="string">
            <text:p>摩托车装备</text:p>
          </table:table-cell>
        </table:table-row>
        <table:table-row table:style-name="ro19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table:style-name="ce9" office:value-type="string">
            <text:p>摩托车赛</text:p>
          </table:table-cell>
        </table:table-row>
        <table:table-row table:style-name="ro19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table:style-name="ce9" office:value-type="string">
            <text:p>摩托车运动</text:p>
          </table:table-cell>
        </table:table-row>
        <table:table-row table:style-name="ro19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table:style-name="ce9" office:value-type="string">
            <text:p>摩托车店</text:p>
          </table:table-cell>
        </table:table-row>
        <table:table-row table:style-name="ro19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table:style-name="ce9" office:value-type="string">
            <text:p>美式足球装</text:p>
          </table:table-cell>
        </table:table-row>
        <table:table-row table:style-name="ro19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table:style-name="ce9" office:value-type="string">
            <text:p>美式足球场</text:p>
          </table:table-cell>
        </table:table-row>
        <table:table-row table:style-name="ro19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table:style-name="ce9" office:value-type="string">
            <text:p>美式足球赛</text:p>
          </table:table-cell>
        </table:table-row>
        <table:table-row table:style-name="ro19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table:style-name="ce9" office:value-type="string">
            <text:p>廉价高尔夫</text:p>
          </table:table-cell>
        </table:table-row>
        <table:table-row table:style-name="ro19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table:style-name="ce9" office:value-type="string">
            <text:p>免费高尔夫</text:p>
          </table:table-cell>
        </table:table-row>
        <table:table-row table:style-name="ro19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球袋</text:p>
          </table:table-cell>
        </table:table-row>
        <table:table-row table:style-name="ro19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球</text:p>
          </table:table-cell>
        </table:table-row>
        <table:table-row table:style-name="ro19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球车</text:p>
          </table:table-cell>
        </table:table-row>
        <table:table-row table:style-name="ro19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球杆</text:p>
          </table:table-cell>
        </table:table-row>
        <table:table-row table:style-name="ro19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球场</text:p>
          </table:table-cell>
        </table:table-row>
        <table:table-row table:style-name="ro19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球装备</text:p>
          </table:table-cell>
        </table:table-row>
        <table:table-row table:style-name="ro19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table:style-name="ce9" office:value-type="string">
            <text:p>高尔夫假期</text:p>
          </table:table-cell>
        </table:table-row>
        <table:table-row table:style-name="ro19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table:style-name="ce9" office:value-type="string">
            <text:p>职业高尔夫</text:p>
          </table:table-cell>
        </table:table-row>
        <table:table-row table:style-name="ro19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table:style-name="ce9" office:value-type="string">
            <text:p>曲棍球营</text:p>
          </table:table-cell>
        </table:table-row>
        <table:table-row table:style-name="ro19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table:style-name="ce9" office:value-type="string">
            <text:p>曲棍球装备</text:p>
          </table:table-cell>
        </table:table-row>
        <table:table-row table:style-name="ro19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table:style-name="ce9" office:value-type="string">
            <text:p>曲棍球赛</text:p>
          </table:table-cell>
        </table:table-row>
        <table:table-row table:style-name="ro19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table:style-name="ce9" office:value-type="string">
            <text:p>曲棍球配备</text:p>
          </table:table-cell>
        </table:table-row>
        <table:table-row table:style-name="ro19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table:style-name="ce9" office:value-type="string">
            <text:p>曲棍球员</text:p>
          </table:table-cell>
        </table:table-row>
        <table:table-row table:style-name="ro19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table:style-name="ce9" office:value-type="string">
            <text:p>冰上曲棍球</text:p>
          </table:table-cell>
        </table:table-row>
        <table:table-row table:style-name="ro19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table:style-name="ce9" office:value-type="string">
            <text:p>美式足球</text:p>
          </table:table-cell>
        </table:table-row>
        <table:table-row table:style-name="ro19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table:style-name="ce9" office:value-type="string">
            <text:p>巴西足球</text:p>
          </table:table-cell>
        </table:table-row>
        <table:table-row table:style-name="ro19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table:style-name="ce9" office:value-type="string">
            <text:p>足球装备</text:p>
          </table:table-cell>
        </table:table-row>
        <table:table-row table:style-name="ro19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table:style-name="ce9" office:value-type="string">
            <text:p>足球赛</text:p>
          </table:table-cell>
        </table:table-row>
        <table:table-row table:style-name="ro19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table:style-name="ce9" office:value-type="string">
            <text:p>足球鞋</text:p>
          </table:table-cell>
        </table:table-row>
        <table:table-row table:style-name="ro19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table:style-name="ce9" office:value-type="string">
            <text:p>网球</text:p>
          </table:table-cell>
        </table:table-row>
        <table:table-row table:style-name="ro19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table:style-name="ce9" office:value-type="string">
            <text:p>网球装</text:p>
          </table:table-cell>
        </table:table-row>
        <table:table-row table:style-name="ro19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table:style-name="ce9" office:value-type="string">
            <text:p>网球装备</text:p>
          </table:table-cell>
        </table:table-row>
        <table:table-row table:style-name="ro19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table:style-name="ce9" office:value-type="string">
            <text:p>网球拍</text:p>
          </table:table-cell>
        </table:table-row>
        <table:table-row table:style-name="ro19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table:style-name="ce9" office:value-type="string">
            <text:p>网球鞋</text:p>
          </table:table-cell>
        </table:table-row>
        <table:table-row table:style-name="ro19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table:style-name="ce9" office:value-type="string">
            <text:p>防毒软件</text:p>
          </table:table-cell>
        </table:table-row>
        <table:table-row table:style-name="ro19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table:style-name="ce9" office:value-type="string">
            <text:p>组计算机</text:p>
          </table:table-cell>
        </table:table-row>
        <table:table-row table:style-name="ro19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table:style-name="ce9" office:value-type="string">
            <text:p>买计算机</text:p>
          </table:table-cell>
        </table:table-row>
        <table:table-row table:style-name="ro21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table:style-name="ce9" office:value-type="string">
            <text:p>廉价<text:span text:style-name="T5">/</text:span><text:span text:style-name="T4">便宜计算机</text:span></text:p>
          </table:table-cell>
        </table:table-row>
        <table:table-row table:style-name="ro19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table:style-name="ce9" office:value-type="string">
            <text:p>计算机配件</text:p>
          </table:table-cell>
        </table:table-row>
        <table:table-row table:style-name="ro19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table:style-name="ce9" office:value-type="string">
            <text:p>计算机外壳</text:p>
          </table:table-cell>
        </table:table-row>
        <table:table-row table:style-name="ro19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table:style-name="ce9" office:value-type="string">
            <text:p>计算机游戏</text:p>
          </table:table-cell>
        </table:table-row>
        <table:table-row table:style-name="ro19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table:style-name="ce9" office:value-type="string">
            <text:p>图形</text:p>
          </table:table-cell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table:style-name="ce9" office:value-type="string">
            <text:p>硬件</text:p>
          </table:table-cell>
        </table:table-row>
        <table:table-row table:style-name="ro19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table:style-name="ce9" office:value-type="string">
            <text:p>键盘</text:p>
          </table:table-cell>
        </table:table-row>
        <table:table-row table:style-name="ro19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table:style-name="ce9" office:value-type="string">
            <text:p>计算机内存</text:p>
          </table:table-cell>
        </table:table-row>
        <table:table-row table:style-name="ro19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table:style-name="ce9" office:value-type="string">
            <text:p>显像器</text:p>
          </table:table-cell>
        </table:table-row>
        <table:table-row table:style-name="ro19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table:style-name="ce9" office:value-type="string">
            <text:p>计算机软件</text:p>
          </table:table-cell>
        </table:table-row>
        <table:table-row table:style-name="ro19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table:style-name="ce9" office:value-type="string">
            <text:p>计算机专卖店</text:p>
          </table:table-cell>
        </table:table-row>
        <table:table-row table:style-name="ro19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table:style-name="ce9" office:value-type="string">
            <text:p>桌上型计算机</text:p>
          </table:table-cell>
        </table:table-row>
        <table:table-row table:style-name="ro19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table:style-name="ce9" office:value-type="string">
            <text:p>笔记型计算机</text:p>
          </table:table-cell>
        </table:table-row>
        <table:table-row table:style-name="ro19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table:style-name="ce9" office:value-type="string">
            <text:p>笔记型计算机</text:p>
          </table:table-cell>
        </table:table-row>
        <table:table-row table:style-name="ro19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table:style-name="ce9" office:value-type="string">
            <text:p>口袋型计算机</text:p>
          </table:table-cell>
        </table:table-row>
        <table:table-row table:style-name="ro19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table:style-name="ce9" office:value-type="string">
            <text:p>平板计算机</text:p>
          </table:table-cell>
        </table:table-row>
        <table:table-row table:style-name="ro19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table:style-name="ce9" office:value-type="string">
            <text:p>桌面小配件</text:p>
          </table:table-cell>
        </table:table-row>
        <table:table-row table:style-name="ro19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table:style-name="ce9" office:value-type="string">
            <text:p>电子小玩意儿</text:p>
          </table:table-cell>
        </table:table-row>
        <table:table-row table:style-name="ro19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table:style-name="ce9" office:value-type="string">
            <text:p>电子玩具</text:p>
          </table:table-cell>
        </table:table-row>
        <table:table-row table:style-name="ro19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table:style-name="ce9" office:value-type="string">
            <text:p>高科技小玩意儿</text:p>
          </table:table-cell>
        </table:table-row>
        <table:table-row table:style-name="ro19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table:style-name="ce9" office:value-type="string">
            <text:p>厨房小工具</text:p>
          </table:table-cell>
        </table:table-row>
        <table:table-row table:style-name="ro19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table:style-name="ce9" office:value-type="string">
            <text:p>最新小玩意儿</text:p>
          </table:table-cell>
        </table:table-row>
        <table:table-row table:style-name="ro19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table:style-name="ce9" office:value-type="string">
            <text:p>新的小玩意儿</text:p>
          </table:table-cell>
        </table:table-row>
        <table:table-row table:style-name="ro19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table:style-name="ce9" office:value-type="string">
            <text:p>监视用小玩意儿</text:p>
          </table:table-cell>
        </table:table-row>
        <table:table-row table:style-name="ro19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table:style-name="ce9" office:value-type="string">
            <text:p>科技玩意儿</text:p>
          </table:table-cell>
        </table:table-row>
        <table:table-row table:style-name="ro19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table:style-name="ce9" office:value-type="string">
            <text:p>宽频网络</text:p>
          </table:table-cell>
        </table:table-row>
        <table:table-row table:style-name="ro19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table:style-name="ce9" office:value-type="string">
            <text:p>有线电视网络</text:p>
          </table:table-cell>
        </table:table-row>
        <table:table-row table:style-name="ro19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table:style-name="ce9" office:value-type="string">
            <text:p>廉价网络</text:p>
          </table:table-cell>
        </table:table-row>
        <table:table-row table:style-name="ro19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table:style-name="ce9" office:value-type="string">
            <text:p>高速网络</text:p>
          </table:table-cell>
        </table:table-row>
        <table:table-row table:style-name="ro19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table:style-name="ce9" office:value-type="string">
            <text:p>免费网络</text:p>
          </table:table-cell>
        </table:table-row>
        <table:table-row table:style-name="ro19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table:style-name="ce9" office:value-type="string">
            <text:p>网络广告</text:p>
          </table:table-cell>
        </table:table-row>
        <table:table-row table:style-name="ro19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table:style-name="ce9" office:value-type="string">
            <text:p>网络电视</text:p>
          </table:table-cell>
        </table:table-row>
        <table:table-row table:style-name="ro19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table:style-name="ce9" office:value-type="string">
            <text:p>手机电视</text:p>
          </table:table-cell>
        </table:table-row>
        <table:table-row table:style-name="ro19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table:style-name="ce9" office:value-type="string">
            <text:p>卫星电视</text:p>
          </table:table-cell>
        </table:table-row>
        <table:table-row table:style-name="ro19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table:style-name="ce9" office:value-type="string">
            <text:p>无线上网</text:p>
          </table:table-cell>
        </table:table-row>
        <table:table-row table:style-name="ro19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table:style-name="ce9" office:value-type="string">
            <text:p>科学丛书</text:p>
          </table:table-cell>
        </table:table-row>
        <table:table-row table:style-name="ro19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table:style-name="ce9" office:value-type="string">
            <text:p>科技中心</text:p>
          </table:table-cell>
        </table:table-row>
        <table:table-row table:style-name="ro19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table:style-name="ce9" office:value-type="string">
            <text:p>科学实验</text:p>
          </table:table-cell>
        </table:table-row>
        <table:table-row table:style-name="ro19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table:style-name="ce9" office:value-type="string">
            <text:p>科学展</text:p>
          </table:table-cell>
        </table:table-row>
        <table:table-row table:style-name="ro19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table:style-name="ce9" office:value-type="string">
            <text:p>科幻小说</text:p>
          </table:table-cell>
        </table:table-row>
        <table:table-row table:style-name="ro19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table:style-name="ce9" office:value-type="string">
            <text:p>科学博物馆</text:p>
          </table:table-cell>
        </table:table-row>
        <table:table-row table:style-name="ro19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table:style-name="ce9" office:value-type="string">
            <text:p>科学新闻</text:p>
          </table:table-cell>
        </table:table-row>
        <table:table-row table:style-name="ro19" table:number-rows-repeated="65183">
          <table:table-cell table:number-columns-repeated="3"/>
        </table:table-row>
        <table:table-row table:style-name="ro19">
          <table:table-cell table:number-columns-repeated="3"/>
        </table:table-row>
      </table:table>
      <table:table table:name="Japanese" table:style-name="ta1" table:print="false"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  <table:table-cell table:style-name="ce7" table:number-columns-repeated="253"/>
        </table:table-row>
        <table:table-row table:style-name="ro19">
          <table:table-cell office:value-type="float" office:value="1">
            <text:p>1</text:p>
          </table:table-cell>
          <table:table-cell/>
          <table:table-cell office:value-type="string">
            <text:p>エンタメ</text:p>
          </table:table-cell>
          <table:table-cell table:number-columns-repeated="253"/>
        </table:table-row>
        <table:table-row table:style-name="ro19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有名人</text:p>
          </table:table-cell>
          <table:table-cell table:number-columns-repeated="253"/>
        </table:table-row>
        <table:table-row table:style-name="ro19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ゴシップ</text:p>
          </table:table-cell>
          <table:table-cell table:number-columns-repeated="253"/>
        </table:table-row>
        <table:table-row table:style-name="ro19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ゲーム</text:p>
          </table:table-cell>
          <table:table-cell table:number-columns-repeated="253"/>
        </table:table-row>
        <table:table-row table:style-name="ro19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映画</text:p>
          </table:table-cell>
          <table:table-cell table:number-columns-repeated="253"/>
        </table:table-row>
        <table:table-row table:style-name="ro19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音楽</text:p>
          </table:table-cell>
          <table:table-cell table:number-columns-repeated="253"/>
        </table:table-row>
        <table:table-row table:style-name="ro19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テレビ</text:p>
          </table:table-cell>
          <table:table-cell table:number-columns-repeated="253"/>
        </table:table-row>
        <table:table-row table:style-name="ro19">
          <table:table-cell table:formula="oooc:=[.A8]+1" office:value-type="float" office:value="8">
            <text:p>8</text:p>
          </table:table-cell>
          <table:table-cell/>
          <table:table-cell office:value-type="string">
            <text:p>ビジネス</text:p>
          </table:table-cell>
          <table:table-cell table:number-columns-repeated="253"/>
        </table:table-row>
        <table:table-row table:style-name="ro19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ファイナンス</text:p>
          </table:table-cell>
          <table:table-cell table:number-columns-repeated="253"/>
        </table:table-row>
        <table:table-row table:style-name="ro19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経済</text:p>
          </table:table-cell>
          <table:table-cell table:number-columns-repeated="253"/>
        </table:table-row>
        <table:table-row table:style-name="ro19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起業家</text:p>
          </table:table-cell>
          <table:table-cell table:number-columns-repeated="253"/>
        </table:table-row>
        <table:table-row table:style-name="ro19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投資</text:p>
          </table:table-cell>
          <table:table-cell table:number-columns-repeated="253"/>
        </table:table-row>
        <table:table-row table:style-name="ro19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不動産</text:p>
          </table:table-cell>
          <table:table-cell table:number-columns-repeated="253"/>
        </table:table-row>
        <table:table-row table:style-name="ro19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株と債権</text:p>
          </table:table-cell>
          <table:table-cell table:number-columns-repeated="253"/>
        </table:table-row>
        <table:table-row table:style-name="ro19">
          <table:table-cell table:formula="oooc:=[.A15]+1" office:value-type="float" office:value="15">
            <text:p>15</text:p>
          </table:table-cell>
          <table:table-cell/>
          <table:table-cell office:value-type="string">
            <text:p>ライフスタイル</text:p>
          </table:table-cell>
          <table:table-cell table:number-columns-repeated="253"/>
        </table:table-row>
        <table:table-row table:style-name="ro19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建築</text:p>
          </table:table-cell>
          <table:table-cell table:number-columns-repeated="253"/>
        </table:table-row>
        <table:table-row table:style-name="ro19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芸術</text:p>
          </table:table-cell>
          <table:table-cell table:number-columns-repeated="253"/>
        </table:table-row>
        <table:table-row table:style-name="ro19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自動車</text:p>
          </table:table-cell>
          <table:table-cell table:number-columns-repeated="253"/>
        </table:table-row>
        <table:table-row table:style-name="ro19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ファッション</text:p>
          </table:table-cell>
          <table:table-cell table:number-columns-repeated="253"/>
        </table:table-row>
        <table:table-row table:style-name="ro19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食品とワイン</text:p>
          </table:table-cell>
          <table:table-cell table:number-columns-repeated="253"/>
        </table:table-row>
        <table:table-row table:style-name="ro19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健康とフィットネス</text:p>
          </table:table-cell>
          <table:table-cell table:number-columns-repeated="253"/>
        </table:table-row>
        <table:table-row table:style-name="ro19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文学</text:p>
          </table:table-cell>
          <table:table-cell table:number-columns-repeated="253"/>
        </table:table-row>
        <table:table-row table:style-name="ro19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string">
            <text:p>旅行</text:p>
          </table:table-cell>
          <table:table-cell table:number-columns-repeated="253"/>
        </table:table-row>
        <table:table-row table:style-name="ro19">
          <table:table-cell table:formula="oooc:=[.A24]+1" office:value-type="float" office:value="24">
            <text:p>24</text:p>
          </table:table-cell>
          <table:table-cell/>
          <table:table-cell office:value-type="string">
            <text:p>スポーツ</text:p>
          </table:table-cell>
          <table:table-cell table:number-columns-repeated="253"/>
        </table:table-row>
        <table:table-row table:style-name="ro19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野球</text:p>
          </table:table-cell>
          <table:table-cell table:number-columns-repeated="253"/>
        </table:table-row>
        <table:table-row table:style-name="ro19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バスケットボール</text:p>
          </table:table-cell>
          <table:table-cell table:number-columns-repeated="253"/>
        </table:table-row>
        <table:table-row table:style-name="ro19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サイクリング</text:p>
          </table:table-cell>
          <table:table-cell table:number-columns-repeated="253"/>
        </table:table-row>
        <table:table-row table:style-name="ro19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string">
            <text:p>アメフト</text:p>
          </table:table-cell>
          <table:table-cell table:number-columns-repeated="253"/>
        </table:table-row>
        <table:table-row table:style-name="ro19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>ゴルフ</text:p>
          </table:table-cell>
          <table:table-cell table:number-columns-repeated="253"/>
        </table:table-row>
        <table:table-row table:style-name="ro19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ホッケー</text:p>
          </table:table-cell>
          <table:table-cell table:number-columns-repeated="253"/>
        </table:table-row>
        <table:table-row table:style-name="ro19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サッカー</text:p>
          </table:table-cell>
          <table:table-cell table:number-columns-repeated="253"/>
        </table:table-row>
        <table:table-row table:style-name="ro19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string">
            <text:p>テニス</text:p>
          </table:table-cell>
          <table:table-cell table:number-columns-repeated="253"/>
        </table:table-row>
        <table:table-row table:style-name="ro19">
          <table:table-cell table:formula="oooc:=[.A33]+1" office:value-type="float" office:value="33">
            <text:p>33</text:p>
          </table:table-cell>
          <table:table-cell/>
          <table:table-cell office:value-type="string">
            <text:p>技術</text:p>
          </table:table-cell>
          <table:table-cell table:number-columns-repeated="253"/>
        </table:table-row>
        <table:table-row table:style-name="ro19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コンピューター</text:p>
          </table:table-cell>
          <table:table-cell table:number-columns-repeated="253"/>
        </table:table-row>
        <table:table-row table:style-name="ro19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家電</text:p>
          </table:table-cell>
          <table:table-cell table:number-columns-repeated="253"/>
        </table:table-row>
        <table:table-row table:style-name="ro19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ガジェット</text:p>
          </table:table-cell>
          <table:table-cell table:number-columns-repeated="253"/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インターネット</text:p>
          </table:table-cell>
          <table:table-cell table:number-columns-repeated="253"/>
        </table:table-row>
        <table:table-row table:style-name="ro19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科学</text:p>
          </table:table-cell>
          <table:table-cell table:number-columns-repeated="253"/>
        </table:table-row>
        <table:table-row table:style-name="ro19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俳優</text:p>
          </table:table-cell>
          <table:table-cell table:number-columns-repeated="253"/>
        </table:table-row>
        <table:table-row table:style-name="ro19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写真</text:p>
          </table:table-cell>
          <table:table-cell table:number-columns-repeated="253"/>
        </table:table-row>
        <table:table-row table:style-name="ro19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ヘアスタイル</text:p>
          </table:table-cell>
          <table:table-cell table:number-columns-repeated="253"/>
        </table:table-row>
        <table:table-row table:style-name="ro21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３Dゲーム</text:p>
          </table:table-cell>
          <table:table-cell table:number-columns-repeated="253"/>
        </table:table-row>
        <table:table-row table:style-name="ro19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アクションゲーム</text:p>
          </table:table-cell>
          <table:table-cell table:number-columns-repeated="253"/>
        </table:table-row>
        <table:table-row table:style-name="ro19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アドベンチャーゲーム</text:p>
          </table:table-cell>
          <table:table-cell table:number-columns-repeated="253"/>
        </table:table-row>
        <table:table-row table:style-name="ro19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ゲーセンのゲーム</text:p>
          </table:table-cell>
          <table:table-cell table:number-columns-repeated="253"/>
        </table:table-row>
        <table:table-row table:style-name="ro19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アーモアゲーム</text:p>
          </table:table-cell>
          <table:table-cell table:number-columns-repeated="253"/>
        </table:table-row>
        <table:table-row table:style-name="ro19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野球ゲーム</text:p>
          </table:table-cell>
          <table:table-cell table:number-columns-repeated="253"/>
        </table:table-row>
        <table:table-row table:style-name="ro19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バスケットボールゲーム</text:p>
          </table:table-cell>
          <table:table-cell table:number-columns-repeated="253"/>
        </table:table-row>
        <table:table-row table:style-name="ro19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バイクゲーム</text:p>
          </table:table-cell>
          <table:table-cell table:number-columns-repeated="253"/>
        </table:table-row>
        <table:table-row table:style-name="ro19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ボードゲーム</text:p>
          </table:table-cell>
          <table:table-cell table:number-columns-repeated="253"/>
        </table:table-row>
        <table:table-row table:style-name="ro19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車のゲーム</text:p>
          </table:table-cell>
          <table:table-cell table:number-columns-repeated="253"/>
        </table:table-row>
        <table:table-row table:style-name="ro19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トランプゲーム</text:p>
          </table:table-cell>
          <table:table-cell table:number-columns-repeated="253"/>
        </table:table-row>
        <table:table-row table:style-name="ro19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コンピューターゲーム</text:p>
          </table:table-cell>
          <table:table-cell table:number-columns-repeated="253"/>
        </table:table-row>
        <table:table-row table:style-name="ro19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クッキングゲーム</text:p>
          </table:table-cell>
          <table:table-cell table:number-columns-repeated="253"/>
        </table:table-row>
        <table:table-row table:style-name="ro19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ダウンロードしたゲーム</text:p>
          </table:table-cell>
          <table:table-cell table:number-columns-repeated="253"/>
        </table:table-row>
        <table:table-row table:style-name="ro19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教育用ゲーム</text:p>
          </table:table-cell>
          <table:table-cell table:number-columns-repeated="253"/>
        </table:table-row>
        <table:table-row table:style-name="ro19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アメリカンフットボールゲーム</text:p>
          </table:table-cell>
          <table:table-cell table:number-columns-repeated="253"/>
        </table:table-row>
        <table:table-row table:style-name="ro19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無料ゲーム</text:p>
          </table:table-cell>
          <table:table-cell table:number-columns-repeated="253"/>
        </table:table-row>
        <table:table-row table:style-name="ro19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オンラインゲーム</text:p>
          </table:table-cell>
          <table:table-cell table:number-columns-repeated="253"/>
        </table:table-row>
        <table:table-row table:style-name="ro19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ゲームのダウンロード</text:p>
          </table:table-cell>
          <table:table-cell table:number-columns-repeated="253"/>
        </table:table-row>
        <table:table-row table:style-name="ro19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ゲームのレビュー</text:p>
          </table:table-cell>
          <table:table-cell table:number-columns-repeated="253"/>
        </table:table-row>
        <table:table-row table:style-name="ro19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ゲームサイト</text:p>
          </table:table-cell>
          <table:table-cell table:number-columns-repeated="253"/>
        </table:table-row>
        <table:table-row table:style-name="ro19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ベストムービー</text:p>
          </table:table-cell>
          <table:table-cell table:number-columns-repeated="253"/>
        </table:table-row>
        <table:table-row table:style-name="ro19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映画を購入する</text:p>
          </table:table-cell>
          <table:table-cell table:number-columns-repeated="253"/>
        </table:table-row>
        <table:table-row table:style-name="ro19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有名人の映画</text:p>
          </table:table-cell>
          <table:table-cell table:number-columns-repeated="253"/>
        </table:table-row>
        <table:table-row table:style-name="ro19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有名人の映画アーカイブ</text:p>
          </table:table-cell>
          <table:table-cell table:number-columns-repeated="253"/>
        </table:table-row>
        <table:table-row table:style-name="ro19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クラシックムービー</text:p>
          </table:table-cell>
          <table:table-cell table:number-columns-repeated="253"/>
        </table:table-row>
        <table:table-row table:style-name="ro19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ディズニー</text:p>
          </table:table-cell>
          <table:table-cell table:number-columns-repeated="253"/>
        </table:table-row>
        <table:table-row table:style-name="ro19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ダウンロード　</text:p>
          </table:table-cell>
          <table:table-cell table:number-columns-repeated="253"/>
        </table:table-row>
        <table:table-row table:style-name="ro19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DVD</text:p>
          </table:table-cell>
          <table:table-cell table:number-columns-repeated="253"/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フィルム</text:p>
          </table:table-cell>
          <table:table-cell table:number-columns-repeated="253"/>
        </table:table-row>
        <table:table-row table:style-name="ro19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映画祭</text:p>
          </table:table-cell>
          <table:table-cell table:number-columns-repeated="253"/>
        </table:table-row>
        <table:table-row table:style-name="ro19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無料映画</text:p>
          </table:table-cell>
          <table:table-cell table:number-columns-repeated="253"/>
        </table:table-row>
        <table:table-row table:style-name="ro19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無料映画</text:p>
          </table:table-cell>
          <table:table-cell table:number-columns-repeated="253"/>
        </table:table-row>
        <table:table-row table:style-name="ro19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無料ビデオ</text:p>
          </table:table-cell>
          <table:table-cell table:number-columns-repeated="253"/>
        </table:table-row>
        <table:table-row table:style-name="ro19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お笑いビデオ</text:p>
          </table:table-cell>
          <table:table-cell table:number-columns-repeated="253"/>
        </table:table-row>
        <table:table-row table:style-name="ro19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感動のシーン</text:p>
          </table:table-cell>
          <table:table-cell table:number-columns-repeated="253"/>
        </table:table-row>
        <table:table-row table:style-name="ro19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ホームムービー</text:p>
          </table:table-cell>
          <table:table-cell table:number-columns-repeated="253"/>
        </table:table-row>
        <table:table-row table:style-name="ro19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恐怖映画</text:p>
          </table:table-cell>
          <table:table-cell table:number-columns-repeated="253"/>
        </table:table-row>
        <table:table-row table:style-name="ro19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ホットムービー</text:p>
          </table:table-cell>
          <table:table-cell table:number-columns-repeated="253"/>
        </table:table-row>
        <table:table-row table:style-name="ro19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ムービーアーカイブ</text:p>
          </table:table-cell>
          <table:table-cell table:number-columns-repeated="253"/>
        </table:table-row>
        <table:table-row table:style-name="ro19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映画のシーン</text:p>
          </table:table-cell>
          <table:table-cell table:number-columns-repeated="253"/>
        </table:table-row>
        <table:table-row table:style-name="ro19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映画ダウンロード</text:p>
          </table:table-cell>
          <table:table-cell table:number-columns-repeated="253"/>
        </table:table-row>
        <table:table-row table:style-name="ro19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オンラインムービー</text:p>
          </table:table-cell>
          <table:table-cell table:number-columns-repeated="253"/>
        </table:table-row>
        <table:table-row table:style-name="ro19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オンラインムービーを見る</text:p>
          </table:table-cell>
          <table:table-cell table:number-columns-repeated="253"/>
        </table:table-row>
        <table:table-row table:style-name="ro21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youtubeビデオ</text:p>
          </table:table-cell>
          <table:table-cell table:number-columns-repeated="253"/>
        </table:table-row>
        <table:table-row table:style-name="ro19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string">
            <text:p>音楽購入</text:p>
          </table:table-cell>
          <table:table-cell table:number-columns-repeated="253"/>
        </table:table-row>
        <table:table-row table:style-name="ro19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クラシック</text:p>
          </table:table-cell>
          <table:table-cell table:number-columns-repeated="253"/>
        </table:table-row>
        <table:table-row table:style-name="ro19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クラブミュージック</text:p>
          </table:table-cell>
          <table:table-cell table:number-columns-repeated="253"/>
        </table:table-row>
        <table:table-row table:style-name="ro19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カントリー</text:p>
          </table:table-cell>
          <table:table-cell table:number-columns-repeated="253"/>
        </table:table-row>
        <table:table-row table:style-name="ro19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ダンス</text:p>
          </table:table-cell>
          <table:table-cell table:number-columns-repeated="253"/>
        </table:table-row>
        <table:table-row table:style-name="ro19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string">
            <text:p>ミュージックダウンロード</text:p>
          </table:table-cell>
          <table:table-cell table:number-columns-repeated="253"/>
        </table:table-row>
        <table:table-row table:style-name="ro19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string">
            <text:p>無料音楽　</text:p>
          </table:table-cell>
          <table:table-cell table:number-columns-repeated="253"/>
        </table:table-row>
        <table:table-row table:style-name="ro19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ジャズ</text:p>
          </table:table-cell>
          <table:table-cell table:number-columns-repeated="253"/>
        </table:table-row>
        <table:table-row table:style-name="ro19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ラテン</text:p>
          </table:table-cell>
          <table:table-cell table:number-columns-repeated="253"/>
        </table:table-row>
        <table:table-row table:style-name="ro19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無料音楽を聞く</text:p>
          </table:table-cell>
          <table:table-cell table:number-columns-repeated="253"/>
        </table:table-row>
        <table:table-row table:style-name="ro19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音楽を聞く</text:p>
          </table:table-cell>
          <table:table-cell table:number-columns-repeated="253"/>
        </table:table-row>
        <table:table-row table:style-name="ro19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ライブミュージック</text:p>
          </table:table-cell>
          <table:table-cell table:number-columns-repeated="253"/>
        </table:table-row>
        <table:table-row table:style-name="ro21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MP3ミュージック</text:p>
          </table:table-cell>
          <table:table-cell table:number-columns-repeated="253"/>
        </table:table-row>
        <table:table-row table:style-name="ro19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ケーブルテレビ</text:p>
          </table:table-cell>
          <table:table-cell table:number-columns-repeated="253"/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string">
            <text:p>デジタルテレビ</text:p>
          </table:table-cell>
          <table:table-cell table:number-columns-repeated="253"/>
        </table:table-row>
        <table:table-row table:style-name="ro19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string">
            <text:p>薄型パネルテレビ</text:p>
          </table:table-cell>
          <table:table-cell table:number-columns-repeated="253"/>
        </table:table-row>
        <table:table-row table:style-name="ro19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string">
            <text:p>薄型画面テレビ</text:p>
          </table:table-cell>
          <table:table-cell table:number-columns-repeated="253"/>
        </table:table-row>
        <table:table-row table:style-name="ro19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string">
            <text:p>フードネットワーク</text:p>
          </table:table-cell>
          <table:table-cell table:number-columns-repeated="253"/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デジタルハイビジョン対応テレビ</text:p>
          </table:table-cell>
          <table:table-cell table:number-columns-repeated="253"/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string">
            <text:p>液晶テレビ</text:p>
          </table:table-cell>
          <table:table-cell table:number-columns-repeated="253"/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string">
            <text:p>プラズマテレビ</text:p>
          </table:table-cell>
          <table:table-cell table:number-columns-repeated="253"/>
        </table:table-row>
        <table:table-row table:style-name="ro19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string">
            <text:p>衛星テレビ</text:p>
          </table:table-cell>
          <table:table-cell table:number-columns-repeated="253"/>
        </table:table-row>
        <table:table-row table:style-name="ro19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自動車ローン</text:p>
          </table:table-cell>
          <table:table-cell table:number-columns-repeated="253"/>
        </table:table-row>
        <table:table-row table:style-name="ro19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簿記</text:p>
          </table:table-cell>
          <table:table-cell table:number-columns-repeated="253"/>
        </table:table-row>
        <table:table-row table:style-name="ro19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事業コンサルティング</text:p>
          </table:table-cell>
          <table:table-cell table:number-columns-repeated="253"/>
        </table:table-row>
        <table:table-row table:style-name="ro19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事業ファイナンス</text:p>
          </table:table-cell>
          <table:table-cell table:number-columns-repeated="253"/>
        </table:table-row>
        <table:table-row table:style-name="ro19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string">
            <text:p>販売中事業</text:p>
          </table:table-cell>
          <table:table-cell table:number-columns-repeated="253"/>
        </table:table-row>
        <table:table-row table:style-name="ro19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string">
            <text:p>ビジネスプラン</text:p>
          </table:table-cell>
          <table:table-cell table:number-columns-repeated="253"/>
        </table:table-row>
        <table:table-row table:style-name="ro19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事業企画</text:p>
          </table:table-cell>
          <table:table-cell table:number-columns-repeated="253"/>
        </table:table-row>
        <table:table-row table:style-name="ro19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string">
            <text:p>起業</text:p>
          </table:table-cell>
          <table:table-cell table:number-columns-repeated="253"/>
        </table:table-row>
        <table:table-row table:style-name="ro19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string">
            <text:p>ビジネス戦略</text:p>
          </table:table-cell>
          <table:table-cell table:number-columns-repeated="253"/>
        </table:table-row>
        <table:table-row table:style-name="ro19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string">
            <text:p>ビジネス購入</text:p>
          </table:table-cell>
          <table:table-cell table:number-columns-repeated="253"/>
        </table:table-row>
        <table:table-row table:style-name="ro19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string">
            <text:p>自動車ローン</text:p>
          </table:table-cell>
          <table:table-cell table:number-columns-repeated="253"/>
        </table:table-row>
        <table:table-row table:style-name="ro19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自動車ローン</text:p>
          </table:table-cell>
          <table:table-cell table:number-columns-repeated="253"/>
        </table:table-row>
        <table:table-row table:style-name="ro19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string">
            <text:p>自営業</text:p>
          </table:table-cell>
          <table:table-cell table:number-columns-repeated="253"/>
        </table:table-row>
        <table:table-row table:style-name="ro19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string">
            <text:p>住宅ローン</text:p>
          </table:table-cell>
          <table:table-cell table:number-columns-repeated="253"/>
        </table:table-row>
        <table:table-row table:style-name="ro19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string">
            <text:p>抵当権</text:p>
          </table:table-cell>
          <table:table-cell table:number-columns-repeated="253"/>
        </table:table-row>
        <table:table-row table:style-name="ro19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住宅ローン計算機</text:p>
          </table:table-cell>
          <table:table-cell table:number-columns-repeated="253"/>
        </table:table-row>
        <table:table-row table:style-name="ro19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住宅ローン</text:p>
          </table:table-cell>
          <table:table-cell table:number-columns-repeated="253"/>
        </table:table-row>
        <table:table-row table:style-name="ro19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string">
            <text:p>住宅ローン</text:p>
          </table:table-cell>
          <table:table-cell table:number-columns-repeated="253"/>
        </table:table-row>
        <table:table-row table:style-name="ro19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住宅ローン金利</text:p>
          </table:table-cell>
          <table:table-cell table:number-columns-repeated="253"/>
        </table:table-row>
        <table:table-row table:style-name="ro19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string">
            <text:p>住宅ローン金利</text:p>
          </table:table-cell>
          <table:table-cell table:number-columns-repeated="253"/>
        </table:table-row>
        <table:table-row table:style-name="ro19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string">
            <text:p>オンラインバンキング</text:p>
          </table:table-cell>
          <table:table-cell table:number-columns-repeated="253"/>
        </table:table-row>
        <table:table-row table:style-name="ro19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string">
            <text:p>個人ファイナンス</text:p>
          </table:table-cell>
          <table:table-cell table:number-columns-repeated="253"/>
        </table:table-row>
        <table:table-row table:style-name="ro19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string">
            <text:p>中小企業</text:p>
          </table:table-cell>
          <table:table-cell table:number-columns-repeated="253"/>
        </table:table-row>
        <table:table-row table:style-name="ro19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string">
            <text:p>中小企業マーケティング</text:p>
          </table:table-cell>
          <table:table-cell table:number-columns-repeated="253"/>
        </table:table-row>
        <table:table-row table:style-name="ro19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string">
            <text:p>経済分析</text:p>
          </table:table-cell>
          <table:table-cell table:number-columns-repeated="253"/>
        </table:table-row>
        <table:table-row table:style-name="ro19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string">
            <text:p>経済発展</text:p>
          </table:table-cell>
          <table:table-cell table:number-columns-repeated="253"/>
        </table:table-row>
        <table:table-row table:style-name="ro19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string">
            <text:p>経済成長</text:p>
          </table:table-cell>
          <table:table-cell table:number-columns-repeated="253"/>
        </table:table-row>
        <table:table-row table:style-name="ro19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string">
            <text:p>経済指針</text:p>
          </table:table-cell>
          <table:table-cell table:number-columns-repeated="253"/>
        </table:table-row>
        <table:table-row table:style-name="ro19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string">
            <text:p>経済システム</text:p>
          </table:table-cell>
          <table:table-cell table:number-columns-repeated="253"/>
        </table:table-row>
        <table:table-row table:style-name="ro19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string">
            <text:p>経済</text:p>
          </table:table-cell>
          <table:table-cell table:number-columns-repeated="253"/>
        </table:table-row>
        <table:table-row table:style-name="ro19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string">
            <text:p>オンラインコミュニティ</text:p>
          </table:table-cell>
          <table:table-cell table:number-columns-repeated="253"/>
        </table:table-row>
        <table:table-row table:style-name="ro19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string">
            <text:p>起業家になる</text:p>
          </table:table-cell>
          <table:table-cell table:number-columns-repeated="253"/>
        </table:table-row>
        <table:table-row table:style-name="ro19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string">
            <text:p>起業家</text:p>
          </table:table-cell>
          <table:table-cell table:number-columns-repeated="253"/>
        </table:table-row>
        <table:table-row table:style-name="ro19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string">
            <text:p>起業家センター</text:p>
          </table:table-cell>
          <table:table-cell table:number-columns-repeated="253"/>
        </table:table-row>
        <table:table-row table:style-name="ro19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string">
            <text:p>起業家の仕事</text:p>
          </table:table-cell>
          <table:table-cell table:number-columns-repeated="253"/>
        </table:table-row>
        <table:table-row table:style-name="ro19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string">
            <text:p>起業家雑誌</text:p>
          </table:table-cell>
          <table:table-cell table:number-columns-repeated="253"/>
        </table:table-row>
        <table:table-row table:style-name="ro19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string">
            <text:p>起業家ネットワーク</text:p>
          </table:table-cell>
          <table:table-cell table:number-columns-repeated="253"/>
        </table:table-row>
        <table:table-row table:style-name="ro19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string">
            <text:p>起業家の機会</text:p>
          </table:table-cell>
          <table:table-cell table:number-columns-repeated="253"/>
        </table:table-row>
        <table:table-row table:style-name="ro19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string">
            <text:p>起業家組織</text:p>
          </table:table-cell>
          <table:table-cell table:number-columns-repeated="253"/>
        </table:table-row>
        <table:table-row table:style-name="ro19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string">
            <text:p>資産管理</text:p>
          </table:table-cell>
          <table:table-cell table:number-columns-repeated="253"/>
        </table:table-row>
        <table:table-row table:style-name="ro19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string">
            <text:p>ファイナンシャルアドバイザー</text:p>
          </table:table-cell>
          <table:table-cell table:number-columns-repeated="253"/>
        </table:table-row>
        <table:table-row table:style-name="ro19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string">
            <text:p>ファイナンシャルアナリスト</text:p>
          </table:table-cell>
          <table:table-cell table:number-columns-repeated="253"/>
        </table:table-row>
        <table:table-row table:style-name="ro19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string">
            <text:p>株式市場</text:p>
          </table:table-cell>
          <table:table-cell table:number-columns-repeated="253"/>
        </table:table-row>
        <table:table-row table:style-name="ro19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office:value-type="string">
            <text:p>米国の不動産</text:p>
          </table:table-cell>
          <table:table-cell table:number-columns-repeated="253"/>
        </table:table-row>
        <table:table-row table:style-name="ro19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string">
            <text:p>物件を探す</text:p>
          </table:table-cell>
          <table:table-cell table:number-columns-repeated="253"/>
        </table:table-row>
        <table:table-row table:style-name="ro19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office:value-type="string">
            <text:p>不動産業者</text:p>
          </table:table-cell>
          <table:table-cell table:number-columns-repeated="253"/>
        </table:table-row>
        <table:table-row table:style-name="ro19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string">
            <text:p>不動産仲介人</text:p>
          </table:table-cell>
          <table:table-cell table:number-columns-repeated="253"/>
        </table:table-row>
        <table:table-row table:style-name="ro19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office:value-type="string">
            <text:p>販売中物件</text:p>
          </table:table-cell>
          <table:table-cell table:number-columns-repeated="253"/>
        </table:table-row>
        <table:table-row table:style-name="ro19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string">
            <text:p>不動産投資</text:p>
          </table:table-cell>
          <table:table-cell table:number-columns-repeated="253"/>
        </table:table-row>
        <table:table-row table:style-name="ro19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string">
            <text:p>不動産の資格</text:p>
          </table:table-cell>
          <table:table-cell table:number-columns-repeated="253"/>
        </table:table-row>
        <table:table-row table:style-name="ro19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string">
            <text:p>不動産物件</text:p>
          </table:table-cell>
          <table:table-cell table:number-columns-repeated="253"/>
        </table:table-row>
        <table:table-row table:style-name="ro19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string">
            <text:p>不動産市場</text:p>
          </table:table-cell>
          <table:table-cell table:number-columns-repeated="253"/>
        </table:table-row>
        <table:table-row table:style-name="ro19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string">
            <text:p>不動産物件</text:p>
          </table:table-cell>
          <table:table-cell table:number-columns-repeated="253"/>
        </table:table-row>
        <table:table-row table:style-name="ro19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string">
            <text:p>賃貸物件</text:p>
          </table:table-cell>
          <table:table-cell table:number-columns-repeated="253"/>
        </table:table-row>
        <table:table-row table:style-name="ro19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string">
            <text:p>不動産販売</text:p>
          </table:table-cell>
          <table:table-cell table:number-columns-repeated="253"/>
        </table:table-row>
        <table:table-row table:style-name="ro19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office:value-type="string">
            <text:p>不動産検索</text:p>
          </table:table-cell>
          <table:table-cell table:number-columns-repeated="253"/>
        </table:table-row>
        <table:table-row table:style-name="ro19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string">
            <text:p>株式と債券を買う</text:p>
          </table:table-cell>
          <table:table-cell table:number-columns-repeated="253"/>
        </table:table-row>
        <table:table-row table:style-name="ro19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string">
            <text:p>投資の仕方</text:p>
          </table:table-cell>
          <table:table-cell table:number-columns-repeated="253"/>
        </table:table-row>
        <table:table-row table:style-name="ro19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office:value-type="string">
            <text:p>株式と債券について学ぶ</text:p>
          </table:table-cell>
          <table:table-cell table:number-columns-repeated="253"/>
        </table:table-row>
        <table:table-row table:style-name="ro19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string">
            <text:p>株式と債券仲買人</text:p>
          </table:table-cell>
          <table:table-cell table:number-columns-repeated="253"/>
        </table:table-row>
        <table:table-row table:style-name="ro19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office:value-type="string">
            <text:p>株式と債券市場</text:p>
          </table:table-cell>
          <table:table-cell table:number-columns-repeated="253"/>
        </table:table-row>
        <table:table-row table:style-name="ro19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string">
            <text:p>株価と債券価格</text:p>
          </table:table-cell>
          <table:table-cell table:number-columns-repeated="253"/>
        </table:table-row>
        <table:table-row table:style-name="ro19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office:value-type="string">
            <text:p>株式と債権の収益率</text:p>
          </table:table-cell>
          <table:table-cell table:number-columns-repeated="253"/>
        </table:table-row>
        <table:table-row table:style-name="ro19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string">
            <text:p>建築家</text:p>
          </table:table-cell>
          <table:table-cell table:number-columns-repeated="253"/>
        </table:table-row>
        <table:table-row table:style-name="ro19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office:value-type="string">
            <text:p>建築設計</text:p>
          </table:table-cell>
          <table:table-cell table:number-columns-repeated="253"/>
        </table:table-row>
        <table:table-row table:style-name="ro19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string">
            <text:p>設計の仕事</text:p>
          </table:table-cell>
          <table:table-cell table:number-columns-repeated="253"/>
        </table:table-row>
        <table:table-row table:style-name="ro19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string">
            <text:p>デザインスタジオ</text:p>
          </table:table-cell>
          <table:table-cell table:number-columns-repeated="253"/>
        </table:table-row>
        <table:table-row table:style-name="ro19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string">
            <text:p>家設計</text:p>
          </table:table-cell>
          <table:table-cell table:number-columns-repeated="253"/>
        </table:table-row>
        <table:table-row table:style-name="ro19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string">
            <text:p>インデザイン</text:p>
          </table:table-cell>
          <table:table-cell table:number-columns-repeated="253"/>
        </table:table-row>
        <table:table-row table:style-name="ro19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string">
            <text:p>インテリアデザイン</text:p>
          </table:table-cell>
          <table:table-cell table:number-columns-repeated="253"/>
        </table:table-row>
        <table:table-row table:style-name="ro19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string">
            <text:p>キッチン設計</text:p>
          </table:table-cell>
          <table:table-cell table:number-columns-repeated="253"/>
        </table:table-row>
        <table:table-row table:style-name="ro19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string">
            <text:p>造園設計</text:p>
          </table:table-cell>
          <table:table-cell table:number-columns-repeated="253"/>
        </table:table-row>
        <table:table-row table:style-name="ro19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office:value-type="string">
            <text:p>販売中のアート</text:p>
          </table:table-cell>
          <table:table-cell table:number-columns-repeated="253"/>
        </table:table-row>
        <table:table-row table:style-name="ro19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office:value-type="string">
            <text:p>画廊</text:p>
          </table:table-cell>
          <table:table-cell table:number-columns-repeated="253"/>
        </table:table-row>
        <table:table-row table:style-name="ro19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office:value-type="string">
            <text:p>アートオンライン</text:p>
          </table:table-cell>
          <table:table-cell table:number-columns-repeated="253"/>
        </table:table-row>
        <table:table-row table:style-name="ro19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office:value-type="string">
            <text:p>自動車アクセサリー</text:p>
          </table:table-cell>
          <table:table-cell table:number-columns-repeated="253"/>
        </table:table-row>
        <table:table-row table:style-name="ro19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string">
            <text:p>自動車オークション</text:p>
          </table:table-cell>
          <table:table-cell table:number-columns-repeated="253"/>
        </table:table-row>
        <table:table-row table:style-name="ro19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office:value-type="string">
            <text:p>自動車販売会社</text:p>
          </table:table-cell>
          <table:table-cell table:number-columns-repeated="253"/>
        </table:table-row>
        <table:table-row table:style-name="ro19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office:value-type="string">
            <text:p>自動車保険</text:p>
          </table:table-cell>
          <table:table-cell table:number-columns-repeated="253"/>
        </table:table-row>
        <table:table-row table:style-name="ro19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office:value-type="string">
            <text:p>自動車ローン</text:p>
          </table:table-cell>
          <table:table-cell table:number-columns-repeated="253"/>
        </table:table-row>
        <table:table-row table:style-name="ro19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string">
            <text:p>自動車部品</text:p>
          </table:table-cell>
          <table:table-cell table:number-columns-repeated="253"/>
        </table:table-row>
        <table:table-row table:style-name="ro19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office:value-type="string">
            <text:p>レンタルカー</text:p>
          </table:table-cell>
          <table:table-cell table:number-columns-repeated="253"/>
        </table:table-row>
        <table:table-row table:style-name="ro19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office:value-type="string">
            <text:p>自動車修理</text:p>
          </table:table-cell>
          <table:table-cell table:number-columns-repeated="253"/>
        </table:table-row>
        <table:table-row table:style-name="ro19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office:value-type="string">
            <text:p>自動車販売</text:p>
          </table:table-cell>
          <table:table-cell table:number-columns-repeated="253"/>
        </table:table-row>
        <table:table-row table:style-name="ro19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string">
            <text:p>オートショー</text:p>
          </table:table-cell>
          <table:table-cell table:number-columns-repeated="253"/>
        </table:table-row>
        <table:table-row table:style-name="ro19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string">
            <text:p>販売中の車</text:p>
          </table:table-cell>
          <table:table-cell table:number-columns-repeated="253"/>
        </table:table-row>
        <table:table-row table:style-name="ro19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string">
            <text:p>クラシックカー</text:p>
          </table:table-cell>
          <table:table-cell table:number-columns-repeated="253"/>
        </table:table-row>
        <table:table-row table:style-name="ro19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string">
            <text:p>ハイバードカー</text:p>
          </table:table-cell>
          <table:table-cell table:number-columns-repeated="253"/>
        </table:table-row>
        <table:table-row table:style-name="ro19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office:value-type="string">
            <text:p>新車</text:p>
          </table:table-cell>
          <table:table-cell table:number-columns-repeated="253"/>
        </table:table-row>
        <table:table-row table:style-name="ro19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office:value-type="string">
            <text:p>中古車</text:p>
          </table:table-cell>
          <table:table-cell table:number-columns-repeated="253"/>
        </table:table-row>
        <table:table-row table:style-name="ro19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office:value-type="string">
            <text:p>レンタカー</text:p>
          </table:table-cell>
          <table:table-cell table:number-columns-repeated="253"/>
        </table:table-row>
        <table:table-row table:style-name="ro19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string">
            <text:p>中古車</text:p>
          </table:table-cell>
          <table:table-cell table:number-columns-repeated="253"/>
        </table:table-row>
        <table:table-row table:style-name="ro19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office:value-type="string">
            <text:p>ベビー服</text:p>
          </table:table-cell>
          <table:table-cell table:number-columns-repeated="253"/>
        </table:table-row>
        <table:table-row table:style-name="ro19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office:value-type="string">
            <text:p>子供服</text:p>
          </table:table-cell>
          <table:table-cell table:number-columns-repeated="253"/>
        </table:table-row>
        <table:table-row table:style-name="ro19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office:value-type="string">
            <text:p>衣料品店</text:p>
          </table:table-cell>
          <table:table-cell table:number-columns-repeated="253"/>
        </table:table-row>
        <table:table-row table:style-name="ro19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office:value-type="string">
            <text:p>デザイナーファッション</text:p>
          </table:table-cell>
          <table:table-cell table:number-columns-repeated="253"/>
        </table:table-row>
        <table:table-row table:style-name="ro19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office:value-type="string">
            <text:p>ファッションデザイン</text:p>
          </table:table-cell>
          <table:table-cell table:number-columns-repeated="253"/>
        </table:table-row>
        <table:table-row table:style-name="ro19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office:value-type="string">
            <text:p>ファッションデザイナー</text:p>
          </table:table-cell>
          <table:table-cell table:number-columns-repeated="253"/>
        </table:table-row>
        <table:table-row table:style-name="ro19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office:value-type="string">
            <text:p>ファッションショー</text:p>
          </table:table-cell>
          <table:table-cell table:number-columns-repeated="253"/>
        </table:table-row>
        <table:table-row table:style-name="ro19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office:value-type="string">
            <text:p>ガールズファッション</text:p>
          </table:table-cell>
          <table:table-cell table:number-columns-repeated="253"/>
        </table:table-row>
        <table:table-row table:style-name="ro19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office:value-type="string">
            <text:p>マタニティ</text:p>
          </table:table-cell>
          <table:table-cell table:number-columns-repeated="253"/>
        </table:table-row>
        <table:table-row table:style-name="ro19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office:value-type="string">
            <text:p>メンズファッション</text:p>
          </table:table-cell>
          <table:table-cell table:number-columns-repeated="253"/>
        </table:table-row>
        <table:table-row table:style-name="ro19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office:value-type="string">
            <text:p>レディーズファッション</text:p>
          </table:table-cell>
          <table:table-cell table:number-columns-repeated="253"/>
        </table:table-row>
        <table:table-row table:style-name="ro19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office:value-type="string">
            <text:p>ベビーフード</text:p>
          </table:table-cell>
          <table:table-cell table:number-columns-repeated="253"/>
        </table:table-row>
        <table:table-row table:style-name="ro19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office:value-type="string">
            <text:p>ケーキレシピ</text:p>
          </table:table-cell>
          <table:table-cell table:number-columns-repeated="253"/>
        </table:table-row>
        <table:table-row table:style-name="ro19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office:value-type="string">
            <text:p>チキンレシピ</text:p>
          </table:table-cell>
          <table:table-cell table:number-columns-repeated="253"/>
        </table:table-row>
        <table:table-row table:style-name="ro19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office:value-type="string">
            <text:p>中華</text:p>
          </table:table-cell>
          <table:table-cell table:number-columns-repeated="253"/>
        </table:table-row>
        <table:table-row table:style-name="ro19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string">
            <text:p>ダイエットフード</text:p>
          </table:table-cell>
          <table:table-cell table:number-columns-repeated="253"/>
        </table:table-row>
        <table:table-row table:style-name="ro19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office:value-type="string">
            <text:p>ファーストフード</text:p>
          </table:table-cell>
          <table:table-cell table:number-columns-repeated="253"/>
        </table:table-row>
        <table:table-row table:style-name="ro19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string">
            <text:p>食品　</text:p>
          </table:table-cell>
          <table:table-cell table:number-columns-repeated="253"/>
        </table:table-row>
        <table:table-row table:style-name="ro19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string">
            <text:p>ヘルスフード</text:p>
          </table:table-cell>
          <table:table-cell table:number-columns-repeated="253"/>
        </table:table-row>
        <table:table-row table:style-name="ro19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string">
            <text:p>インディアンフード</text:p>
          </table:table-cell>
          <table:table-cell table:number-columns-repeated="253"/>
        </table:table-row>
        <table:table-row table:style-name="ro19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string">
            <text:p>イタリアンフード</text:p>
          </table:table-cell>
          <table:table-cell table:number-columns-repeated="253"/>
        </table:table-row>
        <table:table-row table:style-name="ro19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office:value-type="string">
            <text:p>ジャンクフード</text:p>
          </table:table-cell>
          <table:table-cell table:number-columns-repeated="253"/>
        </table:table-row>
        <table:table-row table:style-name="ro19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office:value-type="string">
            <text:p>メキシカンフード</text:p>
          </table:table-cell>
          <table:table-cell table:number-columns-repeated="253"/>
        </table:table-row>
        <table:table-row table:style-name="ro19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office:value-type="string">
            <text:p>有機食品</text:p>
          </table:table-cell>
          <table:table-cell table:number-columns-repeated="253"/>
        </table:table-row>
        <table:table-row table:style-name="ro19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string">
            <text:p>レシピ</text:p>
          </table:table-cell>
          <table:table-cell table:number-columns-repeated="253"/>
        </table:table-row>
        <table:table-row table:style-name="ro19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string">
            <text:p>ワイン</text:p>
          </table:table-cell>
          <table:table-cell table:number-columns-repeated="253"/>
        </table:table-row>
        <table:table-row table:style-name="ro19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string">
            <text:p>歯科衛生</text:p>
          </table:table-cell>
          <table:table-cell table:number-columns-repeated="253"/>
        </table:table-row>
        <table:table-row table:style-name="ro19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string">
            <text:p>ダイエット薬</text:p>
          </table:table-cell>
          <table:table-cell table:number-columns-repeated="253"/>
        </table:table-row>
        <table:table-row table:style-name="ro19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office:value-type="string">
            <text:p>エクササイズ</text:p>
          </table:table-cell>
          <table:table-cell table:number-columns-repeated="253"/>
        </table:table-row>
        <table:table-row table:style-name="ro19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office:value-type="string">
            <text:p>エクササイズ器具</text:p>
          </table:table-cell>
          <table:table-cell table:number-columns-repeated="253"/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string">
            <text:p>フィットネス</text:p>
          </table:table-cell>
          <table:table-cell table:number-columns-repeated="253"/>
        </table:table-row>
        <table:table-row table:style-name="ro19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office:value-type="string">
            <text:p>健康</text:p>
          </table:table-cell>
          <table:table-cell table:number-columns-repeated="253"/>
        </table:table-row>
        <table:table-row table:style-name="ro19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string">
            <text:p>医療</text:p>
          </table:table-cell>
          <table:table-cell table:number-columns-repeated="253"/>
        </table:table-row>
        <table:table-row table:style-name="ro19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office:value-type="string">
            <text:p>ヘルスクラブ</text:p>
          </table:table-cell>
          <table:table-cell table:number-columns-repeated="253"/>
        </table:table-row>
        <table:table-row table:style-name="ro19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string">
            <text:p>ヘルスフード</text:p>
          </table:table-cell>
          <table:table-cell table:number-columns-repeated="253"/>
        </table:table-row>
        <table:table-row table:style-name="ro19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office:value-type="string">
            <text:p>健康保険</text:p>
          </table:table-cell>
          <table:table-cell table:number-columns-repeated="253"/>
        </table:table-row>
        <table:table-row table:style-name="ro19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office:value-type="string">
            <text:p>ヘルスマガジン</text:p>
          </table:table-cell>
          <table:table-cell table:number-columns-repeated="253"/>
        </table:table-row>
        <table:table-row table:style-name="ro19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office:value-type="string">
            <text:p>スポーツ</text:p>
          </table:table-cell>
          <table:table-cell table:number-columns-repeated="253"/>
        </table:table-row>
        <table:table-row table:style-name="ro19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string">
            <text:p>ワークアウト</text:p>
          </table:table-cell>
          <table:table-cell table:number-columns-repeated="253"/>
        </table:table-row>
        <table:table-row table:style-name="ro19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string">
            <text:p>古書</text:p>
          </table:table-cell>
          <table:table-cell table:number-columns-repeated="253"/>
        </table:table-row>
        <table:table-row table:style-name="ro19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office:value-type="string">
            <text:p>オーディオブック</text:p>
          </table:table-cell>
          <table:table-cell table:number-columns-repeated="253"/>
        </table:table-row>
        <table:table-row table:style-name="ro19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office:value-type="string">
            <text:p>乳幼児の本</text:p>
          </table:table-cell>
          <table:table-cell table:number-columns-repeated="253"/>
        </table:table-row>
        <table:table-row table:style-name="ro19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string">
            <text:p>ベストセラー</text:p>
          </table:table-cell>
          <table:table-cell table:number-columns-repeated="253"/>
        </table:table-row>
        <table:table-row table:style-name="ro19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office:value-type="string">
            <text:p>ブッククラブ</text:p>
          </table:table-cell>
          <table:table-cell table:number-columns-repeated="253"/>
        </table:table-row>
        <table:table-row table:style-name="ro19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office:value-type="string">
            <text:p>ブックレビュー</text:p>
          </table:table-cell>
          <table:table-cell table:number-columns-repeated="253"/>
        </table:table-row>
        <table:table-row table:style-name="ro19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string">
            <text:p>ブックサーチ</text:p>
          </table:table-cell>
          <table:table-cell table:number-columns-repeated="253"/>
        </table:table-row>
        <table:table-row table:style-name="ro19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string">
            <text:p>書店</text:p>
          </table:table-cell>
          <table:table-cell table:number-columns-repeated="253"/>
        </table:table-row>
        <table:table-row table:style-name="ro19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office:value-type="string">
            <text:p>児童書</text:p>
          </table:table-cell>
          <table:table-cell table:number-columns-repeated="253"/>
        </table:table-row>
        <table:table-row table:style-name="ro19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string">
            <text:p>コミック</text:p>
          </table:table-cell>
          <table:table-cell table:number-columns-repeated="253"/>
        </table:table-row>
        <table:table-row table:style-name="ro19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office:value-type="string">
            <text:p>フィクション</text:p>
          </table:table-cell>
          <table:table-cell table:number-columns-repeated="253"/>
        </table:table-row>
        <table:table-row table:style-name="ro19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string">
            <text:p>文学</text:p>
          </table:table-cell>
          <table:table-cell table:number-columns-repeated="253"/>
        </table:table-row>
        <table:table-row table:style-name="ro19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office:value-type="string">
            <text:p>詩</text:p>
          </table:table-cell>
          <table:table-cell table:number-columns-repeated="253"/>
        </table:table-row>
        <table:table-row table:style-name="ro19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office:value-type="string">
            <text:p>学校の本</text:p>
          </table:table-cell>
          <table:table-cell table:number-columns-repeated="253"/>
        </table:table-row>
        <table:table-row table:style-name="ro19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office:value-type="string">
            <text:p>教科書</text:p>
          </table:table-cell>
          <table:table-cell table:number-columns-repeated="253"/>
        </table:table-row>
        <table:table-row table:style-name="ro19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string">
            <text:p>古本</text:p>
          </table:table-cell>
          <table:table-cell table:number-columns-repeated="253"/>
        </table:table-row>
        <table:table-row table:style-name="ro19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string">
            <text:p>アドベンチャートラベル</text:p>
          </table:table-cell>
          <table:table-cell table:number-columns-repeated="253"/>
        </table:table-row>
        <table:table-row table:style-name="ro19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office:value-type="string">
            <text:p>エアトラベル</text:p>
          </table:table-cell>
          <table:table-cell table:number-columns-repeated="253"/>
        </table:table-row>
        <table:table-row table:style-name="ro19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office:value-type="string">
            <text:p>バジェットﾄラベル</text:p>
          </table:table-cell>
          <table:table-cell table:number-columns-repeated="253"/>
        </table:table-row>
        <table:table-row table:style-name="ro19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string">
            <text:p>安い航空券</text:p>
          </table:table-cell>
          <table:table-cell table:number-columns-repeated="253"/>
        </table:table-row>
        <table:table-row table:style-name="ro19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office:value-type="string">
            <text:p>安いホテル</text:p>
          </table:table-cell>
          <table:table-cell table:number-columns-repeated="253"/>
        </table:table-row>
        <table:table-row table:style-name="ro19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office:value-type="string">
            <text:p>安い旅行</text:p>
          </table:table-cell>
          <table:table-cell table:number-columns-repeated="253"/>
        </table:table-row>
        <table:table-row table:style-name="ro19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office:value-type="string">
            <text:p>エクステイテンデッドスティホテル</text:p>
          </table:table-cell>
          <table:table-cell table:number-columns-repeated="253"/>
        </table:table-row>
        <table:table-row table:style-name="ro19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office:value-type="string">
            <text:p>家族休暇</text:p>
          </table:table-cell>
          <table:table-cell table:number-columns-repeated="253"/>
        </table:table-row>
        <table:table-row table:style-name="ro19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office:value-type="string">
            <text:p>航空便</text:p>
          </table:table-cell>
          <table:table-cell table:number-columns-repeated="253"/>
        </table:table-row>
        <table:table-row table:style-name="ro19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office:value-type="string">
            <text:p>ホテル</text:p>
          </table:table-cell>
          <table:table-cell table:number-columns-repeated="253"/>
        </table:table-row>
        <table:table-row table:style-name="ro19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office:value-type="string">
            <text:p>トラベル</text:p>
          </table:table-cell>
          <table:table-cell table:number-columns-repeated="253"/>
        </table:table-row>
        <table:table-row table:style-name="ro19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office:value-type="string">
            <text:p>大学野球</text:p>
          </table:table-cell>
          <table:table-cell table:number-columns-repeated="253"/>
        </table:table-row>
        <table:table-row table:style-name="ro19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string">
            <text:p>高校野球</text:p>
          </table:table-cell>
          <table:table-cell table:number-columns-repeated="253"/>
        </table:table-row>
        <table:table-row table:style-name="ro19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office:value-type="string">
            <text:p>リトルリーグ</text:p>
          </table:table-cell>
          <table:table-cell table:number-columns-repeated="253"/>
        </table:table-row>
        <table:table-row table:style-name="ro19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string">
            <text:p>青年野球</text:p>
          </table:table-cell>
          <table:table-cell table:number-columns-repeated="253"/>
        </table:table-row>
        <table:table-row table:style-name="ro19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office:value-type="string">
            <text:p>大学バスケットボール</text:p>
          </table:table-cell>
          <table:table-cell table:number-columns-repeated="253"/>
        </table:table-row>
        <table:table-row table:style-name="ro19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office:value-type="string">
            <text:p>高校バスケットボール</text:p>
          </table:table-cell>
          <table:table-cell table:number-columns-repeated="253"/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string">
            <text:p>NBA</text:p>
          </table:table-cell>
          <table:table-cell table:number-columns-repeated="253"/>
        </table:table-row>
        <table:table-row table:style-name="ro19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office:value-type="string">
            <text:p>自転車ギア</text:p>
          </table:table-cell>
          <table:table-cell table:number-columns-repeated="253"/>
        </table:table-row>
        <table:table-row table:style-name="ro19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office:value-type="string">
            <text:p>自転車レース</text:p>
          </table:table-cell>
          <table:table-cell table:number-columns-repeated="253"/>
        </table:table-row>
        <table:table-row table:style-name="ro19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string">
            <text:p>自転車ツーリング</text:p>
          </table:table-cell>
          <table:table-cell table:number-columns-repeated="253"/>
        </table:table-row>
        <table:table-row table:style-name="ro19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string">
            <text:p>自転車販売店</text:p>
          </table:table-cell>
          <table:table-cell table:number-columns-repeated="253"/>
        </table:table-row>
        <table:table-row table:style-name="ro19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string">
            <text:p>アメフト用品</text:p>
          </table:table-cell>
          <table:table-cell table:number-columns-repeated="253"/>
        </table:table-row>
        <table:table-row table:style-name="ro19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string">
            <text:p>アメフト競技場</text:p>
          </table:table-cell>
          <table:table-cell table:number-columns-repeated="253"/>
        </table:table-row>
        <table:table-row table:style-name="ro19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string">
            <text:p>アメフト</text:p>
          </table:table-cell>
          <table:table-cell table:number-columns-repeated="253"/>
        </table:table-row>
        <table:table-row table:style-name="ro19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string">
            <text:p>安いゴルフ</text:p>
          </table:table-cell>
          <table:table-cell table:number-columns-repeated="253"/>
        </table:table-row>
        <table:table-row table:style-name="ro19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office:value-type="string">
            <text:p>無料ゴルフ</text:p>
          </table:table-cell>
          <table:table-cell table:number-columns-repeated="253"/>
        </table:table-row>
        <table:table-row table:style-name="ro19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string">
            <text:p>ゴルフバッグ</text:p>
          </table:table-cell>
          <table:table-cell table:number-columns-repeated="253"/>
        </table:table-row>
        <table:table-row table:style-name="ro19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office:value-type="string">
            <text:p>ゴルフボール</text:p>
          </table:table-cell>
          <table:table-cell table:number-columns-repeated="253"/>
        </table:table-row>
        <table:table-row table:style-name="ro19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office:value-type="string">
            <text:p>ゴルフカート</text:p>
          </table:table-cell>
          <table:table-cell table:number-columns-repeated="253"/>
        </table:table-row>
        <table:table-row table:style-name="ro19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office:value-type="string">
            <text:p>ゴルフクラブ</text:p>
          </table:table-cell>
          <table:table-cell table:number-columns-repeated="253"/>
        </table:table-row>
        <table:table-row table:style-name="ro19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office:value-type="string">
            <text:p>ゴルフコース</text:p>
          </table:table-cell>
          <table:table-cell table:number-columns-repeated="253"/>
        </table:table-row>
        <table:table-row table:style-name="ro19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office:value-type="string">
            <text:p>ゴルフ用品</text:p>
          </table:table-cell>
          <table:table-cell table:number-columns-repeated="253"/>
        </table:table-row>
        <table:table-row table:style-name="ro19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office:value-type="string">
            <text:p>ゴルフ休暇</text:p>
          </table:table-cell>
          <table:table-cell table:number-columns-repeated="253"/>
        </table:table-row>
        <table:table-row table:style-name="ro19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string">
            <text:p>プロゴルフ</text:p>
          </table:table-cell>
          <table:table-cell table:number-columns-repeated="253"/>
        </table:table-row>
        <table:table-row table:style-name="ro19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string">
            <text:p>ホッケーキャンプ</text:p>
          </table:table-cell>
          <table:table-cell table:number-columns-repeated="253"/>
        </table:table-row>
        <table:table-row table:style-name="ro19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office:value-type="string">
            <text:p>ホッケー用品</text:p>
          </table:table-cell>
          <table:table-cell table:number-columns-repeated="253"/>
        </table:table-row>
        <table:table-row table:style-name="ro19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string">
            <text:p>ホッケーゲーム</text:p>
          </table:table-cell>
          <table:table-cell table:number-columns-repeated="253"/>
        </table:table-row>
        <table:table-row table:style-name="ro19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office:value-type="string">
            <text:p>ホッケーギア</text:p>
          </table:table-cell>
          <table:table-cell table:number-columns-repeated="253"/>
        </table:table-row>
        <table:table-row table:style-name="ro19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string">
            <text:p>ホッケープレイヤー</text:p>
          </table:table-cell>
          <table:table-cell table:number-columns-repeated="253"/>
        </table:table-row>
        <table:table-row table:style-name="ro19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office:value-type="string">
            <text:p>アイスホッケー</text:p>
          </table:table-cell>
          <table:table-cell table:number-columns-repeated="253"/>
        </table:table-row>
        <table:table-row table:style-name="ro19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string">
            <text:p>アメリカサッカー</text:p>
          </table:table-cell>
          <table:table-cell table:number-columns-repeated="253"/>
        </table:table-row>
        <table:table-row table:style-name="ro19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string">
            <text:p>ブラジルサッカー</text:p>
          </table:table-cell>
          <table:table-cell table:number-columns-repeated="253"/>
        </table:table-row>
        <table:table-row table:style-name="ro19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string">
            <text:p>サッカー用品</text:p>
          </table:table-cell>
          <table:table-cell table:number-columns-repeated="253"/>
        </table:table-row>
        <table:table-row table:style-name="ro19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string">
            <text:p>サッカーゲーム</text:p>
          </table:table-cell>
          <table:table-cell table:number-columns-repeated="253"/>
        </table:table-row>
        <table:table-row table:style-name="ro19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string">
            <text:p>サッカーシューズ</text:p>
          </table:table-cell>
          <table:table-cell table:number-columns-repeated="253"/>
        </table:table-row>
        <table:table-row table:style-name="ro19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office:value-type="string">
            <text:p>テニスボール</text:p>
          </table:table-cell>
          <table:table-cell table:number-columns-repeated="253"/>
        </table:table-row>
        <table:table-row table:style-name="ro19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string">
            <text:p>テニスウェア</text:p>
          </table:table-cell>
          <table:table-cell table:number-columns-repeated="253"/>
        </table:table-row>
        <table:table-row table:style-name="ro19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string">
            <text:p>テニス用品</text:p>
          </table:table-cell>
          <table:table-cell table:number-columns-repeated="253"/>
        </table:table-row>
        <table:table-row table:style-name="ro19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office:value-type="string">
            <text:p>テニスラケット</text:p>
          </table:table-cell>
          <table:table-cell table:number-columns-repeated="253"/>
        </table:table-row>
        <table:table-row table:style-name="ro19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office:value-type="string">
            <text:p>テニスシューズ</text:p>
          </table:table-cell>
          <table:table-cell table:number-columns-repeated="253"/>
        </table:table-row>
        <table:table-row table:style-name="ro19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office:value-type="string">
            <text:p>アンチウィルスソフト</text:p>
          </table:table-cell>
          <table:table-cell table:number-columns-repeated="253"/>
        </table:table-row>
        <table:table-row table:style-name="ro19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office:value-type="string">
            <text:p>コンピューター製造</text:p>
          </table:table-cell>
          <table:table-cell table:number-columns-repeated="253"/>
        </table:table-row>
        <table:table-row table:style-name="ro19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table:style-name="ce11" office:value-type="string">
            <text:p>コンピューター購入</text:p>
          </table:table-cell>
          <table:table-cell table:number-columns-repeated="253"/>
        </table:table-row>
        <table:table-row table:style-name="ro19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office:value-type="string">
            <text:p>安いコンピューター</text:p>
          </table:table-cell>
          <table:table-cell table:number-columns-repeated="253"/>
        </table:table-row>
        <table:table-row table:style-name="ro19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string">
            <text:p>コンピューター周辺機器</text:p>
          </table:table-cell>
          <table:table-cell table:number-columns-repeated="253"/>
        </table:table-row>
        <table:table-row table:style-name="ro19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office:value-type="string">
            <text:p>コンピューターケース</text:p>
          </table:table-cell>
          <table:table-cell table:number-columns-repeated="253"/>
        </table:table-row>
        <table:table-row table:style-name="ro19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string">
            <text:p>コンピューターゲーム</text:p>
          </table:table-cell>
          <table:table-cell table:number-columns-repeated="253"/>
        </table:table-row>
        <table:table-row table:style-name="ro19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office:value-type="string">
            <text:p>グラフィック</text:p>
          </table:table-cell>
          <table:table-cell table:number-columns-repeated="253"/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office:value-type="string">
            <text:p>ハードウェア</text:p>
          </table:table-cell>
          <table:table-cell table:number-columns-repeated="253"/>
        </table:table-row>
        <table:table-row table:style-name="ro19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office:value-type="string">
            <text:p>キーボート</text:p>
          </table:table-cell>
          <table:table-cell table:number-columns-repeated="253"/>
        </table:table-row>
        <table:table-row table:style-name="ro19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office:value-type="string">
            <text:p>メモリー</text:p>
          </table:table-cell>
          <table:table-cell table:number-columns-repeated="253"/>
        </table:table-row>
        <table:table-row table:style-name="ro19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string">
            <text:p>モニター</text:p>
          </table:table-cell>
          <table:table-cell table:number-columns-repeated="253"/>
        </table:table-row>
        <table:table-row table:style-name="ro19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string">
            <text:p>コンピューターソフトウェア</text:p>
          </table:table-cell>
          <table:table-cell table:number-columns-repeated="253"/>
        </table:table-row>
        <table:table-row table:style-name="ro19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string">
            <text:p>コンピューター販売店</text:p>
          </table:table-cell>
          <table:table-cell table:number-columns-repeated="253"/>
        </table:table-row>
        <table:table-row table:style-name="ro19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office:value-type="string">
            <text:p>デスクトップコンピューター</text:p>
          </table:table-cell>
          <table:table-cell table:number-columns-repeated="253"/>
        </table:table-row>
        <table:table-row table:style-name="ro19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string">
            <text:p>ノートブック</text:p>
          </table:table-cell>
          <table:table-cell table:number-columns-repeated="253"/>
        </table:table-row>
        <table:table-row table:style-name="ro19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office:value-type="string">
            <text:p>ノートブックコンピューター</text:p>
          </table:table-cell>
          <table:table-cell table:number-columns-repeated="253"/>
        </table:table-row>
        <table:table-row table:style-name="ro21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office:value-type="string">
            <text:p>ポケットPC</text:p>
          </table:table-cell>
          <table:table-cell table:number-columns-repeated="253"/>
        </table:table-row>
        <table:table-row table:style-name="ro21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office:value-type="string">
            <text:p>テーブルPC</text:p>
          </table:table-cell>
          <table:table-cell table:number-columns-repeated="253"/>
        </table:table-row>
        <table:table-row table:style-name="ro19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table:style-name="ce11" office:value-type="string">
            <text:p>デスクトップガジェット</text:p>
          </table:table-cell>
          <table:table-cell table:number-columns-repeated="253"/>
        </table:table-row>
        <table:table-row table:style-name="ro19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table:style-name="ce11" office:value-type="string">
            <text:p>電動ガジェット</text:p>
          </table:table-cell>
          <table:table-cell table:number-columns-repeated="253"/>
        </table:table-row>
        <table:table-row table:style-name="ro19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office:value-type="string">
            <text:p>電動トーイ</text:p>
          </table:table-cell>
          <table:table-cell table:number-columns-repeated="253"/>
        </table:table-row>
        <table:table-row table:style-name="ro19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office:value-type="string">
            <text:p>ハイテクガジェット</text:p>
          </table:table-cell>
          <table:table-cell table:number-columns-repeated="253"/>
        </table:table-row>
        <table:table-row table:style-name="ro19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office:value-type="string">
            <text:p>キッチンガジェット</text:p>
          </table:table-cell>
          <table:table-cell table:number-columns-repeated="253"/>
        </table:table-row>
        <table:table-row table:style-name="ro19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string">
            <text:p>最新のガジェット</text:p>
          </table:table-cell>
          <table:table-cell table:number-columns-repeated="253"/>
        </table:table-row>
        <table:table-row table:style-name="ro19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office:value-type="string">
            <text:p>新ガジェット</text:p>
          </table:table-cell>
          <table:table-cell table:number-columns-repeated="253"/>
        </table:table-row>
        <table:table-row table:style-name="ro19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office:value-type="string">
            <text:p>スパイガジェット</text:p>
          </table:table-cell>
          <table:table-cell table:number-columns-repeated="253"/>
        </table:table-row>
        <table:table-row table:style-name="ro19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string">
            <text:p>テクガジェット</text:p>
          </table:table-cell>
          <table:table-cell table:number-columns-repeated="253"/>
        </table:table-row>
        <table:table-row table:style-name="ro19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office:value-type="string">
            <text:p>ブロードバンドインターネット</text:p>
          </table:table-cell>
          <table:table-cell table:number-columns-repeated="253"/>
        </table:table-row>
        <table:table-row table:style-name="ro19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office:value-type="string">
            <text:p>ケーブルインターネット</text:p>
          </table:table-cell>
          <table:table-cell table:number-columns-repeated="253"/>
        </table:table-row>
        <table:table-row table:style-name="ro19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string">
            <text:p>安いインターネット</text:p>
          </table:table-cell>
          <table:table-cell table:number-columns-repeated="253"/>
        </table:table-row>
        <table:table-row table:style-name="ro19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string">
            <text:p>高速インターネット</text:p>
          </table:table-cell>
          <table:table-cell table:number-columns-repeated="253"/>
        </table:table-row>
        <table:table-row table:style-name="ro19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string">
            <text:p>無料インターネット</text:p>
          </table:table-cell>
          <table:table-cell table:number-columns-repeated="253"/>
        </table:table-row>
        <table:table-row table:style-name="ro19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office:value-type="string">
            <text:p>インターネット広告</text:p>
          </table:table-cell>
          <table:table-cell table:number-columns-repeated="253"/>
        </table:table-row>
        <table:table-row table:style-name="ro19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office:value-type="string">
            <text:p>インターネットテレビ</text:p>
          </table:table-cell>
          <table:table-cell table:number-columns-repeated="253"/>
        </table:table-row>
        <table:table-row table:style-name="ro19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office:value-type="string">
            <text:p>モバイルインターネット</text:p>
          </table:table-cell>
          <table:table-cell table:number-columns-repeated="253"/>
        </table:table-row>
        <table:table-row table:style-name="ro19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office:value-type="string">
            <text:p>衛星インターネット</text:p>
          </table:table-cell>
          <table:table-cell table:number-columns-repeated="253"/>
        </table:table-row>
        <table:table-row table:style-name="ro19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string">
            <text:p>ワイヤレスインターネット</text:p>
          </table:table-cell>
          <table:table-cell table:number-columns-repeated="253"/>
        </table:table-row>
        <table:table-row table:style-name="ro19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office:value-type="string">
            <text:p>科学の本</text:p>
          </table:table-cell>
          <table:table-cell table:number-columns-repeated="253"/>
        </table:table-row>
        <table:table-row table:style-name="ro19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office:value-type="string">
            <text:p>科学センター</text:p>
          </table:table-cell>
          <table:table-cell table:number-columns-repeated="253"/>
        </table:table-row>
        <table:table-row table:style-name="ro19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office:value-type="string">
            <text:p>科学の実験</text:p>
          </table:table-cell>
          <table:table-cell table:number-columns-repeated="253"/>
        </table:table-row>
        <table:table-row table:style-name="ro19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office:value-type="string">
            <text:p>サイエンスフェア</text:p>
          </table:table-cell>
          <table:table-cell table:number-columns-repeated="253"/>
        </table:table-row>
        <table:table-row table:style-name="ro19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office:value-type="string">
            <text:p>SF</text:p>
          </table:table-cell>
          <table:table-cell table:number-columns-repeated="253"/>
        </table:table-row>
        <table:table-row table:style-name="ro19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office:value-type="string">
            <text:p>科学博物館</text:p>
          </table:table-cell>
          <table:table-cell table:number-columns-repeated="253"/>
        </table:table-row>
        <table:table-row table:style-name="ro19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string">
            <text:p>科学ニュース</text:p>
          </table:table-cell>
          <table:table-cell table:number-columns-repeated="253"/>
        </table:table-row>
        <table:table-row table:style-name="ro19" table:number-rows-repeated="65183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  <table:table-cell table:style-name="ce7" table:number-columns-repeated="253"/>
        </table:table-row>
        <table:table-row table:style-name="ro19">
          <table:table-cell office:value-type="float" office:value="1">
            <text:p>1</text:p>
          </table:table-cell>
          <table:table-cell/>
          <table:table-cell table:style-name="ce12" office:value-type="string">
            <text:p>Unterhaltung</text:p>
          </table:table-cell>
          <table:table-cell table:number-columns-repeated="253"/>
        </table:table-row>
        <table:table-row table:style-name="ro19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string">
            <text:p>Promis</text:p>
          </table:table-cell>
          <table:table-cell table:number-columns-repeated="253"/>
        </table:table-row>
        <table:table-row table:style-name="ro19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string">
            <text:p>Klatsch und Tratsch</text:p>
          </table:table-cell>
          <table:table-cell table:number-columns-repeated="253"/>
        </table:table-row>
        <table:table-row table:style-name="ro19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2" office:value-type="string">
            <text:p>Spiele</text:p>
          </table:table-cell>
          <table:table-cell table:number-columns-repeated="253"/>
        </table:table-row>
        <table:table-row table:style-name="ro19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2" office:value-type="string">
            <text:p>Filme</text:p>
          </table:table-cell>
          <table:table-cell table:number-columns-repeated="253"/>
        </table:table-row>
        <table:table-row table:style-name="ro19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2" office:value-type="string">
            <text:p>Musik</text:p>
          </table:table-cell>
          <table:table-cell table:number-columns-repeated="253"/>
        </table:table-row>
        <table:table-row table:style-name="ro19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2" office:value-type="string">
            <text:p>Fernsehen</text:p>
          </table:table-cell>
          <table:table-cell table:number-columns-repeated="253"/>
        </table:table-row>
        <table:table-row table:style-name="ro19">
          <table:table-cell table:formula="oooc:=[.A8]+1" office:value-type="float" office:value="8">
            <text:p>8</text:p>
          </table:table-cell>
          <table:table-cell/>
          <table:table-cell table:style-name="ce12" office:value-type="string">
            <text:p>Business</text:p>
          </table:table-cell>
          <table:table-cell table:number-columns-repeated="253"/>
        </table:table-row>
        <table:table-row table:style-name="ro19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2" office:value-type="string">
            <text:p>Finanzgeschäfte</text:p>
          </table:table-cell>
          <table:table-cell table:number-columns-repeated="253"/>
        </table:table-row>
        <table:table-row table:style-name="ro19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2" office:value-type="string">
            <text:p>Wirtschaft</text:p>
          </table:table-cell>
          <table:table-cell table:number-columns-repeated="253"/>
        </table:table-row>
        <table:table-row table:style-name="ro19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12" office:value-type="string">
            <text:p>Unternehmer</text:p>
          </table:table-cell>
          <table:table-cell table:number-columns-repeated="253"/>
        </table:table-row>
        <table:table-row table:style-name="ro19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12" office:value-type="string">
            <text:p>Investieren</text:p>
          </table:table-cell>
          <table:table-cell table:number-columns-repeated="253"/>
        </table:table-row>
        <table:table-row table:style-name="ro19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12" office:value-type="string">
            <text:p>Immobilien </text:p>
          </table:table-cell>
          <table:table-cell table:number-columns-repeated="253"/>
        </table:table-row>
        <table:table-row table:style-name="ro19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12" office:value-type="string">
            <text:p>Wertpapiere </text:p>
          </table:table-cell>
          <table:table-cell table:number-columns-repeated="253"/>
        </table:table-row>
        <table:table-row table:style-name="ro19">
          <table:table-cell table:formula="oooc:=[.A15]+1" office:value-type="float" office:value="15">
            <text:p>15</text:p>
          </table:table-cell>
          <table:table-cell/>
          <table:table-cell table:style-name="ce12" office:value-type="string">
            <text:p>Lifestyle</text:p>
          </table:table-cell>
          <table:table-cell table:number-columns-repeated="253"/>
        </table:table-row>
        <table:table-row table:style-name="ro19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12" office:value-type="string">
            <text:p>Architektur</text:p>
          </table:table-cell>
          <table:table-cell table:number-columns-repeated="253"/>
        </table:table-row>
        <table:table-row table:style-name="ro19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12" office:value-type="string">
            <text:p>Kunst</text:p>
          </table:table-cell>
          <table:table-cell table:number-columns-repeated="253"/>
        </table:table-row>
        <table:table-row table:style-name="ro19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12" office:value-type="string">
            <text:p>Autos</text:p>
          </table:table-cell>
          <table:table-cell table:number-columns-repeated="253"/>
        </table:table-row>
        <table:table-row table:style-name="ro19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table:style-name="ce12" office:value-type="string">
            <text:p>Mode</text:p>
          </table:table-cell>
          <table:table-cell table:number-columns-repeated="253"/>
        </table:table-row>
        <table:table-row table:style-name="ro19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12" office:value-type="string">
            <text:p>Essen und Wein</text:p>
          </table:table-cell>
          <table:table-cell table:number-columns-repeated="253"/>
        </table:table-row>
        <table:table-row table:style-name="ro19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table:style-name="ce12" office:value-type="string">
            <text:p>Gesundheit und Fitness</text:p>
          </table:table-cell>
          <table:table-cell table:number-columns-repeated="253"/>
        </table:table-row>
        <table:table-row table:style-name="ro19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table:style-name="ce12" office:value-type="string">
            <text:p>Literatur</text:p>
          </table:table-cell>
          <table:table-cell table:number-columns-repeated="253"/>
        </table:table-row>
        <table:table-row table:style-name="ro19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2" office:value-type="string">
            <text:p>Reisen</text:p>
          </table:table-cell>
          <table:table-cell table:number-columns-repeated="253"/>
        </table:table-row>
        <table:table-row table:style-name="ro19">
          <table:table-cell table:formula="oooc:=[.A24]+1" office:value-type="float" office:value="24">
            <text:p>24</text:p>
          </table:table-cell>
          <table:table-cell/>
          <table:table-cell table:style-name="ce12" office:value-type="string">
            <text:p>Sport</text:p>
          </table:table-cell>
          <table:table-cell table:number-columns-repeated="253"/>
        </table:table-row>
        <table:table-row table:style-name="ro19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table:style-name="ce12" office:value-type="string">
            <text:p>Baseball</text:p>
          </table:table-cell>
          <table:table-cell table:number-columns-repeated="253"/>
        </table:table-row>
        <table:table-row table:style-name="ro19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table:style-name="ce12" office:value-type="string">
            <text:p>Basketball</text:p>
          </table:table-cell>
          <table:table-cell table:number-columns-repeated="253"/>
        </table:table-row>
        <table:table-row table:style-name="ro19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table:style-name="ce12" office:value-type="string">
            <text:p>Radfahren</text:p>
          </table:table-cell>
          <table:table-cell table:number-columns-repeated="253"/>
        </table:table-row>
        <table:table-row table:style-name="ro19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table:style-name="ce12" office:value-type="string">
            <text:p>Football</text:p>
          </table:table-cell>
          <table:table-cell table:number-columns-repeated="253"/>
        </table:table-row>
        <table:table-row table:style-name="ro19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table:style-name="ce12" office:value-type="string">
            <text:p>Golf</text:p>
          </table:table-cell>
          <table:table-cell table:number-columns-repeated="253"/>
        </table:table-row>
        <table:table-row table:style-name="ro19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table:style-name="ce12" office:value-type="string">
            <text:p>Hockey</text:p>
          </table:table-cell>
          <table:table-cell table:number-columns-repeated="253"/>
        </table:table-row>
        <table:table-row table:style-name="ro19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table:style-name="ce12" office:value-type="string">
            <text:p>Fußball</text:p>
          </table:table-cell>
          <table:table-cell table:number-columns-repeated="253"/>
        </table:table-row>
        <table:table-row table:style-name="ro19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table:style-name="ce12" office:value-type="string">
            <text:p>Tennis</text:p>
          </table:table-cell>
          <table:table-cell table:number-columns-repeated="253"/>
        </table:table-row>
        <table:table-row table:style-name="ro19">
          <table:table-cell table:formula="oooc:=[.A33]+1" office:value-type="float" office:value="33">
            <text:p>33</text:p>
          </table:table-cell>
          <table:table-cell/>
          <table:table-cell table:style-name="ce12" office:value-type="string">
            <text:p>Technik</text:p>
          </table:table-cell>
          <table:table-cell table:number-columns-repeated="253"/>
        </table:table-row>
        <table:table-row table:style-name="ro19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table:style-name="ce12" office:value-type="string">
            <text:p>Computer</text:p>
          </table:table-cell>
          <table:table-cell table:number-columns-repeated="253"/>
        </table:table-row>
        <table:table-row table:style-name="ro19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table:style-name="ce12" office:value-type="string">
            <text:p>Unterhaltungselektronik</text:p>
          </table:table-cell>
          <table:table-cell table:number-columns-repeated="253"/>
        </table:table-row>
        <table:table-row table:style-name="ro19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table:style-name="ce12" office:value-type="string">
            <text:p>Zubehör</text:p>
          </table:table-cell>
          <table:table-cell table:number-columns-repeated="253"/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table:style-name="ce12" office:value-type="string">
            <text:p>Internet</text:p>
          </table:table-cell>
          <table:table-cell table:number-columns-repeated="253"/>
        </table:table-row>
        <table:table-row table:style-name="ro19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12" office:value-type="string">
            <text:p>Wissenschaft</text:p>
          </table:table-cell>
          <table:table-cell table:number-columns-repeated="253"/>
        </table:table-row>
        <table:table-row table:style-name="ro19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2" office:value-type="string">
            <text:p>Schauspieler</text:p>
          </table:table-cell>
          <table:table-cell table:number-columns-repeated="253"/>
        </table:table-row>
        <table:table-row table:style-name="ro19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12" office:value-type="string">
            <text:p>Bilder</text:p>
          </table:table-cell>
          <table:table-cell table:number-columns-repeated="253"/>
        </table:table-row>
        <table:table-row table:style-name="ro19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12" office:value-type="string">
            <text:p>Frisur</text:p>
          </table:table-cell>
          <table:table-cell table:number-columns-repeated="253"/>
        </table:table-row>
        <table:table-row table:style-name="ro19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12" office:value-type="string">
            <text:p>3D Games</text:p>
          </table:table-cell>
          <table:table-cell table:number-columns-repeated="253"/>
        </table:table-row>
        <table:table-row table:style-name="ro19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2" office:value-type="string">
            <text:p>Action Games</text:p>
          </table:table-cell>
          <table:table-cell table:number-columns-repeated="253"/>
        </table:table-row>
        <table:table-row table:style-name="ro19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table:style-name="ce12" office:value-type="string">
            <text:p>Adventure Games</text:p>
          </table:table-cell>
          <table:table-cell table:number-columns-repeated="253"/>
        </table:table-row>
        <table:table-row table:style-name="ro19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2" office:value-type="string">
            <text:p>Arcade Games</text:p>
          </table:table-cell>
          <table:table-cell table:number-columns-repeated="253"/>
        </table:table-row>
        <table:table-row table:style-name="ro19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2" office:value-type="string">
            <text:p>Armor Games</text:p>
          </table:table-cell>
          <table:table-cell table:number-columns-repeated="253"/>
        </table:table-row>
        <table:table-row table:style-name="ro19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2" office:value-type="string">
            <text:p>Baseball Games</text:p>
          </table:table-cell>
          <table:table-cell table:number-columns-repeated="253"/>
        </table:table-row>
        <table:table-row table:style-name="ro19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ce12" office:value-type="string">
            <text:p>Basketball Games</text:p>
          </table:table-cell>
          <table:table-cell table:number-columns-repeated="253"/>
        </table:table-row>
        <table:table-row table:style-name="ro19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2" office:value-type="string">
            <text:p>Bike-Games</text:p>
          </table:table-cell>
          <table:table-cell table:number-columns-repeated="253"/>
        </table:table-row>
        <table:table-row table:style-name="ro19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3" office:value-type="string">
            <text:p>Brettspiele</text:p>
          </table:table-cell>
          <table:table-cell table:number-columns-repeated="253"/>
        </table:table-row>
        <table:table-row table:style-name="ro19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2" office:value-type="string">
            <text:p>Autospiele</text:p>
          </table:table-cell>
          <table:table-cell table:number-columns-repeated="253"/>
        </table:table-row>
        <table:table-row table:style-name="ro19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table:style-name="ce12" office:value-type="string">
            <text:p>Kartenspiele</text:p>
          </table:table-cell>
          <table:table-cell table:number-columns-repeated="253"/>
        </table:table-row>
        <table:table-row table:style-name="ro19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12" office:value-type="string">
            <text:p>Computerspiele</text:p>
          </table:table-cell>
          <table:table-cell table:number-columns-repeated="253"/>
        </table:table-row>
        <table:table-row table:style-name="ro19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ce12" office:value-type="string">
            <text:p>Kochspiele</text:p>
          </table:table-cell>
          <table:table-cell table:number-columns-repeated="253"/>
        </table:table-row>
        <table:table-row table:style-name="ro19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2" office:value-type="string">
            <text:p>Spieledownload</text:p>
          </table:table-cell>
          <table:table-cell table:number-columns-repeated="253"/>
        </table:table-row>
        <table:table-row table:style-name="ro19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table:style-name="ce12" office:value-type="string">
            <text:p>Lernspiele</text:p>
          </table:table-cell>
          <table:table-cell table:number-columns-repeated="253"/>
        </table:table-row>
        <table:table-row table:style-name="ro19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12" office:value-type="string">
            <text:p>Football-Spiele</text:p>
          </table:table-cell>
          <table:table-cell table:number-columns-repeated="253"/>
        </table:table-row>
        <table:table-row table:style-name="ro19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table:style-name="ce12" office:value-type="string">
            <text:p>gratis Spiele</text:p>
          </table:table-cell>
          <table:table-cell table:number-columns-repeated="253"/>
        </table:table-row>
        <table:table-row table:style-name="ro19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table:style-name="ce12" office:value-type="string">
            <text:p>Online-Spiele</text:p>
          </table:table-cell>
          <table:table-cell table:number-columns-repeated="253"/>
        </table:table-row>
        <table:table-row table:style-name="ro19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12" office:value-type="string">
            <text:p>Spiele runterladen</text:p>
          </table:table-cell>
          <table:table-cell table:number-columns-repeated="253"/>
        </table:table-row>
        <table:table-row table:style-name="ro19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table:style-name="ce12" office:value-type="string">
            <text:p>Spielekritik</text:p>
          </table:table-cell>
          <table:table-cell table:number-columns-repeated="253"/>
        </table:table-row>
        <table:table-row table:style-name="ro19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table:style-name="ce12" office:value-type="string">
            <text:p>Spieleseiten</text:p>
          </table:table-cell>
          <table:table-cell table:number-columns-repeated="253"/>
        </table:table-row>
        <table:table-row table:style-name="ro19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12" office:value-type="string">
            <text:p>beste Filme</text:p>
          </table:table-cell>
          <table:table-cell table:number-columns-repeated="253"/>
        </table:table-row>
        <table:table-row table:style-name="ro19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table:style-name="ce12" office:value-type="string">
            <text:p>Filme kaufen</text:p>
          </table:table-cell>
          <table:table-cell table:number-columns-repeated="253"/>
        </table:table-row>
        <table:table-row table:style-name="ro19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table:style-name="ce13" office:value-type="string">
            <text:p>Promifilm</text:p>
          </table:table-cell>
          <table:table-cell table:number-columns-repeated="253"/>
        </table:table-row>
        <table:table-row table:style-name="ro19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table:style-name="ce13" office:value-type="string">
            <text:p>Filmarchiv</text:p>
          </table:table-cell>
          <table:table-cell table:number-columns-repeated="253"/>
        </table:table-row>
        <table:table-row table:style-name="ro19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table:style-name="ce12" office:value-type="string">
            <text:p>Klassikfilme</text:p>
          </table:table-cell>
          <table:table-cell table:number-columns-repeated="253"/>
        </table:table-row>
        <table:table-row table:style-name="ro19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table:style-name="ce12" office:value-type="string">
            <text:p>Disneyfilme</text:p>
          </table:table-cell>
          <table:table-cell table:number-columns-repeated="253"/>
        </table:table-row>
        <table:table-row table:style-name="ro19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table:style-name="ce12" office:value-type="string">
            <text:p>Filme runterladen</text:p>
          </table:table-cell>
          <table:table-cell table:number-columns-repeated="253"/>
        </table:table-row>
        <table:table-row table:style-name="ro19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table:style-name="ce12" office:value-type="string">
            <text:p>DVDs</text:p>
          </table:table-cell>
          <table:table-cell table:number-columns-repeated="253"/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table:style-name="ce12" office:value-type="string">
            <text:p>Film</text:p>
          </table:table-cell>
          <table:table-cell table:number-columns-repeated="253"/>
        </table:table-row>
        <table:table-row table:style-name="ro19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table:style-name="ce12" office:value-type="string">
            <text:p>Film-Festival</text:p>
          </table:table-cell>
          <table:table-cell table:number-columns-repeated="253"/>
        </table:table-row>
        <table:table-row table:style-name="ro19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ce12" office:value-type="string">
            <text:p>gratis Filme</text:p>
          </table:table-cell>
          <table:table-cell table:number-columns-repeated="253"/>
        </table:table-row>
        <table:table-row table:style-name="ro19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ce12" office:value-type="string">
            <text:p>kostenlose Filme</text:p>
          </table:table-cell>
          <table:table-cell table:number-columns-repeated="253"/>
        </table:table-row>
        <table:table-row table:style-name="ro19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table:style-name="ce12" office:value-type="string">
            <text:p>kostenlose Videos</text:p>
          </table:table-cell>
          <table:table-cell table:number-columns-repeated="253"/>
        </table:table-row>
        <table:table-row table:style-name="ro19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2" office:value-type="string">
            <text:p>lustige Videos</text:p>
          </table:table-cell>
          <table:table-cell table:number-columns-repeated="253"/>
        </table:table-row>
        <table:table-row table:style-name="ro19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table:style-name="ce12" office:value-type="string">
            <text:p>tolle Clips</text:p>
          </table:table-cell>
          <table:table-cell table:number-columns-repeated="253"/>
        </table:table-row>
        <table:table-row table:style-name="ro19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table:style-name="ce12" office:value-type="string">
            <text:p>Filme für zuhause</text:p>
          </table:table-cell>
          <table:table-cell table:number-columns-repeated="253"/>
        </table:table-row>
        <table:table-row table:style-name="ro19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table:style-name="ce12" office:value-type="string">
            <text:p>Horrorfilme</text:p>
          </table:table-cell>
          <table:table-cell table:number-columns-repeated="253"/>
        </table:table-row>
        <table:table-row table:style-name="ro19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table:style-name="ce12" office:value-type="string">
            <text:p>Sexfilme</text:p>
          </table:table-cell>
          <table:table-cell table:number-columns-repeated="253"/>
        </table:table-row>
        <table:table-row table:style-name="ro19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table:style-name="ce12" office:value-type="string">
            <text:p>Filmarchiv</text:p>
          </table:table-cell>
          <table:table-cell table:number-columns-repeated="253"/>
        </table:table-row>
        <table:table-row table:style-name="ro19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table:style-name="ce12" office:value-type="string">
            <text:p>Filmclips</text:p>
          </table:table-cell>
          <table:table-cell table:number-columns-repeated="253"/>
        </table:table-row>
        <table:table-row table:style-name="ro19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ce12" office:value-type="string">
            <text:p>Filme runterladen</text:p>
          </table:table-cell>
          <table:table-cell table:number-columns-repeated="253"/>
        </table:table-row>
        <table:table-row table:style-name="ro19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table:style-name="ce12" office:value-type="string">
            <text:p>Online-Filme</text:p>
          </table:table-cell>
          <table:table-cell table:number-columns-repeated="253"/>
        </table:table-row>
        <table:table-row table:style-name="ro19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table:style-name="ce12" office:value-type="string">
            <text:p>Filme online gucken</text:p>
          </table:table-cell>
          <table:table-cell table:number-columns-repeated="253"/>
        </table:table-row>
        <table:table-row table:style-name="ro19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ce12" office:value-type="string">
            <text:p>Youtube Videos</text:p>
          </table:table-cell>
          <table:table-cell table:number-columns-repeated="253"/>
        </table:table-row>
        <table:table-row table:style-name="ro19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table:style-name="ce12" office:value-type="string">
            <text:p>Musik kaufen</text:p>
          </table:table-cell>
          <table:table-cell table:number-columns-repeated="253"/>
        </table:table-row>
        <table:table-row table:style-name="ro19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table:style-name="ce12" office:value-type="string">
            <text:p>klassische Musik</text:p>
          </table:table-cell>
          <table:table-cell table:number-columns-repeated="253"/>
        </table:table-row>
        <table:table-row table:style-name="ro19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table:style-name="ce12" office:value-type="string">
            <text:p>Clubmusic</text:p>
          </table:table-cell>
          <table:table-cell table:number-columns-repeated="253"/>
        </table:table-row>
        <table:table-row table:style-name="ro19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table:style-name="ce12" office:value-type="string">
            <text:p>Countrymusik</text:p>
          </table:table-cell>
          <table:table-cell table:number-columns-repeated="253"/>
        </table:table-row>
        <table:table-row table:style-name="ro19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table:style-name="ce12" office:value-type="string">
            <text:p>Tanzmusik</text:p>
          </table:table-cell>
          <table:table-cell table:number-columns-repeated="253"/>
        </table:table-row>
        <table:table-row table:style-name="ro19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table:style-name="ce12" office:value-type="string">
            <text:p>Musik runterladen</text:p>
          </table:table-cell>
          <table:table-cell table:number-columns-repeated="253"/>
        </table:table-row>
        <table:table-row table:style-name="ro19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table:style-name="ce12" office:value-type="string">
            <text:p>gratis Musik</text:p>
          </table:table-cell>
          <table:table-cell table:number-columns-repeated="253"/>
        </table:table-row>
        <table:table-row table:style-name="ro19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table:style-name="ce12" office:value-type="string">
            <text:p>Jazzmusik</text:p>
          </table:table-cell>
          <table:table-cell table:number-columns-repeated="253"/>
        </table:table-row>
        <table:table-row table:style-name="ro19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table:style-name="ce12" office:value-type="string">
            <text:p>Latinmusik</text:p>
          </table:table-cell>
          <table:table-cell table:number-columns-repeated="253"/>
        </table:table-row>
        <table:table-row table:style-name="ro19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table:style-name="ce12" office:value-type="string">
            <text:p>gratis Musik hören</text:p>
          </table:table-cell>
          <table:table-cell table:number-columns-repeated="253"/>
        </table:table-row>
        <table:table-row table:style-name="ro19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table:style-name="ce12" office:value-type="string">
            <text:p>Musik hören</text:p>
          </table:table-cell>
          <table:table-cell table:number-columns-repeated="253"/>
        </table:table-row>
        <table:table-row table:style-name="ro19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table:style-name="ce12" office:value-type="string">
            <text:p>Livemusik</text:p>
          </table:table-cell>
          <table:table-cell table:number-columns-repeated="253"/>
        </table:table-row>
        <table:table-row table:style-name="ro19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table:style-name="ce12" office:value-type="string">
            <text:p>MP3 Songs</text:p>
          </table:table-cell>
          <table:table-cell table:number-columns-repeated="253"/>
        </table:table-row>
        <table:table-row table:style-name="ro19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table:style-name="ce12" office:value-type="string">
            <text:p>Kabelfernsehen</text:p>
          </table:table-cell>
          <table:table-cell table:number-columns-repeated="253"/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table:style-name="ce12" office:value-type="string">
            <text:p>digitales Fernsehen</text:p>
          </table:table-cell>
          <table:table-cell table:number-columns-repeated="253"/>
        </table:table-row>
        <table:table-row table:style-name="ro19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table:style-name="ce12" office:value-type="string">
            <text:p>Flachbild-TV</text:p>
          </table:table-cell>
          <table:table-cell table:number-columns-repeated="253"/>
        </table:table-row>
        <table:table-row table:style-name="ro19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table:style-name="ce12" office:value-type="string">
            <text:p>Flachbild-TV</text:p>
          </table:table-cell>
          <table:table-cell table:number-columns-repeated="253"/>
        </table:table-row>
        <table:table-row table:style-name="ro19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table:style-name="ce13" office:value-type="string">
            <text:p>Food Network</text:p>
          </table:table-cell>
          <table:table-cell table:number-columns-repeated="253"/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table:style-name="ce12" office:value-type="string">
            <text:p>HD-TV</text:p>
          </table:table-cell>
          <table:table-cell table:number-columns-repeated="253"/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table:style-name="ce12" office:value-type="string">
            <text:p>LCD-TV</text:p>
          </table:table-cell>
          <table:table-cell table:number-columns-repeated="253"/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table:style-name="ce12" office:value-type="string">
            <text:p>Plasma-TV</text:p>
          </table:table-cell>
          <table:table-cell table:number-columns-repeated="253"/>
        </table:table-row>
        <table:table-row table:style-name="ro19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table:style-name="ce12" office:value-type="string">
            <text:p>Satelliten-TV</text:p>
          </table:table-cell>
          <table:table-cell table:number-columns-repeated="253"/>
        </table:table-row>
        <table:table-row table:style-name="ro19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table:style-name="ce12" office:value-type="string">
            <text:p>Autofinanzierung</text:p>
          </table:table-cell>
          <table:table-cell table:number-columns-repeated="253"/>
        </table:table-row>
        <table:table-row table:style-name="ro19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table:style-name="ce12" office:value-type="string">
            <text:p>Buchhaltung</text:p>
          </table:table-cell>
          <table:table-cell table:number-columns-repeated="253"/>
        </table:table-row>
        <table:table-row table:style-name="ro19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sberatung</text:p>
          </table:table-cell>
          <table:table-cell table:number-columns-repeated="253"/>
        </table:table-row>
        <table:table-row table:style-name="ro19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sfinanzierung</text:p>
          </table:table-cell>
          <table:table-cell table:number-columns-repeated="253"/>
        </table:table-row>
        <table:table-row table:style-name="ro19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 kaufen</text:p>
          </table:table-cell>
          <table:table-cell table:number-columns-repeated="253"/>
        </table:table-row>
        <table:table-row table:style-name="ro19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table:style-name="ce12" office:value-type="string">
            <text:p>Geschäftsplan</text:p>
          </table:table-cell>
          <table:table-cell table:number-columns-repeated="253"/>
        </table:table-row>
        <table:table-row table:style-name="ro19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splanung</text:p>
          </table:table-cell>
          <table:table-cell table:number-columns-repeated="253"/>
        </table:table-row>
        <table:table-row table:style-name="ro19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sgründung</text:p>
          </table:table-cell>
          <table:table-cell table:number-columns-repeated="253"/>
        </table:table-row>
        <table:table-row table:style-name="ro19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sstrategie</text:p>
          </table:table-cell>
          <table:table-cell table:number-columns-repeated="253"/>
        </table:table-row>
        <table:table-row table:style-name="ro19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table:style-name="ce12" office:value-type="string">
            <text:p>Unternehmen kaufen</text:p>
          </table:table-cell>
          <table:table-cell table:number-columns-repeated="253"/>
        </table:table-row>
        <table:table-row table:style-name="ro19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table:style-name="ce12" office:value-type="string">
            <text:p>Autofinanzierung</text:p>
          </table:table-cell>
          <table:table-cell table:number-columns-repeated="253"/>
        </table:table-row>
        <table:table-row table:style-name="ro19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table:style-name="ce12" office:value-type="string">
            <text:p>Fahrzeugfinanzierung</text:p>
          </table:table-cell>
          <table:table-cell table:number-columns-repeated="253"/>
        </table:table-row>
        <table:table-row table:style-name="ro19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table:style-name="ce12" office:value-type="string">
            <text:p>Home-Office</text:p>
          </table:table-cell>
          <table:table-cell table:number-columns-repeated="253"/>
        </table:table-row>
        <table:table-row table:style-name="ro19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</text:p>
          </table:table-cell>
          <table:table-cell table:number-columns-repeated="253"/>
        </table:table-row>
        <table:table-row table:style-name="ro19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</text:p>
          </table:table-cell>
          <table:table-cell table:number-columns-repeated="253"/>
        </table:table-row>
        <table:table-row table:style-name="ro19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enrechner</text:p>
          </table:table-cell>
          <table:table-cell table:number-columns-repeated="253"/>
        </table:table-row>
        <table:table-row table:style-name="ro19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enkredit</text:p>
          </table:table-cell>
          <table:table-cell table:number-columns-repeated="253"/>
        </table:table-row>
        <table:table-row table:style-name="ro19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enkredite</text:p>
          </table:table-cell>
          <table:table-cell table:number-columns-repeated="253"/>
        </table:table-row>
        <table:table-row table:style-name="ro19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enrate</text:p>
          </table:table-cell>
          <table:table-cell table:number-columns-repeated="253"/>
        </table:table-row>
        <table:table-row table:style-name="ro19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table:style-name="ce12" office:value-type="string">
            <text:p>Hypothekenraten</text:p>
          </table:table-cell>
          <table:table-cell table:number-columns-repeated="253"/>
        </table:table-row>
        <table:table-row table:style-name="ro19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table:style-name="ce12" office:value-type="string">
            <text:p>Online-Banking</text:p>
          </table:table-cell>
          <table:table-cell table:number-columns-repeated="253"/>
        </table:table-row>
        <table:table-row table:style-name="ro19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table:style-name="ce12" office:value-type="string">
            <text:p>persönliche Finanzierung</text:p>
          </table:table-cell>
          <table:table-cell table:number-columns-repeated="253"/>
        </table:table-row>
        <table:table-row table:style-name="ro19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table:style-name="ce12" office:value-type="string">
            <text:p>Kleinbetrieb</text:p>
          </table:table-cell>
          <table:table-cell table:number-columns-repeated="253"/>
        </table:table-row>
        <table:table-row table:style-name="ro19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table:style-name="ce12" office:value-type="string">
            <text:p>Marketing für Kleinbetriebe</text:p>
          </table:table-cell>
          <table:table-cell table:number-columns-repeated="253"/>
        </table:table-row>
        <table:table-row table:style-name="ro19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table:style-name="ce12" office:value-type="string">
            <text:p>Wirtschaftsanalyse</text:p>
          </table:table-cell>
          <table:table-cell table:number-columns-repeated="253"/>
        </table:table-row>
        <table:table-row table:style-name="ro19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table:style-name="ce12" office:value-type="string">
            <text:p>Wirtschaftsentwicklung</text:p>
          </table:table-cell>
          <table:table-cell table:number-columns-repeated="253"/>
        </table:table-row>
        <table:table-row table:style-name="ro19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table:style-name="ce12" office:value-type="string">
            <text:p>Wirtschaftswachstum</text:p>
          </table:table-cell>
          <table:table-cell table:number-columns-repeated="253"/>
        </table:table-row>
        <table:table-row table:style-name="ro19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table:style-name="ce12" office:value-type="string">
            <text:p>Wirtschaftspolitik</text:p>
          </table:table-cell>
          <table:table-cell table:number-columns-repeated="253"/>
        </table:table-row>
        <table:table-row table:style-name="ro19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table:style-name="ce12" office:value-type="string">
            <text:p>Wirtschaftssystem</text:p>
          </table:table-cell>
          <table:table-cell table:number-columns-repeated="253"/>
        </table:table-row>
        <table:table-row table:style-name="ro19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table:style-name="ce12" office:value-type="string">
            <text:p>Wirtschaftswissenschaften </text:p>
          </table:table-cell>
          <table:table-cell table:number-columns-repeated="253"/>
        </table:table-row>
        <table:table-row table:style-name="ro19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table:style-name="ce12" office:value-type="string">
            <text:p>Online-Community</text:p>
          </table:table-cell>
          <table:table-cell table:number-columns-repeated="253"/>
        </table:table-row>
        <table:table-row table:style-name="ro19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table:style-name="ce12" office:value-type="string">
            <text:p>Unternehmer werden</text:p>
          </table:table-cell>
          <table:table-cell table:number-columns-repeated="253"/>
        </table:table-row>
        <table:table-row table:style-name="ro19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table:style-name="ce12" office:value-type="string">
            <text:p>Unternehmer</text:p>
          </table:table-cell>
          <table:table-cell table:number-columns-repeated="253"/>
        </table:table-row>
        <table:table-row table:style-name="ro19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table:style-name="ce12" office:value-type="string">
            <text:p>Unternehmenszentrum</text:p>
          </table:table-cell>
          <table:table-cell table:number-columns-repeated="253"/>
        </table:table-row>
        <table:table-row table:style-name="ro19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table:style-name="ce12" office:value-type="string">
            <text:p>Unternehmerjobs</text:p>
          </table:table-cell>
          <table:table-cell table:number-columns-repeated="253"/>
        </table:table-row>
        <table:table-row table:style-name="ro19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table:style-name="ce12" office:value-type="string">
            <text:p>Unternehmensmagazin</text:p>
          </table:table-cell>
          <table:table-cell table:number-columns-repeated="253"/>
        </table:table-row>
        <table:table-row table:style-name="ro19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table:style-name="ce12" office:value-type="string">
            <text:p>Unternehmernetzwerk</text:p>
          </table:table-cell>
          <table:table-cell table:number-columns-repeated="253"/>
        </table:table-row>
        <table:table-row table:style-name="ro19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table:style-name="ce12" office:value-type="string">
            <text:p>Chancen des Unternehmertums </text:p>
          </table:table-cell>
          <table:table-cell table:number-columns-repeated="253"/>
        </table:table-row>
        <table:table-row table:style-name="ro19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table:style-name="ce12" office:value-type="string">
            <text:p>Organisation des Unternehmertums </text:p>
          </table:table-cell>
          <table:table-cell table:number-columns-repeated="253"/>
        </table:table-row>
        <table:table-row table:style-name="ro19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table:style-name="ce12" office:value-type="string">
            <text:p>Vermögensverwaltung</text:p>
          </table:table-cell>
          <table:table-cell table:number-columns-repeated="253"/>
        </table:table-row>
        <table:table-row table:style-name="ro19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table:style-name="ce12" office:value-type="string">
            <text:p>Finanzberater</text:p>
          </table:table-cell>
          <table:table-cell table:number-columns-repeated="253"/>
        </table:table-row>
        <table:table-row table:style-name="ro19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table:style-name="ce12" office:value-type="string">
            <text:p>Finanzanalytiker</text:p>
          </table:table-cell>
          <table:table-cell table:number-columns-repeated="253"/>
        </table:table-row>
        <table:table-row table:style-name="ro19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table:style-name="ce12" office:value-type="string">
            <text:p>Börse</text:p>
          </table:table-cell>
          <table:table-cell table:number-columns-repeated="253"/>
        </table:table-row>
        <table:table-row table:style-name="ro19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table:style-name="ce12" office:value-type="string">
            <text:p>Amerikanische Immobilien</text:p>
          </table:table-cell>
          <table:table-cell table:number-columns-repeated="253"/>
        </table:table-row>
        <table:table-row table:style-name="ro19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 finden</text:p>
          </table:table-cell>
          <table:table-cell table:number-columns-repeated="253"/>
        </table:table-row>
        <table:table-row table:style-name="ro19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makler</text:p>
          </table:table-cell>
          <table:table-cell table:number-columns-repeated="253"/>
        </table:table-row>
        <table:table-row table:style-name="ro19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table:style-name="ce12" office:value-type="string">
            <text:p>Grundstücksmakler</text:p>
          </table:table-cell>
          <table:table-cell table:number-columns-repeated="253"/>
        </table:table-row>
        <table:table-row table:style-name="ro19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 kaufen</text:p>
          </table:table-cell>
          <table:table-cell table:number-columns-repeated="253"/>
        </table:table-row>
        <table:table-row table:style-name="ro19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table:style-name="ce12" office:value-type="string">
            <text:p>Investition in Immobilien</text:p>
          </table:table-cell>
          <table:table-cell table:number-columns-repeated="253"/>
        </table:table-row>
        <table:table-row table:style-name="ro19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table:style-name="ce13" office:value-type="string">
            <text:p>Immobilienlizenz</text:p>
          </table:table-cell>
          <table:table-cell table:number-columns-repeated="253"/>
        </table:table-row>
        <table:table-row table:style-name="ro19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table:style-name="ce13" office:value-type="string">
            <text:p>Immobilienliste</text:p>
          </table:table-cell>
          <table:table-cell table:number-columns-repeated="253"/>
        </table:table-row>
        <table:table-row table:style-name="ro19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markt</text:p>
          </table:table-cell>
          <table:table-cell table:number-columns-repeated="253"/>
        </table:table-row>
        <table:table-row table:style-name="ro19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besitz</text:p>
          </table:table-cell>
          <table:table-cell table:number-columns-repeated="253"/>
        </table:table-row>
        <table:table-row table:style-name="ro19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vermietung </text:p>
          </table:table-cell>
          <table:table-cell table:number-columns-repeated="253"/>
        </table:table-row>
        <table:table-row table:style-name="ro19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verkauf</text:p>
          </table:table-cell>
          <table:table-cell table:number-columns-repeated="253"/>
        </table:table-row>
        <table:table-row table:style-name="ro19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table:style-name="ce12" office:value-type="string">
            <text:p>Immobiliensuche</text:p>
          </table:table-cell>
          <table:table-cell table:number-columns-repeated="253"/>
        </table:table-row>
        <table:table-row table:style-name="ro19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table:style-name="ce12" office:value-type="string">
            <text:p>Wertpapiere kaufen</text:p>
          </table:table-cell>
          <table:table-cell table:number-columns-repeated="253"/>
        </table:table-row>
        <table:table-row table:style-name="ro19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table:style-name="ce12" office:value-type="string">
            <text:p>wie investieren</text:p>
          </table:table-cell>
          <table:table-cell table:number-columns-repeated="253"/>
        </table:table-row>
        <table:table-row table:style-name="ro19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table:style-name="ce12" office:value-type="string">
            <text:p>Wertpapiere kennenlernen</text:p>
          </table:table-cell>
          <table:table-cell table:number-columns-repeated="253"/>
        </table:table-row>
        <table:table-row table:style-name="ro19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table:style-name="ce12" office:value-type="string">
            <text:p>Börsenmakler</text:p>
          </table:table-cell>
          <table:table-cell table:number-columns-repeated="253"/>
        </table:table-row>
        <table:table-row table:style-name="ro19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table:style-name="ce12" office:value-type="string">
            <text:p>Wertpapiermärkte</text:p>
          </table:table-cell>
          <table:table-cell table:number-columns-repeated="253"/>
        </table:table-row>
        <table:table-row table:style-name="ro19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table:style-name="ce12" office:value-type="string">
            <text:p>Wertpapierpreise</text:p>
          </table:table-cell>
          <table:table-cell table:number-columns-repeated="253"/>
        </table:table-row>
        <table:table-row table:style-name="ro19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table:style-name="ce12" office:value-type="string">
            <text:p>Wertpapiererträge</text:p>
          </table:table-cell>
          <table:table-cell table:number-columns-repeated="253"/>
        </table:table-row>
        <table:table-row table:style-name="ro19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table:style-name="ce12" office:value-type="string">
            <text:p>Architekt</text:p>
          </table:table-cell>
          <table:table-cell table:number-columns-repeated="253"/>
        </table:table-row>
        <table:table-row table:style-name="ro19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table:style-name="ce12" office:value-type="string">
            <text:p>architektonisches Design</text:p>
          </table:table-cell>
          <table:table-cell table:number-columns-repeated="253"/>
        </table:table-row>
        <table:table-row table:style-name="ro19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table:style-name="ce12" office:value-type="string">
            <text:p>Jobs als Designer</text:p>
          </table:table-cell>
          <table:table-cell table:number-columns-repeated="253"/>
        </table:table-row>
        <table:table-row table:style-name="ro19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table:style-name="ce12" office:value-type="string">
            <text:p>Design-Studio</text:p>
          </table:table-cell>
          <table:table-cell table:number-columns-repeated="253"/>
        </table:table-row>
        <table:table-row table:style-name="ro19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table:style-name="ce12" office:value-type="string">
            <text:p>Hausentwurf</text:p>
          </table:table-cell>
          <table:table-cell table:number-columns-repeated="253"/>
        </table:table-row>
        <table:table-row table:style-name="ro19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table:style-name="ce12" office:value-type="string">
            <text:p>Innerngestaltung</text:p>
          </table:table-cell>
          <table:table-cell table:number-columns-repeated="253"/>
        </table:table-row>
        <table:table-row table:style-name="ro19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table:style-name="ce12" office:value-type="string">
            <text:p>Innendesign</text:p>
          </table:table-cell>
          <table:table-cell table:number-columns-repeated="253"/>
        </table:table-row>
        <table:table-row table:style-name="ro19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table:style-name="ce12" office:value-type="string">
            <text:p>Küchendesign</text:p>
          </table:table-cell>
          <table:table-cell table:number-columns-repeated="253"/>
        </table:table-row>
        <table:table-row table:style-name="ro19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table:style-name="ce12" office:value-type="string">
            <text:p>Landschaftsarchitektur</text:p>
          </table:table-cell>
          <table:table-cell table:number-columns-repeated="253"/>
        </table:table-row>
        <table:table-row table:style-name="ro19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table:style-name="ce12" office:value-type="string">
            <text:p>Kunst kaufen</text:p>
          </table:table-cell>
          <table:table-cell table:number-columns-repeated="253"/>
        </table:table-row>
        <table:table-row table:style-name="ro19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table:style-name="ce12" office:value-type="string">
            <text:p>Kunstgalerie</text:p>
          </table:table-cell>
          <table:table-cell table:number-columns-repeated="253"/>
        </table:table-row>
        <table:table-row table:style-name="ro19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table:style-name="ce12" office:value-type="string">
            <text:p>Kunst online</text:p>
          </table:table-cell>
          <table:table-cell table:number-columns-repeated="253"/>
        </table:table-row>
        <table:table-row table:style-name="ro19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table:style-name="ce12" office:value-type="string">
            <text:p>Autozubehör</text:p>
          </table:table-cell>
          <table:table-cell table:number-columns-repeated="253"/>
        </table:table-row>
        <table:table-row table:style-name="ro19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table:style-name="ce12" office:value-type="string">
            <text:p>Autoauktion</text:p>
          </table:table-cell>
          <table:table-cell table:number-columns-repeated="253"/>
        </table:table-row>
        <table:table-row table:style-name="ro19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table:style-name="ce12" office:value-type="string">
            <text:p>Autohändler</text:p>
          </table:table-cell>
          <table:table-cell table:number-columns-repeated="253"/>
        </table:table-row>
        <table:table-row table:style-name="ro19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table:style-name="ce12" office:value-type="string">
            <text:p>Fahrzeugversicherung</text:p>
          </table:table-cell>
          <table:table-cell table:number-columns-repeated="253"/>
        </table:table-row>
        <table:table-row table:style-name="ro19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table:style-name="ce12" office:value-type="string">
            <text:p>Autokredit</text:p>
          </table:table-cell>
          <table:table-cell table:number-columns-repeated="253"/>
        </table:table-row>
        <table:table-row table:style-name="ro19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12" office:value-type="string">
            <text:p>Fahrzeugteile</text:p>
          </table:table-cell>
          <table:table-cell table:number-columns-repeated="253"/>
        </table:table-row>
        <table:table-row table:style-name="ro19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table:style-name="ce12" office:value-type="string">
            <text:p>Mietwagen</text:p>
          </table:table-cell>
          <table:table-cell table:number-columns-repeated="253"/>
        </table:table-row>
        <table:table-row table:style-name="ro19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table:style-name="ce12" office:value-type="string">
            <text:p>Autoreparatur</text:p>
          </table:table-cell>
          <table:table-cell table:number-columns-repeated="253"/>
        </table:table-row>
        <table:table-row table:style-name="ro19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table:style-name="ce12" office:value-type="string">
            <text:p>Autoverkauf</text:p>
          </table:table-cell>
          <table:table-cell table:number-columns-repeated="253"/>
        </table:table-row>
        <table:table-row table:style-name="ro19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table:style-name="ce12" office:value-type="string">
            <text:p>Auto-Show</text:p>
          </table:table-cell>
          <table:table-cell table:number-columns-repeated="253"/>
        </table:table-row>
        <table:table-row table:style-name="ro19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table:style-name="ce12" office:value-type="string">
            <text:p>Auto kaufen</text:p>
          </table:table-cell>
          <table:table-cell table:number-columns-repeated="253"/>
        </table:table-row>
        <table:table-row table:style-name="ro19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table:style-name="ce12" office:value-type="string">
            <text:p>klassische Wagen</text:p>
          </table:table-cell>
          <table:table-cell table:number-columns-repeated="253"/>
        </table:table-row>
        <table:table-row table:style-name="ro19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table:style-name="ce12" office:value-type="string">
            <text:p>Hybridfahrzeuge </text:p>
          </table:table-cell>
          <table:table-cell table:number-columns-repeated="253"/>
        </table:table-row>
        <table:table-row table:style-name="ro19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table:style-name="ce12" office:value-type="string">
            <text:p>neue Autos</text:p>
          </table:table-cell>
          <table:table-cell table:number-columns-repeated="253"/>
        </table:table-row>
        <table:table-row table:style-name="ro19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table:style-name="ce12" office:value-type="string">
            <text:p>alte Autos</text:p>
          </table:table-cell>
          <table:table-cell table:number-columns-repeated="253"/>
        </table:table-row>
        <table:table-row table:style-name="ro19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table:style-name="ce12" office:value-type="string">
            <text:p>Wagen mieten</text:p>
          </table:table-cell>
          <table:table-cell table:number-columns-repeated="253"/>
        </table:table-row>
        <table:table-row table:style-name="ro19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table:style-name="ce12" office:value-type="string">
            <text:p>Gebrauchtwagen</text:p>
          </table:table-cell>
          <table:table-cell table:number-columns-repeated="253"/>
        </table:table-row>
        <table:table-row table:style-name="ro19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table:style-name="ce12" office:value-type="string">
            <text:p>Babykleidung</text:p>
          </table:table-cell>
          <table:table-cell table:number-columns-repeated="253"/>
        </table:table-row>
        <table:table-row table:style-name="ro19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table:style-name="ce12" office:value-type="string">
            <text:p>Kinderkleidung</text:p>
          </table:table-cell>
          <table:table-cell table:number-columns-repeated="253"/>
        </table:table-row>
        <table:table-row table:style-name="ro19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table:style-name="ce12" office:value-type="string">
            <text:p>Bekleidungsgeschäfte</text:p>
          </table:table-cell>
          <table:table-cell table:number-columns-repeated="253"/>
        </table:table-row>
        <table:table-row table:style-name="ro19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table:style-name="ce12" office:value-type="string">
            <text:p>Designerkleidung</text:p>
          </table:table-cell>
          <table:table-cell table:number-columns-repeated="253"/>
        </table:table-row>
        <table:table-row table:style-name="ro19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table:style-name="ce12" office:value-type="string">
            <text:p>Modedesign</text:p>
          </table:table-cell>
          <table:table-cell table:number-columns-repeated="253"/>
        </table:table-row>
        <table:table-row table:style-name="ro19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table:style-name="ce12" office:value-type="string">
            <text:p>Modedesigner</text:p>
          </table:table-cell>
          <table:table-cell table:number-columns-repeated="253"/>
        </table:table-row>
        <table:table-row table:style-name="ro19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table:style-name="ce12" office:value-type="string">
            <text:p>Modenschau</text:p>
          </table:table-cell>
          <table:table-cell table:number-columns-repeated="253"/>
        </table:table-row>
        <table:table-row table:style-name="ro19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table:style-name="ce12" office:value-type="string">
            <text:p>Kleidung für Mädchen</text:p>
          </table:table-cell>
          <table:table-cell table:number-columns-repeated="253"/>
        </table:table-row>
        <table:table-row table:style-name="ro19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table:style-name="ce12" office:value-type="string">
            <text:p>Umstandsmode</text:p>
          </table:table-cell>
          <table:table-cell table:number-columns-repeated="253"/>
        </table:table-row>
        <table:table-row table:style-name="ro19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table:style-name="ce12" office:value-type="string">
            <text:p>Herrenkleidung</text:p>
          </table:table-cell>
          <table:table-cell table:number-columns-repeated="253"/>
        </table:table-row>
        <table:table-row table:style-name="ro19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table:style-name="ce12" office:value-type="string">
            <text:p>Damenkleidung</text:p>
          </table:table-cell>
          <table:table-cell table:number-columns-repeated="253"/>
        </table:table-row>
        <table:table-row table:style-name="ro19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table:style-name="ce12" office:value-type="string">
            <text:p>Babynahrung</text:p>
          </table:table-cell>
          <table:table-cell table:number-columns-repeated="253"/>
        </table:table-row>
        <table:table-row table:style-name="ro19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table:style-name="ce12" office:value-type="string">
            <text:p>Kuchenrezepte</text:p>
          </table:table-cell>
          <table:table-cell table:number-columns-repeated="253"/>
        </table:table-row>
        <table:table-row table:style-name="ro19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table:style-name="ce12" office:value-type="string">
            <text:p>Hühnchenrezepte</text:p>
          </table:table-cell>
          <table:table-cell table:number-columns-repeated="253"/>
        </table:table-row>
        <table:table-row table:style-name="ro19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table:style-name="ce12" office:value-type="string">
            <text:p>chinesisches Essen</text:p>
          </table:table-cell>
          <table:table-cell table:number-columns-repeated="253"/>
        </table:table-row>
        <table:table-row table:style-name="ro19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table:style-name="ce12" office:value-type="string">
            <text:p>Diätnahrung</text:p>
          </table:table-cell>
          <table:table-cell table:number-columns-repeated="253"/>
        </table:table-row>
        <table:table-row table:style-name="ro19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table:style-name="ce12" office:value-type="string">
            <text:p>Fast Food</text:p>
          </table:table-cell>
          <table:table-cell table:number-columns-repeated="253"/>
        </table:table-row>
        <table:table-row table:style-name="ro19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table:style-name="ce12" office:value-type="string">
            <text:p>Lebensmittel</text:p>
          </table:table-cell>
          <table:table-cell table:number-columns-repeated="253"/>
        </table:table-row>
        <table:table-row table:style-name="ro19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table:style-name="ce12" office:value-type="string">
            <text:p>gesundes Essen</text:p>
          </table:table-cell>
          <table:table-cell table:number-columns-repeated="253"/>
        </table:table-row>
        <table:table-row table:style-name="ro19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table:style-name="ce12" office:value-type="string">
            <text:p>indisches Essen</text:p>
          </table:table-cell>
          <table:table-cell table:number-columns-repeated="253"/>
        </table:table-row>
        <table:table-row table:style-name="ro19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table:style-name="ce12" office:value-type="string">
            <text:p>italienisches Essen</text:p>
          </table:table-cell>
          <table:table-cell table:number-columns-repeated="253"/>
        </table:table-row>
        <table:table-row table:style-name="ro19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table:style-name="ce12" office:value-type="string">
            <text:p>Junk Food</text:p>
          </table:table-cell>
          <table:table-cell table:number-columns-repeated="253"/>
        </table:table-row>
        <table:table-row table:style-name="ro19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table:style-name="ce12" office:value-type="string">
            <text:p>mexikanisches Essen</text:p>
          </table:table-cell>
          <table:table-cell table:number-columns-repeated="253"/>
        </table:table-row>
        <table:table-row table:style-name="ro19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table:style-name="ce12" office:value-type="string">
            <text:p>Organic Food</text:p>
          </table:table-cell>
          <table:table-cell table:number-columns-repeated="253"/>
        </table:table-row>
        <table:table-row table:style-name="ro19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table:style-name="ce12" office:value-type="string">
            <text:p>Rezepte</text:p>
          </table:table-cell>
          <table:table-cell table:number-columns-repeated="253"/>
        </table:table-row>
        <table:table-row table:style-name="ro19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table:style-name="ce12" office:value-type="string">
            <text:p>Wein</text:p>
          </table:table-cell>
          <table:table-cell table:number-columns-repeated="253"/>
        </table:table-row>
        <table:table-row table:style-name="ro19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table:style-name="ce12" office:value-type="string">
            <text:p>gesunde Zähne</text:p>
          </table:table-cell>
          <table:table-cell table:number-columns-repeated="253"/>
        </table:table-row>
        <table:table-row table:style-name="ro19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table:style-name="ce12" office:value-type="string">
            <text:p>Diätpillen</text:p>
          </table:table-cell>
          <table:table-cell table:number-columns-repeated="253"/>
        </table:table-row>
        <table:table-row table:style-name="ro19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table:style-name="ce12" office:value-type="string">
            <text:p>Training</text:p>
          </table:table-cell>
          <table:table-cell table:number-columns-repeated="253"/>
        </table:table-row>
        <table:table-row table:style-name="ro19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table:style-name="ce12" office:value-type="string">
            <text:p>Trainingsausrüstung</text:p>
          </table:table-cell>
          <table:table-cell table:number-columns-repeated="253"/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table:style-name="ce12" office:value-type="string">
            <text:p>Fitness</text:p>
          </table:table-cell>
          <table:table-cell table:number-columns-repeated="253"/>
        </table:table-row>
        <table:table-row table:style-name="ro19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table:style-name="ce12" office:value-type="string">
            <text:p>Gesundheit</text:p>
          </table:table-cell>
          <table:table-cell table:number-columns-repeated="253"/>
        </table:table-row>
        <table:table-row table:style-name="ro19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table:style-name="ce12" office:value-type="string">
            <text:p>Gesundheitspflege</text:p>
          </table:table-cell>
          <table:table-cell table:number-columns-repeated="253"/>
        </table:table-row>
        <table:table-row table:style-name="ro19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table:style-name="ce12" office:value-type="string">
            <text:p>Fitnessclub</text:p>
          </table:table-cell>
          <table:table-cell table:number-columns-repeated="253"/>
        </table:table-row>
        <table:table-row table:style-name="ro19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table:style-name="ce12" office:value-type="string">
            <text:p>gesundes Essen</text:p>
          </table:table-cell>
          <table:table-cell table:number-columns-repeated="253"/>
        </table:table-row>
        <table:table-row table:style-name="ro19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table:style-name="ce12" office:value-type="string">
            <text:p>Krankenversicherung</text:p>
          </table:table-cell>
          <table:table-cell table:number-columns-repeated="253"/>
        </table:table-row>
        <table:table-row table:style-name="ro19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table:style-name="ce12" office:value-type="string">
            <text:p>Gesundheitsmagazin</text:p>
          </table:table-cell>
          <table:table-cell table:number-columns-repeated="253"/>
        </table:table-row>
        <table:table-row table:style-name="ro19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table:style-name="ce12" office:value-type="string">
            <text:p>Sport</text:p>
          </table:table-cell>
          <table:table-cell table:number-columns-repeated="253"/>
        </table:table-row>
        <table:table-row table:style-name="ro19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table:style-name="ce12" office:value-type="string">
            <text:p>Workout</text:p>
          </table:table-cell>
          <table:table-cell table:number-columns-repeated="253"/>
        </table:table-row>
        <table:table-row table:style-name="ro19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table:style-name="ce12" office:value-type="string">
            <text:p>antike Bücher</text:p>
          </table:table-cell>
          <table:table-cell table:number-columns-repeated="253"/>
        </table:table-row>
        <table:table-row table:style-name="ro19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table:style-name="ce12" office:value-type="string">
            <text:p>Audiobücher</text:p>
          </table:table-cell>
          <table:table-cell table:number-columns-repeated="253"/>
        </table:table-row>
        <table:table-row table:style-name="ro19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table:style-name="ce12" office:value-type="string">
            <text:p>Babybücher</text:p>
          </table:table-cell>
          <table:table-cell table:number-columns-repeated="253"/>
        </table:table-row>
        <table:table-row table:style-name="ro19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table:style-name="ce12" office:value-type="string">
            <text:p>Bestseller</text:p>
          </table:table-cell>
          <table:table-cell table:number-columns-repeated="253"/>
        </table:table-row>
        <table:table-row table:style-name="ro19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table:style-name="ce12" office:value-type="string">
            <text:p>Buchclub</text:p>
          </table:table-cell>
          <table:table-cell table:number-columns-repeated="253"/>
        </table:table-row>
        <table:table-row table:style-name="ro19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table:style-name="ce12" office:value-type="string">
            <text:p>Buchkritiken</text:p>
          </table:table-cell>
          <table:table-cell table:number-columns-repeated="253"/>
        </table:table-row>
        <table:table-row table:style-name="ro19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table:style-name="ce12" office:value-type="string">
            <text:p>Buch suchen</text:p>
          </table:table-cell>
          <table:table-cell table:number-columns-repeated="253"/>
        </table:table-row>
        <table:table-row table:style-name="ro19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table:style-name="ce12" office:value-type="string">
            <text:p>Buchläden</text:p>
          </table:table-cell>
          <table:table-cell table:number-columns-repeated="253"/>
        </table:table-row>
        <table:table-row table:style-name="ro19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table:style-name="ce12" office:value-type="string">
            <text:p>Kinderbücher</text:p>
          </table:table-cell>
          <table:table-cell table:number-columns-repeated="253"/>
        </table:table-row>
        <table:table-row table:style-name="ro19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table:style-name="ce12" office:value-type="string">
            <text:p>Comics</text:p>
          </table:table-cell>
          <table:table-cell table:number-columns-repeated="253"/>
        </table:table-row>
        <table:table-row table:style-name="ro19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table:style-name="ce12" office:value-type="string">
            <text:p>Romane</text:p>
          </table:table-cell>
          <table:table-cell table:number-columns-repeated="253"/>
        </table:table-row>
        <table:table-row table:style-name="ro19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table:style-name="ce12" office:value-type="string">
            <text:p>Literatur </text:p>
          </table:table-cell>
          <table:table-cell table:number-columns-repeated="253"/>
        </table:table-row>
        <table:table-row table:style-name="ro19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table:style-name="ce12" office:value-type="string">
            <text:p>Poesie</text:p>
          </table:table-cell>
          <table:table-cell table:number-columns-repeated="253"/>
        </table:table-row>
        <table:table-row table:style-name="ro19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table:style-name="ce12" office:value-type="string">
            <text:p>Schulbücher</text:p>
          </table:table-cell>
          <table:table-cell table:number-columns-repeated="253"/>
        </table:table-row>
        <table:table-row table:style-name="ro19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table:style-name="ce12" office:value-type="string">
            <text:p>Lehrbücher</text:p>
          </table:table-cell>
          <table:table-cell table:number-columns-repeated="253"/>
        </table:table-row>
        <table:table-row table:style-name="ro19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table:style-name="ce12" office:value-type="string">
            <text:p>gebrauchte Bücher</text:p>
          </table:table-cell>
          <table:table-cell table:number-columns-repeated="253"/>
        </table:table-row>
        <table:table-row table:style-name="ro19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table:style-name="ce12" office:value-type="string">
            <text:p>Abenteuerreise</text:p>
          </table:table-cell>
          <table:table-cell table:number-columns-repeated="253"/>
        </table:table-row>
        <table:table-row table:style-name="ro19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table:style-name="ce12" office:value-type="string">
            <text:p>Flugreise</text:p>
          </table:table-cell>
          <table:table-cell table:number-columns-repeated="253"/>
        </table:table-row>
        <table:table-row table:style-name="ro19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table:style-name="ce12" office:value-type="string">
            <text:p>billige Reise</text:p>
          </table:table-cell>
          <table:table-cell table:number-columns-repeated="253"/>
        </table:table-row>
        <table:table-row table:style-name="ro19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table:style-name="ce12" office:value-type="string">
            <text:p>Billigflüge</text:p>
          </table:table-cell>
          <table:table-cell table:number-columns-repeated="253"/>
        </table:table-row>
        <table:table-row table:style-name="ro19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table:style-name="ce12" office:value-type="string">
            <text:p>günstige Hotels</text:p>
          </table:table-cell>
          <table:table-cell table:number-columns-repeated="253"/>
        </table:table-row>
        <table:table-row table:style-name="ro19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table:style-name="ce12" office:value-type="string">
            <text:p>günstige Reise</text:p>
          </table:table-cell>
          <table:table-cell table:number-columns-repeated="253"/>
        </table:table-row>
        <table:table-row table:style-name="ro19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table:style-name="ce12" office:value-type="string">
            <text:p>Hotelaufenthalt verlängern</text:p>
          </table:table-cell>
          <table:table-cell table:number-columns-repeated="253"/>
        </table:table-row>
        <table:table-row table:style-name="ro19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table:style-name="ce12" office:value-type="string">
            <text:p>Familienurlaub</text:p>
          </table:table-cell>
          <table:table-cell table:number-columns-repeated="253"/>
        </table:table-row>
        <table:table-row table:style-name="ro19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table:style-name="ce12" office:value-type="string">
            <text:p>Flüge</text:p>
          </table:table-cell>
          <table:table-cell table:number-columns-repeated="253"/>
        </table:table-row>
        <table:table-row table:style-name="ro19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table:style-name="ce12" office:value-type="string">
            <text:p>Hotels</text:p>
          </table:table-cell>
          <table:table-cell table:number-columns-repeated="253"/>
        </table:table-row>
        <table:table-row table:style-name="ro19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table:style-name="ce12" office:value-type="string">
            <text:p>Reise</text:p>
          </table:table-cell>
          <table:table-cell table:number-columns-repeated="253"/>
        </table:table-row>
        <table:table-row table:style-name="ro19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table:style-name="ce12" office:value-type="string">
            <text:p>Baseball</text:p>
          </table:table-cell>
          <table:table-cell table:number-columns-repeated="253"/>
        </table:table-row>
        <table:table-row table:style-name="ro19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table:style-name="ce12" office:value-type="string">
            <text:p>Baseball</text:p>
          </table:table-cell>
          <table:table-cell table:number-columns-repeated="253"/>
        </table:table-row>
        <table:table-row table:style-name="ro19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table:style-name="ce12" office:value-type="string">
            <text:p>kleine Liga</text:p>
          </table:table-cell>
          <table:table-cell table:number-columns-repeated="253"/>
        </table:table-row>
        <table:table-row table:style-name="ro19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table:style-name="ce12" office:value-type="string">
            <text:p>Baseball für Jugendliche</text:p>
          </table:table-cell>
          <table:table-cell table:number-columns-repeated="253"/>
        </table:table-row>
        <table:table-row table:style-name="ro19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table:style-name="ce12" office:value-type="string">
            <text:p>Basketball</text:p>
          </table:table-cell>
          <table:table-cell table:number-columns-repeated="253"/>
        </table:table-row>
        <table:table-row table:style-name="ro19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table:style-name="ce12" office:value-type="string">
            <text:p>Basketball</text:p>
          </table:table-cell>
          <table:table-cell table:number-columns-repeated="253"/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table:style-name="ce12" office:value-type="string">
            <text:p>NBA</text:p>
          </table:table-cell>
          <table:table-cell table:number-columns-repeated="253"/>
        </table:table-row>
        <table:table-row table:style-name="ro19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table:style-name="ce12" office:value-type="string">
            <text:p>Fahrradausrüstung</text:p>
          </table:table-cell>
          <table:table-cell table:number-columns-repeated="253"/>
        </table:table-row>
        <table:table-row table:style-name="ro19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table:style-name="ce12" office:value-type="string">
            <text:p>Radrennen</text:p>
          </table:table-cell>
          <table:table-cell table:number-columns-repeated="253"/>
        </table:table-row>
        <table:table-row table:style-name="ro19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table:style-name="ce12" office:value-type="string">
            <text:p>Radfahren</text:p>
          </table:table-cell>
          <table:table-cell table:number-columns-repeated="253"/>
        </table:table-row>
        <table:table-row table:style-name="ro19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table:style-name="ce12" office:value-type="string">
            <text:p>Fahrradläden</text:p>
          </table:table-cell>
          <table:table-cell table:number-columns-repeated="253"/>
        </table:table-row>
        <table:table-row table:style-name="ro19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table:style-name="ce12" office:value-type="string">
            <text:p>Football-Ausrüstung</text:p>
          </table:table-cell>
          <table:table-cell table:number-columns-repeated="253"/>
        </table:table-row>
        <table:table-row table:style-name="ro19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table:style-name="ce12" office:value-type="string">
            <text:p>Football-Feld</text:p>
          </table:table-cell>
          <table:table-cell table:number-columns-repeated="253"/>
        </table:table-row>
        <table:table-row table:style-name="ro19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table:style-name="ce12" office:value-type="string">
            <text:p>Football-Spiele</text:p>
          </table:table-cell>
          <table:table-cell table:number-columns-repeated="253"/>
        </table:table-row>
        <table:table-row table:style-name="ro19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table:style-name="ce12" office:value-type="string">
            <text:p>günstig golfen</text:p>
          </table:table-cell>
          <table:table-cell table:number-columns-repeated="253"/>
        </table:table-row>
        <table:table-row table:style-name="ro19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table:style-name="ce12" office:value-type="string">
            <text:p>kostenlos golfen</text:p>
          </table:table-cell>
          <table:table-cell table:number-columns-repeated="253"/>
        </table:table-row>
        <table:table-row table:style-name="ro19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table:style-name="ce12" office:value-type="string">
            <text:p>Golftaschen</text:p>
          </table:table-cell>
          <table:table-cell table:number-columns-repeated="253"/>
        </table:table-row>
        <table:table-row table:style-name="ro19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table:style-name="ce12" office:value-type="string">
            <text:p>Golfbälle</text:p>
          </table:table-cell>
          <table:table-cell table:number-columns-repeated="253"/>
        </table:table-row>
        <table:table-row table:style-name="ro19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table:style-name="ce12" office:value-type="string">
            <text:p>Golfcaddy</text:p>
          </table:table-cell>
          <table:table-cell table:number-columns-repeated="253"/>
        </table:table-row>
        <table:table-row table:style-name="ro19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table:style-name="ce12" office:value-type="string">
            <text:p>Golfclubs</text:p>
          </table:table-cell>
          <table:table-cell table:number-columns-repeated="253"/>
        </table:table-row>
        <table:table-row table:style-name="ro19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table:style-name="ce12" office:value-type="string">
            <text:p>Golfplätze</text:p>
          </table:table-cell>
          <table:table-cell table:number-columns-repeated="253"/>
        </table:table-row>
        <table:table-row table:style-name="ro19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table:style-name="ce12" office:value-type="string">
            <text:p>Golfausrüstung</text:p>
          </table:table-cell>
          <table:table-cell table:number-columns-repeated="253"/>
        </table:table-row>
        <table:table-row table:style-name="ro19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table:style-name="ce12" office:value-type="string">
            <text:p>Golfurlaub</text:p>
          </table:table-cell>
          <table:table-cell table:number-columns-repeated="253"/>
        </table:table-row>
        <table:table-row table:style-name="ro19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table:style-name="ce13" office:value-type="string">
            <text:p>Profigolf</text:p>
          </table:table-cell>
          <table:table-cell table:number-columns-repeated="253"/>
        </table:table-row>
        <table:table-row table:style-name="ro19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table:style-name="ce12" office:value-type="string">
            <text:p>Hockey-Camp</text:p>
          </table:table-cell>
          <table:table-cell table:number-columns-repeated="253"/>
        </table:table-row>
        <table:table-row table:style-name="ro19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table:style-name="ce12" office:value-type="string">
            <text:p>Hockey-Ausrüstung</text:p>
          </table:table-cell>
          <table:table-cell table:number-columns-repeated="253"/>
        </table:table-row>
        <table:table-row table:style-name="ro19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table:style-name="ce12" office:value-type="string">
            <text:p>Hockey-Spiele</text:p>
          </table:table-cell>
          <table:table-cell table:number-columns-repeated="253"/>
        </table:table-row>
        <table:table-row table:style-name="ro19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table:style-name="ce12" office:value-type="string">
            <text:p>Hockey-Ausrüstung</text:p>
          </table:table-cell>
          <table:table-cell table:number-columns-repeated="253"/>
        </table:table-row>
        <table:table-row table:style-name="ro19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table:style-name="ce12" office:value-type="string">
            <text:p>Hockey-Spieler</text:p>
          </table:table-cell>
          <table:table-cell table:number-columns-repeated="253"/>
        </table:table-row>
        <table:table-row table:style-name="ro19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table:style-name="ce12" office:value-type="string">
            <text:p>Eishockey</text:p>
          </table:table-cell>
          <table:table-cell table:number-columns-repeated="253"/>
        </table:table-row>
        <table:table-row table:style-name="ro19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table:style-name="ce12" office:value-type="string">
            <text:p>American Soccer</text:p>
          </table:table-cell>
          <table:table-cell table:number-columns-repeated="253"/>
        </table:table-row>
        <table:table-row table:style-name="ro19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table:style-name="ce12" office:value-type="string">
            <text:p>Brasilianischer Fußball</text:p>
          </table:table-cell>
          <table:table-cell table:number-columns-repeated="253"/>
        </table:table-row>
        <table:table-row table:style-name="ro19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table:style-name="ce12" office:value-type="string">
            <text:p>Fußballausrüstung</text:p>
          </table:table-cell>
          <table:table-cell table:number-columns-repeated="253"/>
        </table:table-row>
        <table:table-row table:style-name="ro19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table:style-name="ce12" office:value-type="string">
            <text:p>Fußballspiele</text:p>
          </table:table-cell>
          <table:table-cell table:number-columns-repeated="253"/>
        </table:table-row>
        <table:table-row table:style-name="ro19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table:style-name="ce12" office:value-type="string">
            <text:p>Fußballschuhe</text:p>
          </table:table-cell>
          <table:table-cell table:number-columns-repeated="253"/>
        </table:table-row>
        <table:table-row table:style-name="ro19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table:style-name="ce12" office:value-type="string">
            <text:p>Tennisball</text:p>
          </table:table-cell>
          <table:table-cell table:number-columns-repeated="253"/>
        </table:table-row>
        <table:table-row table:style-name="ro19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table:style-name="ce12" office:value-type="string">
            <text:p>Tenniskleidung</text:p>
          </table:table-cell>
          <table:table-cell table:number-columns-repeated="253"/>
        </table:table-row>
        <table:table-row table:style-name="ro19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table:style-name="ce12" office:value-type="string">
            <text:p>Tennisausrüstung</text:p>
          </table:table-cell>
          <table:table-cell table:number-columns-repeated="253"/>
        </table:table-row>
        <table:table-row table:style-name="ro19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table:style-name="ce12" office:value-type="string">
            <text:p>Tennisschläger</text:p>
          </table:table-cell>
          <table:table-cell table:number-columns-repeated="253"/>
        </table:table-row>
        <table:table-row table:style-name="ro19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table:style-name="ce12" office:value-type="string">
            <text:p>Tennisschuhe</text:p>
          </table:table-cell>
          <table:table-cell table:number-columns-repeated="253"/>
        </table:table-row>
        <table:table-row table:style-name="ro19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table:style-name="ce12" office:value-type="string">
            <text:p>Antivirus-Software</text:p>
          </table:table-cell>
          <table:table-cell table:number-columns-repeated="253"/>
        </table:table-row>
        <table:table-row table:style-name="ro19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table:style-name="ce12" office:value-type="string">
            <text:p>Computer zusammenstellen</text:p>
          </table:table-cell>
          <table:table-cell table:number-columns-repeated="253"/>
        </table:table-row>
        <table:table-row table:style-name="ro19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table:style-name="ce12" office:value-type="string">
            <text:p>Computer kaufen</text:p>
          </table:table-cell>
          <table:table-cell table:number-columns-repeated="253"/>
        </table:table-row>
        <table:table-row table:style-name="ro19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table:style-name="ce12" office:value-type="string">
            <text:p>günstige Computer</text:p>
          </table:table-cell>
          <table:table-cell table:number-columns-repeated="253"/>
        </table:table-row>
        <table:table-row table:style-name="ro19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table:style-name="ce12" office:value-type="string">
            <text:p>Computerzubehör</text:p>
          </table:table-cell>
          <table:table-cell table:number-columns-repeated="253"/>
        </table:table-row>
        <table:table-row table:style-name="ro19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table:style-name="ce13" office:value-type="string">
            <text:p>Computergehäuse</text:p>
          </table:table-cell>
          <table:table-cell table:number-columns-repeated="253"/>
        </table:table-row>
        <table:table-row table:style-name="ro19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table:style-name="ce12" office:value-type="string">
            <text:p>Computerspiele</text:p>
          </table:table-cell>
          <table:table-cell table:number-columns-repeated="253"/>
        </table:table-row>
        <table:table-row table:style-name="ro19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table:style-name="ce12" office:value-type="string">
            <text:p>Grafik</text:p>
          </table:table-cell>
          <table:table-cell table:number-columns-repeated="253"/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table:style-name="ce12" office:value-type="string">
            <text:p>Hardware</text:p>
          </table:table-cell>
          <table:table-cell table:number-columns-repeated="253"/>
        </table:table-row>
        <table:table-row table:style-name="ro19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table:style-name="ce12" office:value-type="string">
            <text:p>Tastatur</text:p>
          </table:table-cell>
          <table:table-cell table:number-columns-repeated="253"/>
        </table:table-row>
        <table:table-row table:style-name="ro19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table:style-name="ce12" office:value-type="string">
            <text:p>PC-Speicher</text:p>
          </table:table-cell>
          <table:table-cell table:number-columns-repeated="253"/>
        </table:table-row>
        <table:table-row table:style-name="ro19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table:style-name="ce12" office:value-type="string">
            <text:p>Monitore</text:p>
          </table:table-cell>
          <table:table-cell table:number-columns-repeated="253"/>
        </table:table-row>
        <table:table-row table:style-name="ro19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table:style-name="ce12" office:value-type="string">
            <text:p>Computer-Software</text:p>
          </table:table-cell>
          <table:table-cell table:number-columns-repeated="253"/>
        </table:table-row>
        <table:table-row table:style-name="ro19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table:style-name="ce12" office:value-type="string">
            <text:p>Computerläden</text:p>
          </table:table-cell>
          <table:table-cell table:number-columns-repeated="253"/>
        </table:table-row>
        <table:table-row table:style-name="ro19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table:style-name="ce12" office:value-type="string">
            <text:p>Desktop-PCs</text:p>
          </table:table-cell>
          <table:table-cell table:number-columns-repeated="253"/>
        </table:table-row>
        <table:table-row table:style-name="ro19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table:style-name="ce12" office:value-type="string">
            <text:p>Laptop</text:p>
          </table:table-cell>
          <table:table-cell table:number-columns-repeated="253"/>
        </table:table-row>
        <table:table-row table:style-name="ro19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table:style-name="ce12" office:value-type="string">
            <text:p>Laptop </text:p>
          </table:table-cell>
          <table:table-cell table:number-columns-repeated="253"/>
        </table:table-row>
        <table:table-row table:style-name="ro19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table:style-name="ce12" office:value-type="string">
            <text:p>Pocket-PC</text:p>
          </table:table-cell>
          <table:table-cell table:number-columns-repeated="253"/>
        </table:table-row>
        <table:table-row table:style-name="ro19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table:style-name="ce12" office:value-type="string">
            <text:p>Tablet-PC</text:p>
          </table:table-cell>
          <table:table-cell table:number-columns-repeated="253"/>
        </table:table-row>
        <table:table-row table:style-name="ro19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table:style-name="ce12" office:value-type="string">
            <text:p>Desktop-Zubehör</text:p>
          </table:table-cell>
          <table:table-cell table:number-columns-repeated="253"/>
        </table:table-row>
        <table:table-row table:style-name="ro19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table:style-name="ce12" office:value-type="string">
            <text:p>elektronisches Zubehör</text:p>
          </table:table-cell>
          <table:table-cell table:number-columns-repeated="253"/>
        </table:table-row>
        <table:table-row table:style-name="ro19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table:style-name="ce12" office:value-type="string">
            <text:p>elektronisches Spielzeug</text:p>
          </table:table-cell>
          <table:table-cell table:number-columns-repeated="253"/>
        </table:table-row>
        <table:table-row table:style-name="ro19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table:style-name="ce12" office:value-type="string">
            <text:p>Hi-Tech-Zubehör</text:p>
          </table:table-cell>
          <table:table-cell table:number-columns-repeated="253"/>
        </table:table-row>
        <table:table-row table:style-name="ro19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table:style-name="ce12" office:value-type="string">
            <text:p>Küchenzubehör</text:p>
          </table:table-cell>
          <table:table-cell table:number-columns-repeated="253"/>
        </table:table-row>
        <table:table-row table:style-name="ro19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table:style-name="ce12" office:value-type="string">
            <text:p>neuestes Zubehör</text:p>
          </table:table-cell>
          <table:table-cell table:number-columns-repeated="253"/>
        </table:table-row>
        <table:table-row table:style-name="ro19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table:style-name="ce12" office:value-type="string">
            <text:p>neues Zubehör</text:p>
          </table:table-cell>
          <table:table-cell table:number-columns-repeated="253"/>
        </table:table-row>
        <table:table-row table:style-name="ro19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table:style-name="ce12" office:value-type="string">
            <text:p>Spionagezubehör</text:p>
          </table:table-cell>
          <table:table-cell table:number-columns-repeated="253"/>
        </table:table-row>
        <table:table-row table:style-name="ro19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table:style-name="ce12" office:value-type="string">
            <text:p>technisches Zubehör</text:p>
          </table:table-cell>
          <table:table-cell table:number-columns-repeated="253"/>
        </table:table-row>
        <table:table-row table:style-name="ro19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table:style-name="ce12" office:value-type="string">
            <text:p>Breitband-Internet</text:p>
          </table:table-cell>
          <table:table-cell table:number-columns-repeated="253"/>
        </table:table-row>
        <table:table-row table:style-name="ro19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table:style-name="ce12" office:value-type="string">
            <text:p>Kabel-Internet</text:p>
          </table:table-cell>
          <table:table-cell table:number-columns-repeated="253"/>
        </table:table-row>
        <table:table-row table:style-name="ro19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table:style-name="ce12" office:value-type="string">
            <text:p>günstiges Internet</text:p>
          </table:table-cell>
          <table:table-cell table:number-columns-repeated="253"/>
        </table:table-row>
        <table:table-row table:style-name="ro19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table:style-name="ce12" office:value-type="string">
            <text:p>schnelles Internet</text:p>
          </table:table-cell>
          <table:table-cell table:number-columns-repeated="253"/>
        </table:table-row>
        <table:table-row table:style-name="ro19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table:style-name="ce12" office:value-type="string">
            <text:p>kostenloses Internet</text:p>
          </table:table-cell>
          <table:table-cell table:number-columns-repeated="253"/>
        </table:table-row>
        <table:table-row table:style-name="ro19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table:style-name="ce12" office:value-type="string">
            <text:p>Internetwerbung</text:p>
          </table:table-cell>
          <table:table-cell table:number-columns-repeated="253"/>
        </table:table-row>
        <table:table-row table:style-name="ro19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table:style-name="ce12" office:value-type="string">
            <text:p>Internet-TV</text:p>
          </table:table-cell>
          <table:table-cell table:number-columns-repeated="253"/>
        </table:table-row>
        <table:table-row table:style-name="ro19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table:style-name="ce12" office:value-type="string">
            <text:p>mobiles Internet</text:p>
          </table:table-cell>
          <table:table-cell table:number-columns-repeated="253"/>
        </table:table-row>
        <table:table-row table:style-name="ro19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table:style-name="ce12" office:value-type="string">
            <text:p>Satelliteninternet</text:p>
          </table:table-cell>
          <table:table-cell table:number-columns-repeated="253"/>
        </table:table-row>
        <table:table-row table:style-name="ro19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table:style-name="ce12" office:value-type="string">
            <text:p>Wireless Internet</text:p>
          </table:table-cell>
          <table:table-cell table:number-columns-repeated="253"/>
        </table:table-row>
        <table:table-row table:style-name="ro19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table:style-name="ce12" office:value-type="string">
            <text:p>wissenschaftliche Bücher</text:p>
          </table:table-cell>
          <table:table-cell table:number-columns-repeated="253"/>
        </table:table-row>
        <table:table-row table:style-name="ro19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table:style-name="ce12" office:value-type="string">
            <text:p>Wissenschaftszentrum</text:p>
          </table:table-cell>
          <table:table-cell table:number-columns-repeated="253"/>
        </table:table-row>
        <table:table-row table:style-name="ro19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table:style-name="ce12" office:value-type="string">
            <text:p>wissenschaftliche Experimente</text:p>
          </table:table-cell>
          <table:table-cell table:number-columns-repeated="253"/>
        </table:table-row>
        <table:table-row table:style-name="ro19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table:style-name="ce12" office:value-type="string">
            <text:p>Wissenschaftsausstellung</text:p>
          </table:table-cell>
          <table:table-cell table:number-columns-repeated="253"/>
        </table:table-row>
        <table:table-row table:style-name="ro19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table:style-name="ce12" office:value-type="string">
            <text:p>Science-Fiction</text:p>
          </table:table-cell>
          <table:table-cell table:number-columns-repeated="253"/>
        </table:table-row>
        <table:table-row table:style-name="ro19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table:style-name="ce12" office:value-type="string">
            <text:p>Wissenschaftsmuseum</text:p>
          </table:table-cell>
          <table:table-cell table:number-columns-repeated="253"/>
        </table:table-row>
        <table:table-row table:style-name="ro19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table:style-name="ce12" office:value-type="string">
            <text:p>Neues aus der Wissenschaft</text:p>
          </table:table-cell>
          <table:table-cell table:number-columns-repeated="253"/>
        </table:table-row>
        <table:table-row table:style-name="ro19" table:number-rows-repeated="65183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Spanish" table:style-name="ta1" table:print="false">
        <office:forms form:automatic-focus="false" form:apply-design-mode="false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  <table:table-cell table:style-name="ce7" table:number-columns-repeated="253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string">
            <text:p>entretenimiento</text:p>
          </table:table-cell>
          <table:table-cell table:number-columns-repeated="253"/>
        </table:table-row>
        <table:table-row table:style-name="ro21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elebridades</text:p>
          </table:table-cell>
          <table:table-cell table:number-columns-repeated="253"/>
        </table:table-row>
        <table:table-row table:style-name="ro21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imentos</text:p>
          </table:table-cell>
          <table:table-cell table:number-columns-repeated="253"/>
        </table:table-row>
        <table:table-row table:style-name="ro21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uego</text:p>
          </table:table-cell>
          <table:table-cell table:number-columns-repeated="253"/>
        </table:table-row>
        <table:table-row table:style-name="ro21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elículas</text:p>
          </table:table-cell>
          <table:table-cell table:number-columns-repeated="253"/>
        </table:table-row>
        <table:table-row table:style-name="ro21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úsica</text:p>
          </table:table-cell>
          <table:table-cell table:number-columns-repeated="253"/>
        </table:table-row>
        <table:table-row table:style-name="ro21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elevisión</text:p>
          </table:table-cell>
          <table:table-cell table:number-columns-repeated="253"/>
        </table:table-row>
        <table:table-row table:style-name="ro21">
          <table:table-cell table:formula="oooc:=[.A8]+1" office:value-type="float" office:value="8">
            <text:p>8</text:p>
          </table:table-cell>
          <table:table-cell/>
          <table:table-cell office:value-type="string">
            <text:p>negocios</text:p>
          </table:table-cell>
          <table:table-cell table:number-columns-repeated="253"/>
        </table:table-row>
        <table:table-row table:style-name="ro21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negocios y finanzas</text:p>
          </table:table-cell>
          <table:table-cell table:number-columns-repeated="253"/>
        </table:table-row>
        <table:table-row table:style-name="ro21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economía</text:p>
          </table:table-cell>
          <table:table-cell table:number-columns-repeated="253"/>
        </table:table-row>
        <table:table-row table:style-name="ro21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emprendedores</text:p>
          </table:table-cell>
          <table:table-cell table:number-columns-repeated="253"/>
        </table:table-row>
        <table:table-row table:style-name="ro21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inversiones</text:p>
          </table:table-cell>
          <table:table-cell table:number-columns-repeated="253"/>
        </table:table-row>
        <table:table-row table:style-name="ro21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inmuebles</text:p>
          </table:table-cell>
          <table:table-cell table:number-columns-repeated="253"/>
        </table:table-row>
        <table:table-row table:style-name="ro21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acciones y bonos</text:p>
          </table:table-cell>
          <table:table-cell table:number-columns-repeated="253"/>
        </table:table-row>
        <table:table-row table:style-name="ro21">
          <table:table-cell table:formula="oooc:=[.A15]+1" office:value-type="float" office:value="15">
            <text:p>15</text:p>
          </table:table-cell>
          <table:table-cell/>
          <table:table-cell office:value-type="string">
            <text:p>estilos de vida</text:p>
          </table:table-cell>
          <table:table-cell table:number-columns-repeated="253"/>
        </table:table-row>
        <table:table-row table:style-name="ro21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arquitectura</text:p>
          </table:table-cell>
          <table:table-cell table:number-columns-repeated="253"/>
        </table:table-row>
        <table:table-row table:style-name="ro21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arte</text:p>
          </table:table-cell>
          <table:table-cell table:number-columns-repeated="253"/>
        </table:table-row>
        <table:table-row table:style-name="ro19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autos</text:p>
          </table:table-cell>
          <table:table-cell table:number-columns-repeated="253"/>
        </table:table-row>
        <table:table-row table:style-name="ro21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moda</text:p>
          </table:table-cell>
          <table:table-cell table:number-columns-repeated="253"/>
        </table:table-row>
        <table:table-row table:style-name="ro21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gastronomía y vinos</text:p>
          </table:table-cell>
          <table:table-cell table:number-columns-repeated="253"/>
        </table:table-row>
        <table:table-row table:style-name="ro21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salud y bienestar</text:p>
          </table:table-cell>
          <table:table-cell table:number-columns-repeated="253"/>
        </table:table-row>
        <table:table-row table:style-name="ro21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literatura</text:p>
          </table:table-cell>
          <table:table-cell table:number-columns-repeated="253"/>
        </table:table-row>
        <table:table-row table:style-name="ro21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string">
            <text:p>viajes</text:p>
          </table:table-cell>
          <table:table-cell table:number-columns-repeated="253"/>
        </table:table-row>
        <table:table-row table:style-name="ro21">
          <table:table-cell table:formula="oooc:=[.A24]+1" office:value-type="float" office:value="24">
            <text:p>24</text:p>
          </table:table-cell>
          <table:table-cell/>
          <table:table-cell office:value-type="string">
            <text:p>deportes</text:p>
          </table:table-cell>
          <table:table-cell table:number-columns-repeated="253"/>
        </table:table-row>
        <table:table-row table:style-name="ro21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béisbol</text:p>
          </table:table-cell>
          <table:table-cell table:number-columns-repeated="253"/>
        </table:table-row>
        <table:table-row table:style-name="ro21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básquet</text:p>
          </table:table-cell>
          <table:table-cell table:number-columns-repeated="253"/>
        </table:table-row>
        <table:table-row table:style-name="ro21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ciclismo</text:p>
          </table:table-cell>
          <table:table-cell table:number-columns-repeated="253"/>
        </table:table-row>
        <table:table-row table:style-name="ro21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table:style-name="ce11" office:value-type="string">
            <text:p>fútbol americano</text:p>
          </table:table-cell>
          <table:table-cell table:number-columns-repeated="253"/>
        </table:table-row>
        <table:table-row table:style-name="ro19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>golf</text:p>
          </table:table-cell>
          <table:table-cell table:number-columns-repeated="253"/>
        </table:table-row>
        <table:table-row table:style-name="ro19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hockey</text:p>
          </table:table-cell>
          <table:table-cell table:number-columns-repeated="253"/>
        </table:table-row>
        <table:table-row table:style-name="ro21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table:style-name="ce11" office:value-type="string">
            <text:p>fútbol</text:p>
          </table:table-cell>
          <table:table-cell table:number-columns-repeated="253"/>
        </table:table-row>
        <table:table-row table:style-name="ro21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string">
            <text:p>tenis</text:p>
          </table:table-cell>
          <table:table-cell table:number-columns-repeated="253"/>
        </table:table-row>
        <table:table-row table:style-name="ro21">
          <table:table-cell table:formula="oooc:=[.A33]+1" office:value-type="float" office:value="33">
            <text:p>33</text:p>
          </table:table-cell>
          <table:table-cell/>
          <table:table-cell office:value-type="string">
            <text:p>tecnología</text:p>
          </table:table-cell>
          <table:table-cell table:number-columns-repeated="253"/>
        </table:table-row>
        <table:table-row table:style-name="ro21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table:style-name="ce11" office:value-type="string">
            <text:p>computadoras</text:p>
          </table:table-cell>
          <table:table-cell table:number-columns-repeated="253"/>
        </table:table-row>
        <table:table-row table:style-name="ro21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electrónica para el consumidor</text:p>
          </table:table-cell>
          <table:table-cell table:number-columns-repeated="253"/>
        </table:table-row>
        <table:table-row table:style-name="ro21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aparatos</text:p>
          </table:table-cell>
          <table:table-cell table:number-columns-repeated="253"/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Internet</text:p>
          </table:table-cell>
          <table:table-cell table:number-columns-repeated="253"/>
        </table:table-row>
        <table:table-row table:style-name="ro21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ciencia</text:p>
          </table:table-cell>
          <table:table-cell table:number-columns-repeated="253"/>
        </table:table-row>
        <table:table-row table:style-name="ro21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1" office:value-type="string">
            <text:p>actores</text:p>
          </table:table-cell>
          <table:table-cell table:number-columns-repeated="253"/>
        </table:table-row>
        <table:table-row table:style-name="ro21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11" office:value-type="string">
            <text:p>imágenes</text:p>
          </table:table-cell>
          <table:table-cell table:number-columns-repeated="253"/>
        </table:table-row>
        <table:table-row table:style-name="ro21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peinados</text:p>
          </table:table-cell>
          <table:table-cell table:number-columns-repeated="253"/>
        </table:table-row>
        <table:table-row table:style-name="ro21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juegos 3D</text:p>
          </table:table-cell>
          <table:table-cell table:number-columns-repeated="253"/>
        </table:table-row>
        <table:table-row table:style-name="ro21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juegos de acción</text:p>
          </table:table-cell>
          <table:table-cell table:number-columns-repeated="253"/>
        </table:table-row>
        <table:table-row table:style-name="ro21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juegos de aventuras</text:p>
          </table:table-cell>
          <table:table-cell table:number-columns-repeated="253"/>
        </table:table-row>
        <table:table-row table:style-name="ro21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juegos arcade</text:p>
          </table:table-cell>
          <table:table-cell table:number-columns-repeated="253"/>
        </table:table-row>
        <table:table-row table:style-name="ro21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1" office:value-type="string">
            <text:p>juegos de estrategia militar</text:p>
          </table:table-cell>
          <table:table-cell table:number-columns-repeated="253"/>
        </table:table-row>
        <table:table-row table:style-name="ro21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juegos de béisbol</text:p>
          </table:table-cell>
          <table:table-cell table:number-columns-repeated="253"/>
        </table:table-row>
        <table:table-row table:style-name="ro21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juegos de básquet</text:p>
          </table:table-cell>
          <table:table-cell table:number-columns-repeated="253"/>
        </table:table-row>
        <table:table-row table:style-name="ro21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juegos de bicicletas</text:p>
          </table:table-cell>
          <table:table-cell table:number-columns-repeated="253"/>
        </table:table-row>
        <table:table-row table:style-name="ro21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Juegos de mesa</text:p>
          </table:table-cell>
          <table:table-cell table:number-columns-repeated="253"/>
        </table:table-row>
        <table:table-row table:style-name="ro21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Juegos de autos</text:p>
          </table:table-cell>
          <table:table-cell table:number-columns-repeated="253"/>
        </table:table-row>
        <table:table-row table:style-name="ro21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Juegos de cartas</text:p>
          </table:table-cell>
          <table:table-cell table:number-columns-repeated="253"/>
        </table:table-row>
        <table:table-row table:style-name="ro21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Juegos de computadora</text:p>
          </table:table-cell>
          <table:table-cell table:number-columns-repeated="253"/>
        </table:table-row>
        <table:table-row table:style-name="ro21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Juegos de cocina</text:p>
          </table:table-cell>
          <table:table-cell table:number-columns-repeated="253"/>
        </table:table-row>
        <table:table-row table:style-name="ro21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1" office:value-type="string">
            <text:p>bajar juegos</text:p>
          </table:table-cell>
          <table:table-cell table:number-columns-repeated="253"/>
        </table:table-row>
        <table:table-row table:style-name="ro21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juegos educativos</text:p>
          </table:table-cell>
          <table:table-cell table:number-columns-repeated="253"/>
        </table:table-row>
        <table:table-row table:style-name="ro21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juegos de fútbol americano</text:p>
          </table:table-cell>
          <table:table-cell table:number-columns-repeated="253"/>
        </table:table-row>
        <table:table-row table:style-name="ro21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juegos gratis</text:p>
          </table:table-cell>
          <table:table-cell table:number-columns-repeated="253"/>
        </table:table-row>
        <table:table-row table:style-name="ro21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juegos online</text:p>
          </table:table-cell>
          <table:table-cell table:number-columns-repeated="253"/>
        </table:table-row>
        <table:table-row table:style-name="ro21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descarga de juegos</text:p>
          </table:table-cell>
          <table:table-cell table:number-columns-repeated="253"/>
        </table:table-row>
        <table:table-row table:style-name="ro21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críticas de juegos</text:p>
          </table:table-cell>
          <table:table-cell table:number-columns-repeated="253"/>
        </table:table-row>
        <table:table-row table:style-name="ro21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table:style-name="ce11" office:value-type="string">
            <text:p>sitios de juegos</text:p>
          </table:table-cell>
          <table:table-cell table:number-columns-repeated="253"/>
        </table:table-row>
        <table:table-row table:style-name="ro21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mejores películas</text:p>
          </table:table-cell>
          <table:table-cell table:number-columns-repeated="253"/>
        </table:table-row>
        <table:table-row table:style-name="ro21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comprar películas</text:p>
          </table:table-cell>
          <table:table-cell table:number-columns-repeated="253"/>
        </table:table-row>
        <table:table-row table:style-name="ro21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películas de celebridades</text:p>
          </table:table-cell>
          <table:table-cell table:number-columns-repeated="253"/>
        </table:table-row>
        <table:table-row table:style-name="ro21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table:style-name="ce11" office:value-type="string">
            <text:p>archivos de películas de celebridades</text:p>
          </table:table-cell>
          <table:table-cell table:number-columns-repeated="253"/>
        </table:table-row>
        <table:table-row table:style-name="ro21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películas clásicas</text:p>
          </table:table-cell>
          <table:table-cell table:number-columns-repeated="253"/>
        </table:table-row>
        <table:table-row table:style-name="ro21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películas de Disney</text:p>
          </table:table-cell>
          <table:table-cell table:number-columns-repeated="253"/>
        </table:table-row>
        <table:table-row table:style-name="ro21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table:style-name="ce11" office:value-type="string">
            <text:p>bajar películas</text:p>
          </table:table-cell>
          <table:table-cell table:number-columns-repeated="253"/>
        </table:table-row>
        <table:table-row table:style-name="ro21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películas en DVD</text:p>
          </table:table-cell>
          <table:table-cell table:number-columns-repeated="253"/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cine</text:p>
          </table:table-cell>
          <table:table-cell table:number-columns-repeated="253"/>
        </table:table-row>
        <table:table-row table:style-name="ro21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festival de cine</text:p>
          </table:table-cell>
          <table:table-cell table:number-columns-repeated="253"/>
        </table:table-row>
        <table:table-row table:style-name="ro21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películas gratis</text:p>
          </table:table-cell>
          <table:table-cell table:number-columns-repeated="253"/>
        </table:table-row>
        <table:table-row table:style-name="ro21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películas gratis</text:p>
          </table:table-cell>
          <table:table-cell table:number-columns-repeated="253"/>
        </table:table-row>
        <table:table-row table:style-name="ro19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videos gratis</text:p>
          </table:table-cell>
          <table:table-cell table:number-columns-repeated="253"/>
        </table:table-row>
        <table:table-row table:style-name="ro19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bloopers</text:p>
          </table:table-cell>
          <table:table-cell table:number-columns-repeated="253"/>
        </table:table-row>
        <table:table-row table:style-name="ro21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grandes clips</text:p>
          </table:table-cell>
          <table:table-cell table:number-columns-repeated="253"/>
        </table:table-row>
        <table:table-row table:style-name="ro21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videos caseros</text:p>
          </table:table-cell>
          <table:table-cell table:number-columns-repeated="253"/>
        </table:table-row>
        <table:table-row table:style-name="ro21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películas de terror</text:p>
          </table:table-cell>
          <table:table-cell table:number-columns-repeated="253"/>
        </table:table-row>
        <table:table-row table:style-name="ro21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películas eróticas</text:p>
          </table:table-cell>
          <table:table-cell table:number-columns-repeated="253"/>
        </table:table-row>
        <table:table-row table:style-name="ro21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archivo de películas</text:p>
          </table:table-cell>
          <table:table-cell table:number-columns-repeated="253"/>
        </table:table-row>
        <table:table-row table:style-name="ro21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clips de películas</text:p>
          </table:table-cell>
          <table:table-cell table:number-columns-repeated="253"/>
        </table:table-row>
        <table:table-row table:style-name="ro21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descarga de películas</text:p>
          </table:table-cell>
          <table:table-cell table:number-columns-repeated="253"/>
        </table:table-row>
        <table:table-row table:style-name="ro21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table:style-name="ce11" office:value-type="string">
            <text:p>películas online</text:p>
          </table:table-cell>
          <table:table-cell table:number-columns-repeated="253"/>
        </table:table-row>
        <table:table-row table:style-name="ro21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table:style-name="ce11" office:value-type="string">
            <text:p>mirar películas online</text:p>
          </table:table-cell>
          <table:table-cell table:number-columns-repeated="253"/>
        </table:table-row>
        <table:table-row table:style-name="ro21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videos youtube</text:p>
          </table:table-cell>
          <table:table-cell table:number-columns-repeated="253"/>
        </table:table-row>
        <table:table-row table:style-name="ro21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string">
            <text:p>Comprar música</text:p>
          </table:table-cell>
          <table:table-cell table:number-columns-repeated="253"/>
        </table:table-row>
        <table:table-row table:style-name="ro21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música clásica</text:p>
          </table:table-cell>
          <table:table-cell table:number-columns-repeated="253"/>
        </table:table-row>
        <table:table-row table:style-name="ro21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música disco</text:p>
          </table:table-cell>
          <table:table-cell table:number-columns-repeated="253"/>
        </table:table-row>
        <table:table-row table:style-name="ro21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música country</text:p>
          </table:table-cell>
          <table:table-cell table:number-columns-repeated="253"/>
        </table:table-row>
        <table:table-row table:style-name="ro21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música dance</text:p>
          </table:table-cell>
          <table:table-cell table:number-columns-repeated="253"/>
        </table:table-row>
        <table:table-row table:style-name="ro21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string">
            <text:p>bajar música</text:p>
          </table:table-cell>
          <table:table-cell table:number-columns-repeated="253"/>
        </table:table-row>
        <table:table-row table:style-name="ro21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string">
            <text:p>música gratis</text:p>
          </table:table-cell>
          <table:table-cell table:number-columns-repeated="253"/>
        </table:table-row>
        <table:table-row table:style-name="ro21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música jazz</text:p>
          </table:table-cell>
          <table:table-cell table:number-columns-repeated="253"/>
        </table:table-row>
        <table:table-row table:style-name="ro21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música latina</text:p>
          </table:table-cell>
          <table:table-cell table:number-columns-repeated="253"/>
        </table:table-row>
        <table:table-row table:style-name="ro21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escuchar música gratis</text:p>
          </table:table-cell>
          <table:table-cell table:number-columns-repeated="253"/>
        </table:table-row>
        <table:table-row table:style-name="ro21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escuchar música </text:p>
          </table:table-cell>
          <table:table-cell table:number-columns-repeated="253"/>
        </table:table-row>
        <table:table-row table:style-name="ro21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música en vivo</text:p>
          </table:table-cell>
          <table:table-cell table:number-columns-repeated="253"/>
        </table:table-row>
        <table:table-row table:style-name="ro21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música MP3</text:p>
          </table:table-cell>
          <table:table-cell table:number-columns-repeated="253"/>
        </table:table-row>
        <table:table-row table:style-name="ro21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TV por cable</text:p>
          </table:table-cell>
          <table:table-cell table:number-columns-repeated="253"/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string">
            <text:p>TV digital</text:p>
          </table:table-cell>
          <table:table-cell table:number-columns-repeated="253"/>
        </table:table-row>
        <table:table-row table:style-name="ro21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string">
            <text:p>TV panel plano</text:p>
          </table:table-cell>
          <table:table-cell table:number-columns-repeated="253"/>
        </table:table-row>
        <table:table-row table:style-name="ro21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string">
            <text:p>TV pantalla plana</text:p>
          </table:table-cell>
          <table:table-cell table:number-columns-repeated="253"/>
        </table:table-row>
        <table:table-row table:style-name="ro21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string">
            <text:p>red de alimentos</text:p>
          </table:table-cell>
          <table:table-cell table:number-columns-repeated="253"/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TV HD</text:p>
          </table:table-cell>
          <table:table-cell table:number-columns-repeated="253"/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string">
            <text:p>TV LCD</text:p>
          </table:table-cell>
          <table:table-cell table:number-columns-repeated="253"/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string">
            <text:p>TV plasma</text:p>
          </table:table-cell>
          <table:table-cell table:number-columns-repeated="253"/>
        </table:table-row>
        <table:table-row table:style-name="ro21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string">
            <text:p>TV satelital</text:p>
          </table:table-cell>
          <table:table-cell table:number-columns-repeated="253"/>
        </table:table-row>
        <table:table-row table:style-name="ro21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financiación de autos</text:p>
          </table:table-cell>
          <table:table-cell table:number-columns-repeated="253"/>
        </table:table-row>
        <table:table-row table:style-name="ro21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contabilidad de empresas</text:p>
          </table:table-cell>
          <table:table-cell table:number-columns-repeated="253"/>
        </table:table-row>
        <table:table-row table:style-name="ro21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consultoría de negocios</text:p>
          </table:table-cell>
          <table:table-cell table:number-columns-repeated="253"/>
        </table:table-row>
        <table:table-row table:style-name="ro21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finanzas empresariales</text:p>
          </table:table-cell>
          <table:table-cell table:number-columns-repeated="253"/>
        </table:table-row>
        <table:table-row table:style-name="ro21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string">
            <text:p>venta de negocios</text:p>
          </table:table-cell>
          <table:table-cell table:number-columns-repeated="253"/>
        </table:table-row>
        <table:table-row table:style-name="ro21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string">
            <text:p>plan de negocios</text:p>
          </table:table-cell>
          <table:table-cell table:number-columns-repeated="253"/>
        </table:table-row>
        <table:table-row table:style-name="ro21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planificación de negocios</text:p>
          </table:table-cell>
          <table:table-cell table:number-columns-repeated="253"/>
        </table:table-row>
        <table:table-row table:style-name="ro21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string">
            <text:p>inicio de negocios</text:p>
          </table:table-cell>
          <table:table-cell table:number-columns-repeated="253"/>
        </table:table-row>
        <table:table-row table:style-name="ro21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string">
            <text:p>estrategias financieras</text:p>
          </table:table-cell>
          <table:table-cell table:number-columns-repeated="253"/>
        </table:table-row>
        <table:table-row table:style-name="ro21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string">
            <text:p>comprar un negocio</text:p>
          </table:table-cell>
          <table:table-cell table:number-columns-repeated="253"/>
        </table:table-row>
        <table:table-row table:style-name="ro21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table:style-name="ce11" office:value-type="string">
            <text:p>finanzas de autos</text:p>
          </table:table-cell>
          <table:table-cell table:number-columns-repeated="253"/>
        </table:table-row>
        <table:table-row table:style-name="ro21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financiación de autos</text:p>
          </table:table-cell>
          <table:table-cell table:number-columns-repeated="253"/>
        </table:table-row>
        <table:table-row table:style-name="ro21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string">
            <text:p>negocios desde casa</text:p>
          </table:table-cell>
          <table:table-cell table:number-columns-repeated="253"/>
        </table:table-row>
        <table:table-row table:style-name="ro21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string">
            <text:p>hipoteca inmobiliaria</text:p>
          </table:table-cell>
          <table:table-cell table:number-columns-repeated="253"/>
        </table:table-row>
        <table:table-row table:style-name="ro21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string">
            <text:p>hipoteca</text:p>
          </table:table-cell>
          <table:table-cell table:number-columns-repeated="253"/>
        </table:table-row>
        <table:table-row table:style-name="ro21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calculadora de hipotecas</text:p>
          </table:table-cell>
          <table:table-cell table:number-columns-repeated="253"/>
        </table:table-row>
        <table:table-row table:style-name="ro21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préstamo hipotecario</text:p>
          </table:table-cell>
          <table:table-cell table:number-columns-repeated="253"/>
        </table:table-row>
        <table:table-row table:style-name="ro21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string">
            <text:p>préstamos hipotecarios</text:p>
          </table:table-cell>
          <table:table-cell table:number-columns-repeated="253"/>
        </table:table-row>
        <table:table-row table:style-name="ro21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tasa de interés hipotecaria</text:p>
          </table:table-cell>
          <table:table-cell table:number-columns-repeated="253"/>
        </table:table-row>
        <table:table-row table:style-name="ro21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string">
            <text:p>índices hipotecarios</text:p>
          </table:table-cell>
          <table:table-cell table:number-columns-repeated="253"/>
        </table:table-row>
        <table:table-row table:style-name="ro21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string">
            <text:p>banco online</text:p>
          </table:table-cell>
          <table:table-cell table:number-columns-repeated="253"/>
        </table:table-row>
        <table:table-row table:style-name="ro21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string">
            <text:p>finanzas personales</text:p>
          </table:table-cell>
          <table:table-cell table:number-columns-repeated="253"/>
        </table:table-row>
        <table:table-row table:style-name="ro21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string">
            <text:p>pequeñas empresas</text:p>
          </table:table-cell>
          <table:table-cell table:number-columns-repeated="253"/>
        </table:table-row>
        <table:table-row table:style-name="ro21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string">
            <text:p>marketing para pequeñas empresas</text:p>
          </table:table-cell>
          <table:table-cell table:number-columns-repeated="253"/>
        </table:table-row>
        <table:table-row table:style-name="ro21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string">
            <text:p>análisis económico</text:p>
          </table:table-cell>
          <table:table-cell table:number-columns-repeated="253"/>
        </table:table-row>
        <table:table-row table:style-name="ro21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string">
            <text:p>desarrollo económico</text:p>
          </table:table-cell>
          <table:table-cell table:number-columns-repeated="253"/>
        </table:table-row>
        <table:table-row table:style-name="ro21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string">
            <text:p>crecimiento económico</text:p>
          </table:table-cell>
          <table:table-cell table:number-columns-repeated="253"/>
        </table:table-row>
        <table:table-row table:style-name="ro21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string">
            <text:p>política económica</text:p>
          </table:table-cell>
          <table:table-cell table:number-columns-repeated="253"/>
        </table:table-row>
        <table:table-row table:style-name="ro21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string">
            <text:p>sistema económico</text:p>
          </table:table-cell>
          <table:table-cell table:number-columns-repeated="253"/>
        </table:table-row>
        <table:table-row table:style-name="ro21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string">
            <text:p>economía</text:p>
          </table:table-cell>
          <table:table-cell table:number-columns-repeated="253"/>
        </table:table-row>
        <table:table-row table:style-name="ro21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string">
            <text:p>comunidad online</text:p>
          </table:table-cell>
          <table:table-cell table:number-columns-repeated="253"/>
        </table:table-row>
        <table:table-row table:style-name="ro21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string">
            <text:p>convertirse en emprendedor</text:p>
          </table:table-cell>
          <table:table-cell table:number-columns-repeated="253"/>
        </table:table-row>
        <table:table-row table:style-name="ro21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string">
            <text:p>negocios para emprendedores</text:p>
          </table:table-cell>
          <table:table-cell table:number-columns-repeated="253"/>
        </table:table-row>
        <table:table-row table:style-name="ro21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string">
            <text:p>centro de emprendedores</text:p>
          </table:table-cell>
          <table:table-cell table:number-columns-repeated="253"/>
        </table:table-row>
        <table:table-row table:style-name="ro21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string">
            <text:p>trabajos para emprendedores</text:p>
          </table:table-cell>
          <table:table-cell table:number-columns-repeated="253"/>
        </table:table-row>
        <table:table-row table:style-name="ro21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string">
            <text:p>guía del emprendedor</text:p>
          </table:table-cell>
          <table:table-cell table:number-columns-repeated="253"/>
        </table:table-row>
        <table:table-row table:style-name="ro21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string">
            <text:p>red de emprendedores</text:p>
          </table:table-cell>
          <table:table-cell table:number-columns-repeated="253"/>
        </table:table-row>
        <table:table-row table:style-name="ro21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string">
            <text:p>oportunidades para el emprendedor</text:p>
          </table:table-cell>
          <table:table-cell table:number-columns-repeated="253"/>
        </table:table-row>
        <table:table-row table:style-name="ro21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string">
            <text:p>organización para emprendedores</text:p>
          </table:table-cell>
          <table:table-cell table:number-columns-repeated="253"/>
        </table:table-row>
        <table:table-row table:style-name="ro21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string">
            <text:p>administración de activos</text:p>
          </table:table-cell>
          <table:table-cell table:number-columns-repeated="253"/>
        </table:table-row>
        <table:table-row table:style-name="ro21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string">
            <text:p>asesor financiero</text:p>
          </table:table-cell>
          <table:table-cell table:number-columns-repeated="253"/>
        </table:table-row>
        <table:table-row table:style-name="ro21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string">
            <text:p>analista financiero</text:p>
          </table:table-cell>
          <table:table-cell table:number-columns-repeated="253"/>
        </table:table-row>
        <table:table-row table:style-name="ro21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string">
            <text:p>mercado de valores</text:p>
          </table:table-cell>
          <table:table-cell table:number-columns-repeated="253"/>
        </table:table-row>
        <table:table-row table:style-name="ro21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office:value-type="string">
            <text:p>inmuebles americanos</text:p>
          </table:table-cell>
          <table:table-cell table:number-columns-repeated="253"/>
        </table:table-row>
        <table:table-row table:style-name="ro21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string">
            <text:p>encontrar inmuebles</text:p>
          </table:table-cell>
          <table:table-cell table:number-columns-repeated="253"/>
        </table:table-row>
        <table:table-row table:style-name="ro21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office:value-type="string">
            <text:p>agente inmobiliario</text:p>
          </table:table-cell>
          <table:table-cell table:number-columns-repeated="253"/>
        </table:table-row>
        <table:table-row table:style-name="ro21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string">
            <text:p>corredor de inmuebles</text:p>
          </table:table-cell>
          <table:table-cell table:number-columns-repeated="253"/>
        </table:table-row>
        <table:table-row table:style-name="ro21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office:value-type="string">
            <text:p>inmuebles en venta</text:p>
          </table:table-cell>
          <table:table-cell table:number-columns-repeated="253"/>
        </table:table-row>
        <table:table-row table:style-name="ro21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string">
            <text:p>inversiones inmuebles</text:p>
          </table:table-cell>
          <table:table-cell table:number-columns-repeated="253"/>
        </table:table-row>
        <table:table-row table:style-name="ro21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string">
            <text:p>matrícula del martillero</text:p>
          </table:table-cell>
          <table:table-cell table:number-columns-repeated="253"/>
        </table:table-row>
        <table:table-row table:style-name="ro21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string">
            <text:p>listado de inmuebles</text:p>
          </table:table-cell>
          <table:table-cell table:number-columns-repeated="253"/>
        </table:table-row>
        <table:table-row table:style-name="ro21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string">
            <text:p>mercado inmobiliario</text:p>
          </table:table-cell>
          <table:table-cell table:number-columns-repeated="253"/>
        </table:table-row>
        <table:table-row table:style-name="ro21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string">
            <text:p>inmuebles</text:p>
          </table:table-cell>
          <table:table-cell table:number-columns-repeated="253"/>
        </table:table-row>
        <table:table-row table:style-name="ro21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string">
            <text:p>alquiler de inmuebles</text:p>
          </table:table-cell>
          <table:table-cell table:number-columns-repeated="253"/>
        </table:table-row>
        <table:table-row table:style-name="ro21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string">
            <text:p>venta de inmuebles</text:p>
          </table:table-cell>
          <table:table-cell table:number-columns-repeated="253"/>
        </table:table-row>
        <table:table-row table:style-name="ro21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office:value-type="string">
            <text:p>búsqueda de inmuebles</text:p>
          </table:table-cell>
          <table:table-cell table:number-columns-repeated="253"/>
        </table:table-row>
        <table:table-row table:style-name="ro21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string">
            <text:p>comprar acciones y bonos</text:p>
          </table:table-cell>
          <table:table-cell table:number-columns-repeated="253"/>
        </table:table-row>
        <table:table-row table:style-name="ro21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string">
            <text:p>como invertir</text:p>
          </table:table-cell>
          <table:table-cell table:number-columns-repeated="253"/>
        </table:table-row>
        <table:table-row table:style-name="ro21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office:value-type="string">
            <text:p>aprenda sobre acciones y bonos</text:p>
          </table:table-cell>
          <table:table-cell table:number-columns-repeated="253"/>
        </table:table-row>
        <table:table-row table:style-name="ro21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string">
            <text:p>corredores de bolsa</text:p>
          </table:table-cell>
          <table:table-cell table:number-columns-repeated="253"/>
        </table:table-row>
        <table:table-row table:style-name="ro21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office:value-type="string">
            <text:p>mercado de valores</text:p>
          </table:table-cell>
          <table:table-cell table:number-columns-repeated="253"/>
        </table:table-row>
        <table:table-row table:style-name="ro21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string">
            <text:p>precios de acciones y bonos</text:p>
          </table:table-cell>
          <table:table-cell table:number-columns-repeated="253"/>
        </table:table-row>
        <table:table-row table:style-name="ro21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office:value-type="string">
            <text:p>rendimiento de acciones y bonos</text:p>
          </table:table-cell>
          <table:table-cell table:number-columns-repeated="253"/>
        </table:table-row>
        <table:table-row table:style-name="ro21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string">
            <text:p>arquitecto</text:p>
          </table:table-cell>
          <table:table-cell table:number-columns-repeated="253"/>
        </table:table-row>
        <table:table-row table:style-name="ro21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office:value-type="string">
            <text:p>diseños arquitectónicos</text:p>
          </table:table-cell>
          <table:table-cell table:number-columns-repeated="253"/>
        </table:table-row>
        <table:table-row table:style-name="ro21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string">
            <text:p>trabajos de diseño</text:p>
          </table:table-cell>
          <table:table-cell table:number-columns-repeated="253"/>
        </table:table-row>
        <table:table-row table:style-name="ro21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string">
            <text:p>estudio de diseño</text:p>
          </table:table-cell>
          <table:table-cell table:number-columns-repeated="253"/>
        </table:table-row>
        <table:table-row table:style-name="ro21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string">
            <text:p>diseño de casas</text:p>
          </table:table-cell>
          <table:table-cell table:number-columns-repeated="253"/>
        </table:table-row>
        <table:table-row table:style-name="ro21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table:style-name="ce11" office:value-type="string">
            <text:p>diseñándose</text:p>
          </table:table-cell>
          <table:table-cell table:number-columns-repeated="253"/>
        </table:table-row>
        <table:table-row table:style-name="ro21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string">
            <text:p>diseño de interiores</text:p>
          </table:table-cell>
          <table:table-cell table:number-columns-repeated="253"/>
        </table:table-row>
        <table:table-row table:style-name="ro21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string">
            <text:p>diseño de cocinas</text:p>
          </table:table-cell>
          <table:table-cell table:number-columns-repeated="253"/>
        </table:table-row>
        <table:table-row table:style-name="ro21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string">
            <text:p>diseño de paisajes</text:p>
          </table:table-cell>
          <table:table-cell table:number-columns-repeated="253"/>
        </table:table-row>
        <table:table-row table:style-name="ro21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office:value-type="string">
            <text:p>venta de obras de arte</text:p>
          </table:table-cell>
          <table:table-cell table:number-columns-repeated="253"/>
        </table:table-row>
        <table:table-row table:style-name="ro21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office:value-type="string">
            <text:p>galería de arte</text:p>
          </table:table-cell>
          <table:table-cell table:number-columns-repeated="253"/>
        </table:table-row>
        <table:table-row table:style-name="ro21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office:value-type="string">
            <text:p>arte online</text:p>
          </table:table-cell>
          <table:table-cell table:number-columns-repeated="253"/>
        </table:table-row>
        <table:table-row table:style-name="ro21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office:value-type="string">
            <text:p>accesorios para el auto</text:p>
          </table:table-cell>
          <table:table-cell table:number-columns-repeated="253"/>
        </table:table-row>
        <table:table-row table:style-name="ro21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string">
            <text:p>remate de autos</text:p>
          </table:table-cell>
          <table:table-cell table:number-columns-repeated="253"/>
        </table:table-row>
        <table:table-row table:style-name="ro21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office:value-type="string">
            <text:p>vendedor de autos</text:p>
          </table:table-cell>
          <table:table-cell table:number-columns-repeated="253"/>
        </table:table-row>
        <table:table-row table:style-name="ro21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office:value-type="string">
            <text:p>seguro de autos</text:p>
          </table:table-cell>
          <table:table-cell table:number-columns-repeated="253"/>
        </table:table-row>
        <table:table-row table:style-name="ro21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office:value-type="string">
            <text:p>préstamos para autos</text:p>
          </table:table-cell>
          <table:table-cell table:number-columns-repeated="253"/>
        </table:table-row>
        <table:table-row table:style-name="ro21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string">
            <text:p>repuestos de autos</text:p>
          </table:table-cell>
          <table:table-cell table:number-columns-repeated="253"/>
        </table:table-row>
        <table:table-row table:style-name="ro21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office:value-type="string">
            <text:p>alquiler de autos</text:p>
          </table:table-cell>
          <table:table-cell table:number-columns-repeated="253"/>
        </table:table-row>
        <table:table-row table:style-name="ro21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office:value-type="string">
            <text:p>reparación de autos</text:p>
          </table:table-cell>
          <table:table-cell table:number-columns-repeated="253"/>
        </table:table-row>
        <table:table-row table:style-name="ro21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office:value-type="string">
            <text:p>ofertas de autos</text:p>
          </table:table-cell>
          <table:table-cell table:number-columns-repeated="253"/>
        </table:table-row>
        <table:table-row table:style-name="ro19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string">
            <text:p>expo auto</text:p>
          </table:table-cell>
          <table:table-cell table:number-columns-repeated="253"/>
        </table:table-row>
        <table:table-row table:style-name="ro21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string">
            <text:p>autos en venta</text:p>
          </table:table-cell>
          <table:table-cell table:number-columns-repeated="253"/>
        </table:table-row>
        <table:table-row table:style-name="ro21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string">
            <text:p>autos clásicos</text:p>
          </table:table-cell>
          <table:table-cell table:number-columns-repeated="253"/>
        </table:table-row>
        <table:table-row table:style-name="ro21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string">
            <text:p>autos híbridos</text:p>
          </table:table-cell>
          <table:table-cell table:number-columns-repeated="253"/>
        </table:table-row>
        <table:table-row table:style-name="ro21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office:value-type="string">
            <text:p>autos cero kilómetro</text:p>
          </table:table-cell>
          <table:table-cell table:number-columns-repeated="253"/>
        </table:table-row>
        <table:table-row table:style-name="ro21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office:value-type="string">
            <text:p>autos viejos</text:p>
          </table:table-cell>
          <table:table-cell table:number-columns-repeated="253"/>
        </table:table-row>
        <table:table-row table:style-name="ro21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office:value-type="string">
            <text:p>alquilar un auto</text:p>
          </table:table-cell>
          <table:table-cell table:number-columns-repeated="253"/>
        </table:table-row>
        <table:table-row table:style-name="ro21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string">
            <text:p>autos usados</text:p>
          </table:table-cell>
          <table:table-cell table:number-columns-repeated="253"/>
        </table:table-row>
        <table:table-row table:style-name="ro21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office:value-type="string">
            <text:p>ropa para bebés</text:p>
          </table:table-cell>
          <table:table-cell table:number-columns-repeated="253"/>
        </table:table-row>
        <table:table-row table:style-name="ro21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office:value-type="string">
            <text:p>ropa para niños</text:p>
          </table:table-cell>
          <table:table-cell table:number-columns-repeated="253"/>
        </table:table-row>
        <table:table-row table:style-name="ro21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office:value-type="string">
            <text:p>tiendas de ropa</text:p>
          </table:table-cell>
          <table:table-cell table:number-columns-repeated="253"/>
        </table:table-row>
        <table:table-row table:style-name="ro21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office:value-type="string">
            <text:p>ropa de diseño</text:p>
          </table:table-cell>
          <table:table-cell table:number-columns-repeated="253"/>
        </table:table-row>
        <table:table-row table:style-name="ro21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office:value-type="string">
            <text:p>diseño de moda</text:p>
          </table:table-cell>
          <table:table-cell table:number-columns-repeated="253"/>
        </table:table-row>
        <table:table-row table:style-name="ro21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office:value-type="string">
            <text:p>diseñador de moda</text:p>
          </table:table-cell>
          <table:table-cell table:number-columns-repeated="253"/>
        </table:table-row>
        <table:table-row table:style-name="ro21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office:value-type="string">
            <text:p>show de moda</text:p>
          </table:table-cell>
          <table:table-cell table:number-columns-repeated="253"/>
        </table:table-row>
        <table:table-row table:style-name="ro21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office:value-type="string">
            <text:p>ropa para niñas</text:p>
          </table:table-cell>
          <table:table-cell table:number-columns-repeated="253"/>
        </table:table-row>
        <table:table-row table:style-name="ro21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office:value-type="string">
            <text:p>ropa para embarazadas</text:p>
          </table:table-cell>
          <table:table-cell table:number-columns-repeated="253"/>
        </table:table-row>
        <table:table-row table:style-name="ro21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office:value-type="string">
            <text:p>ropa para hombres</text:p>
          </table:table-cell>
          <table:table-cell table:number-columns-repeated="253"/>
        </table:table-row>
        <table:table-row table:style-name="ro21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office:value-type="string">
            <text:p>ropa de mujer</text:p>
          </table:table-cell>
          <table:table-cell table:number-columns-repeated="253"/>
        </table:table-row>
        <table:table-row table:style-name="ro21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office:value-type="string">
            <text:p>comida para bebés</text:p>
          </table:table-cell>
          <table:table-cell table:number-columns-repeated="253"/>
        </table:table-row>
        <table:table-row table:style-name="ro21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office:value-type="string">
            <text:p>recetas de tortas</text:p>
          </table:table-cell>
          <table:table-cell table:number-columns-repeated="253"/>
        </table:table-row>
        <table:table-row table:style-name="ro21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office:value-type="string">
            <text:p>recetas con pollo</text:p>
          </table:table-cell>
          <table:table-cell table:number-columns-repeated="253"/>
        </table:table-row>
        <table:table-row table:style-name="ro21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office:value-type="string">
            <text:p>comida china</text:p>
          </table:table-cell>
          <table:table-cell table:number-columns-repeated="253"/>
        </table:table-row>
        <table:table-row table:style-name="ro21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string">
            <text:p>comida dietética</text:p>
          </table:table-cell>
          <table:table-cell table:number-columns-repeated="253"/>
        </table:table-row>
        <table:table-row table:style-name="ro21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office:value-type="string">
            <text:p>comida rápida</text:p>
          </table:table-cell>
          <table:table-cell table:number-columns-repeated="253"/>
        </table:table-row>
        <table:table-row table:style-name="ro21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string">
            <text:p>comida</text:p>
          </table:table-cell>
          <table:table-cell table:number-columns-repeated="253"/>
        </table:table-row>
        <table:table-row table:style-name="ro21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string">
            <text:p>comida saludable</text:p>
          </table:table-cell>
          <table:table-cell table:number-columns-repeated="253"/>
        </table:table-row>
        <table:table-row table:style-name="ro21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string">
            <text:p>comida india</text:p>
          </table:table-cell>
          <table:table-cell table:number-columns-repeated="253"/>
        </table:table-row>
        <table:table-row table:style-name="ro21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string">
            <text:p>comida italiana</text:p>
          </table:table-cell>
          <table:table-cell table:number-columns-repeated="253"/>
        </table:table-row>
        <table:table-row table:style-name="ro21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office:value-type="string">
            <text:p>comida chatarra</text:p>
          </table:table-cell>
          <table:table-cell table:number-columns-repeated="253"/>
        </table:table-row>
        <table:table-row table:style-name="ro21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office:value-type="string">
            <text:p>comida mejicana</text:p>
          </table:table-cell>
          <table:table-cell table:number-columns-repeated="253"/>
        </table:table-row>
        <table:table-row table:style-name="ro21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office:value-type="string">
            <text:p>comida orgánica</text:p>
          </table:table-cell>
          <table:table-cell table:number-columns-repeated="253"/>
        </table:table-row>
        <table:table-row table:style-name="ro21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string">
            <text:p>recetas</text:p>
          </table:table-cell>
          <table:table-cell table:number-columns-repeated="253"/>
        </table:table-row>
        <table:table-row table:style-name="ro19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string">
            <text:p>vinos</text:p>
          </table:table-cell>
          <table:table-cell table:number-columns-repeated="253"/>
        </table:table-row>
        <table:table-row table:style-name="ro21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string">
            <text:p>salud dental</text:p>
          </table:table-cell>
          <table:table-cell table:number-columns-repeated="253"/>
        </table:table-row>
        <table:table-row table:style-name="ro21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string">
            <text:p>pastillas para adelgazar</text:p>
          </table:table-cell>
          <table:table-cell table:number-columns-repeated="253"/>
        </table:table-row>
        <table:table-row table:style-name="ro21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office:value-type="string">
            <text:p>entrenamiento físico</text:p>
          </table:table-cell>
          <table:table-cell table:number-columns-repeated="253"/>
        </table:table-row>
        <table:table-row table:style-name="ro21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office:value-type="string">
            <text:p>equipamiento de entrenamiento físico</text:p>
          </table:table-cell>
          <table:table-cell table:number-columns-repeated="253"/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string">
            <text:p>fitness</text:p>
          </table:table-cell>
          <table:table-cell table:number-columns-repeated="253"/>
        </table:table-row>
        <table:table-row table:style-name="ro21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office:value-type="string">
            <text:p>salud</text:p>
          </table:table-cell>
          <table:table-cell table:number-columns-repeated="253"/>
        </table:table-row>
        <table:table-row table:style-name="ro21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string">
            <text:p>asistencia médica</text:p>
          </table:table-cell>
          <table:table-cell table:number-columns-repeated="253"/>
        </table:table-row>
        <table:table-row table:style-name="ro21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office:value-type="string">
            <text:p>clubs de salud</text:p>
          </table:table-cell>
          <table:table-cell table:number-columns-repeated="253"/>
        </table:table-row>
        <table:table-row table:style-name="ro21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string">
            <text:p>comida saludable</text:p>
          </table:table-cell>
          <table:table-cell table:number-columns-repeated="253"/>
        </table:table-row>
        <table:table-row table:style-name="ro21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office:value-type="string">
            <text:p>seguro de salud</text:p>
          </table:table-cell>
          <table:table-cell table:number-columns-repeated="253"/>
        </table:table-row>
        <table:table-row table:style-name="ro21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office:value-type="string">
            <text:p>revistas de salud</text:p>
          </table:table-cell>
          <table:table-cell table:number-columns-repeated="253"/>
        </table:table-row>
        <table:table-row table:style-name="ro21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office:value-type="string">
            <text:p>deportes</text:p>
          </table:table-cell>
          <table:table-cell table:number-columns-repeated="253"/>
        </table:table-row>
        <table:table-row table:style-name="ro21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string">
            <text:p>gimnasia</text:p>
          </table:table-cell>
          <table:table-cell table:number-columns-repeated="253"/>
        </table:table-row>
        <table:table-row table:style-name="ro21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string">
            <text:p>libros antiguos</text:p>
          </table:table-cell>
          <table:table-cell table:number-columns-repeated="253"/>
        </table:table-row>
        <table:table-row table:style-name="ro21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office:value-type="string">
            <text:p>audiolibros</text:p>
          </table:table-cell>
          <table:table-cell table:number-columns-repeated="253"/>
        </table:table-row>
        <table:table-row table:style-name="ro21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office:value-type="string">
            <text:p>libros para bebes</text:p>
          </table:table-cell>
          <table:table-cell table:number-columns-repeated="253"/>
        </table:table-row>
        <table:table-row table:style-name="ro21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string">
            <text:p>libros más vendidos</text:p>
          </table:table-cell>
          <table:table-cell table:number-columns-repeated="253"/>
        </table:table-row>
        <table:table-row table:style-name="ro21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office:value-type="string">
            <text:p>club del libro</text:p>
          </table:table-cell>
          <table:table-cell table:number-columns-repeated="253"/>
        </table:table-row>
        <table:table-row table:style-name="ro21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office:value-type="string">
            <text:p>crítica de libros</text:p>
          </table:table-cell>
          <table:table-cell table:number-columns-repeated="253"/>
        </table:table-row>
        <table:table-row table:style-name="ro21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string">
            <text:p>búsqueda de libros</text:p>
          </table:table-cell>
          <table:table-cell table:number-columns-repeated="253"/>
        </table:table-row>
        <table:table-row table:style-name="ro21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string">
            <text:p>librerías</text:p>
          </table:table-cell>
          <table:table-cell table:number-columns-repeated="253"/>
        </table:table-row>
        <table:table-row table:style-name="ro21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office:value-type="string">
            <text:p>libros infantiles</text:p>
          </table:table-cell>
          <table:table-cell table:number-columns-repeated="253"/>
        </table:table-row>
        <table:table-row table:style-name="ro21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string">
            <text:p>historietas</text:p>
          </table:table-cell>
          <table:table-cell table:number-columns-repeated="253"/>
        </table:table-row>
        <table:table-row table:style-name="ro21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office:value-type="string">
            <text:p>libros de ficción</text:p>
          </table:table-cell>
          <table:table-cell table:number-columns-repeated="253"/>
        </table:table-row>
        <table:table-row table:style-name="ro21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string">
            <text:p>literatura</text:p>
          </table:table-cell>
          <table:table-cell table:number-columns-repeated="253"/>
        </table:table-row>
        <table:table-row table:style-name="ro21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office:value-type="string">
            <text:p>poesía</text:p>
          </table:table-cell>
          <table:table-cell table:number-columns-repeated="253"/>
        </table:table-row>
        <table:table-row table:style-name="ro21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office:value-type="string">
            <text:p>libros escolares</text:p>
          </table:table-cell>
          <table:table-cell table:number-columns-repeated="253"/>
        </table:table-row>
        <table:table-row table:style-name="ro21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office:value-type="string">
            <text:p>libros de texto</text:p>
          </table:table-cell>
          <table:table-cell table:number-columns-repeated="253"/>
        </table:table-row>
        <table:table-row table:style-name="ro21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string">
            <text:p>libros usados</text:p>
          </table:table-cell>
          <table:table-cell table:number-columns-repeated="253"/>
        </table:table-row>
        <table:table-row table:style-name="ro21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string">
            <text:p>viajes de aventura</text:p>
          </table:table-cell>
          <table:table-cell table:number-columns-repeated="253"/>
        </table:table-row>
        <table:table-row table:style-name="ro21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office:value-type="string">
            <text:p>viajes aereos</text:p>
          </table:table-cell>
          <table:table-cell table:number-columns-repeated="253"/>
        </table:table-row>
        <table:table-row table:style-name="ro21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table:style-name="ce11" office:value-type="string">
            <text:p>presupuestos de viajes</text:p>
          </table:table-cell>
          <table:table-cell table:number-columns-repeated="253"/>
        </table:table-row>
        <table:table-row table:style-name="ro21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string">
            <text:p>vuelos baratos</text:p>
          </table:table-cell>
          <table:table-cell table:number-columns-repeated="253"/>
        </table:table-row>
        <table:table-row table:style-name="ro21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office:value-type="string">
            <text:p>hoteles baratos</text:p>
          </table:table-cell>
          <table:table-cell table:number-columns-repeated="253"/>
        </table:table-row>
        <table:table-row table:style-name="ro21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office:value-type="string">
            <text:p>viajes baratos</text:p>
          </table:table-cell>
          <table:table-cell table:number-columns-repeated="253"/>
        </table:table-row>
        <table:table-row table:style-name="ro19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office:value-type="string">
            <text:p>extended stay hotels</text:p>
          </table:table-cell>
          <table:table-cell table:number-columns-repeated="253"/>
        </table:table-row>
        <table:table-row table:style-name="ro21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office:value-type="string">
            <text:p>vacaciones familiares</text:p>
          </table:table-cell>
          <table:table-cell table:number-columns-repeated="253"/>
        </table:table-row>
        <table:table-row table:style-name="ro21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office:value-type="string">
            <text:p>vuelos</text:p>
          </table:table-cell>
          <table:table-cell table:number-columns-repeated="253"/>
        </table:table-row>
        <table:table-row table:style-name="ro21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office:value-type="string">
            <text:p>hoteles</text:p>
          </table:table-cell>
          <table:table-cell table:number-columns-repeated="253"/>
        </table:table-row>
        <table:table-row table:style-name="ro21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office:value-type="string">
            <text:p>viaje</text:p>
          </table:table-cell>
          <table:table-cell table:number-columns-repeated="253"/>
        </table:table-row>
        <table:table-row table:style-name="ro21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office:value-type="string">
            <text:p>béisbol universitario</text:p>
          </table:table-cell>
          <table:table-cell table:number-columns-repeated="253"/>
        </table:table-row>
        <table:table-row table:style-name="ro21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string">
            <text:p>béisbol escolar</text:p>
          </table:table-cell>
          <table:table-cell table:number-columns-repeated="253"/>
        </table:table-row>
        <table:table-row table:style-name="ro21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office:value-type="string">
            <text:p>ligas menores</text:p>
          </table:table-cell>
          <table:table-cell table:number-columns-repeated="253"/>
        </table:table-row>
        <table:table-row table:style-name="ro21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string">
            <text:p>béisbol juvenil</text:p>
          </table:table-cell>
          <table:table-cell table:number-columns-repeated="253"/>
        </table:table-row>
        <table:table-row table:style-name="ro21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office:value-type="string">
            <text:p>básquet universitario</text:p>
          </table:table-cell>
          <table:table-cell table:number-columns-repeated="253"/>
        </table:table-row>
        <table:table-row table:style-name="ro21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office:value-type="string">
            <text:p>básquet escolar</text:p>
          </table:table-cell>
          <table:table-cell table:number-columns-repeated="253"/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string">
            <text:p>NBA</text:p>
          </table:table-cell>
          <table:table-cell table:number-columns-repeated="253"/>
        </table:table-row>
        <table:table-row table:style-name="ro21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office:value-type="string">
            <text:p>accesorios para bicicleta</text:p>
          </table:table-cell>
          <table:table-cell table:number-columns-repeated="253"/>
        </table:table-row>
        <table:table-row table:style-name="ro21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office:value-type="string">
            <text:p>ciclismo</text:p>
          </table:table-cell>
          <table:table-cell table:number-columns-repeated="253"/>
        </table:table-row>
        <table:table-row table:style-name="ro21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string">
            <text:p>bicicletas</text:p>
          </table:table-cell>
          <table:table-cell table:number-columns-repeated="253"/>
        </table:table-row>
        <table:table-row table:style-name="ro21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string">
            <text:p>negocios de bicicletas</text:p>
          </table:table-cell>
          <table:table-cell table:number-columns-repeated="253"/>
        </table:table-row>
        <table:table-row table:style-name="ro21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string">
            <text:p>equipamiento de fútbol</text:p>
          </table:table-cell>
          <table:table-cell table:number-columns-repeated="253"/>
        </table:table-row>
        <table:table-row table:style-name="ro21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string">
            <text:p>cancha de fútbol</text:p>
          </table:table-cell>
          <table:table-cell table:number-columns-repeated="253"/>
        </table:table-row>
        <table:table-row table:style-name="ro21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string">
            <text:p>partidos de fútbol</text:p>
          </table:table-cell>
          <table:table-cell table:number-columns-repeated="253"/>
        </table:table-row>
        <table:table-row table:style-name="ro21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string">
            <text:p>golf barato</text:p>
          </table:table-cell>
          <table:table-cell table:number-columns-repeated="253"/>
        </table:table-row>
        <table:table-row table:style-name="ro19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office:value-type="string">
            <text:p>golf gratis</text:p>
          </table:table-cell>
          <table:table-cell table:number-columns-repeated="253"/>
        </table:table-row>
        <table:table-row table:style-name="ro21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string">
            <text:p>bolsos de golf</text:p>
          </table:table-cell>
          <table:table-cell table:number-columns-repeated="253"/>
        </table:table-row>
        <table:table-row table:style-name="ro21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office:value-type="string">
            <text:p>pelotas de golf</text:p>
          </table:table-cell>
          <table:table-cell table:number-columns-repeated="253"/>
        </table:table-row>
        <table:table-row table:style-name="ro21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office:value-type="string">
            <text:p>carros de golf</text:p>
          </table:table-cell>
          <table:table-cell table:number-columns-repeated="253"/>
        </table:table-row>
        <table:table-row table:style-name="ro21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office:value-type="string">
            <text:p>clubes de golf</text:p>
          </table:table-cell>
          <table:table-cell table:number-columns-repeated="253"/>
        </table:table-row>
        <table:table-row table:style-name="ro21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office:value-type="string">
            <text:p>canchas de golf</text:p>
          </table:table-cell>
          <table:table-cell table:number-columns-repeated="253"/>
        </table:table-row>
        <table:table-row table:style-name="ro21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office:value-type="string">
            <text:p>equipamiento para golf</text:p>
          </table:table-cell>
          <table:table-cell table:number-columns-repeated="253"/>
        </table:table-row>
        <table:table-row table:style-name="ro21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office:value-type="string">
            <text:p>tursimo golf</text:p>
          </table:table-cell>
          <table:table-cell table:number-columns-repeated="253"/>
        </table:table-row>
        <table:table-row table:style-name="ro19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string">
            <text:p>pro golf</text:p>
          </table:table-cell>
          <table:table-cell table:number-columns-repeated="253"/>
        </table:table-row>
        <table:table-row table:style-name="ro21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string">
            <text:p>campamentos de hockey</text:p>
          </table:table-cell>
          <table:table-cell table:number-columns-repeated="253"/>
        </table:table-row>
        <table:table-row table:style-name="ro21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office:value-type="string">
            <text:p>equipamiento para hockey</text:p>
          </table:table-cell>
          <table:table-cell table:number-columns-repeated="253"/>
        </table:table-row>
        <table:table-row table:style-name="ro21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string">
            <text:p>partidos de hockey</text:p>
          </table:table-cell>
          <table:table-cell table:number-columns-repeated="253"/>
        </table:table-row>
        <table:table-row table:style-name="ro21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table:style-name="ce11" office:value-type="string">
            <text:p>accesorios para hockey</text:p>
          </table:table-cell>
          <table:table-cell table:number-columns-repeated="253"/>
        </table:table-row>
        <table:table-row table:style-name="ro21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string">
            <text:p>jugadores de hockey</text:p>
          </table:table-cell>
          <table:table-cell table:number-columns-repeated="253"/>
        </table:table-row>
        <table:table-row table:style-name="ro21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office:value-type="string">
            <text:p>hockey sobre hielo</text:p>
          </table:table-cell>
          <table:table-cell table:number-columns-repeated="253"/>
        </table:table-row>
        <table:table-row table:style-name="ro21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string">
            <text:p>fútbol de América</text:p>
          </table:table-cell>
          <table:table-cell table:number-columns-repeated="253"/>
        </table:table-row>
        <table:table-row table:style-name="ro21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string">
            <text:p>fútbol de Brasil</text:p>
          </table:table-cell>
          <table:table-cell table:number-columns-repeated="253"/>
        </table:table-row>
        <table:table-row table:style-name="ro21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string">
            <text:p>equipamiento para fútbol</text:p>
          </table:table-cell>
          <table:table-cell table:number-columns-repeated="253"/>
        </table:table-row>
        <table:table-row table:style-name="ro21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string">
            <text:p>partidos de fútbol</text:p>
          </table:table-cell>
          <table:table-cell table:number-columns-repeated="253"/>
        </table:table-row>
        <table:table-row table:style-name="ro21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string">
            <text:p>botines de fútbol</text:p>
          </table:table-cell>
          <table:table-cell table:number-columns-repeated="253"/>
        </table:table-row>
        <table:table-row table:style-name="ro21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office:value-type="string">
            <text:p>pelota de tenis</text:p>
          </table:table-cell>
          <table:table-cell table:number-columns-repeated="253"/>
        </table:table-row>
        <table:table-row table:style-name="ro21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string">
            <text:p>ropa de tenis</text:p>
          </table:table-cell>
          <table:table-cell table:number-columns-repeated="253"/>
        </table:table-row>
        <table:table-row table:style-name="ro21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string">
            <text:p>equipamiento para tenis</text:p>
          </table:table-cell>
          <table:table-cell table:number-columns-repeated="253"/>
        </table:table-row>
        <table:table-row table:style-name="ro21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office:value-type="string">
            <text:p>raqueta de tenis</text:p>
          </table:table-cell>
          <table:table-cell table:number-columns-repeated="253"/>
        </table:table-row>
        <table:table-row table:style-name="ro21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office:value-type="string">
            <text:p>zapatillas de tenis</text:p>
          </table:table-cell>
          <table:table-cell table:number-columns-repeated="253"/>
        </table:table-row>
        <table:table-row table:style-name="ro21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office:value-type="string">
            <text:p>software antivirus</text:p>
          </table:table-cell>
          <table:table-cell table:number-columns-repeated="253"/>
        </table:table-row>
        <table:table-row table:style-name="ro21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office:value-type="string">
            <text:p>armar una computadora</text:p>
          </table:table-cell>
          <table:table-cell table:number-columns-repeated="253"/>
        </table:table-row>
        <table:table-row table:style-name="ro21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office:value-type="string">
            <text:p>comprar computadoras</text:p>
          </table:table-cell>
          <table:table-cell table:number-columns-repeated="253"/>
        </table:table-row>
        <table:table-row table:style-name="ro21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office:value-type="string">
            <text:p>computadoras baratas</text:p>
          </table:table-cell>
          <table:table-cell table:number-columns-repeated="253"/>
        </table:table-row>
        <table:table-row table:style-name="ro21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string">
            <text:p>accesorios de computadora</text:p>
          </table:table-cell>
          <table:table-cell table:number-columns-repeated="253"/>
        </table:table-row>
        <table:table-row table:style-name="ro21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office:value-type="string">
            <text:p>gabinetes de computadora</text:p>
          </table:table-cell>
          <table:table-cell table:number-columns-repeated="253"/>
        </table:table-row>
        <table:table-row table:style-name="ro21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string">
            <text:p>juegos de computadora</text:p>
          </table:table-cell>
          <table:table-cell table:number-columns-repeated="253"/>
        </table:table-row>
        <table:table-row table:style-name="ro21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office:value-type="string">
            <text:p>gráficos</text:p>
          </table:table-cell>
          <table:table-cell table:number-columns-repeated="253"/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office:value-type="string">
            <text:p>hardware</text:p>
          </table:table-cell>
          <table:table-cell table:number-columns-repeated="253"/>
        </table:table-row>
        <table:table-row table:style-name="ro21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office:value-type="string">
            <text:p>teclado</text:p>
          </table:table-cell>
          <table:table-cell table:number-columns-repeated="253"/>
        </table:table-row>
        <table:table-row table:style-name="ro21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office:value-type="string">
            <text:p>memoria de computadora</text:p>
          </table:table-cell>
          <table:table-cell table:number-columns-repeated="253"/>
        </table:table-row>
        <table:table-row table:style-name="ro21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string">
            <text:p>monitores</text:p>
          </table:table-cell>
          <table:table-cell table:number-columns-repeated="253"/>
        </table:table-row>
        <table:table-row table:style-name="ro21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string">
            <text:p>programas de computadora</text:p>
          </table:table-cell>
          <table:table-cell table:number-columns-repeated="253"/>
        </table:table-row>
        <table:table-row table:style-name="ro21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string">
            <text:p>negocios de computación</text:p>
          </table:table-cell>
          <table:table-cell table:number-columns-repeated="253"/>
        </table:table-row>
        <table:table-row table:style-name="ro21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table:style-name="ce11" office:value-type="string">
            <text:p>computadoras de escritorio</text:p>
          </table:table-cell>
          <table:table-cell table:number-columns-repeated="253"/>
        </table:table-row>
        <table:table-row table:style-name="ro19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string">
            <text:p>notebook</text:p>
          </table:table-cell>
          <table:table-cell table:number-columns-repeated="253"/>
        </table:table-row>
        <table:table-row table:style-name="ro21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office:value-type="string">
            <text:p>computadoras portátiles</text:p>
          </table:table-cell>
          <table:table-cell table:number-columns-repeated="253"/>
        </table:table-row>
        <table:table-row table:style-name="ro21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office:value-type="string">
            <text:p>PC de bolsillo</text:p>
          </table:table-cell>
          <table:table-cell table:number-columns-repeated="253"/>
        </table:table-row>
        <table:table-row table:style-name="ro19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office:value-type="string">
            <text:p>tablet PC</text:p>
          </table:table-cell>
          <table:table-cell table:number-columns-repeated="253"/>
        </table:table-row>
        <table:table-row table:style-name="ro21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office:value-type="string">
            <text:p>aplicaciones de escritorio</text:p>
          </table:table-cell>
          <table:table-cell table:number-columns-repeated="253"/>
        </table:table-row>
        <table:table-row table:style-name="ro21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office:value-type="string">
            <text:p>aparatos electrónicos</text:p>
          </table:table-cell>
          <table:table-cell table:number-columns-repeated="253"/>
        </table:table-row>
        <table:table-row table:style-name="ro21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office:value-type="string">
            <text:p>juguetes electrónicos</text:p>
          </table:table-cell>
          <table:table-cell table:number-columns-repeated="253"/>
        </table:table-row>
        <table:table-row table:style-name="ro21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office:value-type="string">
            <text:p>aparatos de alta tecnología</text:p>
          </table:table-cell>
          <table:table-cell table:number-columns-repeated="253"/>
        </table:table-row>
        <table:table-row table:style-name="ro21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office:value-type="string">
            <text:p>artefactos de cocina</text:p>
          </table:table-cell>
          <table:table-cell table:number-columns-repeated="253"/>
        </table:table-row>
        <table:table-row table:style-name="ro21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string">
            <text:p>lo último en aparatos</text:p>
          </table:table-cell>
          <table:table-cell table:number-columns-repeated="253"/>
        </table:table-row>
        <table:table-row table:style-name="ro21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office:value-type="string">
            <text:p>aparatos novedosos</text:p>
          </table:table-cell>
          <table:table-cell table:number-columns-repeated="253"/>
        </table:table-row>
        <table:table-row table:style-name="ro21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office:value-type="string">
            <text:p>aparatos tecnológicos para detectives</text:p>
          </table:table-cell>
          <table:table-cell table:number-columns-repeated="253"/>
        </table:table-row>
        <table:table-row table:style-name="ro21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string">
            <text:p>aparatos tecnológicos</text:p>
          </table:table-cell>
          <table:table-cell table:number-columns-repeated="253"/>
        </table:table-row>
        <table:table-row table:style-name="ro21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office:value-type="string">
            <text:p>internet banda ancha</text:p>
          </table:table-cell>
          <table:table-cell table:number-columns-repeated="253"/>
        </table:table-row>
        <table:table-row table:style-name="ro21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office:value-type="string">
            <text:p>internet por cable</text:p>
          </table:table-cell>
          <table:table-cell table:number-columns-repeated="253"/>
        </table:table-row>
        <table:table-row table:style-name="ro21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string">
            <text:p>internet barata</text:p>
          </table:table-cell>
          <table:table-cell table:number-columns-repeated="253"/>
        </table:table-row>
        <table:table-row table:style-name="ro21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string">
            <text:p>internet rápida</text:p>
          </table:table-cell>
          <table:table-cell table:number-columns-repeated="253"/>
        </table:table-row>
        <table:table-row table:style-name="ro21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string">
            <text:p>internet gratis</text:p>
          </table:table-cell>
          <table:table-cell table:number-columns-repeated="253"/>
        </table:table-row>
        <table:table-row table:style-name="ro21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office:value-type="string">
            <text:p>publicidad en internet</text:p>
          </table:table-cell>
          <table:table-cell table:number-columns-repeated="253"/>
        </table:table-row>
        <table:table-row table:style-name="ro21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office:value-type="string">
            <text:p>internet tv</text:p>
          </table:table-cell>
          <table:table-cell table:number-columns-repeated="253"/>
        </table:table-row>
        <table:table-row table:style-name="ro21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office:value-type="string">
            <text:p>internet móbil</text:p>
          </table:table-cell>
          <table:table-cell table:number-columns-repeated="253"/>
        </table:table-row>
        <table:table-row table:style-name="ro21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office:value-type="string">
            <text:p>internet satelital</text:p>
          </table:table-cell>
          <table:table-cell table:number-columns-repeated="253"/>
        </table:table-row>
        <table:table-row table:style-name="ro21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string">
            <text:p>internet inalámbrica</text:p>
          </table:table-cell>
          <table:table-cell table:number-columns-repeated="253"/>
        </table:table-row>
        <table:table-row table:style-name="ro21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office:value-type="string">
            <text:p>libros de ciencia</text:p>
          </table:table-cell>
          <table:table-cell table:number-columns-repeated="253"/>
        </table:table-row>
        <table:table-row table:style-name="ro21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office:value-type="string">
            <text:p>centro de ciencia</text:p>
          </table:table-cell>
          <table:table-cell table:number-columns-repeated="253"/>
        </table:table-row>
        <table:table-row table:style-name="ro21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office:value-type="string">
            <text:p>experimentos científicos</text:p>
          </table:table-cell>
          <table:table-cell table:number-columns-repeated="253"/>
        </table:table-row>
        <table:table-row table:style-name="ro21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office:value-type="string">
            <text:p>feria de ciencia</text:p>
          </table:table-cell>
          <table:table-cell table:number-columns-repeated="253"/>
        </table:table-row>
        <table:table-row table:style-name="ro21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office:value-type="string">
            <text:p>ciencia ficción</text:p>
          </table:table-cell>
          <table:table-cell table:number-columns-repeated="253"/>
        </table:table-row>
        <table:table-row table:style-name="ro21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office:value-type="string">
            <text:p>museo de ciencia</text:p>
          </table:table-cell>
          <table:table-cell table:number-columns-repeated="253"/>
        </table:table-row>
        <table:table-row table:style-name="ro21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string">
            <text:p>noticias de ciencia</text:p>
          </table:table-cell>
          <table:table-cell table:number-columns-repeated="253"/>
        </table:table-row>
        <table:table-row table:style-name="ro19" table:number-rows-repeated="65183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Portuguese" table:style-name="ta1" table:print="false">
        <office:forms form:automatic-focus="false" form:apply-design-mode="false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19">
          <table:table-cell office:value-type="string">
            <text:p>key</text:p>
          </table:table-cell>
          <table:table-cell table:style-name="ce7" office:value-type="string">
            <text:p>parent</text:p>
          </table:table-cell>
          <table:table-cell table:style-name="ce7" office:value-type="string">
            <text:p>text</text:p>
          </table:table-cell>
          <table:table-cell table:style-name="ce7" table:number-columns-repeated="253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string">
            <text:p>Entretenimento</text:p>
          </table:table-cell>
          <table:table-cell table:number-columns-repeated="253"/>
        </table:table-row>
        <table:table-row table:style-name="ro21">
          <table:table-cell table:formula="oooc:=[.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amosos</text:p>
          </table:table-cell>
          <table:table-cell table:number-columns-repeated="253"/>
        </table:table-row>
        <table:table-row table:style-name="ro21">
          <table:table-cell table:formula="oooc:=[.A3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foquices</text:p>
          </table:table-cell>
          <table:table-cell table:number-columns-repeated="253"/>
        </table:table-row>
        <table:table-row table:style-name="ro21">
          <table:table-cell table:formula="oooc:=[.A4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ogos</text:p>
          </table:table-cell>
          <table:table-cell table:number-columns-repeated="253"/>
        </table:table-row>
        <table:table-row table:style-name="ro19">
          <table:table-cell table:formula="oooc:=[.A5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inema</text:p>
          </table:table-cell>
          <table:table-cell table:number-columns-repeated="253"/>
        </table:table-row>
        <table:table-row table:style-name="ro21">
          <table:table-cell table:formula="oooc:=[.A6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úsica</text:p>
          </table:table-cell>
          <table:table-cell table:number-columns-repeated="253"/>
        </table:table-row>
        <table:table-row table:style-name="ro21">
          <table:table-cell table:formula="oooc:=[.A7]+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elevisão</text:p>
          </table:table-cell>
          <table:table-cell table:number-columns-repeated="253"/>
        </table:table-row>
        <table:table-row table:style-name="ro21">
          <table:table-cell table:formula="oooc:=[.A8]+1" office:value-type="float" office:value="8">
            <text:p>8</text:p>
          </table:table-cell>
          <table:table-cell/>
          <table:table-cell office:value-type="string">
            <text:p>Negócios</text:p>
          </table:table-cell>
          <table:table-cell table:number-columns-repeated="253"/>
        </table:table-row>
        <table:table-row table:style-name="ro21">
          <table:table-cell table:formula="oooc:=[.A9]+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Finanças empresa</text:p>
          </table:table-cell>
          <table:table-cell table:number-columns-repeated="253"/>
        </table:table-row>
        <table:table-row table:style-name="ro21">
          <table:table-cell table:formula="oooc:=[.A10]+1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Economia</text:p>
          </table:table-cell>
          <table:table-cell table:number-columns-repeated="253"/>
        </table:table-row>
        <table:table-row table:style-name="ro21">
          <table:table-cell table:formula="oooc:=[.A11]+1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Empresários</text:p>
          </table:table-cell>
          <table:table-cell table:number-columns-repeated="253"/>
        </table:table-row>
        <table:table-row table:style-name="ro21">
          <table:table-cell table:formula="oooc:=[.A12]+1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Investimento</text:p>
          </table:table-cell>
          <table:table-cell table:number-columns-repeated="253"/>
        </table:table-row>
        <table:table-row table:style-name="ro21">
          <table:table-cell table:formula="oooc:=[.A13]+1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Imóveis</text:p>
          </table:table-cell>
          <table:table-cell table:number-columns-repeated="253"/>
        </table:table-row>
        <table:table-row table:style-name="ro21">
          <table:table-cell table:formula="oooc:=[.A14]+1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Acções</text:p>
          </table:table-cell>
          <table:table-cell table:number-columns-repeated="253"/>
        </table:table-row>
        <table:table-row table:style-name="ro21">
          <table:table-cell table:formula="oooc:=[.A15]+1" office:value-type="float" office:value="15">
            <text:p>15</text:p>
          </table:table-cell>
          <table:table-cell/>
          <table:table-cell office:value-type="string">
            <text:p>Estilo de vida</text:p>
          </table:table-cell>
          <table:table-cell table:number-columns-repeated="253"/>
        </table:table-row>
        <table:table-row table:style-name="ro21">
          <table:table-cell table:formula="oooc:=[.A16]+1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Arquitectura</text:p>
          </table:table-cell>
          <table:table-cell table:number-columns-repeated="253"/>
        </table:table-row>
        <table:table-row table:style-name="ro19">
          <table:table-cell table:formula="oooc:=[.A17]+1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Arte</text:p>
          </table:table-cell>
          <table:table-cell table:number-columns-repeated="253"/>
        </table:table-row>
        <table:table-row table:style-name="ro21">
          <table:table-cell table:formula="oooc:=[.A18]+1"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Carros</text:p>
          </table:table-cell>
          <table:table-cell table:number-columns-repeated="253"/>
        </table:table-row>
        <table:table-row table:style-name="ro21">
          <table:table-cell table:formula="oooc:=[.A19]+1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Moda</text:p>
          </table:table-cell>
          <table:table-cell table:number-columns-repeated="253"/>
        </table:table-row>
        <table:table-row table:style-name="ro21">
          <table:table-cell table:formula="oooc:=[.A20]+1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ratos e vinhos</text:p>
          </table:table-cell>
          <table:table-cell table:number-columns-repeated="253"/>
        </table:table-row>
        <table:table-row table:style-name="ro21">
          <table:table-cell table:formula="oooc:=[.A21]+1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Saúde e bem-estar</text:p>
          </table:table-cell>
          <table:table-cell table:number-columns-repeated="253"/>
        </table:table-row>
        <table:table-row table:style-name="ro21">
          <table:table-cell table:formula="oooc:=[.A22]+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string">
            <text:p>Livros</text:p>
          </table:table-cell>
          <table:table-cell table:number-columns-repeated="253"/>
        </table:table-row>
        <table:table-row table:style-name="ro21">
          <table:table-cell table:formula="oooc:=[.A23]+1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string">
            <text:p>Viagens</text:p>
          </table:table-cell>
          <table:table-cell table:number-columns-repeated="253"/>
        </table:table-row>
        <table:table-row table:style-name="ro21">
          <table:table-cell table:formula="oooc:=[.A24]+1" office:value-type="float" office:value="24">
            <text:p>24</text:p>
          </table:table-cell>
          <table:table-cell/>
          <table:table-cell office:value-type="string">
            <text:p>Desporto</text:p>
          </table:table-cell>
          <table:table-cell table:number-columns-repeated="253"/>
        </table:table-row>
        <table:table-row table:style-name="ro21">
          <table:table-cell table:formula="oooc:=[.A25]+1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Basebol</text:p>
          </table:table-cell>
          <table:table-cell table:number-columns-repeated="253"/>
        </table:table-row>
        <table:table-row table:style-name="ro21">
          <table:table-cell table:formula="oooc:=[.A26]+1"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Basquetebol</text:p>
          </table:table-cell>
          <table:table-cell table:number-columns-repeated="253"/>
        </table:table-row>
        <table:table-row table:style-name="ro21">
          <table:table-cell table:formula="oooc:=[.A27]+1"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Ciclismo</text:p>
          </table:table-cell>
          <table:table-cell table:number-columns-repeated="253"/>
        </table:table-row>
        <table:table-row table:style-name="ro21">
          <table:table-cell table:formula="oooc:=[.A28]+1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string">
            <text:p>Futebol</text:p>
          </table:table-cell>
          <table:table-cell table:number-columns-repeated="253"/>
        </table:table-row>
        <table:table-row table:style-name="ro21">
          <table:table-cell table:formula="oooc:=[.A29]+1"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>Golfe</text:p>
          </table:table-cell>
          <table:table-cell table:number-columns-repeated="253"/>
        </table:table-row>
        <table:table-row table:style-name="ro21">
          <table:table-cell table:formula="oooc:=[.A30]+1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Hóquei</text:p>
          </table:table-cell>
          <table:table-cell table:number-columns-repeated="253"/>
        </table:table-row>
        <table:table-row table:style-name="ro21">
          <table:table-cell table:formula="oooc:=[.A31]+1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Futebol americano</text:p>
          </table:table-cell>
          <table:table-cell table:number-columns-repeated="253"/>
        </table:table-row>
        <table:table-row table:style-name="ro21">
          <table:table-cell table:formula="oooc:=[.A32]+1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string">
            <text:p>Ténis</text:p>
          </table:table-cell>
          <table:table-cell table:number-columns-repeated="253"/>
        </table:table-row>
        <table:table-row table:style-name="ro21">
          <table:table-cell table:formula="oooc:=[.A33]+1" office:value-type="float" office:value="33">
            <text:p>33</text:p>
          </table:table-cell>
          <table:table-cell/>
          <table:table-cell office:value-type="string">
            <text:p>Tecnologia</text:p>
          </table:table-cell>
          <table:table-cell table:number-columns-repeated="253"/>
        </table:table-row>
        <table:table-row table:style-name="ro21">
          <table:table-cell table:formula="oooc:=[.A34]+1"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Computadores</text:p>
          </table:table-cell>
          <table:table-cell table:number-columns-repeated="253"/>
        </table:table-row>
        <table:table-row table:style-name="ro21">
          <table:table-cell table:formula="oooc:=[.A35]+1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Electrónica de consumo</text:p>
          </table:table-cell>
          <table:table-cell table:number-columns-repeated="253"/>
        </table:table-row>
        <table:table-row table:style-name="ro19">
          <table:table-cell table:formula="oooc:=[.A36]+1"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Gadgets</text:p>
          </table:table-cell>
          <table:table-cell table:number-columns-repeated="253"/>
        </table:table-row>
        <table:table-row table:style-name="ro19">
          <table:table-cell table:formula="oooc:=[.A37]+1"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Internet</text:p>
          </table:table-cell>
          <table:table-cell table:number-columns-repeated="253"/>
        </table:table-row>
        <table:table-row table:style-name="ro21">
          <table:table-cell table:formula="oooc:=[.A38]+1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Ciências</text:p>
          </table:table-cell>
          <table:table-cell table:number-columns-repeated="253"/>
        </table:table-row>
        <table:table-row table:style-name="ro21">
          <table:table-cell table:formula="oooc:=[.A39]+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Actores</text:p>
          </table:table-cell>
          <table:table-cell table:number-columns-repeated="253"/>
        </table:table-row>
        <table:table-row table:style-name="ro21">
          <table:table-cell table:formula="oooc:=[.A40]+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otos</text:p>
          </table:table-cell>
          <table:table-cell table:number-columns-repeated="253"/>
        </table:table-row>
        <table:table-row table:style-name="ro21">
          <table:table-cell table:formula="oooc:=[.A41]+1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penteados</text:p>
          </table:table-cell>
          <table:table-cell table:number-columns-repeated="253"/>
        </table:table-row>
        <table:table-row table:style-name="ro21">
          <table:table-cell table:formula="oooc:=[.A42]+1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jogos 3D</text:p>
          </table:table-cell>
          <table:table-cell table:number-columns-repeated="253"/>
        </table:table-row>
        <table:table-row table:style-name="ro21">
          <table:table-cell table:formula="oooc:=[.A43]+1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jogos de acção</text:p>
          </table:table-cell>
          <table:table-cell table:number-columns-repeated="253"/>
        </table:table-row>
        <table:table-row table:style-name="ro21">
          <table:table-cell table:formula="oooc:=[.A44]+1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jogos de aventura</text:p>
          </table:table-cell>
          <table:table-cell table:number-columns-repeated="253"/>
        </table:table-row>
        <table:table-row table:style-name="ro21">
          <table:table-cell table:formula="oooc:=[.A45]+1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jogos de arcada</text:p>
          </table:table-cell>
          <table:table-cell table:number-columns-repeated="253"/>
        </table:table-row>
        <table:table-row table:style-name="ro21">
          <table:table-cell table:formula="oooc:=[.A46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jogos de armor</text:p>
          </table:table-cell>
          <table:table-cell table:number-columns-repeated="253"/>
        </table:table-row>
        <table:table-row table:style-name="ro21">
          <table:table-cell table:formula="oooc:=[.A47]+1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jogos de basebol</text:p>
          </table:table-cell>
          <table:table-cell table:number-columns-repeated="253"/>
        </table:table-row>
        <table:table-row table:style-name="ro21">
          <table:table-cell table:formula="oooc:=[.A48]+1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jogos de basquetebol</text:p>
          </table:table-cell>
          <table:table-cell table:number-columns-repeated="253"/>
        </table:table-row>
        <table:table-row table:style-name="ro21">
          <table:table-cell table:formula="oooc:=[.A49]+1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jogos de bicicleta</text:p>
          </table:table-cell>
          <table:table-cell table:number-columns-repeated="253"/>
        </table:table-row>
        <table:table-row table:style-name="ro21">
          <table:table-cell table:formula="oooc:=[.A50]+1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jogos de tabuleiro</text:p>
          </table:table-cell>
          <table:table-cell table:number-columns-repeated="253"/>
        </table:table-row>
        <table:table-row table:style-name="ro21">
          <table:table-cell table:formula="oooc:=[.A51]+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jogos de carros</text:p>
          </table:table-cell>
          <table:table-cell table:number-columns-repeated="253"/>
        </table:table-row>
        <table:table-row table:style-name="ro21">
          <table:table-cell table:formula="oooc:=[.A52]+1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jogos de cartas</text:p>
          </table:table-cell>
          <table:table-cell table:number-columns-repeated="253"/>
        </table:table-row>
        <table:table-row table:style-name="ro21">
          <table:table-cell table:formula="oooc:=[.A53]+1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jogos de computador</text:p>
          </table:table-cell>
          <table:table-cell table:number-columns-repeated="253"/>
        </table:table-row>
        <table:table-row table:style-name="ro21">
          <table:table-cell table:formula="oooc:=[.A54]+1"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jogos culinária</text:p>
          </table:table-cell>
          <table:table-cell table:number-columns-repeated="253"/>
        </table:table-row>
        <table:table-row table:style-name="ro21">
          <table:table-cell table:formula="oooc:=[.A55]+1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download de jogos</text:p>
          </table:table-cell>
          <table:table-cell table:number-columns-repeated="253"/>
        </table:table-row>
        <table:table-row table:style-name="ro21">
          <table:table-cell table:formula="oooc:=[.A56]+1"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jogos educativos</text:p>
          </table:table-cell>
          <table:table-cell table:number-columns-repeated="253"/>
        </table:table-row>
        <table:table-row table:style-name="ro21">
          <table:table-cell table:formula="oooc:=[.A57]+1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jogos de futebol</text:p>
          </table:table-cell>
          <table:table-cell table:number-columns-repeated="253"/>
        </table:table-row>
        <table:table-row table:style-name="ro21">
          <table:table-cell table:formula="oooc:=[.A58]+1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jogos grátis</text:p>
          </table:table-cell>
          <table:table-cell table:number-columns-repeated="253"/>
        </table:table-row>
        <table:table-row table:style-name="ro21">
          <table:table-cell table:formula="oooc:=[.A59]+1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jogos online</text:p>
          </table:table-cell>
          <table:table-cell table:number-columns-repeated="253"/>
        </table:table-row>
        <table:table-row table:style-name="ro21">
          <table:table-cell table:formula="oooc:=[.A60]+1"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downloads de jogos</text:p>
          </table:table-cell>
          <table:table-cell table:number-columns-repeated="253"/>
        </table:table-row>
        <table:table-row table:style-name="ro21">
          <table:table-cell table:formula="oooc:=[.A61]+1"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revistas sobre jogos</text:p>
          </table:table-cell>
          <table:table-cell table:number-columns-repeated="253"/>
        </table:table-row>
        <table:table-row table:style-name="ro21">
          <table:table-cell table:formula="oooc:=[.A62]+1"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sites de jogos</text:p>
          </table:table-cell>
          <table:table-cell table:number-columns-repeated="253"/>
        </table:table-row>
        <table:table-row table:style-name="ro21">
          <table:table-cell table:formula="oooc:=[.A63]+1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melhores filmes</text:p>
          </table:table-cell>
          <table:table-cell table:number-columns-repeated="253"/>
        </table:table-row>
        <table:table-row table:style-name="ro21">
          <table:table-cell table:formula="oooc:=[.A64]+1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comprar filmes</text:p>
          </table:table-cell>
          <table:table-cell table:number-columns-repeated="253"/>
        </table:table-row>
        <table:table-row table:style-name="ro21">
          <table:table-cell table:formula="oooc:=[.A65]+1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ilme estrelas</text:p>
          </table:table-cell>
          <table:table-cell table:number-columns-repeated="253"/>
        </table:table-row>
        <table:table-row table:style-name="ro21">
          <table:table-cell table:formula="oooc:=[.A66]+1"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cinemateca filmes estrelas</text:p>
          </table:table-cell>
          <table:table-cell table:number-columns-repeated="253"/>
        </table:table-row>
        <table:table-row table:style-name="ro21">
          <table:table-cell table:formula="oooc:=[.A67]+1"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filmes clássicos</text:p>
          </table:table-cell>
          <table:table-cell table:number-columns-repeated="253"/>
        </table:table-row>
        <table:table-row table:style-name="ro21">
          <table:table-cell table:formula="oooc:=[.A68]+1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filmes da Disney</text:p>
          </table:table-cell>
          <table:table-cell table:number-columns-repeated="253"/>
        </table:table-row>
        <table:table-row table:style-name="ro21">
          <table:table-cell table:formula="oooc:=[.A69]+1"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download de filmes</text:p>
          </table:table-cell>
          <table:table-cell table:number-columns-repeated="253"/>
        </table:table-row>
        <table:table-row table:style-name="ro21">
          <table:table-cell table:formula="oooc:=[.A70]+1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filmes DVD</text:p>
          </table:table-cell>
          <table:table-cell table:number-columns-repeated="253"/>
        </table:table-row>
        <table:table-row table:style-name="ro19">
          <table:table-cell table:formula="oooc:=[.A71]+1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cinema</text:p>
          </table:table-cell>
          <table:table-cell table:number-columns-repeated="253"/>
        </table:table-row>
        <table:table-row table:style-name="ro21">
          <table:table-cell table:formula="oooc:=[.A72]+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festival de cinema</text:p>
          </table:table-cell>
          <table:table-cell table:number-columns-repeated="253"/>
        </table:table-row>
        <table:table-row table:style-name="ro21">
          <table:table-cell table:formula="oooc:=[.A73]+1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filmes grátis</text:p>
          </table:table-cell>
          <table:table-cell table:number-columns-repeated="253"/>
        </table:table-row>
        <table:table-row table:style-name="ro21">
          <table:table-cell table:formula="oooc:=[.A74]+1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filmes grátis</text:p>
          </table:table-cell>
          <table:table-cell table:number-columns-repeated="253"/>
        </table:table-row>
        <table:table-row table:style-name="ro21">
          <table:table-cell table:formula="oooc:=[.A75]+1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vídeos grátis</text:p>
          </table:table-cell>
          <table:table-cell table:number-columns-repeated="253"/>
        </table:table-row>
        <table:table-row table:style-name="ro21">
          <table:table-cell table:formula="oooc:=[.A76]+1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vídeos cómicos</text:p>
          </table:table-cell>
          <table:table-cell table:number-columns-repeated="253"/>
        </table:table-row>
        <table:table-row table:style-name="ro21">
          <table:table-cell table:formula="oooc:=[.A77]+1"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melhores clips</text:p>
          </table:table-cell>
          <table:table-cell table:number-columns-repeated="253"/>
        </table:table-row>
        <table:table-row table:style-name="ro21">
          <table:table-cell table:formula="oooc:=[.A78]+1"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filmes caseiros</text:p>
          </table:table-cell>
          <table:table-cell table:number-columns-repeated="253"/>
        </table:table-row>
        <table:table-row table:style-name="ro21">
          <table:table-cell table:formula="oooc:=[.A79]+1"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filmes de terror</text:p>
          </table:table-cell>
          <table:table-cell table:number-columns-repeated="253"/>
        </table:table-row>
        <table:table-row table:style-name="ro21">
          <table:table-cell table:formula="oooc:=[.A80]+1"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filmes para adultos</text:p>
          </table:table-cell>
          <table:table-cell table:number-columns-repeated="253"/>
        </table:table-row>
        <table:table-row table:style-name="ro21">
          <table:table-cell table:formula="oooc:=[.A81]+1"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cinemateca</text:p>
          </table:table-cell>
          <table:table-cell table:number-columns-repeated="253"/>
        </table:table-row>
        <table:table-row table:style-name="ro21">
          <table:table-cell table:formula="oooc:=[.A82]+1"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vídeo clips</text:p>
          </table:table-cell>
          <table:table-cell table:number-columns-repeated="253"/>
        </table:table-row>
        <table:table-row table:style-name="ro21">
          <table:table-cell table:formula="oooc:=[.A83]+1"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downloads de filmes</text:p>
          </table:table-cell>
          <table:table-cell table:number-columns-repeated="253"/>
        </table:table-row>
        <table:table-row table:style-name="ro21">
          <table:table-cell table:formula="oooc:=[.A84]+1"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filmes online</text:p>
          </table:table-cell>
          <table:table-cell table:number-columns-repeated="253"/>
        </table:table-row>
        <table:table-row table:style-name="ro21">
          <table:table-cell table:formula="oooc:=[.A85]+1"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ver filmes online</text:p>
          </table:table-cell>
          <table:table-cell table:number-columns-repeated="253"/>
        </table:table-row>
        <table:table-row table:style-name="ro21">
          <table:table-cell table:formula="oooc:=[.A86]+1"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vídeos youtube</text:p>
          </table:table-cell>
          <table:table-cell table:number-columns-repeated="253"/>
        </table:table-row>
        <table:table-row table:style-name="ro21">
          <table:table-cell table:formula="oooc:=[.A87]+1"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string">
            <text:p>comprar música</text:p>
          </table:table-cell>
          <table:table-cell table:number-columns-repeated="253"/>
        </table:table-row>
        <table:table-row table:style-name="ro21">
          <table:table-cell table:formula="oooc:=[.A88]+1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string">
            <text:p>música clássica</text:p>
          </table:table-cell>
          <table:table-cell table:number-columns-repeated="253"/>
        </table:table-row>
        <table:table-row table:style-name="ro21">
          <table:table-cell table:formula="oooc:=[.A89]+1"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música electrónica de dança</text:p>
          </table:table-cell>
          <table:table-cell table:number-columns-repeated="253"/>
        </table:table-row>
        <table:table-row table:style-name="ro21">
          <table:table-cell table:formula="oooc:=[.A90]+1"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string">
            <text:p>música country</text:p>
          </table:table-cell>
          <table:table-cell table:number-columns-repeated="253"/>
        </table:table-row>
        <table:table-row table:style-name="ro19">
          <table:table-cell table:formula="oooc:=[.A91]+1"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string">
            <text:p>dance music</text:p>
          </table:table-cell>
          <table:table-cell table:number-columns-repeated="253"/>
        </table:table-row>
        <table:table-row table:style-name="ro21">
          <table:table-cell table:formula="oooc:=[.A92]+1"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string">
            <text:p>download música</text:p>
          </table:table-cell>
          <table:table-cell table:number-columns-repeated="253"/>
        </table:table-row>
        <table:table-row table:style-name="ro21">
          <table:table-cell table:formula="oooc:=[.A93]+1"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string">
            <text:p>músicas grátis</text:p>
          </table:table-cell>
          <table:table-cell table:number-columns-repeated="253"/>
        </table:table-row>
        <table:table-row table:style-name="ro19">
          <table:table-cell table:formula="oooc:=[.A94]+1"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jazz</text:p>
          </table:table-cell>
          <table:table-cell table:number-columns-repeated="253"/>
        </table:table-row>
        <table:table-row table:style-name="ro21">
          <table:table-cell table:formula="oooc:=[.A95]+1"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música latina</text:p>
          </table:table-cell>
          <table:table-cell table:number-columns-repeated="253"/>
        </table:table-row>
        <table:table-row table:style-name="ro21">
          <table:table-cell table:formula="oooc:=[.A96]+1"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string">
            <text:p>ouvir música grátis</text:p>
          </table:table-cell>
          <table:table-cell table:number-columns-repeated="253"/>
        </table:table-row>
        <table:table-row table:style-name="ro21">
          <table:table-cell table:formula="oooc:=[.A97]+1"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ouvir música</text:p>
          </table:table-cell>
          <table:table-cell table:number-columns-repeated="253"/>
        </table:table-row>
        <table:table-row table:style-name="ro21">
          <table:table-cell table:formula="oooc:=[.A98]+1"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string">
            <text:p>música ao vivo</text:p>
          </table:table-cell>
          <table:table-cell table:number-columns-repeated="253"/>
        </table:table-row>
        <table:table-row table:style-name="ro21">
          <table:table-cell table:formula="oooc:=[.A99]+1"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música MP3</text:p>
          </table:table-cell>
          <table:table-cell table:number-columns-repeated="253"/>
        </table:table-row>
        <table:table-row table:style-name="ro21">
          <table:table-cell table:formula="oooc:=[.A100]+1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TV cabo</text:p>
          </table:table-cell>
          <table:table-cell table:number-columns-repeated="253"/>
        </table:table-row>
        <table:table-row table:style-name="ro19">
          <table:table-cell table:formula="oooc:=[.A101]+1"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string">
            <text:p>TV digital</text:p>
          </table:table-cell>
          <table:table-cell table:number-columns-repeated="253"/>
        </table:table-row>
        <table:table-row table:style-name="ro21">
          <table:table-cell table:formula="oooc:=[.A102]+1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string">
            <text:p>TV de tela plana</text:p>
          </table:table-cell>
          <table:table-cell table:number-columns-repeated="253"/>
        </table:table-row>
        <table:table-row table:style-name="ro21">
          <table:table-cell table:formula="oooc:=[.A103]+1"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string">
            <text:p>TV de ecrã plano</text:p>
          </table:table-cell>
          <table:table-cell table:number-columns-repeated="253"/>
        </table:table-row>
        <table:table-row table:style-name="ro19">
          <table:table-cell table:formula="oooc:=[.A104]+1"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string">
            <text:p>food network</text:p>
          </table:table-cell>
          <table:table-cell table:number-columns-repeated="253"/>
        </table:table-row>
        <table:table-row table:style-name="ro19">
          <table:table-cell table:formula="oooc:=[.A105]+1"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HDTV</text:p>
          </table:table-cell>
          <table:table-cell table:number-columns-repeated="253"/>
        </table:table-row>
        <table:table-row table:style-name="ro19">
          <table:table-cell table:formula="oooc:=[.A106]+1"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string">
            <text:p>TV LCD</text:p>
          </table:table-cell>
          <table:table-cell table:number-columns-repeated="253"/>
        </table:table-row>
        <table:table-row table:style-name="ro19">
          <table:table-cell table:formula="oooc:=[.A107]+1"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string">
            <text:p>TV plasma</text:p>
          </table:table-cell>
          <table:table-cell table:number-columns-repeated="253"/>
        </table:table-row>
        <table:table-row table:style-name="ro21">
          <table:table-cell table:formula="oooc:=[.A108]+1"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string">
            <text:p>TV por satélite</text:p>
          </table:table-cell>
          <table:table-cell table:number-columns-repeated="253"/>
        </table:table-row>
        <table:table-row table:style-name="ro21">
          <table:table-cell table:formula="oooc:=[.A109]+1"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string">
            <text:p>financiamento carro</text:p>
          </table:table-cell>
          <table:table-cell table:number-columns-repeated="253"/>
        </table:table-row>
        <table:table-row table:style-name="ro21">
          <table:table-cell table:formula="oooc:=[.A110]+1"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string">
            <text:p>contabilidade para empresas</text:p>
          </table:table-cell>
          <table:table-cell table:number-columns-repeated="253"/>
        </table:table-row>
        <table:table-row table:style-name="ro21">
          <table:table-cell table:formula="oooc:=[.A111]+1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consultoria para empresas</text:p>
          </table:table-cell>
          <table:table-cell table:number-columns-repeated="253"/>
        </table:table-row>
        <table:table-row table:style-name="ro21">
          <table:table-cell table:formula="oooc:=[.A112]+1"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string">
            <text:p>financiamento para empresas</text:p>
          </table:table-cell>
          <table:table-cell table:number-columns-repeated="253"/>
        </table:table-row>
        <table:table-row table:style-name="ro21">
          <table:table-cell table:formula="oooc:=[.A113]+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string">
            <text:p>negócio para venda</text:p>
          </table:table-cell>
          <table:table-cell table:number-columns-repeated="253"/>
        </table:table-row>
        <table:table-row table:style-name="ro21">
          <table:table-cell table:formula="oooc:=[.A114]+1"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string">
            <text:p>plano de negócios</text:p>
          </table:table-cell>
          <table:table-cell table:number-columns-repeated="253"/>
        </table:table-row>
        <table:table-row table:style-name="ro21">
          <table:table-cell table:formula="oooc:=[.A115]+1"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string">
            <text:p>planeamento empresarial</text:p>
          </table:table-cell>
          <table:table-cell table:number-columns-repeated="253"/>
        </table:table-row>
        <table:table-row table:style-name="ro21">
          <table:table-cell table:formula="oooc:=[.A116]+1"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string">
            <text:p>iniciar empresa</text:p>
          </table:table-cell>
          <table:table-cell table:number-columns-repeated="253"/>
        </table:table-row>
        <table:table-row table:style-name="ro21">
          <table:table-cell table:formula="oooc:=[.A117]+1"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string">
            <text:p>estratégia empresarial</text:p>
          </table:table-cell>
          <table:table-cell table:number-columns-repeated="253"/>
        </table:table-row>
        <table:table-row table:style-name="ro21">
          <table:table-cell table:formula="oooc:=[.A118]+1"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string">
            <text:p>comprar um negócio</text:p>
          </table:table-cell>
          <table:table-cell table:number-columns-repeated="253"/>
        </table:table-row>
        <table:table-row table:style-name="ro21">
          <table:table-cell table:formula="oooc:=[.A119]+1"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string">
            <text:p>financiamento carro</text:p>
          </table:table-cell>
          <table:table-cell table:number-columns-repeated="253"/>
        </table:table-row>
        <table:table-row table:style-name="ro21">
          <table:table-cell table:formula="oooc:=[.A120]+1"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string">
            <text:p>financiamento carro</text:p>
          </table:table-cell>
          <table:table-cell table:number-columns-repeated="253"/>
        </table:table-row>
        <table:table-row table:style-name="ro21">
          <table:table-cell table:formula="oooc:=[.A121]+1"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string">
            <text:p>negócio em casa</text:p>
          </table:table-cell>
          <table:table-cell table:number-columns-repeated="253"/>
        </table:table-row>
        <table:table-row table:style-name="ro21">
          <table:table-cell table:formula="oooc:=[.A122]+1"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string">
            <text:p>hipoteca da casa</text:p>
          </table:table-cell>
          <table:table-cell table:number-columns-repeated="253"/>
        </table:table-row>
        <table:table-row table:style-name="ro21">
          <table:table-cell table:formula="oooc:=[.A123]+1"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string">
            <text:p>hipoteca</text:p>
          </table:table-cell>
          <table:table-cell table:number-columns-repeated="253"/>
        </table:table-row>
        <table:table-row table:style-name="ro21">
          <table:table-cell table:formula="oooc:=[.A124]+1"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calcular hipoteca</text:p>
          </table:table-cell>
          <table:table-cell table:number-columns-repeated="253"/>
        </table:table-row>
        <table:table-row table:style-name="ro21">
          <table:table-cell table:formula="oooc:=[.A125]+1"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string">
            <text:p>crédito à habitação</text:p>
          </table:table-cell>
          <table:table-cell table:number-columns-repeated="253"/>
        </table:table-row>
        <table:table-row table:style-name="ro21">
          <table:table-cell table:formula="oooc:=[.A126]+1"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string">
            <text:p>créditos à habitação</text:p>
          </table:table-cell>
          <table:table-cell table:number-columns-repeated="253"/>
        </table:table-row>
        <table:table-row table:style-name="ro21">
          <table:table-cell table:formula="oooc:=[.A127]+1"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taxa de crédito</text:p>
          </table:table-cell>
          <table:table-cell table:number-columns-repeated="253"/>
        </table:table-row>
        <table:table-row table:style-name="ro21">
          <table:table-cell table:formula="oooc:=[.A128]+1"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string">
            <text:p>taxas de crédito</text:p>
          </table:table-cell>
          <table:table-cell table:number-columns-repeated="253"/>
        </table:table-row>
        <table:table-row table:style-name="ro21">
          <table:table-cell table:formula="oooc:=[.A129]+1"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string">
            <text:p>bancos online</text:p>
          </table:table-cell>
          <table:table-cell table:number-columns-repeated="253"/>
        </table:table-row>
        <table:table-row table:style-name="ro21">
          <table:table-cell table:formula="oooc:=[.A130]+1"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string">
            <text:p>finanças pessoais</text:p>
          </table:table-cell>
          <table:table-cell table:number-columns-repeated="253"/>
        </table:table-row>
        <table:table-row table:style-name="ro21">
          <table:table-cell table:formula="oooc:=[.A131]+1"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string">
            <text:p>pequenas empresas</text:p>
          </table:table-cell>
          <table:table-cell table:number-columns-repeated="253"/>
        </table:table-row>
        <table:table-row table:style-name="ro21">
          <table:table-cell table:formula="oooc:=[.A132]+1"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string">
            <text:p>marketing pequenas empresas</text:p>
          </table:table-cell>
          <table:table-cell table:number-columns-repeated="253"/>
        </table:table-row>
        <table:table-row table:style-name="ro21">
          <table:table-cell table:formula="oooc:=[.A133]+1"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string">
            <text:p>análise economia</text:p>
          </table:table-cell>
          <table:table-cell table:number-columns-repeated="253"/>
        </table:table-row>
        <table:table-row table:style-name="ro21">
          <table:table-cell table:formula="oooc:=[.A134]+1"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string">
            <text:p>desenvolvimento economia</text:p>
          </table:table-cell>
          <table:table-cell table:number-columns-repeated="253"/>
        </table:table-row>
        <table:table-row table:style-name="ro21">
          <table:table-cell table:formula="oooc:=[.A135]+1"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string">
            <text:p>crescimento da economia</text:p>
          </table:table-cell>
          <table:table-cell table:number-columns-repeated="253"/>
        </table:table-row>
        <table:table-row table:style-name="ro21">
          <table:table-cell table:formula="oooc:=[.A136]+1"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string">
            <text:p>política económica</text:p>
          </table:table-cell>
          <table:table-cell table:number-columns-repeated="253"/>
        </table:table-row>
        <table:table-row table:style-name="ro21">
          <table:table-cell table:formula="oooc:=[.A137]+1"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string">
            <text:p>sistema económico</text:p>
          </table:table-cell>
          <table:table-cell table:number-columns-repeated="253"/>
        </table:table-row>
        <table:table-row table:style-name="ro21">
          <table:table-cell table:formula="oooc:=[.A138]+1"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string">
            <text:p>economia</text:p>
          </table:table-cell>
          <table:table-cell table:number-columns-repeated="253"/>
        </table:table-row>
        <table:table-row table:style-name="ro21">
          <table:table-cell table:formula="oooc:=[.A139]+1"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string">
            <text:p>comunidade online</text:p>
          </table:table-cell>
          <table:table-cell table:number-columns-repeated="253"/>
        </table:table-row>
        <table:table-row table:style-name="ro21">
          <table:table-cell table:formula="oooc:=[.A140]+1"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string">
            <text:p>ser empresário</text:p>
          </table:table-cell>
          <table:table-cell table:number-columns-repeated="253"/>
        </table:table-row>
        <table:table-row table:style-name="ro21">
          <table:table-cell table:formula="oooc:=[.A141]+1"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string">
            <text:p>empresário</text:p>
          </table:table-cell>
          <table:table-cell table:number-columns-repeated="253"/>
        </table:table-row>
        <table:table-row table:style-name="ro21">
          <table:table-cell table:formula="oooc:=[.A142]+1"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string">
            <text:p>centro de empresários</text:p>
          </table:table-cell>
          <table:table-cell table:number-columns-repeated="253"/>
        </table:table-row>
        <table:table-row table:style-name="ro21">
          <table:table-cell table:formula="oooc:=[.A143]+1"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string">
            <text:p>empresários precisam-se</text:p>
          </table:table-cell>
          <table:table-cell table:number-columns-repeated="253"/>
        </table:table-row>
        <table:table-row table:style-name="ro21">
          <table:table-cell table:formula="oooc:=[.A144]+1"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string">
            <text:p>revista de negócios</text:p>
          </table:table-cell>
          <table:table-cell table:number-columns-repeated="253"/>
        </table:table-row>
        <table:table-row table:style-name="ro21">
          <table:table-cell table:formula="oooc:=[.A145]+1"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string">
            <text:p>rede de empresários</text:p>
          </table:table-cell>
          <table:table-cell table:number-columns-repeated="253"/>
        </table:table-row>
        <table:table-row table:style-name="ro21">
          <table:table-cell table:formula="oooc:=[.A146]+1"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string">
            <text:p>oportunidades para empresários</text:p>
          </table:table-cell>
          <table:table-cell table:number-columns-repeated="253"/>
        </table:table-row>
        <table:table-row table:style-name="ro21">
          <table:table-cell table:formula="oooc:=[.A147]+1"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string">
            <text:p>organização de empresários</text:p>
          </table:table-cell>
          <table:table-cell table:number-columns-repeated="253"/>
        </table:table-row>
        <table:table-row table:style-name="ro21">
          <table:table-cell table:formula="oooc:=[.A148]+1"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string">
            <text:p>gestão de bens</text:p>
          </table:table-cell>
          <table:table-cell table:number-columns-repeated="253"/>
        </table:table-row>
        <table:table-row table:style-name="ro21">
          <table:table-cell table:formula="oooc:=[.A149]+1"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string">
            <text:p>conselheiro financeiro</text:p>
          </table:table-cell>
          <table:table-cell table:number-columns-repeated="253"/>
        </table:table-row>
        <table:table-row table:style-name="ro21">
          <table:table-cell table:formula="oooc:=[.A150]+1"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string">
            <text:p>analista financeiro</text:p>
          </table:table-cell>
          <table:table-cell table:number-columns-repeated="253"/>
        </table:table-row>
        <table:table-row table:style-name="ro21">
          <table:table-cell table:formula="oooc:=[.A151]+1"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string">
            <text:p>bolsa de valores</text:p>
          </table:table-cell>
          <table:table-cell table:number-columns-repeated="253"/>
        </table:table-row>
        <table:table-row table:style-name="ro21">
          <table:table-cell table:formula="oooc:=[.A152]+1" office:value-type="float" office:value="152">
            <text:p>152</text:p>
          </table:table-cell>
          <table:table-cell office:value-type="float" office:value="13">
            <text:p>13</text:p>
          </table:table-cell>
          <table:table-cell office:value-type="string">
            <text:p>mercado imobiliário norte-americano</text:p>
          </table:table-cell>
          <table:table-cell table:number-columns-repeated="253"/>
        </table:table-row>
        <table:table-row table:style-name="ro21">
          <table:table-cell table:formula="oooc:=[.A153]+1"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string">
            <text:p>encontrar imóvel</text:p>
          </table:table-cell>
          <table:table-cell table:number-columns-repeated="253"/>
        </table:table-row>
        <table:table-row table:style-name="ro21">
          <table:table-cell table:formula="oooc:=[.A154]+1" office:value-type="float" office:value="154">
            <text:p>154</text:p>
          </table:table-cell>
          <table:table-cell office:value-type="float" office:value="13">
            <text:p>13</text:p>
          </table:table-cell>
          <table:table-cell office:value-type="string">
            <text:p>agente imobiliário</text:p>
          </table:table-cell>
          <table:table-cell table:number-columns-repeated="253"/>
        </table:table-row>
        <table:table-row table:style-name="ro21">
          <table:table-cell table:formula="oooc:=[.A155]+1"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string">
            <text:p>angariador imobiliário</text:p>
          </table:table-cell>
          <table:table-cell table:number-columns-repeated="253"/>
        </table:table-row>
        <table:table-row table:style-name="ro21">
          <table:table-cell table:formula="oooc:=[.A156]+1" office:value-type="float" office:value="156">
            <text:p>156</text:p>
          </table:table-cell>
          <table:table-cell office:value-type="float" office:value="13">
            <text:p>13</text:p>
          </table:table-cell>
          <table:table-cell office:value-type="string">
            <text:p>imóvel para venda</text:p>
          </table:table-cell>
          <table:table-cell table:number-columns-repeated="253"/>
        </table:table-row>
        <table:table-row table:style-name="ro21">
          <table:table-cell table:formula="oooc:=[.A157]+1"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string">
            <text:p>investimento em imóveis</text:p>
          </table:table-cell>
          <table:table-cell table:number-columns-repeated="253"/>
        </table:table-row>
        <table:table-row table:style-name="ro21">
          <table:table-cell table:formula="oooc:=[.A158]+1"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string">
            <text:p>licença de angariador imobiliário</text:p>
          </table:table-cell>
          <table:table-cell table:number-columns-repeated="253"/>
        </table:table-row>
        <table:table-row table:style-name="ro21">
          <table:table-cell table:formula="oooc:=[.A159]+1"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string">
            <text:p>listas de imóveis</text:p>
          </table:table-cell>
          <table:table-cell table:number-columns-repeated="253"/>
        </table:table-row>
        <table:table-row table:style-name="ro21">
          <table:table-cell table:formula="oooc:=[.A160]+1"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string">
            <text:p>mercado imobiliário</text:p>
          </table:table-cell>
          <table:table-cell table:number-columns-repeated="253"/>
        </table:table-row>
        <table:table-row table:style-name="ro21">
          <table:table-cell table:formula="oooc:=[.A161]+1"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string">
            <text:p>propriedade imobiliária</text:p>
          </table:table-cell>
          <table:table-cell table:number-columns-repeated="253"/>
        </table:table-row>
        <table:table-row table:style-name="ro21">
          <table:table-cell table:formula="oooc:=[.A162]+1" office:value-type="float" office:value="162">
            <text:p>162</text:p>
          </table:table-cell>
          <table:table-cell office:value-type="float" office:value="13">
            <text:p>13</text:p>
          </table:table-cell>
          <table:table-cell office:value-type="string">
            <text:p>imóvel para alugar</text:p>
          </table:table-cell>
          <table:table-cell table:number-columns-repeated="253"/>
        </table:table-row>
        <table:table-row table:style-name="ro21">
          <table:table-cell table:formula="oooc:=[.A163]+1"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string">
            <text:p>venda de imóvel</text:p>
          </table:table-cell>
          <table:table-cell table:number-columns-repeated="253"/>
        </table:table-row>
        <table:table-row table:style-name="ro21">
          <table:table-cell table:formula="oooc:=[.A164]+1" office:value-type="float" office:value="164">
            <text:p>164</text:p>
          </table:table-cell>
          <table:table-cell office:value-type="float" office:value="13">
            <text:p>13</text:p>
          </table:table-cell>
          <table:table-cell office:value-type="string">
            <text:p>pesquisa de imóveis</text:p>
          </table:table-cell>
          <table:table-cell table:number-columns-repeated="253"/>
        </table:table-row>
        <table:table-row table:style-name="ro21">
          <table:table-cell table:formula="oooc:=[.A165]+1"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string">
            <text:p>comprar acções e títulos</text:p>
          </table:table-cell>
          <table:table-cell table:number-columns-repeated="253"/>
        </table:table-row>
        <table:table-row table:style-name="ro21">
          <table:table-cell table:formula="oooc:=[.A166]+1" office:value-type="float" office:value="166">
            <text:p>166</text:p>
          </table:table-cell>
          <table:table-cell office:value-type="float" office:value="14">
            <text:p>14</text:p>
          </table:table-cell>
          <table:table-cell office:value-type="string">
            <text:p>como investir</text:p>
          </table:table-cell>
          <table:table-cell table:number-columns-repeated="253"/>
        </table:table-row>
        <table:table-row table:style-name="ro21">
          <table:table-cell table:formula="oooc:=[.A167]+1" office:value-type="float" office:value="167">
            <text:p>167</text:p>
          </table:table-cell>
          <table:table-cell office:value-type="float" office:value="14">
            <text:p>14</text:p>
          </table:table-cell>
          <table:table-cell office:value-type="string">
            <text:p>o que são acções</text:p>
          </table:table-cell>
          <table:table-cell table:number-columns-repeated="253"/>
        </table:table-row>
        <table:table-row table:style-name="ro21">
          <table:table-cell table:formula="oooc:=[.A168]+1"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string">
            <text:p>corretores</text:p>
          </table:table-cell>
          <table:table-cell table:number-columns-repeated="253"/>
        </table:table-row>
        <table:table-row table:style-name="ro21">
          <table:table-cell table:formula="oooc:=[.A169]+1" office:value-type="float" office:value="169">
            <text:p>169</text:p>
          </table:table-cell>
          <table:table-cell office:value-type="float" office:value="14">
            <text:p>14</text:p>
          </table:table-cell>
          <table:table-cell office:value-type="string">
            <text:p>mercados de acções e títulos</text:p>
          </table:table-cell>
          <table:table-cell table:number-columns-repeated="253"/>
        </table:table-row>
        <table:table-row table:style-name="ro21">
          <table:table-cell table:formula="oooc:=[.A170]+1"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string">
            <text:p>preços de acções e títulos</text:p>
          </table:table-cell>
          <table:table-cell table:number-columns-repeated="253"/>
        </table:table-row>
        <table:table-row table:style-name="ro21">
          <table:table-cell table:formula="oooc:=[.A171]+1" office:value-type="float" office:value="171">
            <text:p>171</text:p>
          </table:table-cell>
          <table:table-cell office:value-type="float" office:value="14">
            <text:p>14</text:p>
          </table:table-cell>
          <table:table-cell office:value-type="string">
            <text:p>retornos de acções e títulos</text:p>
          </table:table-cell>
          <table:table-cell table:number-columns-repeated="253"/>
        </table:table-row>
        <table:table-row table:style-name="ro21">
          <table:table-cell table:formula="oooc:=[.A172]+1"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string">
            <text:p>arquitecto</text:p>
          </table:table-cell>
          <table:table-cell table:number-columns-repeated="253"/>
        </table:table-row>
        <table:table-row table:style-name="ro21">
          <table:table-cell table:formula="oooc:=[.A173]+1" office:value-type="float" office:value="173">
            <text:p>173</text:p>
          </table:table-cell>
          <table:table-cell office:value-type="float" office:value="16">
            <text:p>16</text:p>
          </table:table-cell>
          <table:table-cell office:value-type="string">
            <text:p>desenho arquitectónico</text:p>
          </table:table-cell>
          <table:table-cell table:number-columns-repeated="253"/>
        </table:table-row>
        <table:table-row table:style-name="ro21">
          <table:table-cell table:formula="oooc:=[.A174]+1"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string">
            <text:p>empregos design</text:p>
          </table:table-cell>
          <table:table-cell table:number-columns-repeated="253"/>
        </table:table-row>
        <table:table-row table:style-name="ro21">
          <table:table-cell table:formula="oooc:=[.A175]+1"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string">
            <text:p>atelier de design</text:p>
          </table:table-cell>
          <table:table-cell table:number-columns-repeated="253"/>
        </table:table-row>
        <table:table-row table:style-name="ro19">
          <table:table-cell table:formula="oooc:=[.A176]+1"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string">
            <text:p>home design</text:p>
          </table:table-cell>
          <table:table-cell table:number-columns-repeated="253"/>
        </table:table-row>
        <table:table-row table:style-name="ro21">
          <table:table-cell table:formula="oooc:=[.A177]+1"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string">
            <text:p>design de interiores</text:p>
          </table:table-cell>
          <table:table-cell table:number-columns-repeated="253"/>
        </table:table-row>
        <table:table-row table:style-name="ro21">
          <table:table-cell table:formula="oooc:=[.A178]+1"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string">
            <text:p>design de interiores</text:p>
          </table:table-cell>
          <table:table-cell table:number-columns-repeated="253"/>
        </table:table-row>
        <table:table-row table:style-name="ro21">
          <table:table-cell table:formula="oooc:=[.A179]+1"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string">
            <text:p>design de cozinhas</text:p>
          </table:table-cell>
          <table:table-cell table:number-columns-repeated="253"/>
        </table:table-row>
        <table:table-row table:style-name="ro21">
          <table:table-cell table:formula="oooc:=[.A180]+1"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string">
            <text:p>arquitectura paisagista</text:p>
          </table:table-cell>
          <table:table-cell table:number-columns-repeated="253"/>
        </table:table-row>
        <table:table-row table:style-name="ro21">
          <table:table-cell table:formula="oooc:=[.A181]+1" office:value-type="float" office:value="181">
            <text:p>181</text:p>
          </table:table-cell>
          <table:table-cell office:value-type="float" office:value="17">
            <text:p>17</text:p>
          </table:table-cell>
          <table:table-cell office:value-type="string">
            <text:p>venda de arte</text:p>
          </table:table-cell>
          <table:table-cell table:number-columns-repeated="253"/>
        </table:table-row>
        <table:table-row table:style-name="ro21">
          <table:table-cell table:formula="oooc:=[.A182]+1" office:value-type="float" office:value="182">
            <text:p>182</text:p>
          </table:table-cell>
          <table:table-cell office:value-type="float" office:value="17">
            <text:p>17</text:p>
          </table:table-cell>
          <table:table-cell office:value-type="string">
            <text:p>galeria de arte</text:p>
          </table:table-cell>
          <table:table-cell table:number-columns-repeated="253"/>
        </table:table-row>
        <table:table-row table:style-name="ro21">
          <table:table-cell table:formula="oooc:=[.A183]+1" office:value-type="float" office:value="183">
            <text:p>183</text:p>
          </table:table-cell>
          <table:table-cell office:value-type="float" office:value="17">
            <text:p>17</text:p>
          </table:table-cell>
          <table:table-cell office:value-type="string">
            <text:p>arte online</text:p>
          </table:table-cell>
          <table:table-cell table:number-columns-repeated="253"/>
        </table:table-row>
        <table:table-row table:style-name="ro21">
          <table:table-cell table:formula="oooc:=[.A184]+1" office:value-type="float" office:value="184">
            <text:p>184</text:p>
          </table:table-cell>
          <table:table-cell office:value-type="float" office:value="18">
            <text:p>18</text:p>
          </table:table-cell>
          <table:table-cell office:value-type="string">
            <text:p>acessórios auto</text:p>
          </table:table-cell>
          <table:table-cell table:number-columns-repeated="253"/>
        </table:table-row>
        <table:table-row table:style-name="ro21">
          <table:table-cell table:formula="oooc:=[.A185]+1"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string">
            <text:p>leilão de automóveis</text:p>
          </table:table-cell>
          <table:table-cell table:number-columns-repeated="253"/>
        </table:table-row>
        <table:table-row table:style-name="ro21">
          <table:table-cell table:formula="oooc:=[.A186]+1" office:value-type="float" office:value="186">
            <text:p>186</text:p>
          </table:table-cell>
          <table:table-cell office:value-type="float" office:value="18">
            <text:p>18</text:p>
          </table:table-cell>
          <table:table-cell office:value-type="string">
            <text:p>vendedores de automóveis</text:p>
          </table:table-cell>
          <table:table-cell table:number-columns-repeated="253"/>
        </table:table-row>
        <table:table-row table:style-name="ro21">
          <table:table-cell table:formula="oooc:=[.A187]+1" office:value-type="float" office:value="187">
            <text:p>187</text:p>
          </table:table-cell>
          <table:table-cell office:value-type="float" office:value="18">
            <text:p>18</text:p>
          </table:table-cell>
          <table:table-cell office:value-type="string">
            <text:p>seguro automóvel</text:p>
          </table:table-cell>
          <table:table-cell table:number-columns-repeated="253"/>
        </table:table-row>
        <table:table-row table:style-name="ro21">
          <table:table-cell table:formula="oooc:=[.A188]+1" office:value-type="float" office:value="188">
            <text:p>188</text:p>
          </table:table-cell>
          <table:table-cell office:value-type="float" office:value="18">
            <text:p>18</text:p>
          </table:table-cell>
          <table:table-cell office:value-type="string">
            <text:p>empréstimo para comprar carro</text:p>
          </table:table-cell>
          <table:table-cell table:number-columns-repeated="253"/>
        </table:table-row>
        <table:table-row table:style-name="ro21">
          <table:table-cell table:formula="oooc:=[.A189]+1"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string">
            <text:p>peças para automóveis</text:p>
          </table:table-cell>
          <table:table-cell table:number-columns-repeated="253"/>
        </table:table-row>
        <table:table-row table:style-name="ro21">
          <table:table-cell table:formula="oooc:=[.A190]+1" office:value-type="float" office:value="190">
            <text:p>190</text:p>
          </table:table-cell>
          <table:table-cell office:value-type="float" office:value="18">
            <text:p>18</text:p>
          </table:table-cell>
          <table:table-cell office:value-type="string">
            <text:p>aluguer de automóveis</text:p>
          </table:table-cell>
          <table:table-cell table:number-columns-repeated="253"/>
        </table:table-row>
        <table:table-row table:style-name="ro21">
          <table:table-cell table:formula="oooc:=[.A191]+1" office:value-type="float" office:value="191">
            <text:p>191</text:p>
          </table:table-cell>
          <table:table-cell office:value-type="float" office:value="18">
            <text:p>18</text:p>
          </table:table-cell>
          <table:table-cell office:value-type="string">
            <text:p>reparação de automóveis</text:p>
          </table:table-cell>
          <table:table-cell table:number-columns-repeated="253"/>
        </table:table-row>
        <table:table-row table:style-name="ro21">
          <table:table-cell table:formula="oooc:=[.A192]+1" office:value-type="float" office:value="192">
            <text:p>192</text:p>
          </table:table-cell>
          <table:table-cell office:value-type="float" office:value="18">
            <text:p>18</text:p>
          </table:table-cell>
          <table:table-cell office:value-type="string">
            <text:p>venda de automóveis</text:p>
          </table:table-cell>
          <table:table-cell table:number-columns-repeated="253"/>
        </table:table-row>
        <table:table-row table:style-name="ro21">
          <table:table-cell table:formula="oooc:=[.A193]+1"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string">
            <text:p>salão automóvel</text:p>
          </table:table-cell>
          <table:table-cell table:number-columns-repeated="253"/>
        </table:table-row>
        <table:table-row table:style-name="ro21">
          <table:table-cell table:formula="oooc:=[.A194]+1"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string">
            <text:p>carros para venda</text:p>
          </table:table-cell>
          <table:table-cell table:number-columns-repeated="253"/>
        </table:table-row>
        <table:table-row table:style-name="ro21">
          <table:table-cell table:formula="oooc:=[.A195]+1" office:value-type="float" office:value="195">
            <text:p>195</text:p>
          </table:table-cell>
          <table:table-cell office:value-type="float" office:value="18">
            <text:p>18</text:p>
          </table:table-cell>
          <table:table-cell office:value-type="string">
            <text:p>carros clássicos</text:p>
          </table:table-cell>
          <table:table-cell table:number-columns-repeated="253"/>
        </table:table-row>
        <table:table-row table:style-name="ro21">
          <table:table-cell table:formula="oooc:=[.A196]+1"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string">
            <text:p>carros híbridos</text:p>
          </table:table-cell>
          <table:table-cell table:number-columns-repeated="253"/>
        </table:table-row>
        <table:table-row table:style-name="ro21">
          <table:table-cell table:formula="oooc:=[.A197]+1" office:value-type="float" office:value="197">
            <text:p>197</text:p>
          </table:table-cell>
          <table:table-cell office:value-type="float" office:value="18">
            <text:p>18</text:p>
          </table:table-cell>
          <table:table-cell office:value-type="string">
            <text:p>carros novos</text:p>
          </table:table-cell>
          <table:table-cell table:number-columns-repeated="253"/>
        </table:table-row>
        <table:table-row table:style-name="ro21">
          <table:table-cell table:formula="oooc:=[.A198]+1" office:value-type="float" office:value="198">
            <text:p>198</text:p>
          </table:table-cell>
          <table:table-cell office:value-type="float" office:value="18">
            <text:p>18</text:p>
          </table:table-cell>
          <table:table-cell office:value-type="string">
            <text:p>carros antigos</text:p>
          </table:table-cell>
          <table:table-cell table:number-columns-repeated="253"/>
        </table:table-row>
        <table:table-row table:style-name="ro19">
          <table:table-cell table:formula="oooc:=[.A199]+1" office:value-type="float" office:value="199">
            <text:p>199</text:p>
          </table:table-cell>
          <table:table-cell office:value-type="float" office:value="18">
            <text:p>18</text:p>
          </table:table-cell>
          <table:table-cell office:value-type="string">
            <text:p>rent a car</text:p>
          </table:table-cell>
          <table:table-cell table:number-columns-repeated="253"/>
        </table:table-row>
        <table:table-row table:style-name="ro21">
          <table:table-cell table:formula="oooc:=[.A200]+1"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string">
            <text:p>carros usados</text:p>
          </table:table-cell>
          <table:table-cell table:number-columns-repeated="253"/>
        </table:table-row>
        <table:table-row table:style-name="ro21">
          <table:table-cell table:formula="oooc:=[.A201]+1" office:value-type="float" office:value="201">
            <text:p>201</text:p>
          </table:table-cell>
          <table:table-cell office:value-type="float" office:value="19">
            <text:p>19</text:p>
          </table:table-cell>
          <table:table-cell office:value-type="string">
            <text:p>roupas para bebé</text:p>
          </table:table-cell>
          <table:table-cell table:number-columns-repeated="253"/>
        </table:table-row>
        <table:table-row table:style-name="ro21">
          <table:table-cell table:formula="oooc:=[.A202]+1" office:value-type="float" office:value="202">
            <text:p>202</text:p>
          </table:table-cell>
          <table:table-cell office:value-type="float" office:value="19">
            <text:p>19</text:p>
          </table:table-cell>
          <table:table-cell office:value-type="string">
            <text:p>roupa de criança</text:p>
          </table:table-cell>
          <table:table-cell table:number-columns-repeated="253"/>
        </table:table-row>
        <table:table-row table:style-name="ro21">
          <table:table-cell table:formula="oooc:=[.A203]+1" office:value-type="float" office:value="203">
            <text:p>203</text:p>
          </table:table-cell>
          <table:table-cell office:value-type="float" office:value="19">
            <text:p>19</text:p>
          </table:table-cell>
          <table:table-cell office:value-type="string">
            <text:p>lojas de roupa</text:p>
          </table:table-cell>
          <table:table-cell table:number-columns-repeated="253"/>
        </table:table-row>
        <table:table-row table:style-name="ro21">
          <table:table-cell table:formula="oooc:=[.A204]+1" office:value-type="float" office:value="204">
            <text:p>204</text:p>
          </table:table-cell>
          <table:table-cell office:value-type="float" office:value="19">
            <text:p>19</text:p>
          </table:table-cell>
          <table:table-cell table:style-name="ce11" office:value-type="string">
            <text:p>criadores de moda colecções</text:p>
          </table:table-cell>
          <table:table-cell table:number-columns-repeated="253"/>
        </table:table-row>
        <table:table-row table:style-name="ro21">
          <table:table-cell table:formula="oooc:=[.A205]+1" office:value-type="float" office:value="205">
            <text:p>205</text:p>
          </table:table-cell>
          <table:table-cell office:value-type="float" office:value="19">
            <text:p>19</text:p>
          </table:table-cell>
          <table:table-cell office:value-type="string">
            <text:p>moda</text:p>
          </table:table-cell>
          <table:table-cell table:number-columns-repeated="253"/>
        </table:table-row>
        <table:table-row table:style-name="ro21">
          <table:table-cell table:formula="oooc:=[.A206]+1" office:value-type="float" office:value="206">
            <text:p>206</text:p>
          </table:table-cell>
          <table:table-cell office:value-type="float" office:value="19">
            <text:p>19</text:p>
          </table:table-cell>
          <table:table-cell office:value-type="string">
            <text:p>estilista</text:p>
          </table:table-cell>
          <table:table-cell table:number-columns-repeated="253"/>
        </table:table-row>
        <table:table-row table:style-name="ro21">
          <table:table-cell table:formula="oooc:=[.A207]+1" office:value-type="float" office:value="207">
            <text:p>207</text:p>
          </table:table-cell>
          <table:table-cell office:value-type="float" office:value="19">
            <text:p>19</text:p>
          </table:table-cell>
          <table:table-cell office:value-type="string">
            <text:p>desfile de moda</text:p>
          </table:table-cell>
          <table:table-cell table:number-columns-repeated="253"/>
        </table:table-row>
        <table:table-row table:style-name="ro21">
          <table:table-cell table:formula="oooc:=[.A208]+1" office:value-type="float" office:value="208">
            <text:p>208</text:p>
          </table:table-cell>
          <table:table-cell office:value-type="float" office:value="19">
            <text:p>19</text:p>
          </table:table-cell>
          <table:table-cell office:value-type="string">
            <text:p>roupa para raparigas</text:p>
          </table:table-cell>
          <table:table-cell table:number-columns-repeated="253"/>
        </table:table-row>
        <table:table-row table:style-name="ro21">
          <table:table-cell table:formula="oooc:=[.A209]+1" office:value-type="float" office:value="209">
            <text:p>209</text:p>
          </table:table-cell>
          <table:table-cell office:value-type="float" office:value="19">
            <text:p>19</text:p>
          </table:table-cell>
          <table:table-cell office:value-type="string">
            <text:p>roupas pré-mamã</text:p>
          </table:table-cell>
          <table:table-cell table:number-columns-repeated="253"/>
        </table:table-row>
        <table:table-row table:style-name="ro21">
          <table:table-cell table:formula="oooc:=[.A210]+1" office:value-type="float" office:value="210">
            <text:p>210</text:p>
          </table:table-cell>
          <table:table-cell office:value-type="float" office:value="19">
            <text:p>19</text:p>
          </table:table-cell>
          <table:table-cell office:value-type="string">
            <text:p>roupa de homem</text:p>
          </table:table-cell>
          <table:table-cell table:number-columns-repeated="253"/>
        </table:table-row>
        <table:table-row table:style-name="ro21">
          <table:table-cell table:formula="oooc:=[.A211]+1" office:value-type="float" office:value="211">
            <text:p>211</text:p>
          </table:table-cell>
          <table:table-cell office:value-type="float" office:value="19">
            <text:p>19</text:p>
          </table:table-cell>
          <table:table-cell office:value-type="string">
            <text:p>roupa de senhora</text:p>
          </table:table-cell>
          <table:table-cell table:number-columns-repeated="253"/>
        </table:table-row>
        <table:table-row table:style-name="ro21">
          <table:table-cell table:formula="oooc:=[.A212]+1" office:value-type="float" office:value="212">
            <text:p>212</text:p>
          </table:table-cell>
          <table:table-cell office:value-type="float" office:value="20">
            <text:p>20</text:p>
          </table:table-cell>
          <table:table-cell office:value-type="string">
            <text:p>comida para bebé</text:p>
          </table:table-cell>
          <table:table-cell table:number-columns-repeated="253"/>
        </table:table-row>
        <table:table-row table:style-name="ro21">
          <table:table-cell table:formula="oooc:=[.A213]+1" office:value-type="float" office:value="213">
            <text:p>213</text:p>
          </table:table-cell>
          <table:table-cell office:value-type="float" office:value="20">
            <text:p>20</text:p>
          </table:table-cell>
          <table:table-cell office:value-type="string">
            <text:p>receitas de bolos</text:p>
          </table:table-cell>
          <table:table-cell table:number-columns-repeated="253"/>
        </table:table-row>
        <table:table-row table:style-name="ro21">
          <table:table-cell table:formula="oooc:=[.A214]+1" office:value-type="float" office:value="214">
            <text:p>214</text:p>
          </table:table-cell>
          <table:table-cell office:value-type="float" office:value="20">
            <text:p>20</text:p>
          </table:table-cell>
          <table:table-cell office:value-type="string">
            <text:p>receitas de frango</text:p>
          </table:table-cell>
          <table:table-cell table:number-columns-repeated="253"/>
        </table:table-row>
        <table:table-row table:style-name="ro21">
          <table:table-cell table:formula="oooc:=[.A215]+1" office:value-type="float" office:value="215">
            <text:p>215</text:p>
          </table:table-cell>
          <table:table-cell office:value-type="float" office:value="20">
            <text:p>20</text:p>
          </table:table-cell>
          <table:table-cell office:value-type="string">
            <text:p>comida chinesa</text:p>
          </table:table-cell>
          <table:table-cell table:number-columns-repeated="253"/>
        </table:table-row>
        <table:table-row table:style-name="ro21">
          <table:table-cell table:formula="oooc:=[.A216]+1"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string">
            <text:p>comida de dieta</text:p>
          </table:table-cell>
          <table:table-cell table:number-columns-repeated="253"/>
        </table:table-row>
        <table:table-row table:style-name="ro21">
          <table:table-cell table:formula="oooc:=[.A217]+1" office:value-type="float" office:value="217">
            <text:p>217</text:p>
          </table:table-cell>
          <table:table-cell office:value-type="float" office:value="20">
            <text:p>20</text:p>
          </table:table-cell>
          <table:table-cell office:value-type="string">
            <text:p>comida rápida</text:p>
          </table:table-cell>
          <table:table-cell table:number-columns-repeated="253"/>
        </table:table-row>
        <table:table-row table:style-name="ro21">
          <table:table-cell table:formula="oooc:=[.A218]+1"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string">
            <text:p>comida</text:p>
          </table:table-cell>
          <table:table-cell table:number-columns-repeated="253"/>
        </table:table-row>
        <table:table-row table:style-name="ro21">
          <table:table-cell table:formula="oooc:=[.A219]+1"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string">
            <text:p>comida saudável</text:p>
          </table:table-cell>
          <table:table-cell table:number-columns-repeated="253"/>
        </table:table-row>
        <table:table-row table:style-name="ro21">
          <table:table-cell table:formula="oooc:=[.A220]+1"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string">
            <text:p>comida indiana</text:p>
          </table:table-cell>
          <table:table-cell table:number-columns-repeated="253"/>
        </table:table-row>
        <table:table-row table:style-name="ro21">
          <table:table-cell table:formula="oooc:=[.A221]+1"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string">
            <text:p>comida italiana</text:p>
          </table:table-cell>
          <table:table-cell table:number-columns-repeated="253"/>
        </table:table-row>
        <table:table-row table:style-name="ro21">
          <table:table-cell table:formula="oooc:=[.A222]+1" office:value-type="float" office:value="222">
            <text:p>222</text:p>
          </table:table-cell>
          <table:table-cell office:value-type="float" office:value="20">
            <text:p>20</text:p>
          </table:table-cell>
          <table:table-cell office:value-type="string">
            <text:p>comida de plástico</text:p>
          </table:table-cell>
          <table:table-cell table:number-columns-repeated="253"/>
        </table:table-row>
        <table:table-row table:style-name="ro21">
          <table:table-cell table:formula="oooc:=[.A223]+1" office:value-type="float" office:value="223">
            <text:p>223</text:p>
          </table:table-cell>
          <table:table-cell office:value-type="float" office:value="20">
            <text:p>20</text:p>
          </table:table-cell>
          <table:table-cell office:value-type="string">
            <text:p>comida mexicana</text:p>
          </table:table-cell>
          <table:table-cell table:number-columns-repeated="253"/>
        </table:table-row>
        <table:table-row table:style-name="ro21">
          <table:table-cell table:formula="oooc:=[.A224]+1" office:value-type="float" office:value="224">
            <text:p>224</text:p>
          </table:table-cell>
          <table:table-cell office:value-type="float" office:value="20">
            <text:p>20</text:p>
          </table:table-cell>
          <table:table-cell office:value-type="string">
            <text:p>alimentos orgânicos</text:p>
          </table:table-cell>
          <table:table-cell table:number-columns-repeated="253"/>
        </table:table-row>
        <table:table-row table:style-name="ro21">
          <table:table-cell table:formula="oooc:=[.A225]+1"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string">
            <text:p>receitas</text:p>
          </table:table-cell>
          <table:table-cell table:number-columns-repeated="253"/>
        </table:table-row>
        <table:table-row table:style-name="ro21">
          <table:table-cell table:formula="oooc:=[.A226]+1"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string">
            <text:p>vinho</text:p>
          </table:table-cell>
          <table:table-cell table:number-columns-repeated="253"/>
        </table:table-row>
        <table:table-row table:style-name="ro21">
          <table:table-cell table:formula="oooc:=[.A227]+1"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string">
            <text:p>saúde oral</text:p>
          </table:table-cell>
          <table:table-cell table:number-columns-repeated="253"/>
        </table:table-row>
        <table:table-row table:style-name="ro21">
          <table:table-cell table:formula="oooc:=[.A228]+1"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string">
            <text:p>comprimidos dietéticos</text:p>
          </table:table-cell>
          <table:table-cell table:number-columns-repeated="253"/>
        </table:table-row>
        <table:table-row table:style-name="ro21">
          <table:table-cell table:formula="oooc:=[.A229]+1" office:value-type="float" office:value="229">
            <text:p>229</text:p>
          </table:table-cell>
          <table:table-cell office:value-type="float" office:value="21">
            <text:p>21</text:p>
          </table:table-cell>
          <table:table-cell office:value-type="string">
            <text:p>exercício físico</text:p>
          </table:table-cell>
          <table:table-cell table:number-columns-repeated="253"/>
        </table:table-row>
        <table:table-row table:style-name="ro21">
          <table:table-cell table:formula="oooc:=[.A230]+1" office:value-type="float" office:value="230">
            <text:p>230</text:p>
          </table:table-cell>
          <table:table-cell office:value-type="float" office:value="21">
            <text:p>21</text:p>
          </table:table-cell>
          <table:table-cell office:value-type="string">
            <text:p>equipamento para prática de exercício físico</text:p>
          </table:table-cell>
          <table:table-cell table:number-columns-repeated="253"/>
        </table:table-row>
        <table:table-row table:style-name="ro19">
          <table:table-cell table:formula="oooc:=[.A231]+1"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string">
            <text:p>fitness</text:p>
          </table:table-cell>
          <table:table-cell table:number-columns-repeated="253"/>
        </table:table-row>
        <table:table-row table:style-name="ro21">
          <table:table-cell table:formula="oooc:=[.A232]+1" office:value-type="float" office:value="232">
            <text:p>232</text:p>
          </table:table-cell>
          <table:table-cell office:value-type="float" office:value="21">
            <text:p>21</text:p>
          </table:table-cell>
          <table:table-cell office:value-type="string">
            <text:p>saúde</text:p>
          </table:table-cell>
          <table:table-cell table:number-columns-repeated="253"/>
        </table:table-row>
        <table:table-row table:style-name="ro21">
          <table:table-cell table:formula="oooc:=[.A233]+1"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string">
            <text:p>cuidados de saúde</text:p>
          </table:table-cell>
          <table:table-cell table:number-columns-repeated="253"/>
        </table:table-row>
        <table:table-row table:style-name="ro19">
          <table:table-cell table:formula="oooc:=[.A234]+1" office:value-type="float" office:value="234">
            <text:p>234</text:p>
          </table:table-cell>
          <table:table-cell office:value-type="float" office:value="21">
            <text:p>21</text:p>
          </table:table-cell>
          <table:table-cell office:value-type="string">
            <text:p>health clubs</text:p>
          </table:table-cell>
          <table:table-cell table:number-columns-repeated="253"/>
        </table:table-row>
        <table:table-row table:style-name="ro21">
          <table:table-cell table:formula="oooc:=[.A235]+1"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string">
            <text:p>comida saudável</text:p>
          </table:table-cell>
          <table:table-cell table:number-columns-repeated="253"/>
        </table:table-row>
        <table:table-row table:style-name="ro21">
          <table:table-cell table:formula="oooc:=[.A236]+1" office:value-type="float" office:value="236">
            <text:p>236</text:p>
          </table:table-cell>
          <table:table-cell office:value-type="float" office:value="21">
            <text:p>21</text:p>
          </table:table-cell>
          <table:table-cell office:value-type="string">
            <text:p>seguro de saúde</text:p>
          </table:table-cell>
          <table:table-cell table:number-columns-repeated="253"/>
        </table:table-row>
        <table:table-row table:style-name="ro21">
          <table:table-cell table:formula="oooc:=[.A237]+1" office:value-type="float" office:value="237">
            <text:p>237</text:p>
          </table:table-cell>
          <table:table-cell office:value-type="float" office:value="21">
            <text:p>21</text:p>
          </table:table-cell>
          <table:table-cell office:value-type="string">
            <text:p>revista saúde</text:p>
          </table:table-cell>
          <table:table-cell table:number-columns-repeated="253"/>
        </table:table-row>
        <table:table-row table:style-name="ro21">
          <table:table-cell table:formula="oooc:=[.A238]+1" office:value-type="float" office:value="238">
            <text:p>238</text:p>
          </table:table-cell>
          <table:table-cell office:value-type="float" office:value="21">
            <text:p>21</text:p>
          </table:table-cell>
          <table:table-cell office:value-type="string">
            <text:p>desportos</text:p>
          </table:table-cell>
          <table:table-cell table:number-columns-repeated="253"/>
        </table:table-row>
        <table:table-row table:style-name="ro21">
          <table:table-cell table:formula="oooc:=[.A239]+1"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string">
            <text:p>ginástica</text:p>
          </table:table-cell>
          <table:table-cell table:number-columns-repeated="253"/>
        </table:table-row>
        <table:table-row table:style-name="ro21">
          <table:table-cell table:formula="oooc:=[.A240]+1"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string">
            <text:p>livros antigos</text:p>
          </table:table-cell>
          <table:table-cell table:number-columns-repeated="253"/>
        </table:table-row>
        <table:table-row table:style-name="ro21">
          <table:table-cell table:formula="oooc:=[.A241]+1" office:value-type="float" office:value="241">
            <text:p>241</text:p>
          </table:table-cell>
          <table:table-cell office:value-type="float" office:value="22">
            <text:p>22</text:p>
          </table:table-cell>
          <table:table-cell office:value-type="string">
            <text:p>livros áudio</text:p>
          </table:table-cell>
          <table:table-cell table:number-columns-repeated="253"/>
        </table:table-row>
        <table:table-row table:style-name="ro21">
          <table:table-cell table:formula="oooc:=[.A242]+1" office:value-type="float" office:value="242">
            <text:p>242</text:p>
          </table:table-cell>
          <table:table-cell office:value-type="float" office:value="22">
            <text:p>22</text:p>
          </table:table-cell>
          <table:table-cell office:value-type="string">
            <text:p>livros para bebés</text:p>
          </table:table-cell>
          <table:table-cell table:number-columns-repeated="253"/>
        </table:table-row>
        <table:table-row table:style-name="ro19">
          <table:table-cell table:formula="oooc:=[.A243]+1"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string">
            <text:p>best sellers</text:p>
          </table:table-cell>
          <table:table-cell table:number-columns-repeated="253"/>
        </table:table-row>
        <table:table-row table:style-name="ro21">
          <table:table-cell table:formula="oooc:=[.A244]+1" office:value-type="float" office:value="244">
            <text:p>244</text:p>
          </table:table-cell>
          <table:table-cell office:value-type="float" office:value="22">
            <text:p>22</text:p>
          </table:table-cell>
          <table:table-cell office:value-type="string">
            <text:p>clube de leitura</text:p>
          </table:table-cell>
          <table:table-cell table:number-columns-repeated="253"/>
        </table:table-row>
        <table:table-row table:style-name="ro21">
          <table:table-cell table:formula="oooc:=[.A245]+1" office:value-type="float" office:value="245">
            <text:p>245</text:p>
          </table:table-cell>
          <table:table-cell office:value-type="float" office:value="22">
            <text:p>22</text:p>
          </table:table-cell>
          <table:table-cell office:value-type="string">
            <text:p>críticas de livros</text:p>
          </table:table-cell>
          <table:table-cell table:number-columns-repeated="253"/>
        </table:table-row>
        <table:table-row table:style-name="ro21">
          <table:table-cell table:formula="oooc:=[.A246]+1" office:value-type="float" office:value="246">
            <text:p>246</text:p>
          </table:table-cell>
          <table:table-cell office:value-type="float" office:value="22">
            <text:p>22</text:p>
          </table:table-cell>
          <table:table-cell office:value-type="string">
            <text:p>pesquisa de livros</text:p>
          </table:table-cell>
          <table:table-cell table:number-columns-repeated="253"/>
        </table:table-row>
        <table:table-row table:style-name="ro21">
          <table:table-cell table:formula="oooc:=[.A247]+1"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string">
            <text:p>livrarias</text:p>
          </table:table-cell>
          <table:table-cell table:number-columns-repeated="253"/>
        </table:table-row>
        <table:table-row table:style-name="ro21">
          <table:table-cell table:formula="oooc:=[.A248]+1" office:value-type="float" office:value="248">
            <text:p>248</text:p>
          </table:table-cell>
          <table:table-cell office:value-type="float" office:value="22">
            <text:p>22</text:p>
          </table:table-cell>
          <table:table-cell office:value-type="string">
            <text:p>literatura infantil</text:p>
          </table:table-cell>
          <table:table-cell table:number-columns-repeated="253"/>
        </table:table-row>
        <table:table-row table:style-name="ro21">
          <table:table-cell table:formula="oooc:=[.A249]+1"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string">
            <text:p>banda desenhada</text:p>
          </table:table-cell>
          <table:table-cell table:number-columns-repeated="253"/>
        </table:table-row>
        <table:table-row table:style-name="ro21">
          <table:table-cell table:formula="oooc:=[.A250]+1" office:value-type="float" office:value="250">
            <text:p>250</text:p>
          </table:table-cell>
          <table:table-cell office:value-type="float" office:value="22">
            <text:p>22</text:p>
          </table:table-cell>
          <table:table-cell office:value-type="string">
            <text:p>livros de ficção científica</text:p>
          </table:table-cell>
          <table:table-cell table:number-columns-repeated="253"/>
        </table:table-row>
        <table:table-row table:style-name="ro21">
          <table:table-cell table:formula="oooc:=[.A251]+1" office:value-type="float" office:value="251">
            <text:p>251</text:p>
          </table:table-cell>
          <table:table-cell office:value-type="float" office:value="22">
            <text:p>22</text:p>
          </table:table-cell>
          <table:table-cell office:value-type="string">
            <text:p>literatura</text:p>
          </table:table-cell>
          <table:table-cell table:number-columns-repeated="253"/>
        </table:table-row>
        <table:table-row table:style-name="ro21">
          <table:table-cell table:formula="oooc:=[.A252]+1" office:value-type="float" office:value="252">
            <text:p>252</text:p>
          </table:table-cell>
          <table:table-cell office:value-type="float" office:value="22">
            <text:p>22</text:p>
          </table:table-cell>
          <table:table-cell office:value-type="string">
            <text:p>poesia</text:p>
          </table:table-cell>
          <table:table-cell table:number-columns-repeated="253"/>
        </table:table-row>
        <table:table-row table:style-name="ro21">
          <table:table-cell table:formula="oooc:=[.A253]+1" office:value-type="float" office:value="253">
            <text:p>253</text:p>
          </table:table-cell>
          <table:table-cell office:value-type="float" office:value="22">
            <text:p>22</text:p>
          </table:table-cell>
          <table:table-cell office:value-type="string">
            <text:p>manuais escolares</text:p>
          </table:table-cell>
          <table:table-cell table:number-columns-repeated="253"/>
        </table:table-row>
        <table:table-row table:style-name="ro21">
          <table:table-cell table:formula="oooc:=[.A254]+1" office:value-type="float" office:value="254">
            <text:p>254</text:p>
          </table:table-cell>
          <table:table-cell office:value-type="float" office:value="22">
            <text:p>22</text:p>
          </table:table-cell>
          <table:table-cell office:value-type="string">
            <text:p>manuais</text:p>
          </table:table-cell>
          <table:table-cell table:number-columns-repeated="253"/>
        </table:table-row>
        <table:table-row table:style-name="ro21">
          <table:table-cell table:formula="oooc:=[.A255]+1"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string">
            <text:p>livros usados</text:p>
          </table:table-cell>
          <table:table-cell table:number-columns-repeated="253"/>
        </table:table-row>
        <table:table-row table:style-name="ro21">
          <table:table-cell table:formula="oooc:=[.A256]+1"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string">
            <text:p>viagens de aventura</text:p>
          </table:table-cell>
          <table:table-cell table:number-columns-repeated="253"/>
        </table:table-row>
        <table:table-row table:style-name="ro21">
          <table:table-cell table:formula="oooc:=[.A257]+1" office:value-type="float" office:value="257">
            <text:p>257</text:p>
          </table:table-cell>
          <table:table-cell office:value-type="float" office:value="23">
            <text:p>23</text:p>
          </table:table-cell>
          <table:table-cell office:value-type="string">
            <text:p>viagens de avião</text:p>
          </table:table-cell>
          <table:table-cell table:number-columns-repeated="253"/>
        </table:table-row>
        <table:table-row table:style-name="ro21">
          <table:table-cell table:formula="oooc:=[.A258]+1" office:value-type="float" office:value="258">
            <text:p>258</text:p>
          </table:table-cell>
          <table:table-cell office:value-type="float" office:value="23">
            <text:p>23</text:p>
          </table:table-cell>
          <table:table-cell office:value-type="string">
            <text:p>viagens baratas</text:p>
          </table:table-cell>
          <table:table-cell table:number-columns-repeated="253"/>
        </table:table-row>
        <table:table-row table:style-name="ro21">
          <table:table-cell table:formula="oooc:=[.A259]+1"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string">
            <text:p>voos baratos</text:p>
          </table:table-cell>
          <table:table-cell table:number-columns-repeated="253"/>
        </table:table-row>
        <table:table-row table:style-name="ro21">
          <table:table-cell table:formula="oooc:=[.A260]+1" office:value-type="float" office:value="260">
            <text:p>260</text:p>
          </table:table-cell>
          <table:table-cell office:value-type="float" office:value="23">
            <text:p>23</text:p>
          </table:table-cell>
          <table:table-cell office:value-type="string">
            <text:p>hotéis baratos</text:p>
          </table:table-cell>
          <table:table-cell table:number-columns-repeated="253"/>
        </table:table-row>
        <table:table-row table:style-name="ro21">
          <table:table-cell table:formula="oooc:=[.A261]+1" office:value-type="float" office:value="261">
            <text:p>261</text:p>
          </table:table-cell>
          <table:table-cell office:value-type="float" office:value="23">
            <text:p>23</text:p>
          </table:table-cell>
          <table:table-cell office:value-type="string">
            <text:p>viagens baratas</text:p>
          </table:table-cell>
          <table:table-cell table:number-columns-repeated="253"/>
        </table:table-row>
        <table:table-row table:style-name="ro21">
          <table:table-cell table:formula="oooc:=[.A262]+1" office:value-type="float" office:value="262">
            <text:p>262</text:p>
          </table:table-cell>
          <table:table-cell office:value-type="float" office:value="23">
            <text:p>23</text:p>
          </table:table-cell>
          <table:table-cell office:value-type="string">
            <text:p>hotéis estadia prolongada</text:p>
          </table:table-cell>
          <table:table-cell table:number-columns-repeated="253"/>
        </table:table-row>
        <table:table-row table:style-name="ro21">
          <table:table-cell table:formula="oooc:=[.A263]+1" office:value-type="float" office:value="263">
            <text:p>263</text:p>
          </table:table-cell>
          <table:table-cell office:value-type="float" office:value="23">
            <text:p>23</text:p>
          </table:table-cell>
          <table:table-cell office:value-type="string">
            <text:p>férias em família</text:p>
          </table:table-cell>
          <table:table-cell table:number-columns-repeated="253"/>
        </table:table-row>
        <table:table-row table:style-name="ro21">
          <table:table-cell table:formula="oooc:=[.A264]+1" office:value-type="float" office:value="264">
            <text:p>264</text:p>
          </table:table-cell>
          <table:table-cell office:value-type="float" office:value="23">
            <text:p>23</text:p>
          </table:table-cell>
          <table:table-cell office:value-type="string">
            <text:p>viagens avião</text:p>
          </table:table-cell>
          <table:table-cell table:number-columns-repeated="253"/>
        </table:table-row>
        <table:table-row table:style-name="ro21">
          <table:table-cell table:formula="oooc:=[.A265]+1" office:value-type="float" office:value="265">
            <text:p>265</text:p>
          </table:table-cell>
          <table:table-cell office:value-type="float" office:value="23">
            <text:p>23</text:p>
          </table:table-cell>
          <table:table-cell office:value-type="string">
            <text:p>hotéis</text:p>
          </table:table-cell>
          <table:table-cell table:number-columns-repeated="253"/>
        </table:table-row>
        <table:table-row table:style-name="ro21">
          <table:table-cell table:formula="oooc:=[.A266]+1" office:value-type="float" office:value="266">
            <text:p>266</text:p>
          </table:table-cell>
          <table:table-cell office:value-type="float" office:value="23">
            <text:p>23</text:p>
          </table:table-cell>
          <table:table-cell office:value-type="string">
            <text:p>viagens</text:p>
          </table:table-cell>
          <table:table-cell table:number-columns-repeated="253"/>
        </table:table-row>
        <table:table-row table:style-name="ro21">
          <table:table-cell table:formula="oooc:=[.A267]+1" office:value-type="float" office:value="267">
            <text:p>267</text:p>
          </table:table-cell>
          <table:table-cell office:value-type="float" office:value="25">
            <text:p>25</text:p>
          </table:table-cell>
          <table:table-cell office:value-type="string">
            <text:p>basebol universidade</text:p>
          </table:table-cell>
          <table:table-cell table:number-columns-repeated="253"/>
        </table:table-row>
        <table:table-row table:style-name="ro21">
          <table:table-cell table:formula="oooc:=[.A268]+1"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string">
            <text:p>basebol secundária</text:p>
          </table:table-cell>
          <table:table-cell table:number-columns-repeated="253"/>
        </table:table-row>
        <table:table-row table:style-name="ro21">
          <table:table-cell table:formula="oooc:=[.A269]+1" office:value-type="float" office:value="269">
            <text:p>269</text:p>
          </table:table-cell>
          <table:table-cell office:value-type="float" office:value="25">
            <text:p>25</text:p>
          </table:table-cell>
          <table:table-cell office:value-type="string">
            <text:p>basebol iniciados</text:p>
          </table:table-cell>
          <table:table-cell table:number-columns-repeated="253"/>
        </table:table-row>
        <table:table-row table:style-name="ro21">
          <table:table-cell table:formula="oooc:=[.A270]+1"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string">
            <text:p>basebol juniores</text:p>
          </table:table-cell>
          <table:table-cell table:number-columns-repeated="253"/>
        </table:table-row>
        <table:table-row table:style-name="ro21">
          <table:table-cell table:formula="oooc:=[.A271]+1" office:value-type="float" office:value="271">
            <text:p>271</text:p>
          </table:table-cell>
          <table:table-cell office:value-type="float" office:value="26">
            <text:p>26</text:p>
          </table:table-cell>
          <table:table-cell office:value-type="string">
            <text:p>basquetebol universidade</text:p>
          </table:table-cell>
          <table:table-cell table:number-columns-repeated="253"/>
        </table:table-row>
        <table:table-row table:style-name="ro21">
          <table:table-cell table:formula="oooc:=[.A272]+1" office:value-type="float" office:value="272">
            <text:p>272</text:p>
          </table:table-cell>
          <table:table-cell office:value-type="float" office:value="26">
            <text:p>26</text:p>
          </table:table-cell>
          <table:table-cell office:value-type="string">
            <text:p>basquetebol liceu</text:p>
          </table:table-cell>
          <table:table-cell table:number-columns-repeated="253"/>
        </table:table-row>
        <table:table-row table:style-name="ro19">
          <table:table-cell table:formula="oooc:=[.A273]+1"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string">
            <text:p>NBA</text:p>
          </table:table-cell>
          <table:table-cell table:number-columns-repeated="253"/>
        </table:table-row>
        <table:table-row table:style-name="ro21">
          <table:table-cell table:formula="oooc:=[.A274]+1" office:value-type="float" office:value="274">
            <text:p>274</text:p>
          </table:table-cell>
          <table:table-cell office:value-type="float" office:value="27">
            <text:p>27</text:p>
          </table:table-cell>
          <table:table-cell office:value-type="string">
            <text:p>equipamento bicicletas</text:p>
          </table:table-cell>
          <table:table-cell table:number-columns-repeated="253"/>
        </table:table-row>
        <table:table-row table:style-name="ro21">
          <table:table-cell table:formula="oooc:=[.A275]+1" office:value-type="float" office:value="275">
            <text:p>275</text:p>
          </table:table-cell>
          <table:table-cell office:value-type="float" office:value="27">
            <text:p>27</text:p>
          </table:table-cell>
          <table:table-cell office:value-type="string">
            <text:p>provas BTT</text:p>
          </table:table-cell>
          <table:table-cell table:number-columns-repeated="253"/>
        </table:table-row>
        <table:table-row table:style-name="ro21">
          <table:table-cell table:formula="oooc:=[.A276]+1"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string">
            <text:p>andar BTT</text:p>
          </table:table-cell>
          <table:table-cell table:number-columns-repeated="253"/>
        </table:table-row>
        <table:table-row table:style-name="ro21">
          <table:table-cell table:formula="oooc:=[.A277]+1"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string">
            <text:p>lojas de bicicletas</text:p>
          </table:table-cell>
          <table:table-cell table:number-columns-repeated="253"/>
        </table:table-row>
        <table:table-row table:style-name="ro21">
          <table:table-cell table:formula="oooc:=[.A278]+1"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string">
            <text:p>equipamento de futebol</text:p>
          </table:table-cell>
          <table:table-cell table:number-columns-repeated="253"/>
        </table:table-row>
        <table:table-row table:style-name="ro21">
          <table:table-cell table:formula="oooc:=[.A279]+1"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string">
            <text:p>campo de futebol</text:p>
          </table:table-cell>
          <table:table-cell table:number-columns-repeated="253"/>
        </table:table-row>
        <table:table-row table:style-name="ro21">
          <table:table-cell table:formula="oooc:=[.A280]+1"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string">
            <text:p>jogos de futebol</text:p>
          </table:table-cell>
          <table:table-cell table:number-columns-repeated="253"/>
        </table:table-row>
        <table:table-row table:style-name="ro21">
          <table:table-cell table:formula="oooc:=[.A281]+1"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string">
            <text:p>campos golfe baratos</text:p>
          </table:table-cell>
          <table:table-cell table:number-columns-repeated="253"/>
        </table:table-row>
        <table:table-row table:style-name="ro21">
          <table:table-cell table:formula="oooc:=[.A282]+1" office:value-type="float" office:value="282">
            <text:p>282</text:p>
          </table:table-cell>
          <table:table-cell office:value-type="float" office:value="29">
            <text:p>29</text:p>
          </table:table-cell>
          <table:table-cell office:value-type="string">
            <text:p>golfe grátis</text:p>
          </table:table-cell>
          <table:table-cell table:number-columns-repeated="253"/>
        </table:table-row>
        <table:table-row table:style-name="ro21">
          <table:table-cell table:formula="oooc:=[.A283]+1"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string">
            <text:p>sacos de golfe</text:p>
          </table:table-cell>
          <table:table-cell table:number-columns-repeated="253"/>
        </table:table-row>
        <table:table-row table:style-name="ro21">
          <table:table-cell table:formula="oooc:=[.A284]+1" office:value-type="float" office:value="284">
            <text:p>284</text:p>
          </table:table-cell>
          <table:table-cell office:value-type="float" office:value="29">
            <text:p>29</text:p>
          </table:table-cell>
          <table:table-cell office:value-type="string">
            <text:p>bolas de golfe</text:p>
          </table:table-cell>
          <table:table-cell table:number-columns-repeated="253"/>
        </table:table-row>
        <table:table-row table:style-name="ro21">
          <table:table-cell table:formula="oooc:=[.A285]+1" office:value-type="float" office:value="285">
            <text:p>285</text:p>
          </table:table-cell>
          <table:table-cell office:value-type="float" office:value="29">
            <text:p>29</text:p>
          </table:table-cell>
          <table:table-cell office:value-type="string">
            <text:p>carrinhos de golfe</text:p>
          </table:table-cell>
          <table:table-cell table:number-columns-repeated="253"/>
        </table:table-row>
        <table:table-row table:style-name="ro21">
          <table:table-cell table:formula="oooc:=[.A286]+1" office:value-type="float" office:value="286">
            <text:p>286</text:p>
          </table:table-cell>
          <table:table-cell office:value-type="float" office:value="29">
            <text:p>29</text:p>
          </table:table-cell>
          <table:table-cell office:value-type="string">
            <text:p>clubes de golfe</text:p>
          </table:table-cell>
          <table:table-cell table:number-columns-repeated="253"/>
        </table:table-row>
        <table:table-row table:style-name="ro21">
          <table:table-cell table:formula="oooc:=[.A287]+1" office:value-type="float" office:value="287">
            <text:p>287</text:p>
          </table:table-cell>
          <table:table-cell office:value-type="float" office:value="29">
            <text:p>29</text:p>
          </table:table-cell>
          <table:table-cell office:value-type="string">
            <text:p>campos de golfe</text:p>
          </table:table-cell>
          <table:table-cell table:number-columns-repeated="253"/>
        </table:table-row>
        <table:table-row table:style-name="ro21">
          <table:table-cell table:formula="oooc:=[.A288]+1" office:value-type="float" office:value="288">
            <text:p>288</text:p>
          </table:table-cell>
          <table:table-cell office:value-type="float" office:value="29">
            <text:p>29</text:p>
          </table:table-cell>
          <table:table-cell office:value-type="string">
            <text:p>equipamento de golfe</text:p>
          </table:table-cell>
          <table:table-cell table:number-columns-repeated="253"/>
        </table:table-row>
        <table:table-row table:style-name="ro21">
          <table:table-cell table:formula="oooc:=[.A289]+1" office:value-type="float" office:value="289">
            <text:p>289</text:p>
          </table:table-cell>
          <table:table-cell office:value-type="float" office:value="29">
            <text:p>29</text:p>
          </table:table-cell>
          <table:table-cell office:value-type="string">
            <text:p>férias de golfe</text:p>
          </table:table-cell>
          <table:table-cell table:number-columns-repeated="253"/>
        </table:table-row>
        <table:table-row table:style-name="ro21">
          <table:table-cell table:formula="oooc:=[.A290]+1"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string">
            <text:p>golfe profissional</text:p>
          </table:table-cell>
          <table:table-cell table:number-columns-repeated="253"/>
        </table:table-row>
        <table:table-row table:style-name="ro21">
          <table:table-cell table:formula="oooc:=[.A291]+1"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string">
            <text:p>campo de hóquei</text:p>
          </table:table-cell>
          <table:table-cell table:number-columns-repeated="253"/>
        </table:table-row>
        <table:table-row table:style-name="ro21">
          <table:table-cell table:formula="oooc:=[.A292]+1" office:value-type="float" office:value="292">
            <text:p>292</text:p>
          </table:table-cell>
          <table:table-cell office:value-type="float" office:value="30">
            <text:p>30</text:p>
          </table:table-cell>
          <table:table-cell office:value-type="string">
            <text:p>equipamento de hóquei</text:p>
          </table:table-cell>
          <table:table-cell table:number-columns-repeated="253"/>
        </table:table-row>
        <table:table-row table:style-name="ro21">
          <table:table-cell table:formula="oooc:=[.A293]+1"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string">
            <text:p>jogos de hóquei</text:p>
          </table:table-cell>
          <table:table-cell table:number-columns-repeated="253"/>
        </table:table-row>
        <table:table-row table:style-name="ro21">
          <table:table-cell table:formula="oooc:=[.A294]+1" office:value-type="float" office:value="294">
            <text:p>294</text:p>
          </table:table-cell>
          <table:table-cell office:value-type="float" office:value="30">
            <text:p>30</text:p>
          </table:table-cell>
          <table:table-cell office:value-type="string">
            <text:p>equipamento de hóquei</text:p>
          </table:table-cell>
          <table:table-cell table:number-columns-repeated="253"/>
        </table:table-row>
        <table:table-row table:style-name="ro21">
          <table:table-cell table:formula="oooc:=[.A295]+1"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string">
            <text:p>jogadores de hóquei</text:p>
          </table:table-cell>
          <table:table-cell table:number-columns-repeated="253"/>
        </table:table-row>
        <table:table-row table:style-name="ro21">
          <table:table-cell table:formula="oooc:=[.A296]+1" office:value-type="float" office:value="296">
            <text:p>296</text:p>
          </table:table-cell>
          <table:table-cell office:value-type="float" office:value="30">
            <text:p>30</text:p>
          </table:table-cell>
          <table:table-cell office:value-type="string">
            <text:p>hóquei no gelo</text:p>
          </table:table-cell>
          <table:table-cell table:number-columns-repeated="253"/>
        </table:table-row>
        <table:table-row table:style-name="ro21">
          <table:table-cell table:formula="oooc:=[.A297]+1"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string">
            <text:p>futebol americano</text:p>
          </table:table-cell>
          <table:table-cell table:number-columns-repeated="253"/>
        </table:table-row>
        <table:table-row table:style-name="ro21">
          <table:table-cell table:formula="oooc:=[.A298]+1"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string">
            <text:p>futebol brasileiro</text:p>
          </table:table-cell>
          <table:table-cell table:number-columns-repeated="253"/>
        </table:table-row>
        <table:table-row table:style-name="ro21">
          <table:table-cell table:formula="oooc:=[.A299]+1"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string">
            <text:p>equipamento de futebol</text:p>
          </table:table-cell>
          <table:table-cell table:number-columns-repeated="253"/>
        </table:table-row>
        <table:table-row table:style-name="ro21">
          <table:table-cell table:formula="oooc:=[.A300]+1"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string">
            <text:p>jogos de futebol</text:p>
          </table:table-cell>
          <table:table-cell table:number-columns-repeated="253"/>
        </table:table-row>
        <table:table-row table:style-name="ro21">
          <table:table-cell table:formula="oooc:=[.A301]+1"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string">
            <text:p>chuteiras</text:p>
          </table:table-cell>
          <table:table-cell table:number-columns-repeated="253"/>
        </table:table-row>
        <table:table-row table:style-name="ro21">
          <table:table-cell table:formula="oooc:=[.A302]+1" office:value-type="float" office:value="302">
            <text:p>302</text:p>
          </table:table-cell>
          <table:table-cell office:value-type="float" office:value="32">
            <text:p>32</text:p>
          </table:table-cell>
          <table:table-cell office:value-type="string">
            <text:p>bola de ténis</text:p>
          </table:table-cell>
          <table:table-cell table:number-columns-repeated="253"/>
        </table:table-row>
        <table:table-row table:style-name="ro21">
          <table:table-cell table:formula="oooc:=[.A303]+1"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string">
            <text:p>ténis equipamento e acessórios</text:p>
          </table:table-cell>
          <table:table-cell table:number-columns-repeated="253"/>
        </table:table-row>
        <table:table-row table:style-name="ro21">
          <table:table-cell table:formula="oooc:=[.A304]+1"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string">
            <text:p>ténis equipamento e acessórios</text:p>
          </table:table-cell>
          <table:table-cell table:number-columns-repeated="253"/>
        </table:table-row>
        <table:table-row table:style-name="ro21">
          <table:table-cell table:formula="oooc:=[.A305]+1" office:value-type="float" office:value="305">
            <text:p>305</text:p>
          </table:table-cell>
          <table:table-cell office:value-type="float" office:value="32">
            <text:p>32</text:p>
          </table:table-cell>
          <table:table-cell office:value-type="string">
            <text:p>raquetes</text:p>
          </table:table-cell>
          <table:table-cell table:number-columns-repeated="253"/>
        </table:table-row>
        <table:table-row table:style-name="ro21">
          <table:table-cell table:formula="oooc:=[.A306]+1" office:value-type="float" office:value="306">
            <text:p>306</text:p>
          </table:table-cell>
          <table:table-cell office:value-type="float" office:value="32">
            <text:p>32</text:p>
          </table:table-cell>
          <table:table-cell office:value-type="string">
            <text:p>ténis</text:p>
          </table:table-cell>
          <table:table-cell table:number-columns-repeated="253"/>
        </table:table-row>
        <table:table-row table:style-name="ro21">
          <table:table-cell table:formula="oooc:=[.A307]+1" office:value-type="float" office:value="307">
            <text:p>307</text:p>
          </table:table-cell>
          <table:table-cell office:value-type="float" office:value="34">
            <text:p>34</text:p>
          </table:table-cell>
          <table:table-cell office:value-type="string">
            <text:p>software antivírus</text:p>
          </table:table-cell>
          <table:table-cell table:number-columns-repeated="253"/>
        </table:table-row>
        <table:table-row table:style-name="ro21">
          <table:table-cell table:formula="oooc:=[.A308]+1" office:value-type="float" office:value="308">
            <text:p>308</text:p>
          </table:table-cell>
          <table:table-cell office:value-type="float" office:value="34">
            <text:p>34</text:p>
          </table:table-cell>
          <table:table-cell office:value-type="string">
            <text:p>construir um computador</text:p>
          </table:table-cell>
          <table:table-cell table:number-columns-repeated="253"/>
        </table:table-row>
        <table:table-row table:style-name="ro21">
          <table:table-cell table:formula="oooc:=[.A309]+1" office:value-type="float" office:value="309">
            <text:p>309</text:p>
          </table:table-cell>
          <table:table-cell office:value-type="float" office:value="34">
            <text:p>34</text:p>
          </table:table-cell>
          <table:table-cell office:value-type="string">
            <text:p>comprar computadores</text:p>
          </table:table-cell>
          <table:table-cell table:number-columns-repeated="253"/>
        </table:table-row>
        <table:table-row table:style-name="ro21">
          <table:table-cell table:formula="oooc:=[.A310]+1" office:value-type="float" office:value="310">
            <text:p>310</text:p>
          </table:table-cell>
          <table:table-cell office:value-type="float" office:value="34">
            <text:p>34</text:p>
          </table:table-cell>
          <table:table-cell office:value-type="string">
            <text:p>computadores baratos</text:p>
          </table:table-cell>
          <table:table-cell table:number-columns-repeated="253"/>
        </table:table-row>
        <table:table-row table:style-name="ro21">
          <table:table-cell table:formula="oooc:=[.A311]+1"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string">
            <text:p>acessórios para computadores</text:p>
          </table:table-cell>
          <table:table-cell table:number-columns-repeated="253"/>
        </table:table-row>
        <table:table-row table:style-name="ro21">
          <table:table-cell table:formula="oooc:=[.A312]+1" office:value-type="float" office:value="312">
            <text:p>312</text:p>
          </table:table-cell>
          <table:table-cell office:value-type="float" office:value="34">
            <text:p>34</text:p>
          </table:table-cell>
          <table:table-cell office:value-type="string">
            <text:p>caixas para computador</text:p>
          </table:table-cell>
          <table:table-cell table:number-columns-repeated="253"/>
        </table:table-row>
        <table:table-row table:style-name="ro21">
          <table:table-cell table:formula="oooc:=[.A313]+1"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string">
            <text:p>jogos de computador</text:p>
          </table:table-cell>
          <table:table-cell table:number-columns-repeated="253"/>
        </table:table-row>
        <table:table-row table:style-name="ro21">
          <table:table-cell table:formula="oooc:=[.A314]+1" office:value-type="float" office:value="314">
            <text:p>314</text:p>
          </table:table-cell>
          <table:table-cell office:value-type="float" office:value="34">
            <text:p>34</text:p>
          </table:table-cell>
          <table:table-cell office:value-type="string">
            <text:p>desenho gráfico</text:p>
          </table:table-cell>
          <table:table-cell table:number-columns-repeated="253"/>
        </table:table-row>
        <table:table-row table:style-name="ro19">
          <table:table-cell table:formula="oooc:=[.A315]+1" office:value-type="float" office:value="315">
            <text:p>315</text:p>
          </table:table-cell>
          <table:table-cell office:value-type="float" office:value="34">
            <text:p>34</text:p>
          </table:table-cell>
          <table:table-cell office:value-type="string">
            <text:p>hardware</text:p>
          </table:table-cell>
          <table:table-cell table:number-columns-repeated="253"/>
        </table:table-row>
        <table:table-row table:style-name="ro21">
          <table:table-cell table:formula="oooc:=[.A316]+1" office:value-type="float" office:value="316">
            <text:p>316</text:p>
          </table:table-cell>
          <table:table-cell office:value-type="float" office:value="34">
            <text:p>34</text:p>
          </table:table-cell>
          <table:table-cell office:value-type="string">
            <text:p>teclado</text:p>
          </table:table-cell>
          <table:table-cell table:number-columns-repeated="253"/>
        </table:table-row>
        <table:table-row table:style-name="ro21">
          <table:table-cell table:formula="oooc:=[.A317]+1" office:value-type="float" office:value="317">
            <text:p>317</text:p>
          </table:table-cell>
          <table:table-cell office:value-type="float" office:value="34">
            <text:p>34</text:p>
          </table:table-cell>
          <table:table-cell office:value-type="string">
            <text:p>memória para PC</text:p>
          </table:table-cell>
          <table:table-cell table:number-columns-repeated="253"/>
        </table:table-row>
        <table:table-row table:style-name="ro21">
          <table:table-cell table:formula="oooc:=[.A318]+1"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string">
            <text:p>monitores</text:p>
          </table:table-cell>
          <table:table-cell table:number-columns-repeated="253"/>
        </table:table-row>
        <table:table-row table:style-name="ro19">
          <table:table-cell table:formula="oooc:=[.A319]+1"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string">
            <text:p>software</text:p>
          </table:table-cell>
          <table:table-cell table:number-columns-repeated="253"/>
        </table:table-row>
        <table:table-row table:style-name="ro21">
          <table:table-cell table:formula="oooc:=[.A320]+1"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string">
            <text:p>lojas de informática</text:p>
          </table:table-cell>
          <table:table-cell table:number-columns-repeated="253"/>
        </table:table-row>
        <table:table-row table:style-name="ro19">
          <table:table-cell table:formula="oooc:=[.A321]+1" office:value-type="float" office:value="321">
            <text:p>321</text:p>
          </table:table-cell>
          <table:table-cell office:value-type="float" office:value="34">
            <text:p>34</text:p>
          </table:table-cell>
          <table:table-cell office:value-type="string">
            <text:p>PCs</text:p>
          </table:table-cell>
          <table:table-cell table:number-columns-repeated="253"/>
        </table:table-row>
        <table:table-row table:style-name="ro21">
          <table:table-cell table:formula="oooc:=[.A322]+1"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string">
            <text:p>portáteis</text:p>
          </table:table-cell>
          <table:table-cell table:number-columns-repeated="253"/>
        </table:table-row>
        <table:table-row table:style-name="ro21">
          <table:table-cell table:formula="oooc:=[.A323]+1" office:value-type="float" office:value="323">
            <text:p>323</text:p>
          </table:table-cell>
          <table:table-cell office:value-type="float" office:value="34">
            <text:p>34</text:p>
          </table:table-cell>
          <table:table-cell office:value-type="string">
            <text:p>computadores portáteis</text:p>
          </table:table-cell>
          <table:table-cell table:number-columns-repeated="253"/>
        </table:table-row>
        <table:table-row table:style-name="ro19">
          <table:table-cell table:formula="oooc:=[.A324]+1" office:value-type="float" office:value="324">
            <text:p>324</text:p>
          </table:table-cell>
          <table:table-cell office:value-type="float" office:value="34">
            <text:p>34</text:p>
          </table:table-cell>
          <table:table-cell office:value-type="string">
            <text:p>pocket PC</text:p>
          </table:table-cell>
          <table:table-cell table:number-columns-repeated="253"/>
        </table:table-row>
        <table:table-row table:style-name="ro19">
          <table:table-cell table:formula="oooc:=[.A325]+1" office:value-type="float" office:value="325">
            <text:p>325</text:p>
          </table:table-cell>
          <table:table-cell office:value-type="float" office:value="34">
            <text:p>34</text:p>
          </table:table-cell>
          <table:table-cell office:value-type="string">
            <text:p>tablet PC</text:p>
          </table:table-cell>
          <table:table-cell table:number-columns-repeated="253"/>
        </table:table-row>
        <table:table-row table:style-name="ro21">
          <table:table-cell table:formula="oooc:=[.A326]+1" office:value-type="float" office:value="326">
            <text:p>326</text:p>
          </table:table-cell>
          <table:table-cell office:value-type="float" office:value="36">
            <text:p>36</text:p>
          </table:table-cell>
          <table:table-cell office:value-type="string">
            <text:p>aplicações desktop</text:p>
          </table:table-cell>
          <table:table-cell table:number-columns-repeated="253"/>
        </table:table-row>
        <table:table-row table:style-name="ro21">
          <table:table-cell table:formula="oooc:=[.A327]+1" office:value-type="float" office:value="327">
            <text:p>327</text:p>
          </table:table-cell>
          <table:table-cell office:value-type="float" office:value="36">
            <text:p>36</text:p>
          </table:table-cell>
          <table:table-cell office:value-type="string">
            <text:p>dispositivos electrónicos</text:p>
          </table:table-cell>
          <table:table-cell table:number-columns-repeated="253"/>
        </table:table-row>
        <table:table-row table:style-name="ro21">
          <table:table-cell table:formula="oooc:=[.A328]+1" office:value-type="float" office:value="328">
            <text:p>328</text:p>
          </table:table-cell>
          <table:table-cell office:value-type="float" office:value="36">
            <text:p>36</text:p>
          </table:table-cell>
          <table:table-cell office:value-type="string">
            <text:p>brinquedos electrónicos</text:p>
          </table:table-cell>
          <table:table-cell table:number-columns-repeated="253"/>
        </table:table-row>
        <table:table-row table:style-name="ro21">
          <table:table-cell table:formula="oooc:=[.A329]+1" office:value-type="float" office:value="329">
            <text:p>329</text:p>
          </table:table-cell>
          <table:table-cell office:value-type="float" office:value="36">
            <text:p>36</text:p>
          </table:table-cell>
          <table:table-cell office:value-type="string">
            <text:p>dispositivos high tech</text:p>
          </table:table-cell>
          <table:table-cell table:number-columns-repeated="253"/>
        </table:table-row>
        <table:table-row table:style-name="ro21">
          <table:table-cell table:formula="oooc:=[.A330]+1" office:value-type="float" office:value="330">
            <text:p>330</text:p>
          </table:table-cell>
          <table:table-cell office:value-type="float" office:value="36">
            <text:p>36</text:p>
          </table:table-cell>
          <table:table-cell office:value-type="string">
            <text:p>aparelhos de cozinha</text:p>
          </table:table-cell>
          <table:table-cell table:number-columns-repeated="253"/>
        </table:table-row>
        <table:table-row table:style-name="ro21">
          <table:table-cell table:formula="oooc:=[.A331]+1"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string">
            <text:p>gadgets mais recentes</text:p>
          </table:table-cell>
          <table:table-cell table:number-columns-repeated="253"/>
        </table:table-row>
        <table:table-row table:style-name="ro21">
          <table:table-cell table:formula="oooc:=[.A332]+1" office:value-type="float" office:value="332">
            <text:p>332</text:p>
          </table:table-cell>
          <table:table-cell office:value-type="float" office:value="36">
            <text:p>36</text:p>
          </table:table-cell>
          <table:table-cell office:value-type="string">
            <text:p>novos gadgets</text:p>
          </table:table-cell>
          <table:table-cell table:number-columns-repeated="253"/>
        </table:table-row>
        <table:table-row table:style-name="ro19">
          <table:table-cell table:formula="oooc:=[.A333]+1" office:value-type="float" office:value="333">
            <text:p>333</text:p>
          </table:table-cell>
          <table:table-cell office:value-type="float" office:value="36">
            <text:p>36</text:p>
          </table:table-cell>
          <table:table-cell office:value-type="string">
            <text:p>spy gadgets</text:p>
          </table:table-cell>
          <table:table-cell table:number-columns-repeated="253"/>
        </table:table-row>
        <table:table-row table:style-name="ro21">
          <table:table-cell table:formula="oooc:=[.A334]+1"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string">
            <text:p>gadgets tecnológicos</text:p>
          </table:table-cell>
          <table:table-cell table:number-columns-repeated="253"/>
        </table:table-row>
        <table:table-row table:style-name="ro21">
          <table:table-cell table:formula="oooc:=[.A335]+1" office:value-type="float" office:value="335">
            <text:p>335</text:p>
          </table:table-cell>
          <table:table-cell office:value-type="float" office:value="37">
            <text:p>37</text:p>
          </table:table-cell>
          <table:table-cell office:value-type="string">
            <text:p>internet de banda larga</text:p>
          </table:table-cell>
          <table:table-cell table:number-columns-repeated="253"/>
        </table:table-row>
        <table:table-row table:style-name="ro21">
          <table:table-cell table:formula="oooc:=[.A336]+1" office:value-type="float" office:value="336">
            <text:p>336</text:p>
          </table:table-cell>
          <table:table-cell office:value-type="float" office:value="37">
            <text:p>37</text:p>
          </table:table-cell>
          <table:table-cell office:value-type="string">
            <text:p>internet por cabo</text:p>
          </table:table-cell>
          <table:table-cell table:number-columns-repeated="253"/>
        </table:table-row>
        <table:table-row table:style-name="ro21">
          <table:table-cell table:formula="oooc:=[.A337]+1"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string">
            <text:p>internet barata</text:p>
          </table:table-cell>
          <table:table-cell table:number-columns-repeated="253"/>
        </table:table-row>
        <table:table-row table:style-name="ro21">
          <table:table-cell table:formula="oooc:=[.A338]+1"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string">
            <text:p>internet rápida</text:p>
          </table:table-cell>
          <table:table-cell table:number-columns-repeated="253"/>
        </table:table-row>
        <table:table-row table:style-name="ro21">
          <table:table-cell table:formula="oooc:=[.A339]+1" office:value-type="float" office:value="339">
            <text:p>339</text:p>
          </table:table-cell>
          <table:table-cell office:value-type="float" office:value="37">
            <text:p>37</text:p>
          </table:table-cell>
          <table:table-cell office:value-type="string">
            <text:p>internet grátis</text:p>
          </table:table-cell>
          <table:table-cell table:number-columns-repeated="253"/>
        </table:table-row>
        <table:table-row table:style-name="ro21">
          <table:table-cell table:formula="oooc:=[.A340]+1" office:value-type="float" office:value="340">
            <text:p>340</text:p>
          </table:table-cell>
          <table:table-cell office:value-type="float" office:value="37">
            <text:p>37</text:p>
          </table:table-cell>
          <table:table-cell office:value-type="string">
            <text:p>publicidade na internet</text:p>
          </table:table-cell>
          <table:table-cell table:number-columns-repeated="253"/>
        </table:table-row>
        <table:table-row table:style-name="ro21">
          <table:table-cell table:formula="oooc:=[.A341]+1" office:value-type="float" office:value="341">
            <text:p>341</text:p>
          </table:table-cell>
          <table:table-cell office:value-type="float" office:value="37">
            <text:p>37</text:p>
          </table:table-cell>
          <table:table-cell office:value-type="string">
            <text:p>televisão na internet</text:p>
          </table:table-cell>
          <table:table-cell table:number-columns-repeated="253"/>
        </table:table-row>
        <table:table-row table:style-name="ro21">
          <table:table-cell table:formula="oooc:=[.A342]+1" office:value-type="float" office:value="342">
            <text:p>342</text:p>
          </table:table-cell>
          <table:table-cell office:value-type="float" office:value="37">
            <text:p>37</text:p>
          </table:table-cell>
          <table:table-cell office:value-type="string">
            <text:p>internet móvel</text:p>
          </table:table-cell>
          <table:table-cell table:number-columns-repeated="253"/>
        </table:table-row>
        <table:table-row table:style-name="ro21">
          <table:table-cell table:formula="oooc:=[.A343]+1" office:value-type="float" office:value="343">
            <text:p>343</text:p>
          </table:table-cell>
          <table:table-cell office:value-type="float" office:value="37">
            <text:p>37</text:p>
          </table:table-cell>
          <table:table-cell office:value-type="string">
            <text:p>internet via satélite</text:p>
          </table:table-cell>
          <table:table-cell table:number-columns-repeated="253"/>
        </table:table-row>
        <table:table-row table:style-name="ro21">
          <table:table-cell table:formula="oooc:=[.A344]+1"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string">
            <text:p>internet wireless</text:p>
          </table:table-cell>
          <table:table-cell table:number-columns-repeated="253"/>
        </table:table-row>
        <table:table-row table:style-name="ro21">
          <table:table-cell table:formula="oooc:=[.A345]+1" office:value-type="float" office:value="345">
            <text:p>345</text:p>
          </table:table-cell>
          <table:table-cell office:value-type="float" office:value="38">
            <text:p>38</text:p>
          </table:table-cell>
          <table:table-cell office:value-type="string">
            <text:p>livros de ciências</text:p>
          </table:table-cell>
          <table:table-cell table:number-columns-repeated="253"/>
        </table:table-row>
        <table:table-row table:style-name="ro21">
          <table:table-cell table:formula="oooc:=[.A346]+1" office:value-type="float" office:value="346">
            <text:p>346</text:p>
          </table:table-cell>
          <table:table-cell office:value-type="float" office:value="38">
            <text:p>38</text:p>
          </table:table-cell>
          <table:table-cell office:value-type="string">
            <text:p>centro de ciências</text:p>
          </table:table-cell>
          <table:table-cell table:number-columns-repeated="253"/>
        </table:table-row>
        <table:table-row table:style-name="ro21">
          <table:table-cell table:formula="oooc:=[.A347]+1" office:value-type="float" office:value="347">
            <text:p>347</text:p>
          </table:table-cell>
          <table:table-cell office:value-type="float" office:value="38">
            <text:p>38</text:p>
          </table:table-cell>
          <table:table-cell office:value-type="string">
            <text:p>experiências científicas</text:p>
          </table:table-cell>
          <table:table-cell table:number-columns-repeated="253"/>
        </table:table-row>
        <table:table-row table:style-name="ro21">
          <table:table-cell table:formula="oooc:=[.A348]+1" office:value-type="float" office:value="348">
            <text:p>348</text:p>
          </table:table-cell>
          <table:table-cell office:value-type="float" office:value="38">
            <text:p>38</text:p>
          </table:table-cell>
          <table:table-cell office:value-type="string">
            <text:p>feira de ciências</text:p>
          </table:table-cell>
          <table:table-cell table:number-columns-repeated="253"/>
        </table:table-row>
        <table:table-row table:style-name="ro21">
          <table:table-cell table:formula="oooc:=[.A349]+1" office:value-type="float" office:value="349">
            <text:p>349</text:p>
          </table:table-cell>
          <table:table-cell office:value-type="float" office:value="38">
            <text:p>38</text:p>
          </table:table-cell>
          <table:table-cell office:value-type="string">
            <text:p>ficção científica</text:p>
          </table:table-cell>
          <table:table-cell table:number-columns-repeated="253"/>
        </table:table-row>
        <table:table-row table:style-name="ro21">
          <table:table-cell table:formula="oooc:=[.A350]+1" office:value-type="float" office:value="350">
            <text:p>350</text:p>
          </table:table-cell>
          <table:table-cell office:value-type="float" office:value="38">
            <text:p>38</text:p>
          </table:table-cell>
          <table:table-cell office:value-type="string">
            <text:p>museu de ciências</text:p>
          </table:table-cell>
          <table:table-cell table:number-columns-repeated="253"/>
        </table:table-row>
        <table:table-row table:style-name="ro21">
          <table:table-cell table:formula="oooc:=[.A351]+1"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string">
            <text:p>revista science</text:p>
          </table:table-cell>
          <table:table-cell table:number-columns-repeated="253"/>
        </table:table-row>
        <table:table-row table:style-name="ro19" table:number-rows-repeated="65183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Hebrew" table:style-name="ta1" table:print="false">
        <table:table-column table:style-name="co4" table:number-columns-repeated="3" table:default-cell-style-name="Default"/>
        <table:table-row table:style-name="ro19">
          <table:table-cell office:value-type="string">
            <text:p>key</text:p>
          </table:table-cell>
          <table:table-cell office:value-type="string">
            <text:p>parent</text:p>
          </table:table-cell>
          <table:table-cell office:value-type="string">
            <text:p>text</text:p>
          </table:table-cell>
        </table:table-row>
        <table:table-row table:style-name="ro19">
          <table:table-cell office:value-type="float" office:value="1">
            <text:p>1</text:p>
          </table:table-cell>
          <table:table-cell/>
          <table:table-cell office:value-type="string">
            <text:p>טכנולוגיה</text:p>
          </table:table-cell>
        </table:table-row>
        <table:table-row table:style-name="ro19">
          <table:table-cell office:value-type="float" office:value="2">
            <text:p>2</text:p>
          </table:table-cell>
          <table:table-cell/>
          <table:table-cell office:value-type="string">
            <text:p>בידור</text:p>
          </table:table-cell>
        </table:table-row>
        <table:table-row table:style-name="ro19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מחשבים</text:p>
          </table:table-cell>
        </table:table-row>
        <table:table-row table:style-name="ro19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אינטרנט</text:p>
          </table:table-cell>
        </table:table-row>
        <table:table-row table:style-name="ro19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סרטים</text:p>
          </table:table-cell>
        </table:table-row>
        <table:table-row table:style-name="ro19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היסטוריה</text:p>
          </table:table-cell>
        </table:table-row>
        <table:table-row table:style-name="ro19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חומרה</text:p>
          </table:table-cell>
        </table:table-row>
        <table:table-row table:style-name="ro19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כוננים קשיחים</text:p>
          </table:table-cell>
        </table:table-row>
        <table:table-row table:style-name="ro19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מוניטורים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imSun" svg:font-family="SimSun"/>
    <style:font-face style:name="Courier New" svg:font-family="'Courier New'" style:font-family-generic="modern"/>
    <style:font-face style:name="細明體" svg:font-family="細明體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2P0" style:volatile="true">
      <number:text>US$</number:text>
      <number:number number:decimal-places="0" number:min-integer-digits="1" number:grouping="true"/>
      <number:text> </number:text>
    </number:number-style>
    <number:number-style style:name="N152">
      <number:text>(US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US$</number:text>
      <number:number number:decimal-places="2" number:min-integer-digits="1" number:grouping="true"/>
      <number:text> </number:text>
    </number:number-style>
    <number:number-style style:name="N155">
      <number:text>(US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US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€ </number:text>
    </number:number-style>
    <number:number-style style:name="N178P1" style:volatile="true">
      <number:text>-</number:text>
      <number:number number:decimal-places="2" number:min-integer-digits="1" number:grouping="true"/>
      <number:text> € </number:text>
    </number:number-style>
    <number:number-style style:name="N178P2" style:volatile="true">
      <number:text> -</number:text>
      <number:number number:decimal-places="0" number:min-integer-digits="0"/>
      <number:text> €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$ </number:text>
      <number:number number:decimal-places="0" number:min-integer-digits="1" number:grouping="true"/>
    </number:number-style>
    <number:number-style style:name="N179">
      <number:text>$ 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$ </number:text>
      <number:number number:decimal-places="0" number:min-integer-digits="1" number:grouping="true"/>
    </number:number-style>
    <number:number-style style:name="N180">
      <style:text-properties fo:color="#ff0000"/>
      <number:text>$ 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$ </number:text>
      <number:number number:decimal-places="2" number:min-integer-digits="1" number:grouping="true"/>
    </number:number-style>
    <number:number-style style:name="N181">
      <number:text>$ -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text>$ </number:text>
      <number:number number:decimal-places="2" number:min-integer-digits="1" number:grouping="true"/>
    </number:number-style>
    <number:number-style style:name="N182">
      <style:text-properties fo:color="#ff0000"/>
      <number:text>$ -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$ </number:text>
      <number:number number:decimal-places="0" number:min-integer-digits="1" number:grouping="true"/>
      <number:text> </number:text>
    </number:number-style>
    <number:number-style style:name="N184P1" style:volatile="true">
      <number:text> $ -</number:text>
      <number:number number:decimal-places="0" number:min-integer-digits="1" number:grouping="true"/>
      <number:text> </number:text>
    </number:number-style>
    <number:number-style style:name="N184P2" style:volatile="true">
      <number:text> $ 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 </number:text>
      <number:number number:decimal-places="2" number:min-integer-digits="1" number:grouping="true"/>
      <number:text> </number:text>
    </number:number-style>
    <number:number-style style:name="N186P1" style:volatile="true">
      <number:text> $ -</number:text>
      <number:number number:decimal-places="2" number:min-integer-digits="1" number:grouping="true"/>
      <number:text> </number:text>
    </number:number-style>
    <number:number-style style:name="N186P2" style:volatile="true">
      <number:text> $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scientific-number number:decimal-places="1" number:min-integer-digits="3" number:min-exponent-digits="1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0" number:min-integer-digits="1" number:grouping="true"/>
      <number:text> € </number:text>
    </number:number-style>
    <number:number-style style:name="N193P1" style:volatile="true">
      <number:text>-</number:text>
      <number:number number:decimal-places="0" number:min-integer-digits="1" number:grouping="true"/>
      <number:text> € </number:text>
    </number:number-style>
    <number:number-style style:name="N193P2" style:volatile="true">
      <number:text> - €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   </number:text>
    </number:number-style>
    <number:number-style style:name="N194P1" style:volatile="true">
      <number:text>-</number:text>
      <number:number number:decimal-places="2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number number:decimal-places="2" number:min-integer-digits="1" number:grouping="true"/>
      <number:text> € </number:text>
    </number:number-style>
    <number:number-style style:name="N195P1" style:volatile="true">
      <number:text>-</number:text>
      <number:number number:decimal-places="2" number:min-integer-digits="1" number:grouping="true"/>
      <number:text> € </number:text>
    </number:number-style>
    <number:number-style style:name="N195P2" style:volatile="true">
      <number:text> -</number:text>
      <number:number number:decimal-places="0" number:min-integer-digits="0"/>
      <number:text> €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3">07/03/2008</text:date>, <text:time>15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Amir Helzer</dc:creator>
    <dc:date>2008-07-03T15:51:58</dc:date>
    <meta:editing-cycles>24</meta:editing-cycles>
    <meta:editing-duration>PT5H28M17S</meta:editing-duration>
    <meta:user-defined meta:name="Info 1"/>
    <meta:user-defined meta:name="Info 2"/>
    <meta:user-defined meta:name="Info 3"/>
    <meta:user-defined meta:name="Info 4"/>
    <meta:document-statistic meta:table-count="9" meta:cell-count="7457"/>
  </office:meta>
</office:document-meta>
</file>